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" style:family="table-cell" style:parent-style-name="_19968__33324__4.1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4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5" style:family="table-cell" style:parent-style-name="_19968__33324__4.1-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" style:family="table-cell" style:parent-style-name="_19968__33324__4.1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_19968__33324__4.1-1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8" style:family="table-cell" style:parent-style-name="_19968__33324__4.1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9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0" style:family="table-cell" style:parent-style-name="_19968__33324__4.1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" style:family="table-cell" style:parent-style-name="_19968__33324__4.1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" style:family="table-cell" style:parent-style-name="_19968__33324__Fyeartab1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4" style:family="table-cell" style:parent-style-name="_19968__33324__Fyeartab1" style:data-style-name="N3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5" style:family="table-cell" style:parent-style-name="_19968__33324__Fyeartab1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6" style:family="table-cell" style:parent-style-name="_19968__33324__Fyeartab1" style:data-style-name="N30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7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" style:family="table-cell" style:parent-style-name="_19968__33324__pfctab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9" style:family="table-cell" style:parent-style-name="_19968__33324__pfctab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0" style:family="table-cell" style:parent-style-name="_19968__33324__pfctab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1" style:family="table-cell" style:parent-style-name="_19968__33324__pfctab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19968__33324__4.1-1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" style:family="table-cell" style:parent-style-name="_19968__33324__4.1-1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" style:family="table-cell" style:parent-style-name="_19968__33324__4.1-1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5" style:family="table-cell" style:parent-style-name="_19968__33324__4.1-1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6" style:family="table-cell" style:parent-style-name="_19968__33324__4.1-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" style:family="table-cell" style:parent-style-name="_19968__33324__4.1-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" style:family="table-cell" style:parent-style-name="_19968__33324__4.1-1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" style:family="table-cell" style:parent-style-name="_19968__33324__4.1-1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" style:family="table-cell" style:parent-style-name="_19968__33324__4.1-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" style:family="table-cell" style:parent-style-name="_19968__33324__4.1-1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" style:family="table-cell" style:parent-style-name="_19968__33324__4.1-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" style:family="table-cell" style:parent-style-name="_19968__33324__4.1-1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" style:family="table-cell" style:parent-style-name="_19968__33324__4.1-1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7" style:family="table-cell" style:parent-style-name="_19968__33324__4.1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8" style:family="table-cell" style:parent-style-name="_19968__33324__4.1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9" style:family="table-cell" style:parent-style-name="_19968__33324__4.1-2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0" style:family="table-cell" style:parent-style-name="_19968__33324__4.1-2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1" style:family="table-cell" style:parent-style-name="_19968__33324__4.1-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2" style:family="table-cell" style:parent-style-name="_19968__33324__4.1-2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_19968__33324__4.1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4" style:family="table-cell" style:parent-style-name="_19968__33324__4.1-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45" style:family="table-cell" style:parent-style-name="_19968__33324__4.1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6" style:family="table-cell" style:parent-style-name="_19968__33324__4.1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7" style:family="table-cell" style:parent-style-name="_19968__33324__4.1-2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8" style:family="table-cell" style:parent-style-name="_19968__33324__4.1-2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9" style:family="table-cell" style:parent-style-name="_19968__33324__4.1-2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50" style:family="table-cell" style:parent-style-name="_19968__33324__4.1-2" style:data-style-name="N49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51" style:family="table-cell" style:parent-style-name="_19968__33324__4.1-2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52" style:family="table-cell" style:parent-style-name="_19968__33324__4.1-2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3" style:family="table-cell" style:parent-style-name="_19968__33324__4.1-2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4" style:family="table-cell" style:parent-style-name="_19968__33324__4.1-2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5" style:family="table-cell" style:parent-style-name="_19968__33324__4.1-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6" style:family="table-cell" style:parent-style-name="_19968__33324__4.1-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57" style:family="table-cell" style:parent-style-name="_19968__33324__4.1-2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8" style:family="table-cell" style:parent-style-name="_19968__33324__4.1-2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9" style:family="table-cell" style:parent-style-name="_19968__33324__4.1-2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60" style:family="table-cell" style:parent-style-name="_19968__33324__4.1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3" style:family="table-cell" style:parent-style-name="_19968__33324__4.1-1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_19968__33324__4.1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_19968__33324__4.1-1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66" style:family="table-cell" style:parent-style-name="_19968__33324__4.1-1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67" style:family="table-cell" style:parent-style-name="_19968__33324__4.1-2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8" style:family="table-cell" style:parent-style-name="_19968__33324__4.1-2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_19968__33324__4.1-2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70" style:family="table-cell" style:parent-style-name="_19968__33324__4.1-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1" style:family="table-cell" style:parent-style-name="_19968__33324__4.1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72" style:family="table-cell" style:parent-style-name="_19968__33324__4.1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73" style:family="table-cell" style:parent-style-name="_19968__33324__4.1-3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74" style:family="table-cell" style:parent-style-name="_19968__33324__4.1-3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5" style:family="table-cell" style:parent-style-name="_19968__33324__4.1-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76" style:family="table-cell" style:parent-style-name="_19968__33324__4.1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77" style:family="table-cell" style:parent-style-name="_19968__33324__4.1-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78" style:family="table-cell" style:parent-style-name="_19968__33324__4.1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9" style:family="table-cell" style:parent-style-name="_19968__33324__4.1-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0" style:family="table-cell" style:parent-style-name="_19968__33324__4.1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1" style:family="table-cell" style:parent-style-name="_19968__33324__4.1-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2" style:family="table-cell" style:parent-style-name="_19968__33324__4.1-3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3" style:family="table-cell" style:parent-style-name="_19968__33324__4.1-3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4" style:family="table-cell" style:parent-style-name="_19968__33324__4.1-3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5" style:family="table-cell" style:parent-style-name="_19968__33324__4.1-3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6" style:family="table-cell" style:parent-style-name="_19968__33324__4.1-3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7" style:family="table-cell" style:parent-style-name="_19968__33324__4.1-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8" style:family="table-cell" style:parent-style-name="_19968__33324__4.1-3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9" style:family="table-cell" style:parent-style-name="_19968__33324__4.1-3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0" style:family="table-cell" style:parent-style-name="_19968__33324__4.1-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1" style:family="table-cell" style:parent-style-name="_19968__33324__4.1-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2" style:family="table-cell" style:parent-style-name="_19968__33324__4.1-3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3" style:family="table-cell" style:parent-style-name="_19968__33324__4.1-3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4" style:family="table-cell" style:parent-style-name="_19968__33324__4.1-3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5" style:family="table-cell" style:parent-style-name="_19968__33324__4.1-3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6" style:family="table-cell" style:parent-style-name="_19968__33324__4.1-3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7" style:family="table-cell" style:parent-style-name="_19968__33324__4.1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8" style:family="table-cell" style:parent-style-name="_19968__33324__4.1-4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9" style:family="table-cell" style:parent-style-name="_19968__33324__4.1-4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0" style:family="table-cell" style:parent-style-name="_19968__33324__4.1-4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1" style:family="table-cell" style:parent-style-name="_19968__33324__4.1-4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2" style:family="table-cell" style:parent-style-name="_19968__33324__4.1-4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_19968__33324__4.1-4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19968__33324__4.1-4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05" style:family="table-cell" style:parent-style-name="_19968__33324__4.1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6" style:family="table-cell" style:parent-style-name="_19968__33324__4.1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7" style:family="table-cell" style:parent-style-name="_19968__33324__4.1-4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8" style:family="table-cell" style:parent-style-name="_19968__33324__4.1-4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9" style:family="table-cell" style:parent-style-name="_19968__33324__4.1-4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10" style:family="table-cell" style:parent-style-name="_19968__33324__4.1-4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11" style:family="table-cell" style:parent-style-name="_19968__33324__4.1-4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12" style:family="table-cell" style:parent-style-name="_19968__33324__4.1-4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3" style:family="table-cell" style:parent-style-name="_19968__33324__4.1-4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4" style:family="table-cell" style:parent-style-name="_19968__33324__4.1-4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5" style:family="table-cell" style:parent-style-name="_19968__33324__4.1-4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6" style:family="table-cell" style:parent-style-name="_19968__33324__4.1-4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7" style:family="table-cell" style:parent-style-name="_19968__33324__4.1-4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8" style:family="table-cell" style:parent-style-name="_19968__33324__4.1-4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9" style:family="table-cell" style:parent-style-name="_19968__33324__4.1-4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0" style:family="table-cell" style:parent-style-name="_19968__33324__4.1-4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1" style:family="table-cell" style:parent-style-name="_19968__33324__4.1-4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2" style:family="table-cell" style:parent-style-name="_19968__33324__4.1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3" style:family="table-cell" style:parent-style-name="_19968__33324__4.1-3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4" style:family="table-cell" style:parent-style-name="_19968__33324__4.1-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_19968__33324__4.1-3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26" style:family="table-cell" style:parent-style-name="_19968__33324__4.1-3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7" style:family="table-cell" style:parent-style-name="_19968__33324__4.1-4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_19968__33324__4.1-4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_19968__33324__4.1-4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30" style:family="table-cell" style:parent-style-name="_19968__33324__4.1-4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1" style:family="table-cell" style:parent-style-name="_19968__33324__4.1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132" style:family="table-cell" style:parent-style-name="_19968__33324__4.1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3" style:family="table-cell" style:parent-style-name="_19968__33324__4.1-5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34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5" style:family="table-cell" style:parent-style-name="_19968__33324__4.1-5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6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7" style:family="table-cell" style:parent-style-name="_19968__33324__4.1-5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8" style:family="table-cell" style:parent-style-name="_19968__33324__4.1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39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40" style:family="table-cell" style:parent-style-name="_19968__33324__4.1-5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1" style:family="table-cell" style:parent-style-name="_19968__33324__4.1-5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2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3" style:family="table-cell" style:parent-style-name="_19968__33324__4.1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4" style:family="table-cell" style:parent-style-name="_19968__33324__4.1-5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5" style:family="table-cell" style:parent-style-name="_19968__33324__4.1-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6" style:family="table-cell" style:parent-style-name="_19968__33324__4.1-5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7" style:family="table-cell" style:parent-style-name="_19968__33324__4.1-5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8" style:family="table-cell" style:parent-style-name="_19968__33324__4.1-5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9" style:family="table-cell" style:parent-style-name="_19968__33324__4.1-5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50" style:family="table-cell" style:parent-style-name="_19968__33324__4.1-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51" style:family="table-cell" style:parent-style-name="_19968__33324__4.1-5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2" style:family="table-cell" style:parent-style-name="_19968__33324__4.1-5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3" style:family="table-cell" style:parent-style-name="_19968__33324__4.1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4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5" style:family="table-cell" style:parent-style-name="_19968__33324__4.1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6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7" style:family="table-cell" style:parent-style-name="_19968__33324__4.1-5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8" style:family="table-cell" style:parent-style-name="_19968__33324__4.1-5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9" style:family="table-cell" style:parent-style-name="_19968__33324__4.1-5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0" style:family="table-cell" style:parent-style-name="_19968__33324__4.1-5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1" style:family="table-cell" style:parent-style-name="_19968__33324__4.1-5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2" style:family="table-cell" style:parent-style-name="_19968__33324__4.1-5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3" style:family="table-cell" style:parent-style-name="_19968__33324__4.1-5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4" style:family="table-cell" style:parent-style-name="_19968__33324__4.1-5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65" style:family="table-cell" style:parent-style-name="_19968__33324__4.1-5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6" style:family="table-cell" style:parent-style-name="_19968__33324__4.1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167" style:family="table-cell" style:parent-style-name="_19968__33324__4.1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8" style:family="table-cell" style:parent-style-name="_19968__33324__4.1-6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69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0" style:family="table-cell" style:parent-style-name="_19968__33324__4.1-6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1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2" style:family="table-cell" style:parent-style-name="_19968__33324__4.1-6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73" style:family="table-cell" style:parent-style-name="_19968__33324__4.1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74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75" style:family="table-cell" style:parent-style-name="_19968__33324__4.1-6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6" style:family="table-cell" style:parent-style-name="_19968__33324__4.1-6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7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8" style:family="table-cell" style:parent-style-name="_19968__33324__4.1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9" style:family="table-cell" style:parent-style-name="_19968__33324__4.1-6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0" style:family="table-cell" style:parent-style-name="_19968__33324__4.1-6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1" style:family="table-cell" style:parent-style-name="_19968__33324__4.1-6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2" style:family="table-cell" style:parent-style-name="_19968__33324__4.1-6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3" style:family="table-cell" style:parent-style-name="_19968__33324__4.1-6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4" style:family="table-cell" style:parent-style-name="_19968__33324__4.1-6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5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6" style:family="table-cell" style:parent-style-name="_19968__33324__4.1-6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7" style:family="table-cell" style:parent-style-name="_19968__33324__4.1-6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8" style:family="table-cell" style:parent-style-name="_19968__33324__4.1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9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0" style:family="table-cell" style:parent-style-name="_19968__33324__4.1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1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2" style:family="table-cell" style:parent-style-name="_19968__33324__4.1-6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3" style:family="table-cell" style:parent-style-name="_19968__33324__4.1-6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4" style:family="table-cell" style:parent-style-name="_19968__33324__4.1-6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5" style:family="table-cell" style:parent-style-name="_19968__33324__4.1-6" style:data-style-name="N5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6" style:family="table-cell" style:parent-style-name="_19968__33324__4.1-6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7" style:family="table-cell" style:parent-style-name="_19968__33324__4.1-6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8" style:family="table-cell" style:parent-style-name="_19968__33324__4.1-6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99" style:family="table-cell" style:parent-style-name="_19968__33324__4.1-6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0" style:family="table-cell" style:parent-style-name="_19968__33324__4.1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201" style:family="table-cell" style:parent-style-name="_19968__33324__4.1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2" style:family="table-cell" style:parent-style-name="_19968__33324__4.1-7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03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4" style:family="table-cell" style:parent-style-name="_19968__33324__4.1-7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5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6" style:family="table-cell" style:parent-style-name="_19968__33324__4.1-7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07" style:family="table-cell" style:parent-style-name="_19968__33324__4.1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08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09" style:family="table-cell" style:parent-style-name="_19968__33324__4.1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0" style:family="table-cell" style:parent-style-name="_19968__33324__4.1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1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2" style:family="table-cell" style:parent-style-name="_19968__33324__4.1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3" style:family="table-cell" style:parent-style-name="_19968__33324__4.1-7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4" style:family="table-cell" style:parent-style-name="_19968__33324__4.1-7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5" style:family="table-cell" style:parent-style-name="_19968__33324__4.1-7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6" style:family="table-cell" style:parent-style-name="_19968__33324__4.1-7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7" style:family="table-cell" style:parent-style-name="_19968__33324__4.1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8" style:family="table-cell" style:parent-style-name="_19968__33324__4.1-7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9" style:family="table-cell" style:parent-style-name="_19968__33324__4.1-7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0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1" style:family="table-cell" style:parent-style-name="_19968__33324__4.1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2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3" style:family="table-cell" style:parent-style-name="_19968__33324__4.1-7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4" style:family="table-cell" style:parent-style-name="_19968__33324__4.1-7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5" style:family="table-cell" style:parent-style-name="_19968__33324__4.1-7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6" style:family="table-cell" style:parent-style-name="_19968__33324__4.1-7" style:data-style-name="N51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7" style:family="table-cell" style:parent-style-name="_19968__33324__4.1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8" style:family="table-cell" style:parent-style-name="_19968__33324__4.1-8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9" style:family="table-cell" style:parent-style-name="_19968__33324__4.1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0" style:family="table-cell" style:parent-style-name="_19968__33324__4.1-8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1" style:family="table-cell" style:parent-style-name="_19968__33324__4.1-8" style:data-style-name="N51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2" style:family="table-cell" style:parent-style-name="_19968__33324__4.1-8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3" style:family="table-cell" style:parent-style-name="_19968__33324__4.1-8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34" style:family="table-cell" style:parent-style-name="_19968__33324__4.1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35" style:family="table-cell" style:parent-style-name="_19968__33324__4.1-8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36" style:family="table-cell" style:parent-style-name="_19968__33324__4.1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7" style:family="table-cell" style:parent-style-name="_19968__33324__4.1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8" style:family="table-cell" style:parent-style-name="_19968__33324__4.1-8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9" style:family="table-cell" style:parent-style-name="_19968__33324__4.1-8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0" style:family="table-cell" style:parent-style-name="_19968__33324__4.1-8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1" style:family="table-cell" style:parent-style-name="_19968__33324__4.1-8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2" style:family="table-cell" style:parent-style-name="_19968__33324__4.1-8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3" style:family="table-cell" style:parent-style-name="_19968__33324__4.1-8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4" style:family="table-cell" style:parent-style-name="_19968__33324__4.1-8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5" style:family="table-cell" style:parent-style-name="_19968__33324__4.1-8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6" style:family="table-cell" style:parent-style-name="_19968__33324__4.1-8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7" style:family="table-cell" style:parent-style-name="_19968__33324__4.1-8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8" style:family="table-cell" style:parent-style-name="_19968__33324__4.1-8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9" style:family="table-cell" style:parent-style-name="_19968__33324__4.1-8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0" style:family="table-cell" style:parent-style-name="_19968__33324__4.1-8" style:data-style-name="N3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1" style:family="table-cell" style:parent-style-name="_19968__33324__4.1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2" style:family="table-cell" style:parent-style-name="_19968__33324__4.1-7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3" style:family="table-cell" style:parent-style-name="_19968__33324__4.1-7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4" style:family="table-cell" style:parent-style-name="_19968__33324__4.1-7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5" style:family="table-cell" style:parent-style-name="_19968__33324__4.1-7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6" style:family="table-cell" style:parent-style-name="_19968__33324__4.1-8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7" style:family="table-cell" style:parent-style-name="_19968__33324__4.1-8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8" style:family="table-cell" style:parent-style-name="_19968__33324__4.1-8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9" style:family="table-cell" style:parent-style-name="_19968__33324__4.1-8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0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61" style:family="table-cell" style:parent-style-name="_19968__33324__4.1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2" style:family="table-cell" style:parent-style-name="_19968__33324__4.1-9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3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64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5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6" style:family="table-cell" style:parent-style-name="_19968__33324__4.1-9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67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68" style:family="table-cell" style:parent-style-name="_19968__33324__4.1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69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0" style:family="table-cell" style:parent-style-name="_19968__33324__4.1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1" style:family="table-cell" style:parent-style-name="_19968__33324__4.1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2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3" style:family="table-cell" style:parent-style-name="_19968__33324__4.1-9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4" style:family="table-cell" style:parent-style-name="_19968__33324__4.1-9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5" style:family="table-cell" style:parent-style-name="_19968__33324__4.1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6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7" style:family="table-cell" style:parent-style-name="_19968__33324__4.1-9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8" style:family="table-cell" style:parent-style-name="_19968__33324__4.1-9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9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80" style:family="table-cell" style:parent-style-name="_19968__33324__4.1-9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1" style:family="table-cell" style:parent-style-name="_19968__33324__4.1-9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2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3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4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5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1.059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6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start" fo:margin-left="1.059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7" style:family="table-cell" style:parent-style-name="_19968__33324__4.1-9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8" style:family="table-cell" style:parent-style-name="_19968__33324__4.1-9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9" style:family="table-cell" style:parent-style-name="_19968__33324__4.1-9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0" style:family="table-cell" style:parent-style-name="_19968__33324__4.1-9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1.059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1" style:family="table-cell" style:parent-style-name="_19968__33324__4.1-9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2" style:family="table-cell" style:parent-style-name="_19968__33324__4.1-9" style:data-style-name="N52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3" style:family="table-cell" style:parent-style-name="_19968__33324__4.1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059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4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5" style:family="table-cell" style:parent-style-name="_19968__33324__4.1-9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6" style:family="table-cell" style:parent-style-name="_19968__33324__4.1-9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7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8" style:family="table-cell" style:parent-style-name="_19968__33324__4.1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9" style:family="table-cell" style:parent-style-name="_19968__33324__4.1-9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0" style:family="table-cell" style:parent-style-name="_19968__33324__4.1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1" style:family="table-cell" style:parent-style-name="_19968__33324__4.1-9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02" style:family="table-cell" style:parent-style-name="_19968__33324__4.1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03" style:family="table-cell" style:parent-style-name="_19968__33324__4.1-9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4" style:family="table-cell" style:parent-style-name="_19968__33324__4.1-9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4.206875cm"/>
    </style:style>
    <style:style style:name="ro1" style:family="table-row">
      <style:table-row-properties style:row-height="9.9pt" style:use-optimal-row-height="false" fo:break-before="auto"/>
    </style:style>
    <style:style style:name="ro2" style:family="table-row">
      <style:table-row-properties style:row-height="24.9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39.9pt" style:use-optimal-row-height="false" fo:break-before="auto"/>
    </style:style>
    <style:style style:name="ro5" style:family="table-row">
      <style:table-row-properties style:row-height="10.2pt" style:use-optimal-row-height="true" fo:break-before="auto"/>
    </style:style>
    <style:style style:name="ro6" style:family="table-row">
      <style:table-row-properties style:row-height="9.75pt" style:use-optimal-row-height="false" fo:break-before="auto"/>
    </style:style>
    <style:style style:name="ro7" style:family="table-row">
      <style:table-row-properties style:row-height="3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5.1pt" style:use-optimal-row-height="false" fo:break-before="auto"/>
    </style:style>
    <style:style style:name="ro11" style:family="table-row">
      <style:table-row-properties style:row-height="12.9pt" style:use-optimal-row-height="false" fo:break-before="auto"/>
    </style:style>
    <style:style style:name="ro12" style:family="table-row">
      <style:table-row-properties style:row-height="20.1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0.8pt" style:use-optimal-row-height="false" fo:break-before="auto"/>
    </style:style>
    <style:style style:name="ro15" style:family="table-row">
      <style:table-row-properties style:row-height="11.4pt" style:use-optimal-row-height="false" fo:break-before="auto"/>
    </style:style>
    <style:style style:name="ro16" style:family="table-row">
      <style:table-row-properties style:row-height="9.9pt" style:use-optimal-row-height="fals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4_1_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1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6365" table:default-cell-style-name="ce3"/>
        <table:table-row table:style-name="ro1">
          <table:table-cell office:value-type="string" table:style-name="ce2">
            <text:p><text:s/>134 <text:s text:c="4"/>104<text:span text:style-name="T2">年糧食供需年報</text:span></text:p>
          </table:table-cell>
          <table:table-cell table:number-columns-repeated="13" table:style-name="ce3"/>
          <table:table-cell office:value-type="string" table:style-name="ce4">
            <text:p>FOOD SUPPLY &amp; UTILIZATION 2015 <text:s text:c="4"/>135<text:s text:c="2"/>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62">
            <text:p>1.<text:span text:style-name="T4"><text:s/>國內生產量之內容</text:span>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62">
            <text:p>1. Domestic Production by Food Groups</text:p>
          </table:table-cell>
          <table:covered-table-cell table:number-columns-repeated="6"/>
          <table:table-cell table:number-columns-repeated="2" table:style-name="ce6"/>
          <table:table-cell table:number-columns-spanned="2" table:number-rows-spanned="1" table:style-name="ce61"/>
          <table:covered-table-cell/>
          <table:table-cell table:number-columns-repeated="16365" table:style-name="ce6"/>
        </table:table-row>
        <table:table-row table:style-name="ro2">
          <table:table-cell office:value-type="string" table:number-columns-spanned="7" table:number-rows-spanned="1" table:style-name="ce63">
            <text:p>(1)<text:s text:c="2"/><text:span text:style-name="T5">穀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7"/>
          <table:table-cell office:value-type="string" table:number-columns-spanned="7" table:number-rows-spanned="1" table:style-name="ce64">
            <text:p>(1) <text:s/>Domestic Production of Cereals</text:p>
          </table:table-cell>
          <table:covered-table-cell table:number-columns-repeated="6"/>
          <table:table-cell table:number-columns-repeated="2" table:style-name="ce8"/>
          <table:table-cell table:number-columns-spanned="2" table:number-rows-spanned="1" table:style-name="ce61"/>
          <table:covered-table-cell/>
          <table:table-cell table:number-columns-repeated="16365" table:style-name="ce8"/>
        </table:table-row>
        <table:table-row table:style-name="ro1">
          <table:table-cell office:value-type="string" table:style-name="ce9">
            <text:p>單位：公噸</text:p>
          </table:table-cell>
          <table:table-cell table:style-name="ce3"/>
          <table:table-cell table:number-columns-repeated="5" table:style-name="ce10"/>
          <table:table-cell table:style-name="ce11"/>
          <table:table-cell table:number-columns-repeated="6" table:style-name="ce10"/>
          <table:table-cell office:value-type="string" table:style-name="ce12">
            <text:p>Unit:M.T.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65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5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6">
            <text:p>民國<text:span text:style-name="T3"><text:s/>99</text:span><text:s/>年</text:p>
          </table:table-cell>
          <table:table-cell table:style-name="ce17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6">
            <text:p>民國<text:span text:style-name="T3"><text:s/>104</text:span><text:s/>年</text:p>
          </table:table-cell>
          <table:table-cell office:value-type="string" table:number-columns-spanned="2" table:number-rows-spanned="2" table:style-name="ce66">
            <text:p>Category</text:p>
          </table:table-cell>
          <table:covered-table-cell/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20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21">
            <text:p>(2010)</text:p>
          </table:table-cell>
          <table:table-cell table:style-name="ce17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1">
            <text:p>(2015)</text:p>
          </table:table-cell>
          <table:covered-table-cell/>
          <table:covered-table-cell/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2">
            <text:p>1.<text:s/><text:span text:style-name="T7">穀　　　類</text:span></text:p>
          </table:table-cell>
          <table:table-cell office:value-type="float" office:value="1350748.078" table:style-name="ce23">
            <text:p>1,350,748<text:s/></text:p>
          </table:table-cell>
          <table:table-cell office:value-type="float" office:value="1180632.5530000001" table:style-name="ce23">
            <text:p>1,180,633<text:s/></text:p>
          </table:table-cell>
          <table:table-cell office:value-type="float" office:value="1259669.122" table:style-name="ce23">
            <text:p>1,259,669<text:s/></text:p>
          </table:table-cell>
          <table:table-cell office:value-type="float" office:value="1368413.648" table:style-name="ce23">
            <text:p>1,368,414<text:s/></text:p>
          </table:table-cell>
          <table:table-cell office:value-type="float" office:value="1244905.317" table:style-name="ce23">
            <text:p>1,244,905<text:s/></text:p>
          </table:table-cell>
          <table:table-cell table:style-name="ce23"/>
          <table:table-cell office:value-type="float" office:value="1428058.5260000001" table:style-name="ce24">
            <text:p>1,428,059<text:s/></text:p>
          </table:table-cell>
          <table:table-cell office:value-type="float" office:value="1436934.662" table:style-name="ce24">
            <text:p>1,436,935<text:s/></text:p>
          </table:table-cell>
          <table:table-cell office:value-type="float" office:value="1362946.321" table:style-name="ce24">
            <text:p>1,362,946<text:s/></text:p>
          </table:table-cell>
          <table:table-cell office:value-type="float" office:value="1515467.37" table:style-name="ce24">
            <text:p>1,515,467<text:s/></text:p>
          </table:table-cell>
          <table:table-cell office:value-type="float" office:value="1380184.702" table:style-name="ce24">
            <text:p>1,380,185<text:s/></text:p>
          </table:table-cell>
          <table:table-cell table:style-name="ce25"/>
          <table:table-cell office:value-type="string" table:style-name="ce26">
            <text:p>1.Cereals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1)<text:s/><text:span text:style-name="T2">　　米</text:span></text:p>
          </table:table-cell>
          <table:table-cell office:value-type="float" office:value="1261803" table:style-name="ce28">
            <text:p>1,261,803<text:s/></text:p>
          </table:table-cell>
          <table:table-cell office:value-type="float" office:value="1098268" table:style-name="ce28">
            <text:p>1,098,268<text:s/></text:p>
          </table:table-cell>
          <table:table-cell office:value-type="float" office:value="1178177.612" table:style-name="ce28">
            <text:p>1,178,178<text:s/></text:p>
          </table:table-cell>
          <table:table-cell office:value-type="float" office:value="1276533.7150000001" table:style-name="ce28">
            <text:p>1,276,534<text:s/></text:p>
          </table:table-cell>
          <table:table-cell office:value-type="float" office:value="1167972.301" table:style-name="ce28">
            <text:p>1,167,972<text:s/></text:p>
          </table:table-cell>
          <table:table-cell table:style-name="ce28"/>
          <table:table-cell office:value-type="float" office:value="1347767.2520000001" table:style-name="ce28">
            <text:p>1,347,767<text:s/></text:p>
          </table:table-cell>
          <table:table-cell office:value-type="float" office:value="1368215.2849999999" table:style-name="ce28">
            <text:p>1,368,215<text:s/></text:p>
          </table:table-cell>
          <table:table-cell office:value-type="float" office:value="1275455.8289999999" table:style-name="ce28">
            <text:p>1,275,456<text:s/></text:p>
          </table:table-cell>
          <table:table-cell office:value-type="float" office:value="1399391.9369999999" table:style-name="ce28">
            <text:p>1,399,392<text:s/></text:p>
          </table:table-cell>
          <table:table-cell office:value-type="float" office:value="1260361.878" table:style-name="ce28">
            <text:p>1,260,362<text:s/></text:p>
          </table:table-cell>
          <table:table-cell table:style-name="ce29"/>
          <table:table-cell office:value-type="string" table:style-name="ce30">
            <text:p>(1) Rice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2)<text:s/><text:span text:style-name="T2">小　　　麥</text:span></text:p>
          </table:table-cell>
          <table:table-cell office:value-type="float" office:value="270.8" table:style-name="ce28">
            <text:p>271<text:s/></text:p>
          </table:table-cell>
          <table:table-cell office:value-type="float" office:value="295.584" table:style-name="ce28">
            <text:p>296<text:s/></text:p>
          </table:table-cell>
          <table:table-cell office:value-type="float" office:value="292.495" table:style-name="ce28">
            <text:p>292<text:s/></text:p>
          </table:table-cell>
          <table:table-cell office:value-type="float" office:value="363.755" table:style-name="ce28">
            <text:p>364<text:s/></text:p>
          </table:table-cell>
          <table:table-cell office:value-type="float" office:value="303.36599999999999" table:style-name="ce28">
            <text:p>303<text:s/></text:p>
          </table:table-cell>
          <table:table-cell table:style-name="ce28"/>
          <table:table-cell office:value-type="float" office:value="298.49599999999998" table:style-name="ce28">
            <text:p>298<text:s/></text:p>
          </table:table-cell>
          <table:table-cell office:value-type="float" office:value="337.98500000000001" table:style-name="ce28">
            <text:p>338<text:s/></text:p>
          </table:table-cell>
          <table:table-cell office:value-type="float" office:value="378.92200000000003" table:style-name="ce28">
            <text:p>379<text:s/></text:p>
          </table:table-cell>
          <table:table-cell office:value-type="float" office:value="843.923" table:style-name="ce28">
            <text:p>844<text:s/></text:p>
          </table:table-cell>
          <table:table-cell office:value-type="float" office:value="1476.527" table:style-name="ce28">
            <text:p>1,477<text:s/></text:p>
          </table:table-cell>
          <table:table-cell table:style-name="ce29"/>
          <table:table-cell office:value-type="string" table:style-name="ce30">
            <text:p>(2) Wheat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3)<text:s/><text:span text:style-name="T2">玉　　　米</text:span></text:p>
          </table:table-cell>
          <table:table-cell office:value-type="float" office:value="82895.5" table:style-name="ce28">
            <text:p>82,896<text:s/></text:p>
          </table:table-cell>
          <table:table-cell office:value-type="float" office:value="76377.5" table:style-name="ce28">
            <text:p>76,378<text:s/></text:p>
          </table:table-cell>
          <table:table-cell office:value-type="float" office:value="77693.5" table:style-name="ce28">
            <text:p>77,694<text:s/></text:p>
          </table:table-cell>
          <table:table-cell office:value-type="float" office:value="89770.5" table:style-name="ce28">
            <text:p>89,771<text:s/></text:p>
          </table:table-cell>
          <table:table-cell office:value-type="float" office:value="75163.591" table:style-name="ce28">
            <text:p>75,164<text:s/></text:p>
          </table:table-cell>
          <table:table-cell table:style-name="ce28"/>
          <table:table-cell office:value-type="float" office:value="79159.313999999998" table:style-name="ce28">
            <text:p>79,159<text:s/></text:p>
          </table:table-cell>
          <table:table-cell office:value-type="float" office:value="67500.266000000003" table:style-name="ce28">
            <text:p>67,500<text:s/></text:p>
          </table:table-cell>
          <table:table-cell office:value-type="float" office:value="86164.297999999995" table:style-name="ce28">
            <text:p>86,164<text:s/></text:p>
          </table:table-cell>
          <table:table-cell office:value-type="float" office:value="113990.077" table:style-name="ce28">
            <text:p>113,990<text:s/></text:p>
          </table:table-cell>
          <table:table-cell office:value-type="float" office:value="116990.891" table:style-name="ce28">
            <text:p>116,991<text:s/></text:p>
          </table:table-cell>
          <table:table-cell table:style-name="ce29"/>
          <table:table-cell office:value-type="string" table:style-name="ce30">
            <text:p>(3) Corn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4)<text:s/><text:span text:style-name="T2">高　　　粱</text:span></text:p>
          </table:table-cell>
          <table:table-cell office:value-type="float" office:value="4732.2759999999998" table:style-name="ce28">
            <text:p>4,732<text:s/></text:p>
          </table:table-cell>
          <table:table-cell office:value-type="float" office:value="4895" table:style-name="ce28">
            <text:p>4,895<text:s/></text:p>
          </table:table-cell>
          <table:table-cell office:value-type="float" office:value="2531.6030000000001" table:style-name="ce28">
            <text:p>2,532<text:s/></text:p>
          </table:table-cell>
          <table:table-cell office:value-type="float" office:value="719.471" table:style-name="ce28">
            <text:p>719<text:s/></text:p>
          </table:table-cell>
          <table:table-cell office:value-type="float" office:value="499.887" table:style-name="ce28">
            <text:p>500<text:s/></text:p>
          </table:table-cell>
          <table:table-cell table:style-name="ce28"/>
          <table:table-cell office:value-type="float" office:value="53.325000000000003" table:style-name="ce28">
            <text:p>53<text:s/></text:p>
          </table:table-cell>
          <table:table-cell office:value-type="float" office:value="55.661999999999999" table:style-name="ce28">
            <text:p>56<text:s/></text:p>
          </table:table-cell>
          <table:table-cell office:value-type="float" office:value="15.614000000000001" table:style-name="ce28">
            <text:p>16<text:s/></text:p>
          </table:table-cell>
          <table:table-cell office:value-type="float" office:value="9.7560000000000002" table:style-name="ce28">
            <text:p>10<text:s/></text:p>
          </table:table-cell>
          <table:table-cell office:value-type="float" office:value="26.052" table:style-name="ce28">
            <text:p>26<text:s/></text:p>
          </table:table-cell>
          <table:table-cell table:style-name="ce29"/>
          <table:table-cell office:value-type="string" table:style-name="ce30">
            <text:p>(4) Sorghum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5)<text:s/><text:span text:style-name="T2">其　　　他</text:span></text:p>
          </table:table-cell>
          <table:table-cell office:value-type="float" office:value="1046.502" table:style-name="ce28">
            <text:p>1,047<text:s/></text:p>
          </table:table-cell>
          <table:table-cell office:value-type="float" office:value="796.46900000000005" table:style-name="ce28">
            <text:p>796<text:s/></text:p>
          </table:table-cell>
          <table:table-cell office:value-type="float" office:value="973.91200000000003" table:style-name="ce28">
            <text:p>974<text:s/></text:p>
          </table:table-cell>
          <table:table-cell office:value-type="float" office:value="1026.2070000000001" table:style-name="ce28">
            <text:p>1,026<text:s/></text:p>
          </table:table-cell>
          <table:table-cell office:value-type="float" office:value="966.17200000000003" table:style-name="ce28">
            <text:p>966<text:s/></text:p>
          </table:table-cell>
          <table:table-cell table:style-name="ce28"/>
          <table:table-cell office:value-type="float" office:value="780.13900000000001" table:style-name="ce28">
            <text:p>780<text:s/></text:p>
          </table:table-cell>
          <table:table-cell office:value-type="float" office:value="825.46400000000006" table:style-name="ce28">
            <text:p>825<text:s/></text:p>
          </table:table-cell>
          <table:table-cell office:value-type="float" office:value="931.65800000000002" table:style-name="ce28">
            <text:p>932<text:s/></text:p>
          </table:table-cell>
          <table:table-cell office:value-type="float" office:value="1231.6769999999999" table:style-name="ce28">
            <text:p>1,232<text:s/></text:p>
          </table:table-cell>
          <table:table-cell office:value-type="float" office:value="1329.354" table:style-name="ce28">
            <text:p>1,329<text:s/></text:p>
          </table:table-cell>
          <table:table-cell table:style-name="ce29"/>
          <table:table-cell office:value-type="string" table:style-name="ce30">
            <text:p>(5) Others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31">
            <text:p>a.<text:s/><text:span text:style-name="T2">　　粟</text:span></text:p>
          </table:table-cell>
          <table:table-cell office:value-type="float" office:value="689.38800000000003" table:style-name="ce28">
            <text:p>689<text:s/></text:p>
          </table:table-cell>
          <table:table-cell office:value-type="float" office:value="607.79499999999996" table:style-name="ce28">
            <text:p>608<text:s/></text:p>
          </table:table-cell>
          <table:table-cell office:value-type="float" office:value="604.54700000000003" table:style-name="ce28">
            <text:p>605<text:s/></text:p>
          </table:table-cell>
          <table:table-cell office:value-type="float" office:value="478.52699999999999" table:style-name="ce28">
            <text:p>479<text:s/></text:p>
          </table:table-cell>
          <table:table-cell office:value-type="float" office:value="477.07100000000003" table:style-name="ce28">
            <text:p>477<text:s/></text:p>
          </table:table-cell>
          <table:table-cell table:style-name="ce28"/>
          <table:table-cell office:value-type="float" office:value="324.96699999999998" table:style-name="ce28">
            <text:p>325<text:s/></text:p>
          </table:table-cell>
          <table:table-cell office:value-type="float" office:value="401.17200000000003" table:style-name="ce28">
            <text:p>401<text:s/></text:p>
          </table:table-cell>
          <table:table-cell office:value-type="float" office:value="576.24300000000005" table:style-name="ce28">
            <text:p>576<text:s/></text:p>
          </table:table-cell>
          <table:table-cell office:value-type="float" office:value="708.779" table:style-name="ce28">
            <text:p>709<text:s/></text:p>
          </table:table-cell>
          <table:table-cell office:value-type="float" office:value="669.19399999999996" table:style-name="ce28">
            <text:p>669<text:s/></text:p>
          </table:table-cell>
          <table:table-cell table:style-name="ce29"/>
          <table:table-cell office:value-type="string" table:style-name="ce32">
            <text:p>a. Millet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31">
            <text:p>b.<text:s/><text:span text:style-name="T2">　　黍</text:span>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2" table:style-name="ce28">
            <text:p>0<text:s/></text:p>
          </table:table-cell>
          <table:table-cell table:style-name="ce29"/>
          <table:table-cell office:value-type="string" table:style-name="ce32">
            <text:p>b. Barn-yard millet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31">
            <text:p>c.<text:s/><text:span text:style-name="T2">大　　　麥</text:span></text:p>
          </table:table-cell>
          <table:table-cell office:value-type="float" office:value="23.49" table:style-name="ce28">
            <text:p>23<text:s/></text:p>
          </table:table-cell>
          <table:table-cell office:value-type="float" office:value="24.614999999999998" table:style-name="ce28">
            <text:p>25<text:s/></text:p>
          </table:table-cell>
          <table:table-cell office:value-type="float" office:value="29.475000000000001" table:style-name="ce28">
            <text:p>29<text:s/></text:p>
          </table:table-cell>
          <table:table-cell office:value-type="float" office:value="92.74" table:style-name="ce28">
            <text:p>93<text:s/></text:p>
          </table:table-cell>
          <table:table-cell office:value-type="float" office:value="29.84" table:style-name="ce28">
            <text:p>30<text:s/></text:p>
          </table:table-cell>
          <table:table-cell table:style-name="ce28"/>
          <table:table-cell office:value-type="float" office:value="2.7" table:style-name="ce28">
            <text:p>3<text:s/>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5" table:style-name="ce28">
            <text:p>5<text:s/></text:p>
          </table:table-cell>
          <table:table-cell table:style-name="ce29"/>
          <table:table-cell office:value-type="string" table:style-name="ce32">
            <text:p>c. Barley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3"/>
          <table:table-cell office:value-type="string" table:style-name="ce34">
            <text:p>d.<text:s/><text:span text:style-name="T2">其</text:span><text:s/><text:span text:style-name="T2">他</text:span><text:s/><text:span text:style-name="T2">穀</text:span><text:s/><text:span text:style-name="T2">類</text:span></text:p>
          </table:table-cell>
          <table:table-cell office:value-type="float" office:value="333.62400000000002" table:style-name="ce35">
            <text:p>334<text:s/></text:p>
          </table:table-cell>
          <table:table-cell office:value-type="float" office:value="164.059" table:style-name="ce35">
            <text:p>164<text:s/></text:p>
          </table:table-cell>
          <table:table-cell office:value-type="float" office:value="339.89" table:style-name="ce35">
            <text:p>340<text:s/></text:p>
          </table:table-cell>
          <table:table-cell office:value-type="float" office:value="454.94" table:style-name="ce35">
            <text:p>455<text:s/></text:p>
          </table:table-cell>
          <table:table-cell office:value-type="float" office:value="459.26100000000002" table:style-name="ce35">
            <text:p>459<text:s/></text:p>
          </table:table-cell>
          <table:table-cell table:style-name="ce28"/>
          <table:table-cell office:value-type="float" office:value="452.47199999999998" table:style-name="ce35">
            <text:p>452<text:s/></text:p>
          </table:table-cell>
          <table:table-cell office:value-type="float" office:value="424.29199999999997" table:style-name="ce35">
            <text:p>424<text:s/></text:p>
          </table:table-cell>
          <table:table-cell office:value-type="float" office:value="355.41500000000002" table:style-name="ce35">
            <text:p>355<text:s/></text:p>
          </table:table-cell>
          <table:table-cell office:value-type="float" office:value="522.89800000000002" table:style-name="ce35">
            <text:p>523<text:s/></text:p>
          </table:table-cell>
          <table:table-cell office:value-type="float" office:value="655.46" table:style-name="ce35">
            <text:p>655<text:s/></text:p>
          </table:table-cell>
          <table:table-cell table:style-name="ce36"/>
          <table:table-cell office:value-type="string" table:style-name="ce37">
            <text:p>d. Other cereals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38"/>
          <table:table-cell table:style-name="ce39"/>
          <table:table-cell table:number-columns-repeated="12" table:style-name="ce40"/>
          <table:table-cell table:style-name="ce41"/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2">
          <table:table-cell office:value-type="string" table:number-columns-spanned="7" table:number-rows-spanned="1" table:style-name="ce67">
            <text:p>(2)<text:s text:c="2"/><text:span text:style-name="T5">薯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42"/>
          <table:table-cell office:value-type="string" table:number-columns-spanned="7" table:number-rows-spanned="1" table:style-name="ce68">
            <text:p>(2) <text:s/>Domestic Production of Starchy Roots</text:p>
          </table:table-cell>
          <table:covered-table-cell table:number-columns-repeated="6"/>
          <table:table-cell table:number-columns-repeated="2" table:style-name="ce43"/>
          <table:table-cell table:number-columns-spanned="2" table:number-rows-spanned="1" table:style-name="ce61"/>
          <table:covered-table-cell/>
          <table:table-cell table:number-columns-repeated="16365" table:style-name="ce43"/>
        </table:table-row>
        <table:table-row table:style-name="ro1">
          <table:table-cell office:value-type="string" table:style-name="ce44">
            <text:p>單位：公噸</text:p>
          </table:table-cell>
          <table:table-cell table:style-name="ce38"/>
          <table:table-cell table:number-columns-repeated="5" table:style-name="ce45"/>
          <table:table-cell table:style-name="ce41"/>
          <table:table-cell table:number-columns-repeated="6" table:style-name="ce45"/>
          <table:table-cell office:value-type="string" table:style-name="ce46">
            <text:p>Unit:M.T.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2">
          <table:table-cell office:value-type="string" table:number-columns-spanned="2" table:number-rows-spanned="2" table:style-name="ce69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3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39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70">
            <text:p>Category</text:p>
          </table:table-cell>
          <table:covered-table-cell/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8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39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47">
            <text:p>2.<text:s/><text:span text:style-name="T7">薯　　　類</text:span></text:p>
          </table:table-cell>
          <table:table-cell office:value-type="float" office:value="303066.07900000003" table:style-name="ce48">
            <text:p>303,066<text:s/></text:p>
          </table:table-cell>
          <table:table-cell office:value-type="float" office:value="264077.42300000001" table:style-name="ce48">
            <text:p>264,077<text:s/></text:p>
          </table:table-cell>
          <table:table-cell office:value-type="float" office:value="291814.59999999998" table:style-name="ce48">
            <text:p>291,815<text:s/></text:p>
          </table:table-cell>
          <table:table-cell office:value-type="float" office:value="295551.75199999998" table:style-name="ce48">
            <text:p>295,552<text:s/></text:p>
          </table:table-cell>
          <table:table-cell office:value-type="float" office:value="287504.64799999999" table:style-name="ce48">
            <text:p>287,505<text:s/></text:p>
          </table:table-cell>
          <table:table-cell table:style-name="ce49"/>
          <table:table-cell office:value-type="float" office:value="282950.66700000002" table:style-name="ce48">
            <text:p>282,951<text:s/></text:p>
          </table:table-cell>
          <table:table-cell office:value-type="float" office:value="280336.701" table:style-name="ce48">
            <text:p>280,337<text:s/></text:p>
          </table:table-cell>
          <table:table-cell office:value-type="float" office:value="278625.30599999998" table:style-name="ce48">
            <text:p>278,625<text:s/></text:p>
          </table:table-cell>
          <table:table-cell office:value-type="float" office:value="304218.57299999997" table:style-name="ce48">
            <text:p>304,219<text:s/></text:p>
          </table:table-cell>
          <table:table-cell office:value-type="float" office:value="307250.34399999998" table:style-name="ce48">
            <text:p>307,250<text:s/></text:p>
          </table:table-cell>
          <table:table-cell table:style-name="ce50"/>
          <table:table-cell office:value-type="string" table:style-name="ce51">
            <text:p>2.Starchy root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52">
            <text:p>(1)<text:s/><text:span text:style-name="T2">甘　　　藷</text:span></text:p>
          </table:table-cell>
          <table:table-cell office:value-type="float" office:value="235203" table:style-name="ce53">
            <text:p>235,203<text:s/></text:p>
          </table:table-cell>
          <table:table-cell office:value-type="float" office:value="200087" table:style-name="ce53">
            <text:p>200,087<text:s/></text:p>
          </table:table-cell>
          <table:table-cell office:value-type="float" office:value="212815.79199999999" table:style-name="ce53">
            <text:p>212,816<text:s/></text:p>
          </table:table-cell>
          <table:table-cell office:value-type="float" office:value="229038.05" table:style-name="ce53">
            <text:p>229,038<text:s/></text:p>
          </table:table-cell>
          <table:table-cell office:value-type="float" office:value="208922.15" table:style-name="ce53">
            <text:p>208,922<text:s/></text:p>
          </table:table-cell>
          <table:table-cell table:style-name="ce53"/>
          <table:table-cell office:value-type="float" office:value="205537.76800000001" table:style-name="ce53">
            <text:p>205,538<text:s/></text:p>
          </table:table-cell>
          <table:table-cell office:value-type="float" office:value="220302.046" table:style-name="ce53">
            <text:p>220,302<text:s/></text:p>
          </table:table-cell>
          <table:table-cell office:value-type="float" office:value="214880.628" table:style-name="ce53">
            <text:p>214,881<text:s/></text:p>
          </table:table-cell>
          <table:table-cell office:value-type="float" office:value="234648.736" table:style-name="ce53">
            <text:p>234,649<text:s/></text:p>
          </table:table-cell>
          <table:table-cell office:value-type="float" office:value="230283.89499999999" table:style-name="ce53">
            <text:p>230,284<text:s/></text:p>
          </table:table-cell>
          <table:table-cell table:style-name="ce54"/>
          <table:table-cell office:value-type="string" table:style-name="ce55">
            <text:p>(1) Sweet potatoe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52">
            <text:p>(2)<text:s/><text:span text:style-name="T2">樹　　　薯</text:span></text:p>
          </table:table-cell>
          <table:table-cell office:value-type="float" office:value="917.42100000000005" table:style-name="ce53">
            <text:p>917<text:s/></text:p>
          </table:table-cell>
          <table:table-cell office:value-type="float" office:value="819.14499999999998" table:style-name="ce53">
            <text:p>819<text:s/></text:p>
          </table:table-cell>
          <table:table-cell office:value-type="float" office:value="985.4" table:style-name="ce53">
            <text:p>985<text:s/></text:p>
          </table:table-cell>
          <table:table-cell office:value-type="float" office:value="725.93499999999995" table:style-name="ce53">
            <text:p>726<text:s/></text:p>
          </table:table-cell>
          <table:table-cell office:value-type="float" office:value="610.33299999999997" table:style-name="ce53">
            <text:p>610<text:s/></text:p>
          </table:table-cell>
          <table:table-cell table:style-name="ce53"/>
          <table:table-cell office:value-type="float" office:value="598.73699999999997" table:style-name="ce53">
            <text:p>599<text:s/></text:p>
          </table:table-cell>
          <table:table-cell office:value-type="float" office:value="672.54399999999998" table:style-name="ce53">
            <text:p>673<text:s/></text:p>
          </table:table-cell>
          <table:table-cell office:value-type="float" office:value="583.43899999999996" table:style-name="ce53">
            <text:p>583<text:s/></text:p>
          </table:table-cell>
          <table:table-cell office:value-type="float" office:value="518.15800000000002" table:style-name="ce53">
            <text:p>518<text:s/></text:p>
          </table:table-cell>
          <table:table-cell office:value-type="float" office:value="524.81399999999996" table:style-name="ce53">
            <text:p>525<text:s/></text:p>
          </table:table-cell>
          <table:table-cell table:style-name="ce54"/>
          <table:table-cell office:value-type="string" table:style-name="ce55">
            <text:p>(2) Cassava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52">
            <text:p>(3)<text:s/><text:span text:style-name="T2">馬　鈴　薯</text:span></text:p>
          </table:table-cell>
          <table:table-cell office:value-type="float" office:value="49569" table:style-name="ce53">
            <text:p>49,569<text:s/></text:p>
          </table:table-cell>
          <table:table-cell office:value-type="float" office:value="47389" table:style-name="ce53">
            <text:p>47,389<text:s/></text:p>
          </table:table-cell>
          <table:table-cell office:value-type="float" office:value="59652.29" table:style-name="ce53">
            <text:p>59,652<text:s/></text:p>
          </table:table-cell>
          <table:table-cell office:value-type="float" office:value="51389.584999999999" table:style-name="ce53">
            <text:p>51,390<text:s/></text:p>
          </table:table-cell>
          <table:table-cell office:value-type="float" office:value="60635.341" table:style-name="ce53">
            <text:p>60,635<text:s/></text:p>
          </table:table-cell>
          <table:table-cell table:style-name="ce53"/>
          <table:table-cell office:value-type="float" office:value="63298.735000000001" table:style-name="ce53">
            <text:p>63,299<text:s/></text:p>
          </table:table-cell>
          <table:table-cell office:value-type="float" office:value="45401.451999999997" table:style-name="ce53">
            <text:p>45,401<text:s/></text:p>
          </table:table-cell>
          <table:table-cell office:value-type="float" office:value="51312.684999999998" table:style-name="ce53">
            <text:p>51,313<text:s/></text:p>
          </table:table-cell>
          <table:table-cell office:value-type="float" office:value="56251.849000000002" table:style-name="ce53">
            <text:p>56,252<text:s/></text:p>
          </table:table-cell>
          <table:table-cell office:value-type="float" office:value="64204.578999999998" table:style-name="ce53">
            <text:p>64,205<text:s/></text:p>
          </table:table-cell>
          <table:table-cell table:style-name="ce54"/>
          <table:table-cell office:value-type="string" table:style-name="ce55">
            <text:p>(3) Potatoe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56"/>
          <table:table-cell office:value-type="string" table:style-name="ce57">
            <text:p>(4)<text:s/><text:span text:style-name="T2">其　　　他</text:span></text:p>
          </table:table-cell>
          <table:table-cell office:value-type="float" office:value="17376.657999999999" table:style-name="ce58">
            <text:p>17,377<text:s/></text:p>
          </table:table-cell>
          <table:table-cell office:value-type="float" office:value="15782.278" table:style-name="ce58">
            <text:p>15,782<text:s/></text:p>
          </table:table-cell>
          <table:table-cell office:value-type="float" office:value="18361.117999999999" table:style-name="ce58">
            <text:p>18,361<text:s/></text:p>
          </table:table-cell>
          <table:table-cell office:value-type="float" office:value="14398.182000000001" table:style-name="ce58">
            <text:p>14,398<text:s/></text:p>
          </table:table-cell>
          <table:table-cell office:value-type="float" office:value="17336.824000000001" table:style-name="ce58">
            <text:p>17,337<text:s/></text:p>
          </table:table-cell>
          <table:table-cell table:style-name="ce53"/>
          <table:table-cell office:value-type="float" office:value="13515.427" table:style-name="ce58">
            <text:p>13,515<text:s/></text:p>
          </table:table-cell>
          <table:table-cell office:value-type="float" office:value="13960.659" table:style-name="ce58">
            <text:p>13,961<text:s/></text:p>
          </table:table-cell>
          <table:table-cell office:value-type="float" office:value="11848.554" table:style-name="ce58">
            <text:p>11,849<text:s/></text:p>
          </table:table-cell>
          <table:table-cell office:value-type="float" office:value="12799.83" table:style-name="ce58">
            <text:p>12,800<text:s/></text:p>
          </table:table-cell>
          <table:table-cell office:value-type="float" office:value="12237.056" table:style-name="ce58">
            <text:p>12,237<text:s/></text:p>
          </table:table-cell>
          <table:table-cell table:style-name="ce59"/>
          <table:table-cell office:value-type="string" table:style-name="ce60">
            <text:p>(4) Other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5">
          <table:table-cell table:number-columns-repeated="16384" table:style-name="ce38"/>
        </table:table-row>
        <table:table-row table:number-rows-repeated="1048549" table:style-name="ro5">
          <table:table-cell table:number-columns-repeated="16384"/>
        </table:table-row>
      </table:table>
      <table:table table:name="4_1_3" table:style-name="ta1">
        <table:table-column table:style-name="co1" table:default-cell-style-name="ce72"/>
        <table:table-column table:style-name="co2" table:default-cell-style-name="ce72"/>
        <table:table-column table:style-name="co3" table:number-columns-repeated="5" table:default-cell-style-name="ce72"/>
        <table:table-column table:style-name="co4" table:default-cell-style-name="ce72"/>
        <table:table-column table:style-name="co3" table:number-columns-repeated="5" table:default-cell-style-name="ce72"/>
        <table:table-column table:style-name="co1" table:default-cell-style-name="ce72"/>
        <table:table-column table:style-name="co2" table:default-cell-style-name="ce72"/>
        <table:table-column table:style-name="co5" table:number-columns-repeated="2" table:default-cell-style-name="ce72"/>
        <table:table-column table:style-name="co6" table:default-cell-style-name="ce72"/>
        <table:table-column table:style-name="co7" table:default-cell-style-name="ce72"/>
        <table:table-column table:style-name="co5" table:number-columns-repeated="16365" table:default-cell-style-name="ce72"/>
        <table:table-row table:style-name="ro6">
          <table:table-cell office:value-type="string" table:style-name="ce71">
            <text:p><text:s text:c="2"/>136 <text:s text:c="4"/>104<text:span text:style-name="T2">年糧食供需年報</text:span></text:p>
          </table:table-cell>
          <table:table-cell table:number-columns-repeated="13" table:style-name="ce72"/>
          <table:table-cell office:value-type="string" table:style-name="ce73">
            <text:p>FOOD SUPPLY &amp; UTILIZATION 2015 <text:s text:c="4"/>137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table:number-columns-repeated="2" table:style-name="ce72"/>
          <table:table-cell table:number-columns-repeated="12" table:style-name="ce74"/>
          <table:table-cell table:number-columns-repeated="3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123">
            <text:p>(3)<text:s text:c="2"/><text:span text:style-name="T5">糖</text:span><text:s/><text:span text:style-name="T5">及</text:span><text:s/><text:span text:style-name="T5">蜂</text:span><text:s/><text:span text:style-name="T5">蜜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75"/>
          <table:table-cell office:value-type="string" table:number-columns-spanned="7" table:number-rows-spanned="1" table:style-name="ce124">
            <text:p>(3) <text:s/>Domestic Production of Sugars and Honey</text:p>
          </table:table-cell>
          <table:covered-table-cell table:number-columns-repeated="6"/>
          <table:table-cell table:number-columns-repeated="2" table:style-name="ce76"/>
          <table:table-cell table:number-columns-spanned="2" table:number-rows-spanned="1" table:style-name="ce61"/>
          <table:covered-table-cell/>
          <table:table-cell table:number-columns-repeated="16365" table:style-name="ce76"/>
        </table:table-row>
        <table:table-row table:style-name="ro1">
          <table:table-cell office:value-type="string" table:style-name="ce77">
            <text:p>單位：公噸</text:p>
          </table:table-cell>
          <table:table-cell table:style-name="ce72"/>
          <table:table-cell table:number-columns-repeated="5" table:style-name="ce78"/>
          <table:table-cell table:style-name="ce79"/>
          <table:table-cell table:number-columns-repeated="6" table:style-name="ce78"/>
          <table:table-cell office:value-type="string" table:style-name="ce80">
            <text:p>Unit:M.T.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125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81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126">
            <text:p>Category</text:p>
          </table:table-cell>
          <table:covered-table-cell/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81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2"/>
          <table:table-cell office:value-type="string" table:style-name="ce82">
            <text:p>3.<text:s/><text:span text:style-name="T7">糖</text:span><text:s/><text:span text:style-name="T7">及</text:span><text:s/><text:span text:style-name="T7">蜂</text:span><text:s/><text:span text:style-name="T7">蜜</text:span></text:p>
          </table:table-cell>
          <table:table-cell office:value-type="float" office:value="63104.690999999999" table:style-name="ce83">
            <text:p>63,105<text:s/></text:p>
          </table:table-cell>
          <table:table-cell office:value-type="float" office:value="70129.604000000007" table:style-name="ce83">
            <text:p>70,130<text:s/></text:p>
          </table:table-cell>
          <table:table-cell office:value-type="float" office:value="69507.053" table:style-name="ce83">
            <text:p>69,507<text:s/></text:p>
          </table:table-cell>
          <table:table-cell office:value-type="float" office:value="58288.849000000002" table:style-name="ce83">
            <text:p>58,289<text:s/></text:p>
          </table:table-cell>
          <table:table-cell office:value-type="float" office:value="66176.370999999999" table:style-name="ce83">
            <text:p>66,176<text:s/></text:p>
          </table:table-cell>
          <table:table-cell table:style-name="ce84"/>
          <table:table-cell office:value-type="float" office:value="69808.394" table:style-name="ce83">
            <text:p>69,808<text:s/></text:p>
          </table:table-cell>
          <table:table-cell office:value-type="float" office:value="61282.095000000001" table:style-name="ce83">
            <text:p>61,282<text:s/></text:p>
          </table:table-cell>
          <table:table-cell office:value-type="float" office:value="56796" table:style-name="ce83">
            <text:p>56,796<text:s/></text:p>
          </table:table-cell>
          <table:table-cell office:value-type="float" office:value="63003" table:style-name="ce83">
            <text:p>63,003<text:s/></text:p>
          </table:table-cell>
          <table:table-cell office:value-type="float" office:value="68239" table:style-name="ce83">
            <text:p>68,239<text:s/></text:p>
          </table:table-cell>
          <table:table-cell table:style-name="ce85"/>
          <table:table-cell office:value-type="string" table:style-name="ce86">
            <text:p>3.Sugars and honey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2"/>
          <table:table-cell office:value-type="string" table:style-name="ce87">
            <text:p>(1)<text:s/><text:span text:style-name="T2">　　糖</text:span></text:p>
          </table:table-cell>
          <table:table-cell office:value-type="float" office:value="58127.091" table:style-name="ce88">
            <text:p>58,127<text:s/></text:p>
          </table:table-cell>
          <table:table-cell office:value-type="float" office:value="66909.604000000007" table:style-name="ce88">
            <text:p>66,910<text:s/></text:p>
          </table:table-cell>
          <table:table-cell office:value-type="float" office:value="62288.053" table:style-name="ce88">
            <text:p>62,288<text:s/></text:p>
          </table:table-cell>
          <table:table-cell office:value-type="float" office:value="52921.849000000002" table:style-name="ce88">
            <text:p>52,922<text:s/></text:p>
          </table:table-cell>
          <table:table-cell office:value-type="float" office:value="58027.370999999999" table:style-name="ce88">
            <text:p>58,027<text:s/></text:p>
          </table:table-cell>
          <table:table-cell table:style-name="ce88"/>
          <table:table-cell office:value-type="float" office:value="54719.394" table:style-name="ce88">
            <text:p>54,719<text:s/></text:p>
          </table:table-cell>
          <table:table-cell office:value-type="float" office:value="47079.095000000001" table:style-name="ce88">
            <text:p>47,079<text:s/></text:p>
          </table:table-cell>
          <table:table-cell office:value-type="float" office:value="45665" table:style-name="ce88">
            <text:p>45,665<text:s/></text:p>
          </table:table-cell>
          <table:table-cell office:value-type="float" office:value="50245" table:style-name="ce88">
            <text:p>50,245<text:s/></text:p>
          </table:table-cell>
          <table:table-cell office:value-type="float" office:value="56513" table:style-name="ce88">
            <text:p>56,513<text:s/></text:p>
          </table:table-cell>
          <table:table-cell table:style-name="ce89"/>
          <table:table-cell office:value-type="string" table:style-name="ce90">
            <text:p>(1) Sugars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2"/>
          <table:table-cell office:value-type="string" table:style-name="ce91">
            <text:p>a.<text:s/><text:span text:style-name="T2">砂　　　糖</text:span></text:p>
          </table:table-cell>
          <table:table-cell office:value-type="float" office:value="58127.091" table:style-name="ce88">
            <text:p>58,127<text:s/></text:p>
          </table:table-cell>
          <table:table-cell office:value-type="float" office:value="66909.604000000007" table:style-name="ce88">
            <text:p>66,910<text:s/></text:p>
          </table:table-cell>
          <table:table-cell office:value-type="float" office:value="62288.053" table:style-name="ce88">
            <text:p>62,288<text:s/></text:p>
          </table:table-cell>
          <table:table-cell office:value-type="float" office:value="52921.849000000002" table:style-name="ce88">
            <text:p>52,922<text:s/></text:p>
          </table:table-cell>
          <table:table-cell office:value-type="float" office:value="58027.370999999999" table:style-name="ce88">
            <text:p>58,027<text:s/></text:p>
          </table:table-cell>
          <table:table-cell table:style-name="ce88"/>
          <table:table-cell office:value-type="float" office:value="54719.394" table:style-name="ce88">
            <text:p>54,719<text:s/></text:p>
          </table:table-cell>
          <table:table-cell office:value-type="float" office:value="47079.095000000001" table:style-name="ce88">
            <text:p>47,079<text:s/></text:p>
          </table:table-cell>
          <table:table-cell office:value-type="float" office:value="45665" table:style-name="ce88">
            <text:p>45,665<text:s/></text:p>
          </table:table-cell>
          <table:table-cell office:value-type="float" office:value="50245" table:style-name="ce88">
            <text:p>50,245<text:s/></text:p>
          </table:table-cell>
          <table:table-cell office:value-type="float" office:value="56513" table:style-name="ce88">
            <text:p>56,513<text:s/></text:p>
          </table:table-cell>
          <table:table-cell table:style-name="ce89"/>
          <table:table-cell office:value-type="string" table:style-name="ce92">
            <text:p>a. Refined sugar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2"/>
          <table:table-cell office:value-type="string" table:style-name="ce91">
            <text:p>b.<text:s/><text:span text:style-name="T2">紅　　　糖</text:span>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table:style-name="ce88"/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table:style-name="ce89"/>
          <table:table-cell office:value-type="string" table:style-name="ce92">
            <text:p>b. Brown sugar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93"/>
          <table:table-cell office:value-type="string" table:style-name="ce94">
            <text:p>(2)<text:s/><text:span text:style-name="T2">蜂　　　蜜</text:span></text:p>
          </table:table-cell>
          <table:table-cell office:value-type="float" office:value="4977.6000000000004" table:style-name="ce95">
            <text:p>4,978<text:s/></text:p>
          </table:table-cell>
          <table:table-cell office:value-type="float" office:value="3220" table:style-name="ce95">
            <text:p>3,220<text:s/></text:p>
          </table:table-cell>
          <table:table-cell office:value-type="float" office:value="7219" table:style-name="ce95">
            <text:p>7,219<text:s/></text:p>
          </table:table-cell>
          <table:table-cell office:value-type="float" office:value="5367" table:style-name="ce95">
            <text:p>5,367<text:s/></text:p>
          </table:table-cell>
          <table:table-cell office:value-type="float" office:value="8149" table:style-name="ce95">
            <text:p>8,149<text:s/></text:p>
          </table:table-cell>
          <table:table-cell table:style-name="ce88"/>
          <table:table-cell office:value-type="float" office:value="15089" table:style-name="ce95">
            <text:p>15,089<text:s/></text:p>
          </table:table-cell>
          <table:table-cell office:value-type="float" office:value="14203" table:style-name="ce95">
            <text:p>14,203<text:s/></text:p>
          </table:table-cell>
          <table:table-cell office:value-type="float" office:value="11131" table:style-name="ce95">
            <text:p>11,131<text:s/></text:p>
          </table:table-cell>
          <table:table-cell office:value-type="float" office:value="12758" table:style-name="ce95">
            <text:p>12,758<text:s/></text:p>
          </table:table-cell>
          <table:table-cell office:value-type="float" office:value="11726" table:style-name="ce95">
            <text:p>11,726<text:s/></text:p>
          </table:table-cell>
          <table:table-cell table:style-name="ce96"/>
          <table:table-cell office:value-type="string" table:style-name="ce97">
            <text:p>(2) Honey</text:p>
          </table:table-cell>
          <table:table-cell table:number-columns-repeated="2" table:style-name="ce72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98"/>
          <table:table-cell table:style-name="ce99"/>
          <table:table-cell table:number-columns-repeated="12" table:style-name="ce100"/>
          <table:table-cell table:style-name="ce101"/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2">
          <table:table-cell office:value-type="string" table:number-columns-spanned="7" table:number-rows-spanned="1" table:style-name="ce127">
            <text:p>(4)<text:s text:c="2"/><text:span text:style-name="T5">子</text:span><text:s/><text:span text:style-name="T5">仁</text:span><text:s/><text:span text:style-name="T5">及</text:span><text:s/><text:span text:style-name="T5">油</text:span><text:s/><text:span text:style-name="T5">籽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102"/>
          <table:table-cell office:value-type="string" table:number-columns-spanned="7" table:number-rows-spanned="1" table:style-name="ce128">
            <text:p>(4) <text:s/>Domestic Production of Pulses and Oilseeds</text:p>
          </table:table-cell>
          <table:covered-table-cell table:number-columns-repeated="6"/>
          <table:table-cell table:number-columns-repeated="2" table:style-name="ce103"/>
          <table:table-cell table:number-columns-spanned="2" table:number-rows-spanned="1" table:style-name="ce61"/>
          <table:covered-table-cell/>
          <table:table-cell table:number-columns-repeated="16365" table:style-name="ce103"/>
        </table:table-row>
        <table:table-row table:style-name="ro1">
          <table:table-cell office:value-type="string" table:style-name="ce104">
            <text:p>單位：公噸</text:p>
          </table:table-cell>
          <table:table-cell table:style-name="ce99"/>
          <table:table-cell table:number-columns-repeated="5" table:style-name="ce105"/>
          <table:table-cell table:style-name="ce101"/>
          <table:table-cell table:number-columns-repeated="6" table:style-name="ce105"/>
          <table:table-cell office:value-type="string" table:style-name="ce106">
            <text:p>Unit:M.T.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2">
          <table:table-cell office:value-type="string" table:number-columns-spanned="2" table:number-rows-spanned="2" table:style-name="ce129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4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98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130">
            <text:p>Category</text:p>
          </table:table-cell>
          <table:covered-table-cell/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98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07">
            <text:p>4.<text:s/><text:span text:style-name="T7">子仁及油籽類</text:span></text:p>
          </table:table-cell>
          <table:table-cell office:value-type="float" office:value="80903.418999999994" table:style-name="ce108">
            <text:p>80,903<text:s/></text:p>
          </table:table-cell>
          <table:table-cell office:value-type="float" office:value="59717.472000000002" table:style-name="ce108">
            <text:p>59,717<text:s/></text:p>
          </table:table-cell>
          <table:table-cell office:value-type="float" office:value="63629.48" table:style-name="ce108">
            <text:p>63,629<text:s/></text:p>
          </table:table-cell>
          <table:table-cell office:value-type="float" office:value="67281.653000000006" table:style-name="ce108">
            <text:p>67,282<text:s/></text:p>
          </table:table-cell>
          <table:table-cell office:value-type="float" office:value="75671.508000000002" table:style-name="ce108">
            <text:p>75,672<text:s/></text:p>
          </table:table-cell>
          <table:table-cell table:style-name="ce109"/>
          <table:table-cell office:value-type="float" office:value="81333.167000000001" table:style-name="ce108">
            <text:p>81,333<text:s/></text:p>
          </table:table-cell>
          <table:table-cell office:value-type="float" office:value="69044.447" table:style-name="ce108">
            <text:p>69,044<text:s/></text:p>
          </table:table-cell>
          <table:table-cell office:value-type="float" office:value="61915.44" table:style-name="ce108">
            <text:p>61,915<text:s/></text:p>
          </table:table-cell>
          <table:table-cell office:value-type="float" office:value="84131.231" table:style-name="ce108">
            <text:p>84,131<text:s/></text:p>
          </table:table-cell>
          <table:table-cell office:value-type="float" office:value="80012.820000000007" table:style-name="ce108">
            <text:p>80,013<text:s/></text:p>
          </table:table-cell>
          <table:table-cell table:style-name="ce110"/>
          <table:table-cell office:value-type="string" table:style-name="ce111">
            <text:p>4.Pulses and oilseed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2">
            <text:p>(1)<text:s/><text:span text:style-name="T2">大　　　豆</text:span></text:p>
          </table:table-cell>
          <table:table-cell office:value-type="float" office:value="187" table:style-name="ce113">
            <text:p>187<text:s/></text:p>
          </table:table-cell>
          <table:table-cell office:value-type="float" office:value="147" table:style-name="ce113">
            <text:p>147<text:s/></text:p>
          </table:table-cell>
          <table:table-cell office:value-type="float" office:value="140.66499999999999" table:style-name="ce113">
            <text:p>141<text:s/></text:p>
          </table:table-cell>
          <table:table-cell office:value-type="float" office:value="219.547" table:style-name="ce113">
            <text:p>220<text:s/></text:p>
          </table:table-cell>
          <table:table-cell office:value-type="float" office:value="203.661" table:style-name="ce113">
            <text:p>204<text:s/></text:p>
          </table:table-cell>
          <table:table-cell table:style-name="ce113"/>
          <table:table-cell office:value-type="float" office:value="104.706" table:style-name="ce113">
            <text:p>105<text:s/></text:p>
          </table:table-cell>
          <table:table-cell office:value-type="float" office:value="159.221" table:style-name="ce113">
            <text:p>159<text:s/></text:p>
          </table:table-cell>
          <table:table-cell office:value-type="float" office:value="879.19899999999996" table:style-name="ce113">
            <text:p>879<text:s/></text:p>
          </table:table-cell>
          <table:table-cell office:value-type="float" office:value="1173.077" table:style-name="ce113">
            <text:p>1,173<text:s/></text:p>
          </table:table-cell>
          <table:table-cell office:value-type="float" office:value="2724.6480000000001" table:style-name="ce113">
            <text:p>2,725<text:s/></text:p>
          </table:table-cell>
          <table:table-cell table:style-name="ce114"/>
          <table:table-cell office:value-type="string" table:style-name="ce115">
            <text:p>(1) Soybean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2">
            <text:p>(2)<text:s/><text:span text:style-name="T2">花　　　生</text:span></text:p>
          </table:table-cell>
          <table:table-cell office:value-type="float" office:value="71561" table:style-name="ce113">
            <text:p>71,561<text:s/></text:p>
          </table:table-cell>
          <table:table-cell office:value-type="float" office:value="51885" table:style-name="ce113">
            <text:p>51,885<text:s/></text:p>
          </table:table-cell>
          <table:table-cell office:value-type="float" office:value="55075.391000000003" table:style-name="ce113">
            <text:p>55,075<text:s/></text:p>
          </table:table-cell>
          <table:table-cell office:value-type="float" office:value="56940.641000000003" table:style-name="ce113">
            <text:p>56,941<text:s/></text:p>
          </table:table-cell>
          <table:table-cell office:value-type="float" office:value="64956.006000000001" table:style-name="ce113">
            <text:p>64,956<text:s/></text:p>
          </table:table-cell>
          <table:table-cell table:style-name="ce113"/>
          <table:table-cell office:value-type="float" office:value="68164.705000000002" table:style-name="ce113">
            <text:p>68,165<text:s/></text:p>
          </table:table-cell>
          <table:table-cell office:value-type="float" office:value="56786.004000000001" table:style-name="ce113">
            <text:p>56,786<text:s/></text:p>
          </table:table-cell>
          <table:table-cell office:value-type="float" office:value="46750.603999999999" table:style-name="ce113">
            <text:p>46,751<text:s/></text:p>
          </table:table-cell>
          <table:table-cell office:value-type="float" office:value="68461.713000000003" table:style-name="ce113">
            <text:p>68,462<text:s/></text:p>
          </table:table-cell>
          <table:table-cell office:value-type="float" office:value="62006.875" table:style-name="ce113">
            <text:p>62,007<text:s/></text:p>
          </table:table-cell>
          <table:table-cell table:style-name="ce114"/>
          <table:table-cell office:value-type="string" table:style-name="ce115">
            <text:p>(2) Peanut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2">
            <text:p>(3)<text:s/><text:span text:style-name="T2">芝　　　麻</text:span></text:p>
          </table:table-cell>
          <table:table-cell office:value-type="float" office:value="571" table:style-name="ce113">
            <text:p>571<text:s/></text:p>
          </table:table-cell>
          <table:table-cell office:value-type="float" office:value="313" table:style-name="ce113">
            <text:p>313<text:s/></text:p>
          </table:table-cell>
          <table:table-cell office:value-type="float" office:value="407.834" table:style-name="ce113">
            <text:p>408<text:s/></text:p>
          </table:table-cell>
          <table:table-cell office:value-type="float" office:value="948.173" table:style-name="ce113">
            <text:p>948<text:s/></text:p>
          </table:table-cell>
          <table:table-cell office:value-type="float" office:value="947.09799999999996" table:style-name="ce113">
            <text:p>947<text:s/></text:p>
          </table:table-cell>
          <table:table-cell table:style-name="ce113"/>
          <table:table-cell office:value-type="float" office:value="769.77599999999995" table:style-name="ce113">
            <text:p>770<text:s/></text:p>
          </table:table-cell>
          <table:table-cell office:value-type="float" office:value="619.68100000000004" table:style-name="ce113">
            <text:p>620<text:s/></text:p>
          </table:table-cell>
          <table:table-cell office:value-type="float" office:value="1398.537" table:style-name="ce113">
            <text:p>1,399<text:s/></text:p>
          </table:table-cell>
          <table:table-cell office:value-type="float" office:value="2207.6120000000001" table:style-name="ce113">
            <text:p>2,208<text:s/></text:p>
          </table:table-cell>
          <table:table-cell office:value-type="float" office:value="1954.64" table:style-name="ce113">
            <text:p>1,955<text:s/></text:p>
          </table:table-cell>
          <table:table-cell table:style-name="ce114"/>
          <table:table-cell office:value-type="string" table:style-name="ce115">
            <text:p>(3) Sesame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2">
            <text:p>(4)<text:s/><text:span text:style-name="T2">其　　　他</text:span></text:p>
          </table:table-cell>
          <table:table-cell office:value-type="float" office:value="8584.4189999999999" table:style-name="ce113">
            <text:p>8,584<text:s/></text:p>
          </table:table-cell>
          <table:table-cell office:value-type="float" office:value="7372.4719999999998" table:style-name="ce113">
            <text:p>7,372<text:s/></text:p>
          </table:table-cell>
          <table:table-cell office:value-type="float" office:value="8005.59" table:style-name="ce113">
            <text:p>8,006<text:s/></text:p>
          </table:table-cell>
          <table:table-cell office:value-type="float" office:value="9173.2919999999995" table:style-name="ce113">
            <text:p>9,173<text:s/></text:p>
          </table:table-cell>
          <table:table-cell office:value-type="float" office:value="9564.7430000000004" table:style-name="ce113">
            <text:p>9,565<text:s/></text:p>
          </table:table-cell>
          <table:table-cell table:style-name="ce113"/>
          <table:table-cell office:value-type="float" office:value="12293.98" table:style-name="ce113">
            <text:p>12,294<text:s/></text:p>
          </table:table-cell>
          <table:table-cell office:value-type="float" office:value="11479.540999999999" table:style-name="ce113">
            <text:p>11,480<text:s/></text:p>
          </table:table-cell>
          <table:table-cell office:value-type="float" office:value="12887.1" table:style-name="ce113">
            <text:p>12,887<text:s/></text:p>
          </table:table-cell>
          <table:table-cell office:value-type="float" office:value="12288.829" table:style-name="ce113">
            <text:p>12,289<text:s/></text:p>
          </table:table-cell>
          <table:table-cell office:value-type="float" office:value="13326.656999999999" table:style-name="ce113">
            <text:p>13,327<text:s/></text:p>
          </table:table-cell>
          <table:table-cell table:style-name="ce114"/>
          <table:table-cell office:value-type="string" table:style-name="ce115">
            <text:p>(4) Other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6">
            <text:p>a.<text:s/><text:span text:style-name="T2">油　菜　子</text:span></text:p>
          </table:table-cell>
          <table:table-cell office:value-type="float" office:value="52.058" table:style-name="ce113">
            <text:p>52<text:s/></text:p>
          </table:table-cell>
          <table:table-cell office:value-type="float" office:value="459.72800000000001" table:style-name="ce113">
            <text:p>460<text:s/></text:p>
          </table:table-cell>
          <table:table-cell office:value-type="float" office:value="120.44" table:style-name="ce113">
            <text:p>120<text:s/></text:p>
          </table:table-cell>
          <table:table-cell office:value-type="float" office:value="38.014000000000003" table:style-name="ce113">
            <text:p>38<text:s/></text:p>
          </table:table-cell>
          <table:table-cell office:value-type="float" office:value="42.469000000000001" table:style-name="ce113">
            <text:p>42<text:s/></text:p>
          </table:table-cell>
          <table:table-cell table:style-name="ce113"/>
          <table:table-cell office:value-type="float" office:value="5.03" table:style-name="ce113">
            <text:p>5<text:s/></text:p>
          </table:table-cell>
          <table:table-cell office:value-type="float" office:value="3.01" table:style-name="ce113">
            <text:p>3<text:s/></text:p>
          </table:table-cell>
          <table:table-cell office:value-type="float" office:value="7.1740000000000004" table:style-name="ce113">
            <text:p>7<text:s/></text:p>
          </table:table-cell>
          <table:table-cell office:value-type="string" table:style-name="ce113">
            <text:p>-</text:p>
          </table:table-cell>
          <table:table-cell office:value-type="float" office:value="0.58499999999999996" table:style-name="ce113">
            <text:p>1<text:s/></text:p>
          </table:table-cell>
          <table:table-cell table:style-name="ce114"/>
          <table:table-cell office:value-type="string" table:style-name="ce117">
            <text:p>a. Rapeseed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6">
            <text:p>b.<text:s/><text:span text:style-name="T2">花　　　豆</text:span></text:p>
          </table:table-cell>
          <table:table-cell office:value-type="float" office:value="29.619" table:style-name="ce113">
            <text:p>30<text:s/></text:p>
          </table:table-cell>
          <table:table-cell office:value-type="float" office:value="20.702999999999999" table:style-name="ce113">
            <text:p>21<text:s/></text:p>
          </table:table-cell>
          <table:table-cell office:value-type="float" office:value="63.598999999999997" table:style-name="ce113">
            <text:p>64<text:s/></text:p>
          </table:table-cell>
          <table:table-cell office:value-type="float" office:value="24.699000000000002" table:style-name="ce113">
            <text:p>25<text:s/></text:p>
          </table:table-cell>
          <table:table-cell office:value-type="float" office:value="62.017000000000003" table:style-name="ce113">
            <text:p>62<text:s/></text:p>
          </table:table-cell>
          <table:table-cell table:style-name="ce113"/>
          <table:table-cell office:value-type="float" office:value="57.567999999999998" table:style-name="ce113">
            <text:p>58<text:s/></text:p>
          </table:table-cell>
          <table:table-cell office:value-type="float" office:value="8.6890000000000001" table:style-name="ce113">
            <text:p>9<text:s/></text:p>
          </table:table-cell>
          <table:table-cell office:value-type="float" office:value="12.188000000000001" table:style-name="ce113">
            <text:p>12<text:s/></text:p>
          </table:table-cell>
          <table:table-cell office:value-type="float" office:value="3.9060000000000001" table:style-name="ce113">
            <text:p>4<text:s/></text:p>
          </table:table-cell>
          <table:table-cell office:value-type="float" office:value="5.0990000000000002" table:style-name="ce113">
            <text:p>5<text:s/></text:p>
          </table:table-cell>
          <table:table-cell table:style-name="ce114"/>
          <table:table-cell office:value-type="string" table:style-name="ce117">
            <text:p>b. Common bean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6">
            <text:p>c.<text:s/><text:span text:style-name="T2">紅　　　豆</text:span></text:p>
          </table:table-cell>
          <table:table-cell office:value-type="float" office:value="7831" table:style-name="ce113">
            <text:p>7,831<text:s/></text:p>
          </table:table-cell>
          <table:table-cell office:value-type="float" office:value="6056" table:style-name="ce113">
            <text:p>6,056<text:s/></text:p>
          </table:table-cell>
          <table:table-cell office:value-type="float" office:value="7013.3990000000003" table:style-name="ce113">
            <text:p>7,013<text:s/></text:p>
          </table:table-cell>
          <table:table-cell office:value-type="float" office:value="8550.1270000000004" table:style-name="ce113">
            <text:p>8,550<text:s/></text:p>
          </table:table-cell>
          <table:table-cell office:value-type="float" office:value="8693.1550000000007" table:style-name="ce113">
            <text:p>8,693<text:s/></text:p>
          </table:table-cell>
          <table:table-cell table:style-name="ce113"/>
          <table:table-cell office:value-type="float" office:value="11497.772999999999" table:style-name="ce113">
            <text:p>11,498<text:s/></text:p>
          </table:table-cell>
          <table:table-cell office:value-type="float" office:value="10698.455" table:style-name="ce113">
            <text:p>10,698<text:s/></text:p>
          </table:table-cell>
          <table:table-cell office:value-type="float" office:value="11857.686" table:style-name="ce113">
            <text:p>11,858<text:s/></text:p>
          </table:table-cell>
          <table:table-cell office:value-type="float" office:value="11768.642" table:style-name="ce113">
            <text:p>11,769<text:s/></text:p>
          </table:table-cell>
          <table:table-cell office:value-type="float" office:value="12764.995000000001" table:style-name="ce113">
            <text:p>12,765<text:s/></text:p>
          </table:table-cell>
          <table:table-cell table:style-name="ce114"/>
          <table:table-cell office:value-type="string" table:style-name="ce117">
            <text:p>c. Adzuki bean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6">
            <text:p>d.<text:s/><text:span text:style-name="T2">綠　　　豆</text:span></text:p>
          </table:table-cell>
          <table:table-cell office:value-type="float" office:value="71.260000000000005" table:style-name="ce113">
            <text:p>71<text:s/></text:p>
          </table:table-cell>
          <table:table-cell office:value-type="float" office:value="63.774999999999999" table:style-name="ce113">
            <text:p>64<text:s/></text:p>
          </table:table-cell>
          <table:table-cell office:value-type="float" office:value="51.265999999999998" table:style-name="ce113">
            <text:p>51<text:s/></text:p>
          </table:table-cell>
          <table:table-cell office:value-type="float" office:value="70.462000000000003" table:style-name="ce113">
            <text:p>70<text:s/></text:p>
          </table:table-cell>
          <table:table-cell office:value-type="float" office:value="173.245" table:style-name="ce113">
            <text:p>173<text:s/></text:p>
          </table:table-cell>
          <table:table-cell table:style-name="ce113"/>
          <table:table-cell office:value-type="float" office:value="43.113999999999997" table:style-name="ce113">
            <text:p>43<text:s/></text:p>
          </table:table-cell>
          <table:table-cell office:value-type="float" office:value="44.655999999999999" table:style-name="ce113">
            <text:p>45<text:s/></text:p>
          </table:table-cell>
          <table:table-cell office:value-type="float" office:value="224.488" table:style-name="ce113">
            <text:p>224<text:s/></text:p>
          </table:table-cell>
          <table:table-cell office:value-type="float" office:value="157.86099999999999" table:style-name="ce113">
            <text:p>158<text:s/></text:p>
          </table:table-cell>
          <table:table-cell office:value-type="float" office:value="146.05699999999999" table:style-name="ce113">
            <text:p>146<text:s/></text:p>
          </table:table-cell>
          <table:table-cell table:style-name="ce114"/>
          <table:table-cell office:value-type="string" table:style-name="ce117">
            <text:p>d. Mung bean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99"/>
          <table:table-cell office:value-type="string" table:style-name="ce116">
            <text:p>e.<text:s/><text:span text:style-name="T2">其</text:span><text:s/><text:span text:style-name="T2">他</text:span><text:s/><text:span text:style-name="T2">豆</text:span><text:s/><text:span text:style-name="T2">類</text:span></text:p>
          </table:table-cell>
          <table:table-cell office:value-type="float" office:value="600.48199999999997" table:style-name="ce113">
            <text:p>600<text:s/></text:p>
          </table:table-cell>
          <table:table-cell office:value-type="float" office:value="772.26599999999996" table:style-name="ce113">
            <text:p>772<text:s/></text:p>
          </table:table-cell>
          <table:table-cell office:value-type="float" office:value="756.88599999999997" table:style-name="ce113">
            <text:p>757<text:s/></text:p>
          </table:table-cell>
          <table:table-cell office:value-type="float" office:value="489.99" table:style-name="ce113">
            <text:p>490<text:s/></text:p>
          </table:table-cell>
          <table:table-cell office:value-type="float" office:value="593.85699999999997" table:style-name="ce113">
            <text:p>594<text:s/></text:p>
          </table:table-cell>
          <table:table-cell table:style-name="ce113"/>
          <table:table-cell office:value-type="float" office:value="690.495" table:style-name="ce113">
            <text:p>690<text:s/></text:p>
          </table:table-cell>
          <table:table-cell office:value-type="float" office:value="724.73099999999999" table:style-name="ce113">
            <text:p>725<text:s/></text:p>
          </table:table-cell>
          <table:table-cell office:value-type="float" office:value="785.56399999999996" table:style-name="ce113">
            <text:p>786<text:s/></text:p>
          </table:table-cell>
          <table:table-cell office:value-type="float" office:value="358.42" table:style-name="ce113">
            <text:p>358<text:s/></text:p>
          </table:table-cell>
          <table:table-cell office:value-type="float" office:value="409.92099999999999" table:style-name="ce113">
            <text:p>410<text:s/></text:p>
          </table:table-cell>
          <table:table-cell table:style-name="ce114"/>
          <table:table-cell office:value-type="string" table:style-name="ce117">
            <text:p>e. Other bean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3">
          <table:table-cell table:style-name="ce118"/>
          <table:table-cell office:value-type="string" table:style-name="ce119">
            <text:p>f.<text:s/><text:span text:style-name="T2">其　　　他</text:span>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table:style-name="ce113"/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table:style-name="ce121"/>
          <table:table-cell office:value-type="string" table:style-name="ce122">
            <text:p>f. Others</text:p>
          </table:table-cell>
          <table:table-cell table:number-columns-repeated="2" table:style-name="ce99"/>
          <table:table-cell table:number-columns-spanned="2" table:number-rows-spanned="1" table:style-name="ce61"/>
          <table:covered-table-cell/>
          <table:table-cell table:number-columns-repeated="16365" table:style-name="ce99"/>
        </table:table-row>
        <table:table-row table:style-name="ro5">
          <table:table-cell table:number-columns-repeated="16384" table:style-name="ce99"/>
        </table:table-row>
        <table:table-row table:number-rows-repeated="1048548" table:style-name="ro5">
          <table:table-cell table:number-columns-repeated="16384"/>
        </table:table-row>
      </table:table>
      <table:table table:name="4_1_5" table:style-name="ta1">
        <table:table-column table:style-name="co1" table:default-cell-style-name="ce132"/>
        <table:table-column table:style-name="co2" table:default-cell-style-name="ce132"/>
        <table:table-column table:style-name="co3" table:number-columns-repeated="5" table:default-cell-style-name="ce132"/>
        <table:table-column table:style-name="co4" table:default-cell-style-name="ce132"/>
        <table:table-column table:style-name="co3" table:number-columns-repeated="5" table:default-cell-style-name="ce132"/>
        <table:table-column table:style-name="co1" table:default-cell-style-name="ce132"/>
        <table:table-column table:style-name="co2" table:default-cell-style-name="ce132"/>
        <table:table-column table:style-name="co5" table:number-columns-repeated="16369" table:default-cell-style-name="ce132"/>
        <table:table-row table:style-name="ro6">
          <table:table-cell office:value-type="string" table:style-name="ce131">
            <text:p><text:s text:c="2"/>138 <text:s text:c="4"/>104<text:span text:style-name="T2">年糧食供需年報</text:span></text:p>
          </table:table-cell>
          <table:table-cell table:number-columns-repeated="13" table:style-name="ce132"/>
          <table:table-cell office:value-type="string" table:style-name="ce133">
            <text:p>FOOD SUPPLY &amp; UTILIZATION 2015 <text:s text:c="4"/>139</text:p>
          </table:table-cell>
          <table:table-cell table:number-columns-repeated="16369"/>
        </table:table-row>
        <table:table-row table:style-name="ro2">
          <table:table-cell table:style-name="ce134"/>
          <table:table-cell table:style-name="ce132"/>
          <table:table-cell table:number-columns-repeated="12" table:style-name="ce135"/>
          <table:table-cell table:style-name="ce136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162">
            <text:p>(5)<text:s text:c="2"/><text:span text:style-name="T5">蔬</text:span><text:s/><text:span text:style-name="T5">菜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137"/>
          <table:table-cell office:value-type="string" table:number-columns-spanned="7" table:number-rows-spanned="1" table:style-name="ce163">
            <text:p>(5) <text:s/>Domestic Production of Vegetables</text:p>
          </table:table-cell>
          <table:covered-table-cell table:number-columns-repeated="6"/>
          <table:table-cell table:number-columns-repeated="16369" table:style-name="ce138"/>
        </table:table-row>
        <table:table-row table:style-name="ro1">
          <table:table-cell office:value-type="string" table:style-name="ce139">
            <text:p>單位：公噸</text:p>
          </table:table-cell>
          <table:table-cell table:style-name="ce132"/>
          <table:table-cell table:number-columns-repeated="5" table:style-name="ce140"/>
          <table:table-cell table:style-name="ce134"/>
          <table:table-cell table:number-columns-repeated="6" table:style-name="ce140"/>
          <table:table-cell office:value-type="string" table:style-name="ce141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164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142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165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142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7">
          <table:table-cell table:style-name="ce132"/>
          <table:table-cell table:style-name="ce143"/>
          <table:table-cell table:number-columns-repeated="5" table:style-name="ce144"/>
          <table:table-cell table:style-name="ce145"/>
          <table:table-cell table:number-columns-repeated="5" table:style-name="ce144"/>
          <table:table-cell table:style-name="ce146"/>
          <table:table-cell table:style-name="ce136"/>
          <table:table-cell table:number-columns-repeated="16369"/>
        </table:table-row>
        <table:table-row table:style-name="ro8">
          <table:table-cell table:style-name="ce132"/>
          <table:table-cell office:value-type="string" table:style-name="ce147">
            <text:p>5.<text:s/><text:span text:style-name="T7">蔬　菜　類</text:span></text:p>
          </table:table-cell>
          <table:table-cell office:value-type="float" office:value="2499944.483" table:style-name="ce148">
            <text:p>2,499,944<text:s/></text:p>
          </table:table-cell>
          <table:table-cell office:value-type="float" office:value="2267612.787" table:style-name="ce148">
            <text:p>2,267,613<text:s/></text:p>
          </table:table-cell>
          <table:table-cell office:value-type="float" office:value="2329636.4810000001" table:style-name="ce148">
            <text:p>2,329,636<text:s/></text:p>
          </table:table-cell>
          <table:table-cell office:value-type="float" office:value="2360155.8849999998" table:style-name="ce148">
            <text:p>2,360,156<text:s/></text:p>
          </table:table-cell>
          <table:table-cell office:value-type="float" office:value="2427527.7110000001" table:style-name="ce148">
            <text:p>2,427,528<text:s/></text:p>
          </table:table-cell>
          <table:table-cell table:style-name="ce148"/>
          <table:table-cell office:value-type="float" office:value="2556221.0460000001" table:style-name="ce148">
            <text:p>2,556,221<text:s/></text:p>
          </table:table-cell>
          <table:table-cell office:value-type="float" office:value="2371289.5819999999" table:style-name="ce148">
            <text:p>2,371,290<text:s/></text:p>
          </table:table-cell>
          <table:table-cell office:value-type="float" office:value="2443523.2340000002" table:style-name="ce148">
            <text:p>2,443,523<text:s/></text:p>
          </table:table-cell>
          <table:table-cell office:value-type="float" office:value="2517467.2749999999" table:style-name="ce148">
            <text:p>2,517,467<text:s/></text:p>
          </table:table-cell>
          <table:table-cell office:value-type="float" office:value="2370602.2919999999" table:style-name="ce148">
            <text:p>2,370,602<text:s/></text:p>
          </table:table-cell>
          <table:table-cell table:style-name="ce149"/>
          <table:table-cell office:value-type="string" table:style-name="ce150">
            <text:p>5.Vegetables</text:p>
          </table:table-cell>
          <table:table-cell table:number-columns-repeated="16369"/>
        </table:table-row>
        <table:table-row table:style-name="ro7">
          <table:table-cell table:style-name="ce132"/>
          <table:table-cell table:style-name="ce143"/>
          <table:table-cell table:number-columns-repeated="11" table:style-name="ce151"/>
          <table:table-cell table:style-name="ce152"/>
          <table:table-cell table:style-name="ce134"/>
          <table:table-cell table:number-columns-repeated="16369"/>
        </table:table-row>
        <table:table-row table:style-name="ro8">
          <table:table-cell table:style-name="ce132"/>
          <table:table-cell office:value-type="string" table:style-name="ce153">
            <text:p>(1)<text:s/><text:span text:style-name="T2">葉　菜　類</text:span></text:p>
          </table:table-cell>
          <table:table-cell office:value-type="float" office:value="919374" table:style-name="ce151">
            <text:p>919,374<text:s/></text:p>
          </table:table-cell>
          <table:table-cell office:value-type="float" office:value="804398.72" table:style-name="ce151">
            <text:p>804,399<text:s/></text:p>
          </table:table-cell>
          <table:table-cell office:value-type="float" office:value="859102.96600000001" table:style-name="ce151">
            <text:p>859,103<text:s/></text:p>
          </table:table-cell>
          <table:table-cell office:value-type="float" office:value="899570.54799999995" table:style-name="ce151">
            <text:p>899,571<text:s/></text:p>
          </table:table-cell>
          <table:table-cell office:value-type="float" office:value="856861.55700000003" table:style-name="ce151">
            <text:p>856,862<text:s/></text:p>
          </table:table-cell>
          <table:table-cell table:style-name="ce151"/>
          <table:table-cell office:value-type="float" office:value="947863.65500000003" table:style-name="ce151">
            <text:p>947,864<text:s/></text:p>
          </table:table-cell>
          <table:table-cell office:value-type="float" office:value="905359.34299999999" table:style-name="ce151">
            <text:p>905,359<text:s/></text:p>
          </table:table-cell>
          <table:table-cell office:value-type="float" office:value="881693.78700000001" table:style-name="ce151">
            <text:p>881,694<text:s/></text:p>
          </table:table-cell>
          <table:table-cell office:value-type="float" office:value="897755.25399999996" table:style-name="ce151">
            <text:p>897,755<text:s/></text:p>
          </table:table-cell>
          <table:table-cell office:value-type="float" office:value="878899.15599999996" table:style-name="ce151">
            <text:p>878,899<text:s/></text:p>
          </table:table-cell>
          <table:table-cell table:style-name="ce152"/>
          <table:table-cell office:value-type="string" table:style-name="ce154">
            <text:p>(1) Green leafy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a.<text:s/><text:span text:style-name="T2">甘　　　藍</text:span></text:p>
          </table:table-cell>
          <table:table-cell office:value-type="float" office:value="355072" table:style-name="ce151">
            <text:p>355,072<text:s/></text:p>
          </table:table-cell>
          <table:table-cell office:value-type="float" office:value="318716.52600000001" table:style-name="ce151">
            <text:p>318,717<text:s/></text:p>
          </table:table-cell>
          <table:table-cell office:value-type="float" office:value="348818.22899999999" table:style-name="ce151">
            <text:p>348,818<text:s/></text:p>
          </table:table-cell>
          <table:table-cell office:value-type="float" office:value="346297.19900000002" table:style-name="ce151">
            <text:p>346,297<text:s/></text:p>
          </table:table-cell>
          <table:table-cell office:value-type="float" office:value="329014.21100000001" table:style-name="ce151">
            <text:p>329,014<text:s/></text:p>
          </table:table-cell>
          <table:table-cell table:style-name="ce151"/>
          <table:table-cell office:value-type="float" office:value="367183.141" table:style-name="ce151">
            <text:p>367,183<text:s/></text:p>
          </table:table-cell>
          <table:table-cell office:value-type="float" office:value="341125.11" table:style-name="ce151">
            <text:p>341,125<text:s/></text:p>
          </table:table-cell>
          <table:table-cell office:value-type="float" office:value="354230.82" table:style-name="ce151">
            <text:p>354,231<text:s/></text:p>
          </table:table-cell>
          <table:table-cell office:value-type="float" office:value="376302.88799999998" table:style-name="ce151">
            <text:p>376,303<text:s/></text:p>
          </table:table-cell>
          <table:table-cell office:value-type="float" office:value="361173.06900000002" table:style-name="ce151">
            <text:p>361,173<text:s/></text:p>
          </table:table-cell>
          <table:table-cell table:style-name="ce152"/>
          <table:table-cell office:value-type="string" table:style-name="ce156">
            <text:p>a. Cabbage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b.<text:s/><text:span text:style-name="T2">大　芥　菜</text:span></text:p>
          </table:table-cell>
          <table:table-cell office:value-type="float" office:value="53949" table:style-name="ce151">
            <text:p>53,949<text:s/></text:p>
          </table:table-cell>
          <table:table-cell office:value-type="float" office:value="48663.146999999997" table:style-name="ce151">
            <text:p>48,663<text:s/></text:p>
          </table:table-cell>
          <table:table-cell office:value-type="float" office:value="55091.137999999999" table:style-name="ce151">
            <text:p>55,091<text:s/></text:p>
          </table:table-cell>
          <table:table-cell office:value-type="float" office:value="41943.237000000001" table:style-name="ce151">
            <text:p>41,943<text:s/></text:p>
          </table:table-cell>
          <table:table-cell office:value-type="float" office:value="32223.024000000001" table:style-name="ce151">
            <text:p>32,223<text:s/></text:p>
          </table:table-cell>
          <table:table-cell table:style-name="ce151"/>
          <table:table-cell office:value-type="float" office:value="32740.776999999998" table:style-name="ce151">
            <text:p>32,741<text:s/></text:p>
          </table:table-cell>
          <table:table-cell office:value-type="float" office:value="36219.857000000004" table:style-name="ce151">
            <text:p>36,220<text:s/></text:p>
          </table:table-cell>
          <table:table-cell office:value-type="float" office:value="40016.338000000003" table:style-name="ce151">
            <text:p>40,016<text:s/></text:p>
          </table:table-cell>
          <table:table-cell office:value-type="float" office:value="40675.199000000001" table:style-name="ce151">
            <text:p>40,675<text:s/></text:p>
          </table:table-cell>
          <table:table-cell office:value-type="float" office:value="28775.966" table:style-name="ce151">
            <text:p>28,776<text:s/></text:p>
          </table:table-cell>
          <table:table-cell table:style-name="ce152"/>
          <table:table-cell office:value-type="string" table:style-name="ce156">
            <text:p>b. Leaf mustard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c.<text:s/><text:span text:style-name="T2">結</text:span><text:s/><text:span text:style-name="T2">球</text:span><text:s/><text:span text:style-name="T2">白</text:span><text:s/><text:span text:style-name="T2">菜</text:span></text:p>
          </table:table-cell>
          <table:table-cell office:value-type="float" office:value="132830" table:style-name="ce151">
            <text:p>132,830<text:s/></text:p>
          </table:table-cell>
          <table:table-cell office:value-type="float" office:value="88732.703999999998" table:style-name="ce151">
            <text:p>88,733<text:s/></text:p>
          </table:table-cell>
          <table:table-cell office:value-type="float" office:value="98713.264999999999" table:style-name="ce151">
            <text:p>98,713<text:s/></text:p>
          </table:table-cell>
          <table:table-cell office:value-type="float" office:value="120633.495" table:style-name="ce151">
            <text:p>120,633<text:s/></text:p>
          </table:table-cell>
          <table:table-cell office:value-type="float" office:value="100384.731" table:style-name="ce151">
            <text:p>100,385<text:s/></text:p>
          </table:table-cell>
          <table:table-cell table:style-name="ce151"/>
          <table:table-cell office:value-type="float" office:value="94176.11" table:style-name="ce151">
            <text:p>94,176<text:s/></text:p>
          </table:table-cell>
          <table:table-cell office:value-type="float" office:value="88435.004000000001" table:style-name="ce151">
            <text:p>88,435<text:s/></text:p>
          </table:table-cell>
          <table:table-cell office:value-type="float" office:value="80544.519" table:style-name="ce151">
            <text:p>80,545<text:s/></text:p>
          </table:table-cell>
          <table:table-cell office:value-type="float" office:value="81012.827999999994" table:style-name="ce151">
            <text:p>81,013<text:s/></text:p>
          </table:table-cell>
          <table:table-cell office:value-type="float" office:value="78305.850999999995" table:style-name="ce151">
            <text:p>78,306<text:s/></text:p>
          </table:table-cell>
          <table:table-cell table:style-name="ce152"/>
          <table:table-cell office:value-type="string" table:style-name="ce156">
            <text:p>c. Chinese cabbage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d.<text:s/><text:span text:style-name="T2">小　白　菜</text:span></text:p>
          </table:table-cell>
          <table:table-cell office:value-type="float" office:value="82256" table:style-name="ce151">
            <text:p>82,256<text:s/></text:p>
          </table:table-cell>
          <table:table-cell office:value-type="float" office:value="72895.793999999994" table:style-name="ce151">
            <text:p>72,896<text:s/></text:p>
          </table:table-cell>
          <table:table-cell office:value-type="float" office:value="69127.596000000005" table:style-name="ce151">
            <text:p>69,128<text:s/></text:p>
          </table:table-cell>
          <table:table-cell office:value-type="float" office:value="80645.745999999999" table:style-name="ce151">
            <text:p>80,646<text:s/></text:p>
          </table:table-cell>
          <table:table-cell office:value-type="float" office:value="76194.383000000002" table:style-name="ce151">
            <text:p>76,194<text:s/></text:p>
          </table:table-cell>
          <table:table-cell table:style-name="ce151"/>
          <table:table-cell office:value-type="float" office:value="88715.948999999993" table:style-name="ce151">
            <text:p>88,716<text:s/></text:p>
          </table:table-cell>
          <table:table-cell office:value-type="float" office:value="95410.005999999994" table:style-name="ce151">
            <text:p>95,410<text:s/></text:p>
          </table:table-cell>
          <table:table-cell office:value-type="float" office:value="79768.687000000005" table:style-name="ce151">
            <text:p>79,769<text:s/></text:p>
          </table:table-cell>
          <table:table-cell office:value-type="float" office:value="77852.842999999993" table:style-name="ce151">
            <text:p>77,853<text:s/></text:p>
          </table:table-cell>
          <table:table-cell office:value-type="float" office:value="75893.762000000002" table:style-name="ce151">
            <text:p>75,894<text:s/></text:p>
          </table:table-cell>
          <table:table-cell table:style-name="ce152"/>
          <table:table-cell office:value-type="string" table:style-name="ce156">
            <text:p>d. Celery cabbage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e.<text:s/><text:span text:style-name="T2">甕　　　菜</text:span></text:p>
          </table:table-cell>
          <table:table-cell office:value-type="float" office:value="47963" table:style-name="ce151">
            <text:p>47,963<text:s/></text:p>
          </table:table-cell>
          <table:table-cell office:value-type="float" office:value="35176.446000000004" table:style-name="ce151">
            <text:p>35,176<text:s/></text:p>
          </table:table-cell>
          <table:table-cell office:value-type="float" office:value="29506.23" table:style-name="ce151">
            <text:p>29,506<text:s/></text:p>
          </table:table-cell>
          <table:table-cell office:value-type="float" office:value="39762.767" table:style-name="ce151">
            <text:p>39,763<text:s/></text:p>
          </table:table-cell>
          <table:table-cell office:value-type="float" office:value="34184.373" table:style-name="ce151">
            <text:p>34,184<text:s/></text:p>
          </table:table-cell>
          <table:table-cell table:style-name="ce151"/>
          <table:table-cell office:value-type="float" office:value="35020.743999999999" table:style-name="ce151">
            <text:p>35,021<text:s/></text:p>
          </table:table-cell>
          <table:table-cell office:value-type="float" office:value="31743.757000000001" table:style-name="ce151">
            <text:p>31,744<text:s/></text:p>
          </table:table-cell>
          <table:table-cell office:value-type="float" office:value="33773.972999999998" table:style-name="ce151">
            <text:p>33,774<text:s/></text:p>
          </table:table-cell>
          <table:table-cell office:value-type="float" office:value="28470.011999999999" table:style-name="ce151">
            <text:p>28,470<text:s/></text:p>
          </table:table-cell>
          <table:table-cell office:value-type="float" office:value="32049.829000000002" table:style-name="ce151">
            <text:p>32,050<text:s/></text:p>
          </table:table-cell>
          <table:table-cell table:style-name="ce152"/>
          <table:table-cell office:value-type="string" table:style-name="ce156">
            <text:p>e. Water convolvulu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f.<text:s/><text:span text:style-name="T2">芹　　　菜</text:span></text:p>
          </table:table-cell>
          <table:table-cell office:value-type="float" office:value="33356" table:style-name="ce151">
            <text:p>33,356<text:s/></text:p>
          </table:table-cell>
          <table:table-cell office:value-type="float" office:value="29056.757000000001" table:style-name="ce151">
            <text:p>29,057<text:s/></text:p>
          </table:table-cell>
          <table:table-cell office:value-type="float" office:value="26162.437999999998" table:style-name="ce151">
            <text:p>26,162<text:s/></text:p>
          </table:table-cell>
          <table:table-cell office:value-type="float" office:value="27565.348999999998" table:style-name="ce151">
            <text:p>27,565<text:s/></text:p>
          </table:table-cell>
          <table:table-cell office:value-type="float" office:value="28103.972000000002" table:style-name="ce151">
            <text:p>28,104<text:s/></text:p>
          </table:table-cell>
          <table:table-cell table:style-name="ce151"/>
          <table:table-cell office:value-type="float" office:value="25065.887999999999" table:style-name="ce151">
            <text:p>25,066<text:s/></text:p>
          </table:table-cell>
          <table:table-cell office:value-type="float" office:value="23779.741999999998" table:style-name="ce151">
            <text:p>23,780<text:s/></text:p>
          </table:table-cell>
          <table:table-cell office:value-type="float" office:value="20997.205000000002" table:style-name="ce151">
            <text:p>20,997<text:s/></text:p>
          </table:table-cell>
          <table:table-cell office:value-type="float" office:value="20277.988000000001" table:style-name="ce151">
            <text:p>20,278<text:s/></text:p>
          </table:table-cell>
          <table:table-cell office:value-type="float" office:value="21050.129000000001" table:style-name="ce151">
            <text:p>21,050<text:s/></text:p>
          </table:table-cell>
          <table:table-cell table:style-name="ce152"/>
          <table:table-cell office:value-type="string" table:style-name="ce156">
            <text:p>f. Celery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g.<text:s/><text:span text:style-name="T2">其　　　他</text:span></text:p>
          </table:table-cell>
          <table:table-cell office:value-type="float" office:value="213948" table:style-name="ce151">
            <text:p>213,948<text:s/></text:p>
          </table:table-cell>
          <table:table-cell office:value-type="float" office:value="211157.34599999999" table:style-name="ce151">
            <text:p>211,157<text:s/></text:p>
          </table:table-cell>
          <table:table-cell office:value-type="float" office:value="231684.07" table:style-name="ce151">
            <text:p>231,684<text:s/></text:p>
          </table:table-cell>
          <table:table-cell office:value-type="float" office:value="242722.755" table:style-name="ce151">
            <text:p>242,723<text:s/></text:p>
          </table:table-cell>
          <table:table-cell office:value-type="float" office:value="256756.86300000001" table:style-name="ce151">
            <text:p>256,757<text:s/></text:p>
          </table:table-cell>
          <table:table-cell table:style-name="ce151"/>
          <table:table-cell office:value-type="float" office:value="304961.04599999997" table:style-name="ce151">
            <text:p>304,961<text:s/></text:p>
          </table:table-cell>
          <table:table-cell office:value-type="float" office:value="288645.86700000003" table:style-name="ce151">
            <text:p>288,646<text:s/></text:p>
          </table:table-cell>
          <table:table-cell office:value-type="float" office:value="272362.245" table:style-name="ce151">
            <text:p>272,362<text:s/></text:p>
          </table:table-cell>
          <table:table-cell office:value-type="float" office:value="273163.49599999998" table:style-name="ce151">
            <text:p>273,163<text:s/></text:p>
          </table:table-cell>
          <table:table-cell office:value-type="float" office:value="281650.55" table:style-name="ce151">
            <text:p>281,651<text:s/></text:p>
          </table:table-cell>
          <table:table-cell table:style-name="ce152"/>
          <table:table-cell office:value-type="string" table:style-name="ce156">
            <text:p>g. Others</text:p>
          </table:table-cell>
          <table:table-cell table:number-columns-repeated="16369"/>
        </table:table-row>
        <table:table-row table:style-name="ro7">
          <table:table-cell/>
          <table:table-cell table:style-name="ce143"/>
          <table:table-cell table:number-columns-repeated="11" table:style-name="ce151"/>
          <table:table-cell table:style-name="ce152"/>
          <table:table-cell table:style-name="ce134"/>
          <table:table-cell table:number-columns-repeated="16369"/>
        </table:table-row>
        <table:table-row table:style-name="ro8">
          <table:table-cell/>
          <table:table-cell office:value-type="string" table:style-name="ce153">
            <text:p>(2)<text:s/><text:span text:style-name="T2">根　菜　類</text:span></text:p>
          </table:table-cell>
          <table:table-cell office:value-type="float" office:value="223646" table:style-name="ce151">
            <text:p>223,646<text:s/></text:p>
          </table:table-cell>
          <table:table-cell office:value-type="float" office:value="208221.49900000001" table:style-name="ce151">
            <text:p>208,221<text:s/></text:p>
          </table:table-cell>
          <table:table-cell office:value-type="float" office:value="220052.52299999999" table:style-name="ce151">
            <text:p>220,053<text:s/></text:p>
          </table:table-cell>
          <table:table-cell office:value-type="float" office:value="219322.117" table:style-name="ce151">
            <text:p>219,322<text:s/></text:p>
          </table:table-cell>
          <table:table-cell office:value-type="float" office:value="218555.91500000001" table:style-name="ce151">
            <text:p>218,556<text:s/></text:p>
          </table:table-cell>
          <table:table-cell table:style-name="ce151"/>
          <table:table-cell office:value-type="float" office:value="219143.92300000001" table:style-name="ce151">
            <text:p>219,144<text:s/></text:p>
          </table:table-cell>
          <table:table-cell office:value-type="float" office:value="197448.28099999999" table:style-name="ce151">
            <text:p>197,448<text:s/></text:p>
          </table:table-cell>
          <table:table-cell office:value-type="float" office:value="231139.37899999999" table:style-name="ce151">
            <text:p>231,139<text:s/></text:p>
          </table:table-cell>
          <table:table-cell office:value-type="float" office:value="251649.35" table:style-name="ce151">
            <text:p>251,649<text:s/></text:p>
          </table:table-cell>
          <table:table-cell office:value-type="float" office:value="215258.83600000001" table:style-name="ce151">
            <text:p>215,259<text:s/></text:p>
          </table:table-cell>
          <table:table-cell table:style-name="ce152"/>
          <table:table-cell office:value-type="string" table:style-name="ce154">
            <text:p>(2) Roo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a.<text:s/><text:span text:style-name="T2">蘿　　　蔔</text:span></text:p>
          </table:table-cell>
          <table:table-cell office:value-type="float" office:value="116416" table:style-name="ce151">
            <text:p>116,416<text:s/></text:p>
          </table:table-cell>
          <table:table-cell office:value-type="float" office:value="110855.594" table:style-name="ce151">
            <text:p>110,856<text:s/></text:p>
          </table:table-cell>
          <table:table-cell office:value-type="float" office:value="118719.516" table:style-name="ce151">
            <text:p>118,720<text:s/></text:p>
          </table:table-cell>
          <table:table-cell office:value-type="float" office:value="101585.223" table:style-name="ce151">
            <text:p>101,585<text:s/></text:p>
          </table:table-cell>
          <table:table-cell office:value-type="float" office:value="95072.626999999993" table:style-name="ce151">
            <text:p>95,073<text:s/></text:p>
          </table:table-cell>
          <table:table-cell table:style-name="ce151"/>
          <table:table-cell office:value-type="float" office:value="100929.515" table:style-name="ce151">
            <text:p>100,930<text:s/></text:p>
          </table:table-cell>
          <table:table-cell office:value-type="float" office:value="81436.741999999998" table:style-name="ce151">
            <text:p>81,437<text:s/></text:p>
          </table:table-cell>
          <table:table-cell office:value-type="float" office:value="100566.598" table:style-name="ce151">
            <text:p>100,567<text:s/></text:p>
          </table:table-cell>
          <table:table-cell office:value-type="float" office:value="101310.713" table:style-name="ce151">
            <text:p>101,311<text:s/></text:p>
          </table:table-cell>
          <table:table-cell office:value-type="float" office:value="89678.307000000001" table:style-name="ce151">
            <text:p>89,678<text:s/></text:p>
          </table:table-cell>
          <table:table-cell table:style-name="ce152"/>
          <table:table-cell office:value-type="string" table:style-name="ce156">
            <text:p>a. Radishe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b.<text:s/><text:span text:style-name="T2">胡　蘿　蔔</text:span></text:p>
          </table:table-cell>
          <table:table-cell office:value-type="float" office:value="93897" table:style-name="ce151">
            <text:p>93,897<text:s/></text:p>
          </table:table-cell>
          <table:table-cell office:value-type="float" office:value="85793.054000000004" table:style-name="ce151">
            <text:p>85,793<text:s/></text:p>
          </table:table-cell>
          <table:table-cell office:value-type="float" office:value="92319.040999999997" table:style-name="ce151">
            <text:p>92,319<text:s/></text:p>
          </table:table-cell>
          <table:table-cell office:value-type="float" office:value="111351.192" table:style-name="ce151">
            <text:p>111,351<text:s/></text:p>
          </table:table-cell>
          <table:table-cell office:value-type="float" office:value="108165.618" table:style-name="ce151">
            <text:p>108,166<text:s/></text:p>
          </table:table-cell>
          <table:table-cell table:style-name="ce151"/>
          <table:table-cell office:value-type="float" office:value="104547.833" table:style-name="ce151">
            <text:p>104,548<text:s/></text:p>
          </table:table-cell>
          <table:table-cell office:value-type="float" office:value="101902.452" table:style-name="ce151">
            <text:p>101,902<text:s/></text:p>
          </table:table-cell>
          <table:table-cell office:value-type="float" office:value="113495.304" table:style-name="ce151">
            <text:p>113,495<text:s/></text:p>
          </table:table-cell>
          <table:table-cell office:value-type="float" office:value="130574.736" table:style-name="ce151">
            <text:p>130,575<text:s/></text:p>
          </table:table-cell>
          <table:table-cell office:value-type="float" office:value="108940.473" table:style-name="ce151">
            <text:p>108,940<text:s/></text:p>
          </table:table-cell>
          <table:table-cell table:style-name="ce152"/>
          <table:table-cell office:value-type="string" table:style-name="ce156">
            <text:p>b. Carro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c.<text:s/><text:span text:style-name="T2">其　　　他</text:span></text:p>
          </table:table-cell>
          <table:table-cell office:value-type="float" office:value="13333" table:style-name="ce151">
            <text:p>13,333<text:s/></text:p>
          </table:table-cell>
          <table:table-cell office:value-type="float" office:value="11572.851000000001" table:style-name="ce151">
            <text:p>11,573<text:s/></text:p>
          </table:table-cell>
          <table:table-cell office:value-type="float" office:value="9013.9660000000003" table:style-name="ce151">
            <text:p>9,014<text:s/></text:p>
          </table:table-cell>
          <table:table-cell office:value-type="float" office:value="6385.7020000000002" table:style-name="ce151">
            <text:p>6,386<text:s/></text:p>
          </table:table-cell>
          <table:table-cell office:value-type="float" office:value="15317.67" table:style-name="ce151">
            <text:p>15,318<text:s/></text:p>
          </table:table-cell>
          <table:table-cell table:style-name="ce151"/>
          <table:table-cell office:value-type="float" office:value="13666.575000000001" table:style-name="ce151">
            <text:p>13,667<text:s/></text:p>
          </table:table-cell>
          <table:table-cell office:value-type="float" office:value="14109.087" table:style-name="ce151">
            <text:p>14,109<text:s/></text:p>
          </table:table-cell>
          <table:table-cell office:value-type="float" office:value="17077.476999999999" table:style-name="ce151">
            <text:p>17,077<text:s/></text:p>
          </table:table-cell>
          <table:table-cell office:value-type="float" office:value="19763.901000000002" table:style-name="ce151">
            <text:p>19,764<text:s/></text:p>
          </table:table-cell>
          <table:table-cell office:value-type="float" office:value="16640.056" table:style-name="ce151">
            <text:p>16,640<text:s/></text:p>
          </table:table-cell>
          <table:table-cell table:style-name="ce152"/>
          <table:table-cell office:value-type="string" table:style-name="ce156">
            <text:p>c. Others</text:p>
          </table:table-cell>
          <table:table-cell table:number-columns-repeated="16369"/>
        </table:table-row>
        <table:table-row table:style-name="ro7">
          <table:table-cell/>
          <table:table-cell table:style-name="ce143"/>
          <table:table-cell table:number-columns-repeated="11" table:style-name="ce151"/>
          <table:table-cell table:style-name="ce152"/>
          <table:table-cell table:style-name="ce134"/>
          <table:table-cell table:number-columns-repeated="16369"/>
        </table:table-row>
        <table:table-row table:style-name="ro8">
          <table:table-cell/>
          <table:table-cell office:value-type="string" table:style-name="ce153">
            <text:p>(3)<text:s/><text:span text:style-name="T2">莖　菜　類</text:span></text:p>
          </table:table-cell>
          <table:table-cell office:value-type="float" office:value="734947.52300000004" table:style-name="ce151">
            <text:p>734,948<text:s/></text:p>
          </table:table-cell>
          <table:table-cell office:value-type="float" office:value="719226.06099999999" table:style-name="ce151">
            <text:p>719,226<text:s/></text:p>
          </table:table-cell>
          <table:table-cell office:value-type="float" office:value="701503.83100000001" table:style-name="ce151">
            <text:p>701,504<text:s/></text:p>
          </table:table-cell>
          <table:table-cell office:value-type="float" office:value="681943.17299999995" table:style-name="ce151">
            <text:p>681,943<text:s/></text:p>
          </table:table-cell>
          <table:table-cell office:value-type="float" office:value="746056.75600000005" table:style-name="ce151">
            <text:p>746,057<text:s/></text:p>
          </table:table-cell>
          <table:table-cell table:style-name="ce151"/>
          <table:table-cell office:value-type="float" office:value="767734.08799999999" table:style-name="ce151">
            <text:p>767,734<text:s/></text:p>
          </table:table-cell>
          <table:table-cell office:value-type="float" office:value="686330.77599999995" table:style-name="ce151">
            <text:p>686,331<text:s/></text:p>
          </table:table-cell>
          <table:table-cell office:value-type="float" office:value="679864.40300000005" table:style-name="ce151">
            <text:p>679,864<text:s/></text:p>
          </table:table-cell>
          <table:table-cell office:value-type="float" office:value="724240.33" table:style-name="ce151">
            <text:p>724,240<text:s/></text:p>
          </table:table-cell>
          <table:table-cell office:value-type="float" office:value="643282.10900000005" table:style-name="ce151">
            <text:p>643,282<text:s/></text:p>
          </table:table-cell>
          <table:table-cell table:style-name="ce152"/>
          <table:table-cell office:value-type="string" table:style-name="ce154">
            <text:p>(3) Bulbs and tuber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a.<text:s/><text:span text:style-name="T2">　　薑</text:span></text:p>
          </table:table-cell>
          <table:table-cell office:value-type="float" office:value="29824" table:style-name="ce151">
            <text:p>29,824<text:s/></text:p>
          </table:table-cell>
          <table:table-cell office:value-type="float" office:value="32372.933000000001" table:style-name="ce151">
            <text:p>32,373<text:s/></text:p>
          </table:table-cell>
          <table:table-cell office:value-type="float" office:value="31810.274000000001" table:style-name="ce151">
            <text:p>31,810<text:s/></text:p>
          </table:table-cell>
          <table:table-cell office:value-type="float" office:value="31392.525000000001" table:style-name="ce151">
            <text:p>31,393<text:s/></text:p>
          </table:table-cell>
          <table:table-cell office:value-type="float" office:value="34863.82" table:style-name="ce151">
            <text:p>34,864<text:s/></text:p>
          </table:table-cell>
          <table:table-cell table:style-name="ce151"/>
          <table:table-cell office:value-type="float" office:value="36616.805" table:style-name="ce151">
            <text:p>36,617<text:s/></text:p>
          </table:table-cell>
          <table:table-cell office:value-type="float" office:value="34282.713000000003" table:style-name="ce151">
            <text:p>34,283<text:s/></text:p>
          </table:table-cell>
          <table:table-cell office:value-type="float" office:value="26350.519" table:style-name="ce151">
            <text:p>26,351<text:s/></text:p>
          </table:table-cell>
          <table:table-cell office:value-type="float" office:value="21865.129000000001" table:style-name="ce151">
            <text:p>21,865<text:s/></text:p>
          </table:table-cell>
          <table:table-cell office:value-type="float" office:value="24465.050999999999" table:style-name="ce151">
            <text:p>24,465<text:s/></text:p>
          </table:table-cell>
          <table:table-cell table:style-name="ce152"/>
          <table:table-cell office:value-type="string" table:style-name="ce156">
            <text:p>a. Ginger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b.<text:s/><text:span text:style-name="T2">　　芋</text:span></text:p>
          </table:table-cell>
          <table:table-cell office:value-type="float" office:value="42497" table:style-name="ce151">
            <text:p>42,497<text:s/></text:p>
          </table:table-cell>
          <table:table-cell office:value-type="float" office:value="42471.923999999999" table:style-name="ce151">
            <text:p>42,472<text:s/></text:p>
          </table:table-cell>
          <table:table-cell office:value-type="float" office:value="38592.201999999997" table:style-name="ce151">
            <text:p>38,592<text:s/></text:p>
          </table:table-cell>
          <table:table-cell office:value-type="float" office:value="42551.478999999999" table:style-name="ce151">
            <text:p>42,551<text:s/></text:p>
          </table:table-cell>
          <table:table-cell office:value-type="float" office:value="52327.548999999999" table:style-name="ce151">
            <text:p>52,328<text:s/></text:p>
          </table:table-cell>
          <table:table-cell table:style-name="ce151"/>
          <table:table-cell office:value-type="float" office:value="46432.455000000002" table:style-name="ce151">
            <text:p>46,432<text:s/></text:p>
          </table:table-cell>
          <table:table-cell office:value-type="float" office:value="41365.504000000001" table:style-name="ce151">
            <text:p>41,366<text:s/></text:p>
          </table:table-cell>
          <table:table-cell office:value-type="float" office:value="39825.160000000003" table:style-name="ce151">
            <text:p>39,825<text:s/></text:p>
          </table:table-cell>
          <table:table-cell office:value-type="float" office:value="43395.059000000001" table:style-name="ce151">
            <text:p>43,395<text:s/></text:p>
          </table:table-cell>
          <table:table-cell office:value-type="float" office:value="39781.379000000001" table:style-name="ce151">
            <text:p>39,781<text:s/></text:p>
          </table:table-cell>
          <table:table-cell table:style-name="ce152"/>
          <table:table-cell office:value-type="string" table:style-name="ce156">
            <text:p>b. Taro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c.<text:s/><text:span text:style-name="T2">　　蔥</text:span></text:p>
          </table:table-cell>
          <table:table-cell office:value-type="float" office:value="102577" table:style-name="ce151">
            <text:p>102,577<text:s/></text:p>
          </table:table-cell>
          <table:table-cell office:value-type="float" office:value="97919.918000000005" table:style-name="ce151">
            <text:p>97,920<text:s/></text:p>
          </table:table-cell>
          <table:table-cell office:value-type="float" office:value="95123.766000000003" table:style-name="ce151">
            <text:p>95,124<text:s/></text:p>
          </table:table-cell>
          <table:table-cell office:value-type="float" office:value="111346.67200000001" table:style-name="ce151">
            <text:p>111,347<text:s/></text:p>
          </table:table-cell>
          <table:table-cell office:value-type="float" office:value="111194.031" table:style-name="ce151">
            <text:p>111,194<text:s/></text:p>
          </table:table-cell>
          <table:table-cell table:style-name="ce151"/>
          <table:table-cell office:value-type="float" office:value="105788.432" table:style-name="ce151">
            <text:p>105,788<text:s/></text:p>
          </table:table-cell>
          <table:table-cell office:value-type="float" office:value="97457.732000000004" table:style-name="ce151">
            <text:p>97,458<text:s/></text:p>
          </table:table-cell>
          <table:table-cell office:value-type="float" office:value="102760.81" table:style-name="ce151">
            <text:p>102,761<text:s/></text:p>
          </table:table-cell>
          <table:table-cell office:value-type="float" office:value="105618.97900000001" table:style-name="ce151">
            <text:p>105,619<text:s/></text:p>
          </table:table-cell>
          <table:table-cell office:value-type="float" office:value="97117.351999999999" table:style-name="ce151">
            <text:p>97,117<text:s/></text:p>
          </table:table-cell>
          <table:table-cell table:style-name="ce152"/>
          <table:table-cell office:value-type="string" table:style-name="ce156">
            <text:p>c. Scallion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d.<text:s/><text:span text:style-name="T2">蔥　　　頭</text:span></text:p>
          </table:table-cell>
          <table:table-cell office:value-type="float" office:value="7081.8580000000002" table:style-name="ce151">
            <text:p>7,082<text:s/></text:p>
          </table:table-cell>
          <table:table-cell office:value-type="float" office:value="7904.9610000000002" table:style-name="ce151">
            <text:p>7,905<text:s/></text:p>
          </table:table-cell>
          <table:table-cell office:value-type="float" office:value="11949.18" table:style-name="ce151">
            <text:p>11,949<text:s/></text:p>
          </table:table-cell>
          <table:table-cell office:value-type="float" office:value="11842.998" table:style-name="ce151">
            <text:p>11,843<text:s/></text:p>
          </table:table-cell>
          <table:table-cell office:value-type="float" office:value="10410.530000000001" table:style-name="ce151">
            <text:p>10,411<text:s/></text:p>
          </table:table-cell>
          <table:table-cell table:style-name="ce151"/>
          <table:table-cell office:value-type="float" office:value="10402.477999999999" table:style-name="ce151">
            <text:p>10,402<text:s/></text:p>
          </table:table-cell>
          <table:table-cell office:value-type="float" office:value="15328.726000000001" table:style-name="ce151">
            <text:p>15,329<text:s/></text:p>
          </table:table-cell>
          <table:table-cell office:value-type="float" office:value="17296.917000000001" table:style-name="ce151">
            <text:p>17,297<text:s/></text:p>
          </table:table-cell>
          <table:table-cell office:value-type="float" office:value="19853.387999999999" table:style-name="ce151">
            <text:p>19,853<text:s/></text:p>
          </table:table-cell>
          <table:table-cell office:value-type="float" office:value="11513.132" table:style-name="ce151">
            <text:p>11,513<text:s/></text:p>
          </table:table-cell>
          <table:table-cell table:style-name="ce152"/>
          <table:table-cell office:value-type="string" table:style-name="ce156">
            <text:p>d. Scallion bulb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e.<text:s/><text:span text:style-name="T2">洋　　　蔥</text:span></text:p>
          </table:table-cell>
          <table:table-cell office:value-type="float" office:value="48050" table:style-name="ce151">
            <text:p>48,050<text:s/></text:p>
          </table:table-cell>
          <table:table-cell office:value-type="float" office:value="67294.509000000005" table:style-name="ce151">
            <text:p>67,295<text:s/></text:p>
          </table:table-cell>
          <table:table-cell office:value-type="float" office:value="72720.292000000001" table:style-name="ce151">
            <text:p>72,720<text:s/></text:p>
          </table:table-cell>
          <table:table-cell office:value-type="float" office:value="46969.184000000001" table:style-name="ce151">
            <text:p>46,969<text:s/></text:p>
          </table:table-cell>
          <table:table-cell office:value-type="float" office:value="58059.084000000003" table:style-name="ce151">
            <text:p>58,059<text:s/></text:p>
          </table:table-cell>
          <table:table-cell table:style-name="ce151"/>
          <table:table-cell office:value-type="float" office:value="64800.788999999997" table:style-name="ce151">
            <text:p>64,801<text:s/></text:p>
          </table:table-cell>
          <table:table-cell office:value-type="float" office:value="44986.122000000003" table:style-name="ce151">
            <text:p>44,986<text:s/></text:p>
          </table:table-cell>
          <table:table-cell office:value-type="float" office:value="51233.576000000001" table:style-name="ce151">
            <text:p>51,234<text:s/></text:p>
          </table:table-cell>
          <table:table-cell office:value-type="float" office:value="64324.953000000001" table:style-name="ce151">
            <text:p>64,325<text:s/></text:p>
          </table:table-cell>
          <table:table-cell office:value-type="float" office:value="56613.703000000001" table:style-name="ce151">
            <text:p>56,614<text:s/></text:p>
          </table:table-cell>
          <table:table-cell table:style-name="ce152"/>
          <table:table-cell office:value-type="string" table:style-name="ce156">
            <text:p>e. Onion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f.<text:s/><text:span text:style-name="T2">　　韭</text:span></text:p>
          </table:table-cell>
          <table:table-cell office:value-type="float" office:value="39521" table:style-name="ce151">
            <text:p>39,521<text:s/></text:p>
          </table:table-cell>
          <table:table-cell office:value-type="float" office:value="30945.044000000002" table:style-name="ce151">
            <text:p>30,945<text:s/></text:p>
          </table:table-cell>
          <table:table-cell office:value-type="float" office:value="29963.026000000002" table:style-name="ce151">
            <text:p>29,963<text:s/></text:p>
          </table:table-cell>
          <table:table-cell office:value-type="float" office:value="35353.968999999997" table:style-name="ce151">
            <text:p>35,354<text:s/></text:p>
          </table:table-cell>
          <table:table-cell office:value-type="float" office:value="37908.364999999998" table:style-name="ce151">
            <text:p>37,908<text:s/></text:p>
          </table:table-cell>
          <table:table-cell table:style-name="ce151"/>
          <table:table-cell office:value-type="float" office:value="41602.68" table:style-name="ce151">
            <text:p>41,603<text:s/></text:p>
          </table:table-cell>
          <table:table-cell office:value-type="float" office:value="41790.01" table:style-name="ce151">
            <text:p>41,790<text:s/></text:p>
          </table:table-cell>
          <table:table-cell office:value-type="float" office:value="41420.834000000003" table:style-name="ce151">
            <text:p>41,421<text:s/></text:p>
          </table:table-cell>
          <table:table-cell office:value-type="float" office:value="42426.813999999998" table:style-name="ce151">
            <text:p>42,427<text:s/></text:p>
          </table:table-cell>
          <table:table-cell office:value-type="float" office:value="32479.75" table:style-name="ce151">
            <text:p>32,480<text:s/></text:p>
          </table:table-cell>
          <table:table-cell table:style-name="ce152"/>
          <table:table-cell office:value-type="string" table:style-name="ce156">
            <text:p>f. Leek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g.<text:s/><text:span text:style-name="T2">　　蒜</text:span></text:p>
          </table:table-cell>
          <table:table-cell office:value-type="float" office:value="23681" table:style-name="ce151">
            <text:p>23,681<text:s/></text:p>
          </table:table-cell>
          <table:table-cell office:value-type="float" office:value="20822.201000000001" table:style-name="ce151">
            <text:p>20,822<text:s/></text:p>
          </table:table-cell>
          <table:table-cell office:value-type="float" office:value="20528.309000000001" table:style-name="ce151">
            <text:p>20,528<text:s/></text:p>
          </table:table-cell>
          <table:table-cell office:value-type="float" office:value="18257.261999999999" table:style-name="ce151">
            <text:p>18,257<text:s/></text:p>
          </table:table-cell>
          <table:table-cell office:value-type="float" office:value="13730.74" table:style-name="ce151">
            <text:p>13,731<text:s/></text:p>
          </table:table-cell>
          <table:table-cell table:style-name="ce151"/>
          <table:table-cell office:value-type="float" office:value="14153.293" table:style-name="ce151">
            <text:p>14,153<text:s/></text:p>
          </table:table-cell>
          <table:table-cell office:value-type="float" office:value="15259.199000000001" table:style-name="ce151">
            <text:p>15,259<text:s/></text:p>
          </table:table-cell>
          <table:table-cell office:value-type="float" office:value="14606.308000000001" table:style-name="ce151">
            <text:p>14,606<text:s/></text:p>
          </table:table-cell>
          <table:table-cell office:value-type="float" office:value="14147.115" table:style-name="ce151">
            <text:p>14,147<text:s/></text:p>
          </table:table-cell>
          <table:table-cell office:value-type="float" office:value="12972.633" table:style-name="ce151">
            <text:p>12,973<text:s/></text:p>
          </table:table-cell>
          <table:table-cell table:style-name="ce152"/>
          <table:table-cell office:value-type="string" table:style-name="ce156">
            <text:p>g. Garlic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h.<text:s/><text:span text:style-name="T2">蒜　　　頭</text:span></text:p>
          </table:table-cell>
          <table:table-cell office:value-type="float" office:value="43843" table:style-name="ce151">
            <text:p>43,843<text:s/></text:p>
          </table:table-cell>
          <table:table-cell office:value-type="float" office:value="43839.864999999998" table:style-name="ce151">
            <text:p>43,840<text:s/></text:p>
          </table:table-cell>
          <table:table-cell office:value-type="float" office:value="54507.637999999999" table:style-name="ce151">
            <text:p>54,508<text:s/></text:p>
          </table:table-cell>
          <table:table-cell office:value-type="float" office:value="49599.953999999998" table:style-name="ce151">
            <text:p>49,600<text:s/></text:p>
          </table:table-cell>
          <table:table-cell office:value-type="float" office:value="44904.428999999996" table:style-name="ce151">
            <text:p>44,904<text:s/></text:p>
          </table:table-cell>
          <table:table-cell table:style-name="ce151"/>
          <table:table-cell office:value-type="float" office:value="63925.072" table:style-name="ce151">
            <text:p>63,925<text:s/></text:p>
          </table:table-cell>
          <table:table-cell office:value-type="float" office:value="46750.499000000003" table:style-name="ce151">
            <text:p>46,750<text:s/></text:p>
          </table:table-cell>
          <table:table-cell office:value-type="float" office:value="43889.728000000003" table:style-name="ce151">
            <text:p>43,890<text:s/></text:p>
          </table:table-cell>
          <table:table-cell office:value-type="float" office:value="59492.195" table:style-name="ce151">
            <text:p>59,492<text:s/></text:p>
          </table:table-cell>
          <table:table-cell office:value-type="float" office:value="49706.739000000001" table:style-name="ce151">
            <text:p>49,707<text:s/></text:p>
          </table:table-cell>
          <table:table-cell table:style-name="ce152"/>
          <table:table-cell office:value-type="string" table:style-name="ce156">
            <text:p>h. Garlic bulb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i.<text:s/><text:span text:style-name="T2">荸　　　薺</text:span></text:p>
          </table:table-cell>
          <table:table-cell office:value-type="string" table:style-name="ce151">
            <text:p>-</text:p>
          </table:table-cell>
          <table:table-cell office:value-type="float" office:value="105.86" table:style-name="ce151">
            <text:p>106<text:s/></text:p>
          </table:table-cell>
          <table:table-cell office:value-type="float" office:value="66.400000000000006" table:style-name="ce151">
            <text:p>66<text:s/></text:p>
          </table:table-cell>
          <table:table-cell office:value-type="float" office:value="203.14500000000001" table:style-name="ce151">
            <text:p>203<text:s/></text:p>
          </table:table-cell>
          <table:table-cell office:value-type="float" office:value="53.9" table:style-name="ce151">
            <text:p>54<text:s/></text:p>
          </table:table-cell>
          <table:table-cell table:style-name="ce151"/>
          <table:table-cell office:value-type="float" office:value="114.985" table:style-name="ce151">
            <text:p>115<text:s/></text:p>
          </table:table-cell>
          <table:table-cell office:value-type="float" office:value="325.05" table:style-name="ce151">
            <text:p>325<text:s/></text:p>
          </table:table-cell>
          <table:table-cell office:value-type="float" office:value="194.65" table:style-name="ce151">
            <text:p>195<text:s/></text:p>
          </table:table-cell>
          <table:table-cell office:value-type="float" office:value="180.86500000000001" table:style-name="ce151">
            <text:p>181<text:s/></text:p>
          </table:table-cell>
          <table:table-cell office:value-type="float" office:value="135.6" table:style-name="ce151">
            <text:p>136<text:s/></text:p>
          </table:table-cell>
          <table:table-cell table:style-name="ce152"/>
          <table:table-cell office:value-type="string" table:style-name="ce156">
            <text:p>i. Water chestnu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j.<text:s/><text:span text:style-name="T2">竹　　　筍</text:span></text:p>
          </table:table-cell>
          <table:table-cell office:value-type="float" office:value="313356" table:style-name="ce151">
            <text:p>313,356<text:s/></text:p>
          </table:table-cell>
          <table:table-cell office:value-type="float" office:value="291708.79700000002" table:style-name="ce151">
            <text:p>291,709<text:s/></text:p>
          </table:table-cell>
          <table:table-cell office:value-type="float" office:value="255046.201" table:style-name="ce151">
            <text:p>255,046<text:s/></text:p>
          </table:table-cell>
          <table:table-cell office:value-type="float" office:value="251994.15299999999" table:style-name="ce151">
            <text:p>251,994<text:s/></text:p>
          </table:table-cell>
          <table:table-cell office:value-type="float" office:value="292208.75099999999" table:style-name="ce151">
            <text:p>292,209<text:s/></text:p>
          </table:table-cell>
          <table:table-cell table:style-name="ce151"/>
          <table:table-cell office:value-type="float" office:value="294937.92" table:style-name="ce151">
            <text:p>294,938<text:s/></text:p>
          </table:table-cell>
          <table:table-cell office:value-type="float" office:value="278902.78899999999" table:style-name="ce151">
            <text:p>278,903<text:s/></text:p>
          </table:table-cell>
          <table:table-cell office:value-type="float" office:value="267092.21000000002" table:style-name="ce151">
            <text:p>267,092<text:s/></text:p>
          </table:table-cell>
          <table:table-cell office:value-type="float" office:value="277200.53999999998" table:style-name="ce151">
            <text:p>277,201<text:s/></text:p>
          </table:table-cell>
          <table:table-cell office:value-type="float" office:value="247449.49799999999" table:style-name="ce151">
            <text:p>247,449<text:s/></text:p>
          </table:table-cell>
          <table:table-cell table:style-name="ce152"/>
          <table:table-cell office:value-type="string" table:style-name="ce156">
            <text:p>j. Bamboo shoot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k.<text:s/><text:span text:style-name="T2">蘆　　　筍</text:span></text:p>
          </table:table-cell>
          <table:table-cell office:value-type="float" office:value="4413" table:style-name="ce151">
            <text:p>4,413<text:s/></text:p>
          </table:table-cell>
          <table:table-cell office:value-type="float" office:value="3140.7730000000001" table:style-name="ce151">
            <text:p>3,141<text:s/></text:p>
          </table:table-cell>
          <table:table-cell office:value-type="float" office:value="2666.76" table:style-name="ce151">
            <text:p>2,667<text:s/></text:p>
          </table:table-cell>
          <table:table-cell office:value-type="float" office:value="2479.1280000000002" table:style-name="ce151">
            <text:p>2,479<text:s/></text:p>
          </table:table-cell>
          <table:table-cell office:value-type="float" office:value="2657.33" table:style-name="ce151">
            <text:p>2,657<text:s/></text:p>
          </table:table-cell>
          <table:table-cell table:style-name="ce151"/>
          <table:table-cell office:value-type="float" office:value="3055.893" table:style-name="ce151">
            <text:p>3,056<text:s/></text:p>
          </table:table-cell>
          <table:table-cell office:value-type="float" office:value="3340.1509999999998" table:style-name="ce151">
            <text:p>3,340<text:s/></text:p>
          </table:table-cell>
          <table:table-cell office:value-type="float" office:value="3328.3449999999998" table:style-name="ce151">
            <text:p>3,328<text:s/></text:p>
          </table:table-cell>
          <table:table-cell office:value-type="float" office:value="3242.5360000000001" table:style-name="ce151">
            <text:p>3,243<text:s/></text:p>
          </table:table-cell>
          <table:table-cell office:value-type="float" office:value="3013.7339999999999" table:style-name="ce151">
            <text:p>3,014<text:s/></text:p>
          </table:table-cell>
          <table:table-cell table:style-name="ce152"/>
          <table:table-cell office:value-type="string" table:style-name="ce156">
            <text:p>k. Asparagu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l.<text:s/><text:span text:style-name="T2">茭　白　筍</text:span></text:p>
          </table:table-cell>
          <table:table-cell office:value-type="float" office:value="46256" table:style-name="ce151">
            <text:p>46,256<text:s/></text:p>
          </table:table-cell>
          <table:table-cell office:value-type="float" office:value="44291.298999999999" table:style-name="ce151">
            <text:p>44,291<text:s/></text:p>
          </table:table-cell>
          <table:table-cell office:value-type="float" office:value="46294.576999999997" table:style-name="ce151">
            <text:p>46,295<text:s/></text:p>
          </table:table-cell>
          <table:table-cell office:value-type="float" office:value="46169.184000000001" table:style-name="ce151">
            <text:p>46,169<text:s/></text:p>
          </table:table-cell>
          <table:table-cell office:value-type="float" office:value="46402.654000000002" table:style-name="ce151">
            <text:p>46,403<text:s/></text:p>
          </table:table-cell>
          <table:table-cell table:style-name="ce151"/>
          <table:table-cell office:value-type="float" office:value="45353.366999999998" table:style-name="ce151">
            <text:p>45,353<text:s/></text:p>
          </table:table-cell>
          <table:table-cell office:value-type="float" office:value="41644.273000000001" table:style-name="ce151">
            <text:p>41,644<text:s/></text:p>
          </table:table-cell>
          <table:table-cell office:value-type="float" office:value="43968.696000000004" table:style-name="ce151">
            <text:p>43,969<text:s/></text:p>
          </table:table-cell>
          <table:table-cell office:value-type="float" office:value="42416.404999999999" table:style-name="ce151">
            <text:p>42,416<text:s/></text:p>
          </table:table-cell>
          <table:table-cell office:value-type="float" office:value="39873.332000000002" table:style-name="ce151">
            <text:p>39,873<text:s/></text:p>
          </table:table-cell>
          <table:table-cell table:style-name="ce152"/>
          <table:table-cell office:value-type="string" table:style-name="ce156">
            <text:p>l. Water bamboo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m.<text:s/><text:span text:style-name="T2">其　　　他</text:span></text:p>
          </table:table-cell>
          <table:table-cell office:value-type="float" office:value="33847.665000000001" table:style-name="ce151">
            <text:p>33,848<text:s/></text:p>
          </table:table-cell>
          <table:table-cell office:value-type="float" office:value="36407.976999999999" table:style-name="ce151">
            <text:p>36,408<text:s/></text:p>
          </table:table-cell>
          <table:table-cell office:value-type="float" office:value="42235.205999999998" table:style-name="ce151">
            <text:p>42,235<text:s/></text:p>
          </table:table-cell>
          <table:table-cell office:value-type="float" office:value="33783.519999999997" table:style-name="ce151">
            <text:p>33,784<text:s/></text:p>
          </table:table-cell>
          <table:table-cell office:value-type="float" office:value="41335.572999999997" table:style-name="ce151">
            <text:p>41,336<text:s/></text:p>
          </table:table-cell>
          <table:table-cell table:style-name="ce151"/>
          <table:table-cell office:value-type="float" office:value="40549.919000000002" table:style-name="ce151">
            <text:p>40,550<text:s/></text:p>
          </table:table-cell>
          <table:table-cell office:value-type="float" office:value="24898.008000000002" table:style-name="ce151">
            <text:p>24,898<text:s/></text:p>
          </table:table-cell>
          <table:table-cell office:value-type="float" office:value="27896.65" table:style-name="ce151">
            <text:p>27,897<text:s/></text:p>
          </table:table-cell>
          <table:table-cell office:value-type="float" office:value="30076.351999999999" table:style-name="ce151">
            <text:p>30,076<text:s/></text:p>
          </table:table-cell>
          <table:table-cell office:value-type="float" office:value="28160.205999999998" table:style-name="ce151">
            <text:p>28,160<text:s/></text:p>
          </table:table-cell>
          <table:table-cell table:style-name="ce152"/>
          <table:table-cell office:value-type="string" table:style-name="ce156">
            <text:p>m. Others</text:p>
          </table:table-cell>
          <table:table-cell table:number-columns-repeated="16369"/>
        </table:table-row>
        <table:table-row table:style-name="ro7">
          <table:table-cell/>
          <table:table-cell table:style-name="ce143"/>
          <table:table-cell table:number-columns-repeated="11" table:style-name="ce151"/>
          <table:table-cell table:style-name="ce152"/>
          <table:table-cell table:style-name="ce134"/>
          <table:table-cell table:number-columns-repeated="16369"/>
        </table:table-row>
        <table:table-row table:style-name="ro8">
          <table:table-cell/>
          <table:table-cell office:value-type="string" table:style-name="ce153">
            <text:p>(4)<text:s/><text:span text:style-name="T2">花</text:span><text:s/><text:span text:style-name="T2">果</text:span><text:s/><text:span text:style-name="T2">菜</text:span><text:s/><text:span text:style-name="T2">類</text:span></text:p>
          </table:table-cell>
          <table:table-cell office:value-type="float" office:value="592895" table:style-name="ce151">
            <text:p>592,895<text:s/></text:p>
          </table:table-cell>
          <table:table-cell office:value-type="float" office:value="506874.50699999998" table:style-name="ce151">
            <text:p>506,875<text:s/></text:p>
          </table:table-cell>
          <table:table-cell office:value-type="float" office:value="518526.26899999997" table:style-name="ce151">
            <text:p>518,526<text:s/></text:p>
          </table:table-cell>
          <table:table-cell office:value-type="float" office:value="525022.29299999995" table:style-name="ce151">
            <text:p>525,022<text:s/></text:p>
          </table:table-cell>
          <table:table-cell office:value-type="float" office:value="569036.06000000006" table:style-name="ce151">
            <text:p>569,036<text:s/></text:p>
          </table:table-cell>
          <table:table-cell table:style-name="ce151"/>
          <table:table-cell office:value-type="float" office:value="581342.728" table:style-name="ce151">
            <text:p>581,343<text:s/></text:p>
          </table:table-cell>
          <table:table-cell office:value-type="float" office:value="539929.24399999995" table:style-name="ce151">
            <text:p>539,929<text:s/></text:p>
          </table:table-cell>
          <table:table-cell office:value-type="float" office:value="608308.71" table:style-name="ce151">
            <text:p>608,309<text:s/></text:p>
          </table:table-cell>
          <table:table-cell office:value-type="float" office:value="603215.20900000003" table:style-name="ce151">
            <text:p>603,215<text:s/></text:p>
          </table:table-cell>
          <table:table-cell office:value-type="float" office:value="589673.79399999999" table:style-name="ce151">
            <text:p>589,674<text:s/></text:p>
          </table:table-cell>
          <table:table-cell table:style-name="ce152"/>
          <table:table-cell office:value-type="string" table:style-name="ce154">
            <text:p>(4) Flowers and frui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a.<text:s/><text:span text:style-name="T2">花　椰　菜</text:span></text:p>
          </table:table-cell>
          <table:table-cell office:value-type="float" office:value="75871" table:style-name="ce151">
            <text:p>75,871<text:s/></text:p>
          </table:table-cell>
          <table:table-cell office:value-type="float" office:value="67917.198999999993" table:style-name="ce151">
            <text:p>67,917<text:s/></text:p>
          </table:table-cell>
          <table:table-cell office:value-type="float" office:value="67876.755000000005" table:style-name="ce151">
            <text:p>67,877<text:s/></text:p>
          </table:table-cell>
          <table:table-cell office:value-type="float" office:value="76568.577000000005" table:style-name="ce151">
            <text:p>76,569<text:s/></text:p>
          </table:table-cell>
          <table:table-cell office:value-type="float" office:value="87795.244999999995" table:style-name="ce151">
            <text:p>87,795<text:s/></text:p>
          </table:table-cell>
          <table:table-cell table:style-name="ce151"/>
          <table:table-cell office:value-type="float" office:value="90218.377999999997" table:style-name="ce151">
            <text:p>90,218<text:s/></text:p>
          </table:table-cell>
          <table:table-cell office:value-type="float" office:value="77680.394" table:style-name="ce151">
            <text:p>77,680<text:s/></text:p>
          </table:table-cell>
          <table:table-cell office:value-type="float" office:value="80954.025999999998" table:style-name="ce151">
            <text:p>80,954<text:s/></text:p>
          </table:table-cell>
          <table:table-cell office:value-type="float" office:value="79419.706999999995" table:style-name="ce151">
            <text:p>79,420<text:s/></text:p>
          </table:table-cell>
          <table:table-cell office:value-type="float" office:value="81259.934999999998" table:style-name="ce151">
            <text:p>81,260<text:s/></text:p>
          </table:table-cell>
          <table:table-cell table:style-name="ce152"/>
          <table:table-cell office:value-type="string" table:style-name="ce156">
            <text:p>a. Cauliflower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b.<text:s/><text:span text:style-name="T2">金　針　菜</text:span></text:p>
          </table:table-cell>
          <table:table-cell office:value-type="float" office:value="686" table:style-name="ce151">
            <text:p>686<text:s/></text:p>
          </table:table-cell>
          <table:table-cell office:value-type="float" office:value="602.19299999999998" table:style-name="ce151">
            <text:p>602<text:s/></text:p>
          </table:table-cell>
          <table:table-cell office:value-type="float" office:value="591.18600000000004" table:style-name="ce151">
            <text:p>591<text:s/></text:p>
          </table:table-cell>
          <table:table-cell office:value-type="float" office:value="576.01099999999997" table:style-name="ce151">
            <text:p>576<text:s/></text:p>
          </table:table-cell>
          <table:table-cell office:value-type="float" office:value="386.32400000000001" table:style-name="ce151">
            <text:p>386<text:s/></text:p>
          </table:table-cell>
          <table:table-cell table:style-name="ce151"/>
          <table:table-cell office:value-type="float" office:value="502.11099999999999" table:style-name="ce151">
            <text:p>502<text:s/></text:p>
          </table:table-cell>
          <table:table-cell office:value-type="float" office:value="370.86799999999999" table:style-name="ce151">
            <text:p>371<text:s/></text:p>
          </table:table-cell>
          <table:table-cell office:value-type="float" office:value="325.90899999999999" table:style-name="ce151">
            <text:p>326<text:s/></text:p>
          </table:table-cell>
          <table:table-cell office:value-type="float" office:value="329.99299999999999" table:style-name="ce151">
            <text:p>330<text:s/></text:p>
          </table:table-cell>
          <table:table-cell office:value-type="float" office:value="345.18" table:style-name="ce151">
            <text:p>345<text:s/></text:p>
          </table:table-cell>
          <table:table-cell table:style-name="ce152"/>
          <table:table-cell office:value-type="string" table:style-name="ce156">
            <text:p>b. Lily flower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c.<text:s/><text:span text:style-name="T2">越　　　瓜</text:span></text:p>
          </table:table-cell>
          <table:table-cell office:value-type="float" office:value="7445" table:style-name="ce151">
            <text:p>7,445<text:s/></text:p>
          </table:table-cell>
          <table:table-cell office:value-type="float" office:value="4407.3389999999999" table:style-name="ce151">
            <text:p>4,407<text:s/></text:p>
          </table:table-cell>
          <table:table-cell office:value-type="float" office:value="4621.259" table:style-name="ce151">
            <text:p>4,621<text:s/></text:p>
          </table:table-cell>
          <table:table-cell office:value-type="float" office:value="4832.6350000000002" table:style-name="ce151">
            <text:p>4,833<text:s/></text:p>
          </table:table-cell>
          <table:table-cell office:value-type="float" office:value="4264.91" table:style-name="ce151">
            <text:p>4,265<text:s/></text:p>
          </table:table-cell>
          <table:table-cell table:style-name="ce151"/>
          <table:table-cell office:value-type="float" office:value="4168.37" table:style-name="ce151">
            <text:p>4,168<text:s/></text:p>
          </table:table-cell>
          <table:table-cell office:value-type="float" office:value="3717.942" table:style-name="ce151">
            <text:p>3,718<text:s/></text:p>
          </table:table-cell>
          <table:table-cell office:value-type="float" office:value="3634.212" table:style-name="ce151">
            <text:p>3,634<text:s/></text:p>
          </table:table-cell>
          <table:table-cell office:value-type="float" office:value="3927.7730000000001" table:style-name="ce151">
            <text:p>3,928<text:s/></text:p>
          </table:table-cell>
          <table:table-cell office:value-type="float" office:value="3719.634" table:style-name="ce151">
            <text:p>3,720<text:s/></text:p>
          </table:table-cell>
          <table:table-cell table:style-name="ce152"/>
          <table:table-cell office:value-type="string" table:style-name="ce156">
            <text:p>c. Ori.pickling melon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d.<text:s/><text:span text:style-name="T2">胡　　　瓜</text:span></text:p>
          </table:table-cell>
          <table:table-cell office:value-type="float" office:value="52946" table:style-name="ce151">
            <text:p>52,946<text:s/></text:p>
          </table:table-cell>
          <table:table-cell office:value-type="float" office:value="47900.311999999998" table:style-name="ce151">
            <text:p>47,900<text:s/></text:p>
          </table:table-cell>
          <table:table-cell office:value-type="float" office:value="45372.620999999999" table:style-name="ce151">
            <text:p>45,373<text:s/></text:p>
          </table:table-cell>
          <table:table-cell office:value-type="float" office:value="44462.71" table:style-name="ce151">
            <text:p>44,463<text:s/></text:p>
          </table:table-cell>
          <table:table-cell office:value-type="float" office:value="44546.728000000003" table:style-name="ce151">
            <text:p>44,547<text:s/></text:p>
          </table:table-cell>
          <table:table-cell table:style-name="ce151"/>
          <table:table-cell office:value-type="float" office:value="45948.932000000001" table:style-name="ce151">
            <text:p>45,949<text:s/></text:p>
          </table:table-cell>
          <table:table-cell office:value-type="float" office:value="45080.334999999999" table:style-name="ce151">
            <text:p>45,080<text:s/></text:p>
          </table:table-cell>
          <table:table-cell office:value-type="float" office:value="43836.784" table:style-name="ce151">
            <text:p>43,837<text:s/></text:p>
          </table:table-cell>
          <table:table-cell office:value-type="float" office:value="46766.428" table:style-name="ce151">
            <text:p>46,766<text:s/></text:p>
          </table:table-cell>
          <table:table-cell office:value-type="float" office:value="47509.796000000002" table:style-name="ce151">
            <text:p>47,510<text:s/></text:p>
          </table:table-cell>
          <table:table-cell table:style-name="ce152"/>
          <table:table-cell office:value-type="string" table:style-name="ce156">
            <text:p>d. Cucumber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e.<text:s/><text:span text:style-name="T2">冬　　　瓜</text:span></text:p>
          </table:table-cell>
          <table:table-cell office:value-type="float" office:value="37668" table:style-name="ce151">
            <text:p>37,668<text:s/></text:p>
          </table:table-cell>
          <table:table-cell office:value-type="float" office:value="28060.315999999999" table:style-name="ce151">
            <text:p>28,060<text:s/></text:p>
          </table:table-cell>
          <table:table-cell office:value-type="float" office:value="29823.909" table:style-name="ce151">
            <text:p>29,824<text:s/></text:p>
          </table:table-cell>
          <table:table-cell office:value-type="float" office:value="26230.527999999998" table:style-name="ce151">
            <text:p>26,231<text:s/></text:p>
          </table:table-cell>
          <table:table-cell office:value-type="float" office:value="35986.356" table:style-name="ce151">
            <text:p>35,986<text:s/></text:p>
          </table:table-cell>
          <table:table-cell table:style-name="ce151"/>
          <table:table-cell office:value-type="float" office:value="29908.582999999999" table:style-name="ce151">
            <text:p>29,909<text:s/></text:p>
          </table:table-cell>
          <table:table-cell office:value-type="float" office:value="22584.848000000002" table:style-name="ce151">
            <text:p>22,585<text:s/></text:p>
          </table:table-cell>
          <table:table-cell office:value-type="float" office:value="32711.824000000001" table:style-name="ce151">
            <text:p>32,712<text:s/></text:p>
          </table:table-cell>
          <table:table-cell office:value-type="float" office:value="28221.559000000001" table:style-name="ce151">
            <text:p>28,222<text:s/></text:p>
          </table:table-cell>
          <table:table-cell office:value-type="float" office:value="24061.773000000001" table:style-name="ce151">
            <text:p>24,062<text:s/></text:p>
          </table:table-cell>
          <table:table-cell table:style-name="ce152"/>
          <table:table-cell office:value-type="string" table:style-name="ce156">
            <text:p>e. White gourd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f.<text:s/><text:span text:style-name="T2">苦　　　瓜</text:span></text:p>
          </table:table-cell>
          <table:table-cell office:value-type="float" office:value="35807" table:style-name="ce151">
            <text:p>35,807<text:s/></text:p>
          </table:table-cell>
          <table:table-cell office:value-type="float" office:value="31313.456999999999" table:style-name="ce151">
            <text:p>31,313<text:s/></text:p>
          </table:table-cell>
          <table:table-cell office:value-type="float" office:value="29683.716" table:style-name="ce151">
            <text:p>29,684<text:s/></text:p>
          </table:table-cell>
          <table:table-cell office:value-type="float" office:value="30490.514999999999" table:style-name="ce151">
            <text:p>30,491<text:s/></text:p>
          </table:table-cell>
          <table:table-cell office:value-type="float" office:value="30736.386999999999" table:style-name="ce151">
            <text:p>30,736<text:s/></text:p>
          </table:table-cell>
          <table:table-cell table:style-name="ce151"/>
          <table:table-cell office:value-type="float" office:value="30032.312999999998" table:style-name="ce151">
            <text:p>30,032<text:s/></text:p>
          </table:table-cell>
          <table:table-cell office:value-type="float" office:value="27310.366000000002" table:style-name="ce151">
            <text:p>27,310<text:s/></text:p>
          </table:table-cell>
          <table:table-cell office:value-type="float" office:value="27683.544000000002" table:style-name="ce151">
            <text:p>27,684<text:s/></text:p>
          </table:table-cell>
          <table:table-cell office:value-type="float" office:value="27667.809000000001" table:style-name="ce151">
            <text:p>27,668<text:s/></text:p>
          </table:table-cell>
          <table:table-cell office:value-type="float" office:value="27767.357" table:style-name="ce151">
            <text:p>27,767<text:s/></text:p>
          </table:table-cell>
          <table:table-cell table:style-name="ce152"/>
          <table:table-cell office:value-type="string" table:style-name="ce156">
            <text:p>f. Bitter gourd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g.<text:s/><text:span text:style-name="T2">南　　　瓜</text:span></text:p>
          </table:table-cell>
          <table:table-cell office:value-type="float" office:value="22222.300999999999" table:style-name="ce151">
            <text:p>22,222<text:s/></text:p>
          </table:table-cell>
          <table:table-cell office:value-type="float" office:value="24658.705000000002" table:style-name="ce151">
            <text:p>24,659<text:s/></text:p>
          </table:table-cell>
          <table:table-cell office:value-type="float" office:value="28072.917000000001" table:style-name="ce151">
            <text:p>28,073<text:s/></text:p>
          </table:table-cell>
          <table:table-cell office:value-type="float" office:value="28226.030999999999" table:style-name="ce151">
            <text:p>28,226<text:s/></text:p>
          </table:table-cell>
          <table:table-cell office:value-type="float" office:value="35401.955000000002" table:style-name="ce151">
            <text:p>35,402<text:s/></text:p>
          </table:table-cell>
          <table:table-cell table:style-name="ce151"/>
          <table:table-cell office:value-type="float" office:value="35530.853999999999" table:style-name="ce151">
            <text:p>35,531<text:s/></text:p>
          </table:table-cell>
          <table:table-cell office:value-type="float" office:value="33262.843999999997" table:style-name="ce151">
            <text:p>33,263<text:s/></text:p>
          </table:table-cell>
          <table:table-cell office:value-type="float" office:value="55322.072999999997" table:style-name="ce151">
            <text:p>55,322<text:s/></text:p>
          </table:table-cell>
          <table:table-cell office:value-type="float" office:value="57284.718000000001" table:style-name="ce151">
            <text:p>57,285<text:s/></text:p>
          </table:table-cell>
          <table:table-cell office:value-type="float" office:value="67346.650999999998" table:style-name="ce151">
            <text:p>67,347<text:s/></text:p>
          </table:table-cell>
          <table:table-cell table:style-name="ce152"/>
          <table:table-cell office:value-type="string" table:style-name="ce156">
            <text:p>g. Squashe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h.<text:s/><text:span text:style-name="T2">茄　　　子</text:span></text:p>
          </table:table-cell>
          <table:table-cell office:value-type="float" office:value="32431" table:style-name="ce151">
            <text:p>32,431<text:s/></text:p>
          </table:table-cell>
          <table:table-cell office:value-type="float" office:value="25500.159" table:style-name="ce151">
            <text:p>25,500<text:s/></text:p>
          </table:table-cell>
          <table:table-cell office:value-type="float" office:value="25834.242999999999" table:style-name="ce151">
            <text:p>25,834<text:s/></text:p>
          </table:table-cell>
          <table:table-cell office:value-type="float" office:value="27186.240000000002" table:style-name="ce151">
            <text:p>27,186<text:s/></text:p>
          </table:table-cell>
          <table:table-cell office:value-type="float" office:value="25406.955000000002" table:style-name="ce151">
            <text:p>25,407<text:s/></text:p>
          </table:table-cell>
          <table:table-cell table:style-name="ce151"/>
          <table:table-cell office:value-type="float" office:value="23119.963" table:style-name="ce151">
            <text:p>23,120<text:s/></text:p>
          </table:table-cell>
          <table:table-cell office:value-type="float" office:value="22043.036" table:style-name="ce151">
            <text:p>22,043<text:s/></text:p>
          </table:table-cell>
          <table:table-cell office:value-type="float" office:value="25193.866999999998" table:style-name="ce151">
            <text:p>25,194<text:s/></text:p>
          </table:table-cell>
          <table:table-cell office:value-type="float" office:value="26540.593000000001" table:style-name="ce151">
            <text:p>26,541<text:s/></text:p>
          </table:table-cell>
          <table:table-cell office:value-type="float" office:value="25511.628000000001" table:style-name="ce151">
            <text:p>25,512<text:s/></text:p>
          </table:table-cell>
          <table:table-cell table:style-name="ce152"/>
          <table:table-cell office:value-type="string" table:style-name="ce156">
            <text:p>h. Eggplan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5">
            <text:p>i.<text:s/><text:span text:style-name="T2">番　　　茄</text:span></text:p>
          </table:table-cell>
          <table:table-cell office:value-type="float" office:value="119275" table:style-name="ce151">
            <text:p>119,275<text:s/></text:p>
          </table:table-cell>
          <table:table-cell office:value-type="float" office:value="96841.004000000001" table:style-name="ce151">
            <text:p>96,841<text:s/></text:p>
          </table:table-cell>
          <table:table-cell office:value-type="float" office:value="110661.758" table:style-name="ce151">
            <text:p>110,662<text:s/></text:p>
          </table:table-cell>
          <table:table-cell office:value-type="float" office:value="99490.79" table:style-name="ce151">
            <text:p>99,491<text:s/></text:p>
          </table:table-cell>
          <table:table-cell office:value-type="float" office:value="116023.959" table:style-name="ce151">
            <text:p>116,024<text:s/></text:p>
          </table:table-cell>
          <table:table-cell table:style-name="ce151"/>
          <table:table-cell office:value-type="float" office:value="122862.361" table:style-name="ce151">
            <text:p>122,862<text:s/></text:p>
          </table:table-cell>
          <table:table-cell office:value-type="float" office:value="111355.194" table:style-name="ce151">
            <text:p>111,355<text:s/></text:p>
          </table:table-cell>
          <table:table-cell office:value-type="float" office:value="141871.364" table:style-name="ce151">
            <text:p>141,871<text:s/></text:p>
          </table:table-cell>
          <table:table-cell office:value-type="float" office:value="136063.71100000001" table:style-name="ce151">
            <text:p>136,064<text:s/></text:p>
          </table:table-cell>
          <table:table-cell office:value-type="float" office:value="124275.745" table:style-name="ce151">
            <text:p>124,276<text:s/></text:p>
          </table:table-cell>
          <table:table-cell table:style-name="ce152"/>
          <table:table-cell office:value-type="string" table:style-name="ce156">
            <text:p>i. Tomatoe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j.<text:s/><text:span text:style-name="T2">番　　　椒</text:span></text:p>
          </table:table-cell>
          <table:table-cell office:value-type="float" office:value="30234" table:style-name="ce151">
            <text:p>30,234<text:s/></text:p>
          </table:table-cell>
          <table:table-cell office:value-type="float" office:value="26272.49" table:style-name="ce151">
            <text:p>26,272<text:s/></text:p>
          </table:table-cell>
          <table:table-cell office:value-type="float" office:value="24178.487000000001" table:style-name="ce151">
            <text:p>24,178<text:s/></text:p>
          </table:table-cell>
          <table:table-cell office:value-type="float" office:value="25301.05" table:style-name="ce151">
            <text:p>25,301<text:s/></text:p>
          </table:table-cell>
          <table:table-cell office:value-type="float" office:value="23500.598999999998" table:style-name="ce151">
            <text:p>23,501<text:s/></text:p>
          </table:table-cell>
          <table:table-cell table:style-name="ce151"/>
          <table:table-cell office:value-type="float" office:value="21608.814999999999" table:style-name="ce151">
            <text:p>21,609<text:s/></text:p>
          </table:table-cell>
          <table:table-cell office:value-type="float" office:value="23377.212" table:style-name="ce151">
            <text:p>23,377<text:s/></text:p>
          </table:table-cell>
          <table:table-cell office:value-type="float" office:value="26579.432000000001" table:style-name="ce151">
            <text:p>26,579<text:s/></text:p>
          </table:table-cell>
          <table:table-cell office:value-type="float" office:value="27149.236000000001" table:style-name="ce151">
            <text:p>27,149<text:s/></text:p>
          </table:table-cell>
          <table:table-cell office:value-type="float" office:value="24860.49" table:style-name="ce151">
            <text:p>24,860<text:s/></text:p>
          </table:table-cell>
          <table:table-cell table:style-name="ce152"/>
          <table:table-cell office:value-type="string" table:style-name="ce156">
            <text:p>j. Pepper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k.<text:s/><text:span text:style-name="T2">菜　　　豆</text:span></text:p>
          </table:table-cell>
          <table:table-cell office:value-type="float" office:value="18911" table:style-name="ce151">
            <text:p>18,911<text:s/></text:p>
          </table:table-cell>
          <table:table-cell office:value-type="float" office:value="16423.472000000002" table:style-name="ce151">
            <text:p>16,423<text:s/></text:p>
          </table:table-cell>
          <table:table-cell office:value-type="float" office:value="14909.02" table:style-name="ce151">
            <text:p>14,909<text:s/></text:p>
          </table:table-cell>
          <table:table-cell office:value-type="float" office:value="15062.35" table:style-name="ce151">
            <text:p>15,062<text:s/></text:p>
          </table:table-cell>
          <table:table-cell office:value-type="float" office:value="13374.004999999999" table:style-name="ce151">
            <text:p>13,374<text:s/></text:p>
          </table:table-cell>
          <table:table-cell table:style-name="ce151"/>
          <table:table-cell office:value-type="float" office:value="12294.713" table:style-name="ce151">
            <text:p>12,295<text:s/></text:p>
          </table:table-cell>
          <table:table-cell office:value-type="float" office:value="11785.39" table:style-name="ce151">
            <text:p>11,785<text:s/></text:p>
          </table:table-cell>
          <table:table-cell office:value-type="float" office:value="10259.635" table:style-name="ce151">
            <text:p>10,260<text:s/></text:p>
          </table:table-cell>
          <table:table-cell office:value-type="float" office:value="9956.1959999999999" table:style-name="ce151">
            <text:p>9,956<text:s/></text:p>
          </table:table-cell>
          <table:table-cell office:value-type="float" office:value="10140.674000000001" table:style-name="ce151">
            <text:p>10,141<text:s/></text:p>
          </table:table-cell>
          <table:table-cell table:style-name="ce152"/>
          <table:table-cell office:value-type="string" table:style-name="ce156">
            <text:p>k. Kidney bean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l.<text:s/><text:span text:style-name="T2">荷　蘭　豆</text:span></text:p>
          </table:table-cell>
          <table:table-cell office:value-type="float" office:value="7811" table:style-name="ce151">
            <text:p>7,811<text:s/></text:p>
          </table:table-cell>
          <table:table-cell office:value-type="float" office:value="6295.2120000000004" table:style-name="ce151">
            <text:p>6,295<text:s/></text:p>
          </table:table-cell>
          <table:table-cell office:value-type="float" office:value="7127.375" table:style-name="ce151">
            <text:p>7,127<text:s/></text:p>
          </table:table-cell>
          <table:table-cell office:value-type="float" office:value="6653.232" table:style-name="ce151">
            <text:p>6,653<text:s/></text:p>
          </table:table-cell>
          <table:table-cell office:value-type="float" office:value="6219.1940000000004" table:style-name="ce151">
            <text:p>6,219<text:s/></text:p>
          </table:table-cell>
          <table:table-cell table:style-name="ce151"/>
          <table:table-cell office:value-type="float" office:value="6730.0039999999999" table:style-name="ce151">
            <text:p>6,730<text:s/></text:p>
          </table:table-cell>
          <table:table-cell office:value-type="float" office:value="4271.6930000000002" table:style-name="ce151">
            <text:p>4,272<text:s/></text:p>
          </table:table-cell>
          <table:table-cell office:value-type="float" office:value="4135.6139999999996" table:style-name="ce151">
            <text:p>4,136<text:s/></text:p>
          </table:table-cell>
          <table:table-cell office:value-type="float" office:value="5127.4809999999998" table:style-name="ce151">
            <text:p>5,127<text:s/></text:p>
          </table:table-cell>
          <table:table-cell office:value-type="float" office:value="3770.9360000000001" table:style-name="ce151">
            <text:p>3,771<text:s/></text:p>
          </table:table-cell>
          <table:table-cell table:style-name="ce152"/>
          <table:table-cell office:value-type="string" table:style-name="ce156">
            <text:p>l. Pea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m.<text:s/><text:span text:style-name="T2">毛　　　豆</text:span></text:p>
          </table:table-cell>
          <table:table-cell office:value-type="float" office:value="57273" table:style-name="ce151">
            <text:p>57,273<text:s/></text:p>
          </table:table-cell>
          <table:table-cell office:value-type="float" office:value="43342.925000000003" table:style-name="ce151">
            <text:p>43,343<text:s/></text:p>
          </table:table-cell>
          <table:table-cell office:value-type="float" office:value="41201.94" table:style-name="ce151">
            <text:p>41,202<text:s/></text:p>
          </table:table-cell>
          <table:table-cell office:value-type="float" office:value="49397.654999999999" table:style-name="ce151">
            <text:p>49,398<text:s/></text:p>
          </table:table-cell>
          <table:table-cell office:value-type="float" office:value="51339.050999999999" table:style-name="ce151">
            <text:p>51,339<text:s/></text:p>
          </table:table-cell>
          <table:table-cell table:style-name="ce151"/>
          <table:table-cell office:value-type="float" office:value="69231.346000000005" table:style-name="ce151">
            <text:p>69,231<text:s/></text:p>
          </table:table-cell>
          <table:table-cell office:value-type="float" office:value="71713.48" table:style-name="ce151">
            <text:p>71,713<text:s/></text:p>
          </table:table-cell>
          <table:table-cell office:value-type="float" office:value="69876.767000000007" table:style-name="ce151">
            <text:p>69,877<text:s/></text:p>
          </table:table-cell>
          <table:table-cell office:value-type="float" office:value="62846.991999999998" table:style-name="ce151">
            <text:p>62,847<text:s/></text:p>
          </table:table-cell>
          <table:table-cell office:value-type="float" office:value="62427.542999999998" table:style-name="ce151">
            <text:p>62,428<text:s/></text:p>
          </table:table-cell>
          <table:table-cell table:style-name="ce152"/>
          <table:table-cell office:value-type="string" table:style-name="ce156">
            <text:p>m. Vegetable soybean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n.<text:s/><text:span text:style-name="T2">其　　　他</text:span></text:p>
          </table:table-cell>
          <table:table-cell office:value-type="float" office:value="94314.698999999993" table:style-name="ce151">
            <text:p>94,315<text:s/></text:p>
          </table:table-cell>
          <table:table-cell office:value-type="float" office:value="87339.724000000002" table:style-name="ce151">
            <text:p>87,340<text:s/></text:p>
          </table:table-cell>
          <table:table-cell office:value-type="float" office:value="88571.082999999999" table:style-name="ce151">
            <text:p>88,571<text:s/></text:p>
          </table:table-cell>
          <table:table-cell office:value-type="float" office:value="90543.968999999997" table:style-name="ce151">
            <text:p>90,544<text:s/></text:p>
          </table:table-cell>
          <table:table-cell office:value-type="float" office:value="94054.392000000007" table:style-name="ce151">
            <text:p>94,054<text:s/></text:p>
          </table:table-cell>
          <table:table-cell table:style-name="ce151"/>
          <table:table-cell office:value-type="float" office:value="89185.985000000001" table:style-name="ce151">
            <text:p>89,186<text:s/></text:p>
          </table:table-cell>
          <table:table-cell office:value-type="float" office:value="85375.642000000007" table:style-name="ce151">
            <text:p>85,376<text:s/></text:p>
          </table:table-cell>
          <table:table-cell office:value-type="float" office:value="85923.659" table:style-name="ce151">
            <text:p>85,924<text:s/></text:p>
          </table:table-cell>
          <table:table-cell office:value-type="float" office:value="91913.013000000006" table:style-name="ce151">
            <text:p>91,913<text:s/></text:p>
          </table:table-cell>
          <table:table-cell office:value-type="float" office:value="86676.452000000005" table:style-name="ce151">
            <text:p>86,676<text:s/></text:p>
          </table:table-cell>
          <table:table-cell table:style-name="ce152"/>
          <table:table-cell office:value-type="string" table:style-name="ce156">
            <text:p>n. Others</text:p>
          </table:table-cell>
          <table:table-cell table:number-columns-repeated="16369"/>
        </table:table-row>
        <table:table-row table:style-name="ro7">
          <table:table-cell table:style-name="ce132"/>
          <table:table-cell table:style-name="ce143"/>
          <table:table-cell table:number-columns-repeated="11" table:style-name="ce151"/>
          <table:table-cell table:style-name="ce152"/>
          <table:table-cell table:style-name="ce134"/>
          <table:table-cell table:number-columns-repeated="16369"/>
        </table:table-row>
        <table:table-row table:style-name="ro8">
          <table:table-cell table:style-name="ce132"/>
          <table:table-cell office:value-type="string" table:style-name="ce153">
            <text:p>(5)<text:s/><text:span text:style-name="T2">菇　　　類</text:span></text:p>
          </table:table-cell>
          <table:table-cell office:value-type="float" office:value="29081.96" table:style-name="ce151">
            <text:p>29,082<text:s/></text:p>
          </table:table-cell>
          <table:table-cell office:value-type="float" office:value="28892" table:style-name="ce151">
            <text:p>28,892<text:s/></text:p>
          </table:table-cell>
          <table:table-cell office:value-type="float" office:value="30450.892" table:style-name="ce151">
            <text:p>30,451<text:s/></text:p>
          </table:table-cell>
          <table:table-cell office:value-type="float" office:value="34297.754000000001" table:style-name="ce151">
            <text:p>34,298<text:s/></text:p>
          </table:table-cell>
          <table:table-cell office:value-type="float" office:value="37017.423000000003" table:style-name="ce151">
            <text:p>37,017<text:s/></text:p>
          </table:table-cell>
          <table:table-cell table:style-name="ce151"/>
          <table:table-cell office:value-type="float" office:value="40136.652000000002" table:style-name="ce151">
            <text:p>40,137<text:s/></text:p>
          </table:table-cell>
          <table:table-cell office:value-type="float" office:value="42221.938000000002" table:style-name="ce151">
            <text:p>42,222<text:s/></text:p>
          </table:table-cell>
          <table:table-cell office:value-type="float" office:value="42516.955000000002" table:style-name="ce151">
            <text:p>42,517<text:s/></text:p>
          </table:table-cell>
          <table:table-cell office:value-type="float" office:value="40607.131999999998" table:style-name="ce151">
            <text:p>40,607<text:s/></text:p>
          </table:table-cell>
          <table:table-cell office:value-type="float" office:value="43488.396999999997" table:style-name="ce151">
            <text:p>43,488<text:s/></text:p>
          </table:table-cell>
          <table:table-cell table:style-name="ce152"/>
          <table:table-cell office:value-type="string" table:style-name="ce154">
            <text:p>(5) Mushrooms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a.<text:s/><text:span text:style-name="T2">洋　　　菇</text:span></text:p>
          </table:table-cell>
          <table:table-cell office:value-type="float" office:value="4663" table:style-name="ce151">
            <text:p>4,663<text:s/></text:p>
          </table:table-cell>
          <table:table-cell office:value-type="float" office:value="4303.6559999999999" table:style-name="ce151">
            <text:p>4,304<text:s/></text:p>
          </table:table-cell>
          <table:table-cell office:value-type="float" office:value="3950.9720000000002" table:style-name="ce151">
            <text:p>3,951<text:s/></text:p>
          </table:table-cell>
          <table:table-cell office:value-type="float" office:value="3898.0450000000001" table:style-name="ce151">
            <text:p>3,898<text:s/></text:p>
          </table:table-cell>
          <table:table-cell office:value-type="float" office:value="3149.2060000000001" table:style-name="ce151">
            <text:p>3,149<text:s/></text:p>
          </table:table-cell>
          <table:table-cell table:style-name="ce151"/>
          <table:table-cell office:value-type="float" office:value="4096.826" table:style-name="ce151">
            <text:p>4,097<text:s/></text:p>
          </table:table-cell>
          <table:table-cell office:value-type="float" office:value="3439.337" table:style-name="ce151">
            <text:p>3,439<text:s/></text:p>
          </table:table-cell>
          <table:table-cell office:value-type="float" office:value="2920.6579999999999" table:style-name="ce151">
            <text:p>2,921<text:s/></text:p>
          </table:table-cell>
          <table:table-cell office:value-type="float" office:value="3110.3139999999999" table:style-name="ce151">
            <text:p>3,110<text:s/></text:p>
          </table:table-cell>
          <table:table-cell office:value-type="float" office:value="4819.7380000000003" table:style-name="ce151">
            <text:p>4,820<text:s/></text:p>
          </table:table-cell>
          <table:table-cell table:style-name="ce152"/>
          <table:table-cell office:value-type="string" table:style-name="ce156">
            <text:p>a. Mushroom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b.<text:s/><text:span text:style-name="T2">香　　　菇</text:span></text:p>
          </table:table-cell>
          <table:table-cell office:value-type="float" office:value="4643" table:style-name="ce151">
            <text:p>4,643<text:s/></text:p>
          </table:table-cell>
          <table:table-cell office:value-type="float" office:value="4183.8549999999996" table:style-name="ce151">
            <text:p>4,184<text:s/></text:p>
          </table:table-cell>
          <table:table-cell office:value-type="float" office:value="4232.63" table:style-name="ce151">
            <text:p>4,233<text:s/></text:p>
          </table:table-cell>
          <table:table-cell office:value-type="float" office:value="4011.9690000000001" table:style-name="ce151">
            <text:p>4,012<text:s/></text:p>
          </table:table-cell>
          <table:table-cell office:value-type="float" office:value="4540.2849999999999" table:style-name="ce151">
            <text:p>4,540<text:s/></text:p>
          </table:table-cell>
          <table:table-cell table:style-name="ce151"/>
          <table:table-cell office:value-type="float" office:value="4716.2340000000004" table:style-name="ce151">
            <text:p>4,716<text:s/></text:p>
          </table:table-cell>
          <table:table-cell office:value-type="float" office:value="5333.9830000000002" table:style-name="ce151">
            <text:p>5,334<text:s/></text:p>
          </table:table-cell>
          <table:table-cell office:value-type="float" office:value="5186.5820000000003" table:style-name="ce151">
            <text:p>5,187<text:s/></text:p>
          </table:table-cell>
          <table:table-cell office:value-type="float" office:value="5024.8639999999996" table:style-name="ce151">
            <text:p>5,025<text:s/></text:p>
          </table:table-cell>
          <table:table-cell office:value-type="float" office:value="5118.7340000000004" table:style-name="ce151">
            <text:p>5,119<text:s/></text:p>
          </table:table-cell>
          <table:table-cell table:style-name="ce152"/>
          <table:table-cell office:value-type="string" table:style-name="ce156">
            <text:p>b. Forest mushroom</text:p>
          </table:table-cell>
          <table:table-cell table:number-columns-repeated="16369"/>
        </table:table-row>
        <table:table-row table:style-name="ro9">
          <table:table-cell table:style-name="ce132"/>
          <table:table-cell office:value-type="string" table:style-name="ce155">
            <text:p>c.<text:s/><text:span text:style-name="T2">其　　　他</text:span></text:p>
          </table:table-cell>
          <table:table-cell office:value-type="float" office:value="19775.96" table:style-name="ce151">
            <text:p>19,776<text:s/></text:p>
          </table:table-cell>
          <table:table-cell office:value-type="float" office:value="20404.489000000001" table:style-name="ce151">
            <text:p>20,404<text:s/></text:p>
          </table:table-cell>
          <table:table-cell office:value-type="float" office:value="22267.29" table:style-name="ce151">
            <text:p>22,267<text:s/></text:p>
          </table:table-cell>
          <table:table-cell office:value-type="float" office:value="26387.74" table:style-name="ce151">
            <text:p>26,388<text:s/></text:p>
          </table:table-cell>
          <table:table-cell office:value-type="float" office:value="29327.932000000001" table:style-name="ce151">
            <text:p>29,328<text:s/></text:p>
          </table:table-cell>
          <table:table-cell table:style-name="ce151"/>
          <table:table-cell office:value-type="float" office:value="31323.592000000001" table:style-name="ce151">
            <text:p>31,324<text:s/></text:p>
          </table:table-cell>
          <table:table-cell office:value-type="float" office:value="33448.618000000002" table:style-name="ce151">
            <text:p>33,449<text:s/></text:p>
          </table:table-cell>
          <table:table-cell office:value-type="float" office:value="34409.714999999997" table:style-name="ce151">
            <text:p>34,410<text:s/></text:p>
          </table:table-cell>
          <table:table-cell office:value-type="float" office:value="32471.954000000002" table:style-name="ce151">
            <text:p>32,472<text:s/></text:p>
          </table:table-cell>
          <table:table-cell office:value-type="float" office:value="33549.925000000003" table:style-name="ce151">
            <text:p>33,550<text:s/></text:p>
          </table:table-cell>
          <table:table-cell table:style-name="ce152"/>
          <table:table-cell office:value-type="string" table:style-name="ce156">
            <text:p>c. Others</text:p>
          </table:table-cell>
          <table:table-cell table:number-columns-repeated="16369"/>
        </table:table-row>
        <table:table-row table:style-name="ro7">
          <table:table-cell table:style-name="ce157"/>
          <table:table-cell table:style-name="ce158"/>
          <table:table-cell table:number-columns-repeated="5" table:style-name="ce159"/>
          <table:table-cell table:style-name="ce160"/>
          <table:table-cell table:number-columns-repeated="5" table:style-name="ce159"/>
          <table:table-cell table:style-name="ce161"/>
          <table:table-cell table:style-name="ce140"/>
          <table:table-cell table:number-columns-repeated="16369"/>
        </table:table-row>
        <table:table-row table:number-rows-repeated="1048517" table:style-name="ro5">
          <table:table-cell table:number-columns-repeated="16384"/>
        </table:table-row>
      </table:table>
      <table:table table:name="4_1_6" table:style-name="ta1">
        <table:table-column table:style-name="co1" table:default-cell-style-name="ce167"/>
        <table:table-column table:style-name="co2" table:default-cell-style-name="ce167"/>
        <table:table-column table:style-name="co3" table:number-columns-repeated="5" table:default-cell-style-name="ce167"/>
        <table:table-column table:style-name="co4" table:default-cell-style-name="ce167"/>
        <table:table-column table:style-name="co3" table:number-columns-repeated="5" table:default-cell-style-name="ce167"/>
        <table:table-column table:style-name="co1" table:default-cell-style-name="ce167"/>
        <table:table-column table:style-name="co2" table:default-cell-style-name="ce167"/>
        <table:table-column table:style-name="co5" table:number-columns-repeated="16369" table:default-cell-style-name="ce167"/>
        <table:table-row table:style-name="ro6">
          <table:table-cell office:value-type="string" table:style-name="ce166">
            <text:p><text:s text:c="2"/>140 <text:s text:c="4"/>104<text:span text:style-name="T2">年糧食供需年報</text:span></text:p>
          </table:table-cell>
          <table:table-cell table:number-columns-repeated="13" table:style-name="ce167"/>
          <table:table-cell office:value-type="string" table:style-name="ce168">
            <text:p>FOOD SUPPLY &amp; UTILIZATION 2015 <text:s text:c="4"/>141</text:p>
          </table:table-cell>
          <table:table-cell table:number-columns-repeated="16369"/>
        </table:table-row>
        <table:table-row table:style-name="ro2">
          <table:table-cell table:style-name="ce169"/>
          <table:table-cell table:style-name="ce167"/>
          <table:table-cell table:number-columns-repeated="12" table:style-name="ce170"/>
          <table:table-cell table:style-name="ce171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196">
            <text:p>(6)<text:s text:c="2"/><text:span text:style-name="T5">果</text:span><text:s/><text:span text:style-name="T5">品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172"/>
          <table:table-cell office:value-type="string" table:number-columns-spanned="7" table:number-rows-spanned="1" table:style-name="ce197">
            <text:p>(6) <text:s/>Domestic Production of Fruits</text:p>
          </table:table-cell>
          <table:covered-table-cell table:number-columns-repeated="6"/>
          <table:table-cell table:number-columns-repeated="16369" table:style-name="ce173"/>
        </table:table-row>
        <table:table-row table:style-name="ro1">
          <table:table-cell office:value-type="string" table:style-name="ce174">
            <text:p>單位：公噸</text:p>
          </table:table-cell>
          <table:table-cell table:style-name="ce167"/>
          <table:table-cell table:number-columns-repeated="5" table:style-name="ce175"/>
          <table:table-cell table:style-name="ce169"/>
          <table:table-cell table:number-columns-repeated="6" table:style-name="ce175"/>
          <table:table-cell office:value-type="string" table:style-name="ce176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198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177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199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177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10">
          <table:table-cell table:style-name="ce167"/>
          <table:table-cell table:style-name="ce178"/>
          <table:table-cell table:number-columns-repeated="5" table:style-name="ce179"/>
          <table:table-cell table:style-name="ce180"/>
          <table:table-cell table:number-columns-repeated="5" table:style-name="ce179"/>
          <table:table-cell table:style-name="ce181"/>
          <table:table-cell table:style-name="ce171"/>
          <table:table-cell table:number-columns-repeated="16369"/>
        </table:table-row>
        <table:table-row table:style-name="ro8">
          <table:table-cell table:style-name="ce167"/>
          <table:table-cell office:value-type="string" table:style-name="ce182">
            <text:p>6.<text:s/><text:span text:style-name="T7">水　果　類</text:span></text:p>
          </table:table-cell>
          <table:table-cell office:value-type="float" office:value="3031365.983" table:style-name="ce183">
            <text:p>3,031,366<text:s/></text:p>
          </table:table-cell>
          <table:table-cell office:value-type="float" office:value="2888621.8829999999" table:style-name="ce183">
            <text:p>2,888,622<text:s/></text:p>
          </table:table-cell>
          <table:table-cell office:value-type="float" office:value="2773635.03" table:style-name="ce183">
            <text:p>2,773,635<text:s/></text:p>
          </table:table-cell>
          <table:table-cell office:value-type="float" office:value="2665368.1529999999" table:style-name="ce183">
            <text:p>2,665,368<text:s/></text:p>
          </table:table-cell>
          <table:table-cell office:value-type="float" office:value="2905853.6680000001" table:style-name="ce183">
            <text:p>2,905,854<text:s/></text:p>
          </table:table-cell>
          <table:table-cell table:style-name="ce183"/>
          <table:table-cell office:value-type="float" office:value="3034677.219" table:style-name="ce183">
            <text:p>3,034,677<text:s/></text:p>
          </table:table-cell>
          <table:table-cell office:value-type="float" office:value="2890133.6510000001" table:style-name="ce183">
            <text:p>2,890,134<text:s/></text:p>
          </table:table-cell>
          <table:table-cell office:value-type="float" office:value="2870894.537" table:style-name="ce183">
            <text:p>2,870,895<text:s/></text:p>
          </table:table-cell>
          <table:table-cell office:value-type="float" office:value="2913038.7239999999" table:style-name="ce183">
            <text:p>2,913,039<text:s/></text:p>
          </table:table-cell>
          <table:table-cell office:value-type="float" office:value="2801473.3679999998" table:style-name="ce183">
            <text:p>2,801,473<text:s/></text:p>
          </table:table-cell>
          <table:table-cell table:style-name="ce184"/>
          <table:table-cell office:value-type="string" table:style-name="ce185">
            <text:p>6.Fruits</text:p>
          </table:table-cell>
          <table:table-cell table:number-columns-repeated="16369"/>
        </table:table-row>
        <table:table-row table:style-name="ro10">
          <table:table-cell table:style-name="ce167"/>
          <table:table-cell table:style-name="ce178"/>
          <table:table-cell table:number-columns-repeated="11" table:style-name="ce186"/>
          <table:table-cell table:style-name="ce187"/>
          <table:table-cell table:style-name="ce169"/>
          <table:table-cell table:number-columns-repeated="16369"/>
        </table:table-row>
        <table:table-row table:style-name="ro8">
          <table:table-cell table:style-name="ce167"/>
          <table:table-cell office:value-type="string" table:style-name="ce188">
            <text:p>(1)<text:s/><text:span text:style-name="T2">香　　　蕉</text:span></text:p>
          </table:table-cell>
          <table:table-cell office:value-type="float" office:value="214277" table:style-name="ce186">
            <text:p>214,277<text:s/></text:p>
          </table:table-cell>
          <table:table-cell office:value-type="float" office:value="241729.07699999999" table:style-name="ce186">
            <text:p>241,729<text:s/></text:p>
          </table:table-cell>
          <table:table-cell office:value-type="float" office:value="207701.69" table:style-name="ce186">
            <text:p>207,702<text:s/></text:p>
          </table:table-cell>
          <table:table-cell office:value-type="float" office:value="172549.79199999999" table:style-name="ce186">
            <text:p>172,550<text:s/></text:p>
          </table:table-cell>
          <table:table-cell office:value-type="float" office:value="287895.39299999998" table:style-name="ce186">
            <text:p>287,895<text:s/></text:p>
          </table:table-cell>
          <table:table-cell table:style-name="ce186"/>
          <table:table-cell office:value-type="float" office:value="305739.60200000001" table:style-name="ce186">
            <text:p>305,740<text:s/></text:p>
          </table:table-cell>
          <table:table-cell office:value-type="float" office:value="295264.55800000002" table:style-name="ce186">
            <text:p>295,265<text:s/></text:p>
          </table:table-cell>
          <table:table-cell office:value-type="float" office:value="291292.48499999999" table:style-name="ce186">
            <text:p>291,292<text:s/></text:p>
          </table:table-cell>
          <table:table-cell office:value-type="float" office:value="299899.88299999997" table:style-name="ce186">
            <text:p>299,900<text:s/></text:p>
          </table:table-cell>
          <table:table-cell office:value-type="float" office:value="274066.15999999997" table:style-name="ce186">
            <text:p>274,066<text:s/></text:p>
          </table:table-cell>
          <table:table-cell table:style-name="ce187"/>
          <table:table-cell office:value-type="string" table:style-name="ce189">
            <text:p>(1) Bananas</text:p>
          </table:table-cell>
          <table:table-cell table:number-columns-repeated="16369"/>
        </table:table-row>
        <table:table-row table:style-name="ro10">
          <table:table-cell table:style-name="ce167"/>
          <table:table-cell table:style-name="ce178"/>
          <table:table-cell table:number-columns-repeated="11" table:style-name="ce186"/>
          <table:table-cell table:style-name="ce187"/>
          <table:table-cell table:style-name="ce169"/>
          <table:table-cell table:number-columns-repeated="16369"/>
        </table:table-row>
        <table:table-row table:style-name="ro8">
          <table:table-cell table:style-name="ce167"/>
          <table:table-cell office:value-type="string" table:style-name="ce188">
            <text:p>(2)<text:s/><text:span text:style-name="T2">鳳　　　梨</text:span></text:p>
          </table:table-cell>
          <table:table-cell office:value-type="float" office:value="491588" table:style-name="ce186">
            <text:p>491,588<text:s/></text:p>
          </table:table-cell>
          <table:table-cell office:value-type="float" office:value="476811.185" table:style-name="ce186">
            <text:p>476,811<text:s/></text:p>
          </table:table-cell>
          <table:table-cell office:value-type="float" office:value="452059.57400000002" table:style-name="ce186">
            <text:p>452,060<text:s/></text:p>
          </table:table-cell>
          <table:table-cell office:value-type="float" office:value="434769.33600000001" table:style-name="ce186">
            <text:p>434,769<text:s/></text:p>
          </table:table-cell>
          <table:table-cell office:value-type="float" office:value="420171.696" table:style-name="ce186">
            <text:p>420,172<text:s/></text:p>
          </table:table-cell>
          <table:table-cell table:style-name="ce186"/>
          <table:table-cell office:value-type="float" office:value="401366.95699999999" table:style-name="ce186">
            <text:p>401,367<text:s/></text:p>
          </table:table-cell>
          <table:table-cell office:value-type="float" office:value="392210.89600000001" table:style-name="ce186">
            <text:p>392,211<text:s/></text:p>
          </table:table-cell>
          <table:table-cell office:value-type="float" office:value="413465.29700000002" table:style-name="ce186">
            <text:p>413,465<text:s/></text:p>
          </table:table-cell>
          <table:table-cell office:value-type="float" office:value="456242.89" table:style-name="ce186">
            <text:p>456,243<text:s/></text:p>
          </table:table-cell>
          <table:table-cell office:value-type="float" office:value="493998.35100000002" table:style-name="ce186">
            <text:p>493,998<text:s/></text:p>
          </table:table-cell>
          <table:table-cell table:style-name="ce187"/>
          <table:table-cell office:value-type="string" table:style-name="ce189">
            <text:p>(2) Pineapples</text:p>
          </table:table-cell>
          <table:table-cell table:number-columns-repeated="16369"/>
        </table:table-row>
        <table:table-row table:style-name="ro10">
          <table:table-cell table:style-name="ce167"/>
          <table:table-cell table:style-name="ce178"/>
          <table:table-cell table:number-columns-repeated="11" table:style-name="ce186"/>
          <table:table-cell table:style-name="ce187"/>
          <table:table-cell table:style-name="ce169"/>
          <table:table-cell table:number-columns-repeated="16369"/>
        </table:table-row>
        <table:table-row table:style-name="ro8">
          <table:table-cell table:style-name="ce167"/>
          <table:table-cell office:value-type="string" table:style-name="ce188">
            <text:p>(3)<text:s/><text:span text:style-name="T2">柑　桔　類</text:span></text:p>
          </table:table-cell>
          <table:table-cell office:value-type="float" office:value="548991.34" table:style-name="ce186">
            <text:p>548,991<text:s/></text:p>
          </table:table-cell>
          <table:table-cell office:value-type="float" office:value="473073.62800000003" table:style-name="ce186">
            <text:p>473,074<text:s/></text:p>
          </table:table-cell>
          <table:table-cell office:value-type="float" office:value="563914.33900000004" table:style-name="ce186">
            <text:p>563,914<text:s/></text:p>
          </table:table-cell>
          <table:table-cell office:value-type="float" office:value="539853.02500000002" table:style-name="ce186">
            <text:p>539,853<text:s/></text:p>
          </table:table-cell>
          <table:table-cell office:value-type="float" office:value="529688.50699999998" table:style-name="ce186">
            <text:p>529,689<text:s/></text:p>
          </table:table-cell>
          <table:table-cell table:style-name="ce186"/>
          <table:table-cell office:value-type="float" office:value="556944.27599999995" table:style-name="ce186">
            <text:p>556,944<text:s/></text:p>
          </table:table-cell>
          <table:table-cell office:value-type="float" office:value="528254.54200000002" table:style-name="ce186">
            <text:p>528,255<text:s/></text:p>
          </table:table-cell>
          <table:table-cell office:value-type="float" office:value="506131.09700000001" table:style-name="ce186">
            <text:p>506,131<text:s/></text:p>
          </table:table-cell>
          <table:table-cell office:value-type="float" office:value="542787.76500000001" table:style-name="ce186">
            <text:p>542,788<text:s/></text:p>
          </table:table-cell>
          <table:table-cell office:value-type="float" office:value="469503.712" table:style-name="ce186">
            <text:p>469,504<text:s/></text:p>
          </table:table-cell>
          <table:table-cell table:style-name="ce187"/>
          <table:table-cell office:value-type="string" table:style-name="ce189">
            <text:p>(3) Citru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a.<text:s/><text:span text:style-name="T2">椪　　　柑</text:span></text:p>
          </table:table-cell>
          <table:table-cell office:value-type="float" office:value="110645" table:style-name="ce186">
            <text:p>110,645<text:s/></text:p>
          </table:table-cell>
          <table:table-cell office:value-type="float" office:value="89726.902000000002" table:style-name="ce186">
            <text:p>89,727<text:s/></text:p>
          </table:table-cell>
          <table:table-cell office:value-type="float" office:value="100689.018" table:style-name="ce186">
            <text:p>100,689<text:s/></text:p>
          </table:table-cell>
          <table:table-cell office:value-type="float" office:value="98178.84" table:style-name="ce186">
            <text:p>98,179<text:s/></text:p>
          </table:table-cell>
          <table:table-cell office:value-type="float" office:value="102340.827" table:style-name="ce186">
            <text:p>102,341<text:s/></text:p>
          </table:table-cell>
          <table:table-cell table:style-name="ce186"/>
          <table:table-cell office:value-type="float" office:value="142368.91" table:style-name="ce186">
            <text:p>142,369<text:s/></text:p>
          </table:table-cell>
          <table:table-cell office:value-type="float" office:value="135796.00200000001" table:style-name="ce186">
            <text:p>135,796<text:s/></text:p>
          </table:table-cell>
          <table:table-cell office:value-type="float" office:value="133252.965" table:style-name="ce186">
            <text:p>133,253<text:s/></text:p>
          </table:table-cell>
          <table:table-cell office:value-type="float" office:value="137135.82500000001" table:style-name="ce186">
            <text:p>137,136<text:s/></text:p>
          </table:table-cell>
          <table:table-cell office:value-type="float" office:value="108057.739" table:style-name="ce186">
            <text:p>108,058<text:s/></text:p>
          </table:table-cell>
          <table:table-cell table:style-name="ce187"/>
          <table:table-cell office:value-type="string" table:style-name="ce191">
            <text:p>a. Ponkan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b.<text:s/><text:span text:style-name="T2">桶　　　柑</text:span></text:p>
          </table:table-cell>
          <table:table-cell office:value-type="float" office:value="50535" table:style-name="ce186">
            <text:p>50,535<text:s/></text:p>
          </table:table-cell>
          <table:table-cell office:value-type="float" office:value="44880.517999999996" table:style-name="ce186">
            <text:p>44,881<text:s/></text:p>
          </table:table-cell>
          <table:table-cell office:value-type="float" office:value="54531.894999999997" table:style-name="ce186">
            <text:p>54,532<text:s/></text:p>
          </table:table-cell>
          <table:table-cell office:value-type="float" office:value="53578" table:style-name="ce186">
            <text:p>53,578<text:s/></text:p>
          </table:table-cell>
          <table:table-cell office:value-type="float" office:value="52546.006999999998" table:style-name="ce186">
            <text:p>52,546<text:s/></text:p>
          </table:table-cell>
          <table:table-cell table:style-name="ce186"/>
          <table:table-cell office:value-type="float" office:value="54738.836000000003" table:style-name="ce186">
            <text:p>54,739<text:s/></text:p>
          </table:table-cell>
          <table:table-cell office:value-type="float" office:value="53194.284" table:style-name="ce186">
            <text:p>53,194<text:s/></text:p>
          </table:table-cell>
          <table:table-cell office:value-type="float" office:value="44903.305999999997" table:style-name="ce186">
            <text:p>44,903<text:s/></text:p>
          </table:table-cell>
          <table:table-cell office:value-type="float" office:value="59520.124000000003" table:style-name="ce186">
            <text:p>59,520<text:s/></text:p>
          </table:table-cell>
          <table:table-cell office:value-type="float" office:value="52022.805" table:style-name="ce186">
            <text:p>52,023<text:s/></text:p>
          </table:table-cell>
          <table:table-cell table:style-name="ce187"/>
          <table:table-cell office:value-type="string" table:style-name="ce191">
            <text:p>b. Tanka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c.<text:s/><text:span text:style-name="T2">文　旦　柚</text:span></text:p>
          </table:table-cell>
          <table:table-cell office:value-type="float" office:value="73571" table:style-name="ce186">
            <text:p>73,571<text:s/></text:p>
          </table:table-cell>
          <table:table-cell office:value-type="float" office:value="63711.203999999998" table:style-name="ce186">
            <text:p>63,711<text:s/></text:p>
          </table:table-cell>
          <table:table-cell office:value-type="float" office:value="68061.285000000003" table:style-name="ce186">
            <text:p>68,061<text:s/></text:p>
          </table:table-cell>
          <table:table-cell office:value-type="float" office:value="70149.620999999999" table:style-name="ce186">
            <text:p>70,150<text:s/></text:p>
          </table:table-cell>
          <table:table-cell office:value-type="float" office:value="88099.732000000004" table:style-name="ce186">
            <text:p>88,100<text:s/></text:p>
          </table:table-cell>
          <table:table-cell table:style-name="ce186"/>
          <table:table-cell office:value-type="float" office:value="69667.622000000003" table:style-name="ce186">
            <text:p>69,668<text:s/></text:p>
          </table:table-cell>
          <table:table-cell office:value-type="float" office:value="70465.066000000006" table:style-name="ce186">
            <text:p>70,465<text:s/></text:p>
          </table:table-cell>
          <table:table-cell office:value-type="float" office:value="62187.368999999999" table:style-name="ce186">
            <text:p>62,187<text:s/></text:p>
          </table:table-cell>
          <table:table-cell office:value-type="float" office:value="65974.317999999999" table:style-name="ce186">
            <text:p>65,974<text:s/></text:p>
          </table:table-cell>
          <table:table-cell office:value-type="float" office:value="60894.754999999997" table:style-name="ce186">
            <text:p>60,895<text:s/></text:p>
          </table:table-cell>
          <table:table-cell table:style-name="ce187"/>
          <table:table-cell office:value-type="string" table:style-name="ce191">
            <text:p>c. Wentan pomel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d.<text:s/><text:span text:style-name="T2">斗　　　柚</text:span></text:p>
          </table:table-cell>
          <table:table-cell office:value-type="float" office:value="977" table:style-name="ce186">
            <text:p>977<text:s/></text:p>
          </table:table-cell>
          <table:table-cell office:value-type="float" office:value="801.28800000000001" table:style-name="ce186">
            <text:p>801<text:s/></text:p>
          </table:table-cell>
          <table:table-cell office:value-type="float" office:value="861.74699999999996" table:style-name="ce186">
            <text:p>862<text:s/></text:p>
          </table:table-cell>
          <table:table-cell office:value-type="float" office:value="802.96600000000001" table:style-name="ce186">
            <text:p>803<text:s/></text:p>
          </table:table-cell>
          <table:table-cell office:value-type="float" office:value="1341.31" table:style-name="ce186">
            <text:p>1,341<text:s/></text:p>
          </table:table-cell>
          <table:table-cell table:style-name="ce186"/>
          <table:table-cell office:value-type="float" office:value="1043.3150000000001" table:style-name="ce186">
            <text:p>1,043<text:s/></text:p>
          </table:table-cell>
          <table:table-cell office:value-type="float" office:value="1013.013" table:style-name="ce186">
            <text:p>1,013<text:s/></text:p>
          </table:table-cell>
          <table:table-cell office:value-type="float" office:value="904.47199999999998" table:style-name="ce186">
            <text:p>904<text:s/></text:p>
          </table:table-cell>
          <table:table-cell office:value-type="float" office:value="870.83199999999999" table:style-name="ce186">
            <text:p>871<text:s/></text:p>
          </table:table-cell>
          <table:table-cell office:value-type="float" office:value="979.20600000000002" table:style-name="ce186">
            <text:p>979<text:s/></text:p>
          </table:table-cell>
          <table:table-cell table:style-name="ce187"/>
          <table:table-cell office:value-type="string" table:style-name="ce191">
            <text:p>d. Tou pomel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e.<text:s/><text:span text:style-name="T2">白　　　柚</text:span></text:p>
          </table:table-cell>
          <table:table-cell office:value-type="float" office:value="10508" table:style-name="ce186">
            <text:p>10,508<text:s/></text:p>
          </table:table-cell>
          <table:table-cell office:value-type="float" office:value="8776.7009999999991" table:style-name="ce186">
            <text:p>8,777<text:s/></text:p>
          </table:table-cell>
          <table:table-cell office:value-type="float" office:value="10174.394" table:style-name="ce186">
            <text:p>10,174<text:s/></text:p>
          </table:table-cell>
          <table:table-cell office:value-type="float" office:value="10890.752" table:style-name="ce186">
            <text:p>10,891<text:s/></text:p>
          </table:table-cell>
          <table:table-cell office:value-type="float" office:value="12720.424000000001" table:style-name="ce186">
            <text:p>12,720<text:s/></text:p>
          </table:table-cell>
          <table:table-cell table:style-name="ce186"/>
          <table:table-cell office:value-type="float" office:value="13264.191000000001" table:style-name="ce186">
            <text:p>13,264<text:s/></text:p>
          </table:table-cell>
          <table:table-cell office:value-type="float" office:value="13964.268" table:style-name="ce186">
            <text:p>13,964<text:s/></text:p>
          </table:table-cell>
          <table:table-cell office:value-type="float" office:value="13655.377" table:style-name="ce186">
            <text:p>13,655<text:s/></text:p>
          </table:table-cell>
          <table:table-cell office:value-type="float" office:value="14122.316999999999" table:style-name="ce186">
            <text:p>14,122<text:s/></text:p>
          </table:table-cell>
          <table:table-cell office:value-type="float" office:value="10849.931" table:style-name="ce186">
            <text:p>10,850<text:s/></text:p>
          </table:table-cell>
          <table:table-cell table:style-name="ce187"/>
          <table:table-cell office:value-type="string" table:style-name="ce191">
            <text:p>e. Pai Pomel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f.<text:s/><text:span text:style-name="T2">溫</text:span><text:s/><text:span text:style-name="T2">州</text:span><text:s/><text:span text:style-name="T2">蜜</text:span><text:s/><text:span text:style-name="T2">柑</text:span></text:p>
          </table:table-cell>
          <table:table-cell office:value-type="float" office:value="120.669" table:style-name="ce186">
            <text:p>121<text:s/></text:p>
          </table:table-cell>
          <table:table-cell office:value-type="float" office:value="121.393" table:style-name="ce186">
            <text:p>121<text:s/></text:p>
          </table:table-cell>
          <table:table-cell office:value-type="float" office:value="113.199" table:style-name="ce186">
            <text:p>113<text:s/></text:p>
          </table:table-cell>
          <table:table-cell office:value-type="float" office:value="120.13200000000001" table:style-name="ce186">
            <text:p>120<text:s/></text:p>
          </table:table-cell>
          <table:table-cell office:value-type="float" office:value="172.57599999999999" table:style-name="ce186">
            <text:p>173<text:s/></text:p>
          </table:table-cell>
          <table:table-cell table:style-name="ce186"/>
          <table:table-cell office:value-type="float" office:value="179.40299999999999" table:style-name="ce186">
            <text:p>179<text:s/></text:p>
          </table:table-cell>
          <table:table-cell office:value-type="float" office:value="154.40199999999999" table:style-name="ce186">
            <text:p>154<text:s/></text:p>
          </table:table-cell>
          <table:table-cell office:value-type="float" office:value="168.37" table:style-name="ce186">
            <text:p>168<text:s/></text:p>
          </table:table-cell>
          <table:table-cell office:value-type="float" office:value="174.20500000000001" table:style-name="ce186">
            <text:p>174<text:s/></text:p>
          </table:table-cell>
          <table:table-cell office:value-type="float" office:value="214.76900000000001" table:style-name="ce186">
            <text:p>215<text:s/></text:p>
          </table:table-cell>
          <table:table-cell table:style-name="ce187"/>
          <table:table-cell office:value-type="string" table:style-name="ce191">
            <text:p>f. Satsuma orang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g.<text:s/><text:span text:style-name="T2">晚侖西亞橙</text:span></text:p>
          </table:table-cell>
          <table:table-cell office:value-type="float" office:value="1102.038" table:style-name="ce186">
            <text:p>1,102<text:s/></text:p>
          </table:table-cell>
          <table:table-cell office:value-type="float" office:value="980.54700000000003" table:style-name="ce186">
            <text:p>981<text:s/></text:p>
          </table:table-cell>
          <table:table-cell office:value-type="float" office:value="1250.9680000000001" table:style-name="ce186">
            <text:p>1,251<text:s/></text:p>
          </table:table-cell>
          <table:table-cell office:value-type="float" office:value="1258.0070000000001" table:style-name="ce186">
            <text:p>1,258<text:s/></text:p>
          </table:table-cell>
          <table:table-cell office:value-type="float" office:value="1402.37" table:style-name="ce186">
            <text:p>1,402<text:s/></text:p>
          </table:table-cell>
          <table:table-cell table:style-name="ce186"/>
          <table:table-cell office:value-type="float" office:value="1456.479" table:style-name="ce186">
            <text:p>1,456<text:s/></text:p>
          </table:table-cell>
          <table:table-cell office:value-type="float" office:value="1300.095" table:style-name="ce186">
            <text:p>1,300<text:s/></text:p>
          </table:table-cell>
          <table:table-cell office:value-type="float" office:value="1207.1479999999999" table:style-name="ce186">
            <text:p>1,207<text:s/></text:p>
          </table:table-cell>
          <table:table-cell office:value-type="float" office:value="1154.1020000000001" table:style-name="ce186">
            <text:p>1,154<text:s/></text:p>
          </table:table-cell>
          <table:table-cell office:value-type="float" office:value="1159.3440000000001" table:style-name="ce186">
            <text:p>1,159<text:s/></text:p>
          </table:table-cell>
          <table:table-cell table:style-name="ce187"/>
          <table:table-cell office:value-type="string" table:style-name="ce191">
            <text:p>g. Valenci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h.<text:s/><text:span text:style-name="T2">柳　　　橙</text:span></text:p>
          </table:table-cell>
          <table:table-cell office:value-type="float" office:value="228225" table:style-name="ce186">
            <text:p>228,225<text:s/></text:p>
          </table:table-cell>
          <table:table-cell office:value-type="float" office:value="192909.622" table:style-name="ce186">
            <text:p>192,910<text:s/></text:p>
          </table:table-cell>
          <table:table-cell office:value-type="float" office:value="254125.10200000001" table:style-name="ce186">
            <text:p>254,125<text:s/></text:p>
          </table:table-cell>
          <table:table-cell office:value-type="float" office:value="231548.52" table:style-name="ce186">
            <text:p>231,549<text:s/></text:p>
          </table:table-cell>
          <table:table-cell office:value-type="float" office:value="185288.50099999999" table:style-name="ce186">
            <text:p>185,289<text:s/></text:p>
          </table:table-cell>
          <table:table-cell table:style-name="ce186"/>
          <table:table-cell office:value-type="float" office:value="178828.56099999999" table:style-name="ce186">
            <text:p>178,829<text:s/></text:p>
          </table:table-cell>
          <table:table-cell office:value-type="float" office:value="162345.14499999999" table:style-name="ce186">
            <text:p>162,345<text:s/></text:p>
          </table:table-cell>
          <table:table-cell office:value-type="float" office:value="160495.56599999999" table:style-name="ce186">
            <text:p>160,496<text:s/></text:p>
          </table:table-cell>
          <table:table-cell office:value-type="float" office:value="162533.04999999999" table:style-name="ce186">
            <text:p>162,533<text:s/></text:p>
          </table:table-cell>
          <table:table-cell office:value-type="float" office:value="139493.804" table:style-name="ce186">
            <text:p>139,494<text:s/></text:p>
          </table:table-cell>
          <table:table-cell table:style-name="ce187"/>
          <table:table-cell office:value-type="string" table:style-name="ce191">
            <text:p>h. Liucheng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i.<text:s/><text:span text:style-name="T2">檸　　　檬</text:span></text:p>
          </table:table-cell>
          <table:table-cell office:value-type="float" office:value="16918" table:style-name="ce186">
            <text:p>16,918<text:s/></text:p>
          </table:table-cell>
          <table:table-cell office:value-type="float" office:value="17166.13" table:style-name="ce186">
            <text:p>17,166<text:s/></text:p>
          </table:table-cell>
          <table:table-cell office:value-type="float" office:value="18606.227999999999" table:style-name="ce186">
            <text:p>18,606<text:s/></text:p>
          </table:table-cell>
          <table:table-cell office:value-type="float" office:value="14446.291999999999" table:style-name="ce186">
            <text:p>14,446<text:s/></text:p>
          </table:table-cell>
          <table:table-cell office:value-type="float" office:value="18105.080999999998" table:style-name="ce186">
            <text:p>18,105<text:s/></text:p>
          </table:table-cell>
          <table:table-cell table:style-name="ce186"/>
          <table:table-cell office:value-type="float" office:value="23833.128000000001" table:style-name="ce186">
            <text:p>23,833<text:s/></text:p>
          </table:table-cell>
          <table:table-cell office:value-type="float" office:value="22822.05" table:style-name="ce186">
            <text:p>22,822<text:s/></text:p>
          </table:table-cell>
          <table:table-cell office:value-type="float" office:value="30831.277999999998" table:style-name="ce186">
            <text:p>30,831<text:s/></text:p>
          </table:table-cell>
          <table:table-cell office:value-type="float" office:value="36520.038999999997" table:style-name="ce186">
            <text:p>36,520<text:s/></text:p>
          </table:table-cell>
          <table:table-cell office:value-type="float" office:value="38704.843000000001" table:style-name="ce186">
            <text:p>38,705<text:s/></text:p>
          </table:table-cell>
          <table:table-cell table:style-name="ce187"/>
          <table:table-cell office:value-type="string" table:style-name="ce191">
            <text:p>i. Lem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j.<text:s/><text:span text:style-name="T2">葡　萄　柚</text:span></text:p>
          </table:table-cell>
          <table:table-cell office:value-type="float" office:value="10122.444" table:style-name="ce186">
            <text:p>10,122<text:s/></text:p>
          </table:table-cell>
          <table:table-cell office:value-type="float" office:value="9167.2630000000008" table:style-name="ce186">
            <text:p>9,167<text:s/></text:p>
          </table:table-cell>
          <table:table-cell office:value-type="float" office:value="9339.1239999999998" table:style-name="ce186">
            <text:p>9,339<text:s/></text:p>
          </table:table-cell>
          <table:table-cell office:value-type="float" office:value="9443.51" table:style-name="ce186">
            <text:p>9,444<text:s/></text:p>
          </table:table-cell>
          <table:table-cell office:value-type="float" office:value="9207.0949999999993" table:style-name="ce186">
            <text:p>9,207<text:s/></text:p>
          </table:table-cell>
          <table:table-cell table:style-name="ce186"/>
          <table:table-cell office:value-type="float" office:value="9711.1980000000003" table:style-name="ce186">
            <text:p>9,711<text:s/></text:p>
          </table:table-cell>
          <table:table-cell office:value-type="float" office:value="8947.482" table:style-name="ce186">
            <text:p>8,947<text:s/></text:p>
          </table:table-cell>
          <table:table-cell office:value-type="float" office:value="9044.4169999999995" table:style-name="ce186">
            <text:p>9,044<text:s/></text:p>
          </table:table-cell>
          <table:table-cell office:value-type="float" office:value="9480.6020000000008" table:style-name="ce186">
            <text:p>9,481<text:s/></text:p>
          </table:table-cell>
          <table:table-cell office:value-type="float" office:value="8549.5169999999998" table:style-name="ce186">
            <text:p>8,550<text:s/></text:p>
          </table:table-cell>
          <table:table-cell table:style-name="ce187"/>
          <table:table-cell office:value-type="string" table:style-name="ce191">
            <text:p>j. Grapefruit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k.<text:s/><text:span text:style-name="T2">其</text:span><text:s/><text:span text:style-name="T2">他</text:span><text:s/><text:span text:style-name="T2">雜</text:span><text:s/><text:span text:style-name="T2">柑</text:span></text:p>
          </table:table-cell>
          <table:table-cell office:value-type="float" office:value="46267.188999999998" table:style-name="ce186">
            <text:p>46,267<text:s/></text:p>
          </table:table-cell>
          <table:table-cell office:value-type="float" office:value="44832.06" table:style-name="ce186">
            <text:p>44,832<text:s/></text:p>
          </table:table-cell>
          <table:table-cell office:value-type="float" office:value="46161.379000000001" table:style-name="ce186">
            <text:p>46,161<text:s/></text:p>
          </table:table-cell>
          <table:table-cell office:value-type="float" office:value="49436.385000000002" table:style-name="ce186">
            <text:p>49,436<text:s/></text:p>
          </table:table-cell>
          <table:table-cell office:value-type="float" office:value="58464.584000000003" table:style-name="ce186">
            <text:p>58,465<text:s/></text:p>
          </table:table-cell>
          <table:table-cell table:style-name="ce186"/>
          <table:table-cell office:value-type="float" office:value="61852.633000000002" table:style-name="ce186">
            <text:p>61,853<text:s/></text:p>
          </table:table-cell>
          <table:table-cell office:value-type="float" office:value="58252.735000000001" table:style-name="ce186">
            <text:p>58,253<text:s/></text:p>
          </table:table-cell>
          <table:table-cell office:value-type="float" office:value="49480.828999999998" table:style-name="ce186">
            <text:p>49,481<text:s/></text:p>
          </table:table-cell>
          <table:table-cell office:value-type="float" office:value="55302.351000000002" table:style-name="ce186">
            <text:p>55,302<text:s/></text:p>
          </table:table-cell>
          <table:table-cell office:value-type="float" office:value="48576.999000000003" table:style-name="ce186">
            <text:p>48,577<text:s/></text:p>
          </table:table-cell>
          <table:table-cell table:style-name="ce187"/>
          <table:table-cell office:value-type="string" table:style-name="ce191">
            <text:p>k. Othercitus</text:p>
          </table:table-cell>
          <table:table-cell table:number-columns-repeated="16369"/>
        </table:table-row>
        <table:table-row table:style-name="ro10">
          <table:table-cell/>
          <table:table-cell table:style-name="ce178"/>
          <table:table-cell table:number-columns-repeated="11" table:style-name="ce186"/>
          <table:table-cell table:style-name="ce187"/>
          <table:table-cell table:style-name="ce169"/>
          <table:table-cell table:number-columns-repeated="16369"/>
        </table:table-row>
        <table:table-row table:style-name="ro8">
          <table:table-cell/>
          <table:table-cell office:value-type="string" table:style-name="ce188">
            <text:p>(4)<text:s/><text:span text:style-name="T2">瓜　果　類</text:span></text:p>
          </table:table-cell>
          <table:table-cell office:value-type="float" office:value="351220" table:style-name="ce186">
            <text:p>351,220<text:s/></text:p>
          </table:table-cell>
          <table:table-cell office:value-type="float" office:value="302956.201" table:style-name="ce186">
            <text:p>302,956<text:s/></text:p>
          </table:table-cell>
          <table:table-cell office:value-type="float" office:value="275755.86900000001" table:style-name="ce186">
            <text:p>275,756<text:s/></text:p>
          </table:table-cell>
          <table:table-cell office:value-type="float" office:value="284187.78200000001" table:style-name="ce186">
            <text:p>284,188<text:s/></text:p>
          </table:table-cell>
          <table:table-cell office:value-type="float" office:value="294753.57199999999" table:style-name="ce186">
            <text:p>294,754<text:s/></text:p>
          </table:table-cell>
          <table:table-cell table:style-name="ce186"/>
          <table:table-cell office:value-type="float" office:value="324432.66100000002" table:style-name="ce186">
            <text:p>324,433<text:s/></text:p>
          </table:table-cell>
          <table:table-cell office:value-type="float" office:value="309276.00799999997" table:style-name="ce186">
            <text:p>309,276<text:s/></text:p>
          </table:table-cell>
          <table:table-cell office:value-type="float" office:value="282568.70699999999" table:style-name="ce186">
            <text:p>282,569<text:s/></text:p>
          </table:table-cell>
          <table:table-cell office:value-type="float" office:value="280828.3" table:style-name="ce186">
            <text:p>280,828<text:s/></text:p>
          </table:table-cell>
          <table:table-cell office:value-type="float" office:value="289169.44300000003" table:style-name="ce186">
            <text:p>289,169<text:s/></text:p>
          </table:table-cell>
          <table:table-cell table:style-name="ce187"/>
          <table:table-cell office:value-type="string" table:style-name="ce189">
            <text:p>(4) Mel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a.<text:s/><text:span text:style-name="T2">西　　　瓜</text:span></text:p>
          </table:table-cell>
          <table:table-cell office:value-type="float" office:value="236322" table:style-name="ce186">
            <text:p>236,322<text:s/></text:p>
          </table:table-cell>
          <table:table-cell office:value-type="float" office:value="220773" table:style-name="ce186">
            <text:p>220,773<text:s/></text:p>
          </table:table-cell>
          <table:table-cell office:value-type="float" office:value="203275.31200000001" table:style-name="ce186">
            <text:p>203,275<text:s/></text:p>
          </table:table-cell>
          <table:table-cell office:value-type="float" office:value="217619.375" table:style-name="ce186">
            <text:p>217,619<text:s/></text:p>
          </table:table-cell>
          <table:table-cell office:value-type="float" office:value="225871.95600000001" table:style-name="ce186">
            <text:p>225,872<text:s/></text:p>
          </table:table-cell>
          <table:table-cell table:style-name="ce186"/>
          <table:table-cell office:value-type="float" office:value="246584.19399999999" table:style-name="ce186">
            <text:p>246,584<text:s/></text:p>
          </table:table-cell>
          <table:table-cell office:value-type="float" office:value="242997.96" table:style-name="ce186">
            <text:p>242,998<text:s/></text:p>
          </table:table-cell>
          <table:table-cell office:value-type="float" office:value="212614.11900000001" table:style-name="ce186">
            <text:p>212,614<text:s/></text:p>
          </table:table-cell>
          <table:table-cell office:value-type="float" office:value="211279.81" table:style-name="ce186">
            <text:p>211,280<text:s/></text:p>
          </table:table-cell>
          <table:table-cell office:value-type="float" office:value="217405.01800000001" table:style-name="ce186">
            <text:p>217,405<text:s/></text:p>
          </table:table-cell>
          <table:table-cell table:style-name="ce187"/>
          <table:table-cell office:value-type="string" table:style-name="ce191">
            <text:p>a. Watermel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b.<text:s/><text:span text:style-name="T2">香　　　瓜</text:span></text:p>
          </table:table-cell>
          <table:table-cell office:value-type="float" office:value="41171" table:style-name="ce186">
            <text:p>41,171<text:s/></text:p>
          </table:table-cell>
          <table:table-cell office:value-type="float" office:value="31481.415000000001" table:style-name="ce186">
            <text:p>31,481<text:s/></text:p>
          </table:table-cell>
          <table:table-cell office:value-type="float" office:value="24057.087" table:style-name="ce186">
            <text:p>24,057<text:s/></text:p>
          </table:table-cell>
          <table:table-cell office:value-type="float" office:value="26147.38" table:style-name="ce186">
            <text:p>26,147<text:s/></text:p>
          </table:table-cell>
          <table:table-cell office:value-type="float" office:value="41156.023999999998" table:style-name="ce186">
            <text:p>41,156<text:s/></text:p>
          </table:table-cell>
          <table:table-cell table:style-name="ce186"/>
          <table:table-cell office:value-type="float" office:value="33389.201000000001" table:style-name="ce186">
            <text:p>33,389<text:s/></text:p>
          </table:table-cell>
          <table:table-cell office:value-type="float" office:value="29141.663" table:style-name="ce186">
            <text:p>29,142<text:s/></text:p>
          </table:table-cell>
          <table:table-cell office:value-type="float" office:value="27191.324000000001" table:style-name="ce186">
            <text:p>27,191<text:s/></text:p>
          </table:table-cell>
          <table:table-cell office:value-type="float" office:value="27050.431" table:style-name="ce186">
            <text:p>27,050<text:s/></text:p>
          </table:table-cell>
          <table:table-cell office:value-type="float" office:value="29875.383999999998" table:style-name="ce186">
            <text:p>29,875<text:s/></text:p>
          </table:table-cell>
          <table:table-cell table:style-name="ce187"/>
          <table:table-cell office:value-type="string" table:style-name="ce191">
            <text:p>b. Muskmel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c.<text:s/><text:span text:style-name="T2">洋　香　瓜</text:span></text:p>
          </table:table-cell>
          <table:table-cell office:value-type="float" office:value="73727" table:style-name="ce186">
            <text:p>73,727<text:s/></text:p>
          </table:table-cell>
          <table:table-cell office:value-type="float" office:value="50701.786" table:style-name="ce186">
            <text:p>50,702<text:s/></text:p>
          </table:table-cell>
          <table:table-cell office:value-type="float" office:value="48423.47" table:style-name="ce186">
            <text:p>48,423<text:s/></text:p>
          </table:table-cell>
          <table:table-cell office:value-type="float" office:value="40421.027000000002" table:style-name="ce186">
            <text:p>40,421<text:s/></text:p>
          </table:table-cell>
          <table:table-cell office:value-type="float" office:value="27725.592000000001" table:style-name="ce186">
            <text:p>27,726<text:s/></text:p>
          </table:table-cell>
          <table:table-cell table:style-name="ce186"/>
          <table:table-cell office:value-type="float" office:value="44459.266000000003" table:style-name="ce186">
            <text:p>44,459<text:s/></text:p>
          </table:table-cell>
          <table:table-cell office:value-type="float" office:value="37136.385000000002" table:style-name="ce186">
            <text:p>37,136<text:s/></text:p>
          </table:table-cell>
          <table:table-cell office:value-type="float" office:value="42763.264000000003" table:style-name="ce186">
            <text:p>42,763<text:s/></text:p>
          </table:table-cell>
          <table:table-cell office:value-type="float" office:value="42498.059000000001" table:style-name="ce186">
            <text:p>42,498<text:s/></text:p>
          </table:table-cell>
          <table:table-cell office:value-type="float" office:value="41889.040999999997" table:style-name="ce186">
            <text:p>41,889<text:s/></text:p>
          </table:table-cell>
          <table:table-cell table:style-name="ce187"/>
          <table:table-cell office:value-type="string" table:style-name="ce191">
            <text:p>c. Cantaloupe</text:p>
          </table:table-cell>
          <table:table-cell table:number-columns-repeated="16369"/>
        </table:table-row>
        <table:table-row table:style-name="ro10">
          <table:table-cell/>
          <table:table-cell table:style-name="ce178"/>
          <table:table-cell table:number-columns-repeated="11" table:style-name="ce186"/>
          <table:table-cell table:style-name="ce187"/>
          <table:table-cell table:style-name="ce169"/>
          <table:table-cell table:number-columns-repeated="16369"/>
        </table:table-row>
        <table:table-row table:style-name="ro8">
          <table:table-cell/>
          <table:table-cell office:value-type="string" table:style-name="ce188">
            <text:p>(5)<text:s/><text:span text:style-name="T2">其　　　他</text:span></text:p>
          </table:table-cell>
          <table:table-cell office:value-type="float" office:value="1425289.6429999999" table:style-name="ce186">
            <text:p>1,425,290<text:s/></text:p>
          </table:table-cell>
          <table:table-cell office:value-type="float" office:value="1394051.7919999999" table:style-name="ce186">
            <text:p>1,394,052<text:s/></text:p>
          </table:table-cell>
          <table:table-cell office:value-type="float" office:value="1274203.558" table:style-name="ce186">
            <text:p>1,274,204<text:s/></text:p>
          </table:table-cell>
          <table:table-cell office:value-type="float" office:value="1234008.2180000001" table:style-name="ce186">
            <text:p>1,234,008<text:s/></text:p>
          </table:table-cell>
          <table:table-cell office:value-type="float" office:value="1373344.5" table:style-name="ce186">
            <text:p>1,373,345<text:s/></text:p>
          </table:table-cell>
          <table:table-cell table:style-name="ce186"/>
          <table:table-cell office:value-type="float" office:value="1446193.723" table:style-name="ce186">
            <text:p>1,446,194<text:s/></text:p>
          </table:table-cell>
          <table:table-cell office:value-type="float" office:value="1365127.6470000001" table:style-name="ce186">
            <text:p>1,365,128<text:s/></text:p>
          </table:table-cell>
          <table:table-cell office:value-type="float" office:value="1377436.9509999999" table:style-name="ce186">
            <text:p>1,377,437<text:s/></text:p>
          </table:table-cell>
          <table:table-cell office:value-type="float" office:value="1333279.8859999999" table:style-name="ce186">
            <text:p>1,333,280<text:s/></text:p>
          </table:table-cell>
          <table:table-cell office:value-type="float" office:value="1274735.702" table:style-name="ce186">
            <text:p>1,274,736<text:s/></text:p>
          </table:table-cell>
          <table:table-cell table:style-name="ce187"/>
          <table:table-cell office:value-type="string" table:style-name="ce189">
            <text:p>(5) Other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a.<text:s/><text:span text:style-name="T2">龍　　　眼</text:span></text:p>
          </table:table-cell>
          <table:table-cell office:value-type="float" office:value="102693" table:style-name="ce186">
            <text:p>102,693<text:s/></text:p>
          </table:table-cell>
          <table:table-cell office:value-type="float" office:value="108611.883" table:style-name="ce186">
            <text:p>108,612<text:s/></text:p>
          </table:table-cell>
          <table:table-cell office:value-type="float" office:value="101909.00900000001" table:style-name="ce186">
            <text:p>101,909<text:s/></text:p>
          </table:table-cell>
          <table:table-cell office:value-type="float" office:value="82602.085000000006" table:style-name="ce186">
            <text:p>82,602<text:s/></text:p>
          </table:table-cell>
          <table:table-cell office:value-type="float" office:value="100435.891" table:style-name="ce186">
            <text:p>100,436<text:s/></text:p>
          </table:table-cell>
          <table:table-cell table:style-name="ce186"/>
          <table:table-cell office:value-type="float" office:value="112156.269" table:style-name="ce186">
            <text:p>112,156<text:s/></text:p>
          </table:table-cell>
          <table:table-cell office:value-type="float" office:value="94391.428" table:style-name="ce186">
            <text:p>94,391<text:s/></text:p>
          </table:table-cell>
          <table:table-cell office:value-type="float" office:value="90974.922999999995" table:style-name="ce186">
            <text:p>90,975<text:s/></text:p>
          </table:table-cell>
          <table:table-cell office:value-type="float" office:value="101667.91800000001" table:style-name="ce186">
            <text:p>101,668<text:s/></text:p>
          </table:table-cell>
          <table:table-cell office:value-type="float" office:value="85188.597999999998" table:style-name="ce186">
            <text:p>85,189<text:s/></text:p>
          </table:table-cell>
          <table:table-cell table:style-name="ce187"/>
          <table:table-cell office:value-type="string" table:style-name="ce191">
            <text:p>a. Longa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b.<text:s/><text:span text:style-name="T2">芒　　　果</text:span></text:p>
          </table:table-cell>
          <table:table-cell office:value-type="float" office:value="191332" table:style-name="ce186">
            <text:p>191,332<text:s/></text:p>
          </table:table-cell>
          <table:table-cell office:value-type="float" office:value="215291.519" table:style-name="ce186">
            <text:p>215,292<text:s/></text:p>
          </table:table-cell>
          <table:table-cell office:value-type="float" office:value="176716.46100000001" table:style-name="ce186">
            <text:p>176,716<text:s/></text:p>
          </table:table-cell>
          <table:table-cell office:value-type="float" office:value="140289.924" table:style-name="ce186">
            <text:p>140,290<text:s/></text:p>
          </table:table-cell>
          <table:table-cell office:value-type="float" office:value="135292.98699999999" table:style-name="ce186">
            <text:p>135,293<text:s/></text:p>
          </table:table-cell>
          <table:table-cell table:style-name="ce186"/>
          <table:table-cell office:value-type="float" office:value="169379.633" table:style-name="ce186">
            <text:p>169,380<text:s/></text:p>
          </table:table-cell>
          <table:table-cell office:value-type="float" office:value="167247.41399999999" table:style-name="ce186">
            <text:p>167,247<text:s/></text:p>
          </table:table-cell>
          <table:table-cell office:value-type="float" office:value="215168.03400000001" table:style-name="ce186">
            <text:p>215,168<text:s/></text:p>
          </table:table-cell>
          <table:table-cell office:value-type="float" office:value="152932.25200000001" table:style-name="ce186">
            <text:p>152,932<text:s/></text:p>
          </table:table-cell>
          <table:table-cell office:value-type="float" office:value="166260.03" table:style-name="ce186">
            <text:p>166,260<text:s/></text:p>
          </table:table-cell>
          <table:table-cell table:style-name="ce187"/>
          <table:table-cell office:value-type="string" table:style-name="ce191">
            <text:p>b. Mang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c.<text:s/><text:span text:style-name="T2">番　石　榴</text:span></text:p>
          </table:table-cell>
          <table:table-cell office:value-type="float" office:value="170169" table:style-name="ce186">
            <text:p>170,169<text:s/></text:p>
          </table:table-cell>
          <table:table-cell office:value-type="float" office:value="131703.10800000001" table:style-name="ce186">
            <text:p>131,703<text:s/></text:p>
          </table:table-cell>
          <table:table-cell office:value-type="float" office:value="141064.65599999999" table:style-name="ce186">
            <text:p>141,065<text:s/></text:p>
          </table:table-cell>
          <table:table-cell office:value-type="float" office:value="135302.837" table:style-name="ce186">
            <text:p>135,303<text:s/></text:p>
          </table:table-cell>
          <table:table-cell office:value-type="float" office:value="167009.046" table:style-name="ce186">
            <text:p>167,009<text:s/></text:p>
          </table:table-cell>
          <table:table-cell table:style-name="ce186"/>
          <table:table-cell office:value-type="float" office:value="168848.49299999999" table:style-name="ce186">
            <text:p>168,848<text:s/></text:p>
          </table:table-cell>
          <table:table-cell office:value-type="float" office:value="181178.05" table:style-name="ce186">
            <text:p>181,178<text:s/></text:p>
          </table:table-cell>
          <table:table-cell office:value-type="float" office:value="182479.17600000001" table:style-name="ce186">
            <text:p>182,479<text:s/></text:p>
          </table:table-cell>
          <table:table-cell office:value-type="float" office:value="168392.41500000001" table:style-name="ce186">
            <text:p>168,392<text:s/></text:p>
          </table:table-cell>
          <table:table-cell office:value-type="float" office:value="150686.54" table:style-name="ce186">
            <text:p>150,687<text:s/></text:p>
          </table:table-cell>
          <table:table-cell table:style-name="ce187"/>
          <table:table-cell office:value-type="string" table:style-name="ce191">
            <text:p>c. Guav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d.<text:s/><text:span text:style-name="T2">　　李</text:span></text:p>
          </table:table-cell>
          <table:table-cell office:value-type="float" office:value="26297" table:style-name="ce186">
            <text:p>26,297<text:s/></text:p>
          </table:table-cell>
          <table:table-cell office:value-type="float" office:value="25830.003000000001" table:style-name="ce186">
            <text:p>25,830<text:s/></text:p>
          </table:table-cell>
          <table:table-cell office:value-type="float" office:value="23001.119999999999" table:style-name="ce186">
            <text:p>23,001<text:s/></text:p>
          </table:table-cell>
          <table:table-cell office:value-type="float" office:value="22898.508999999998" table:style-name="ce186">
            <text:p>22,899<text:s/></text:p>
          </table:table-cell>
          <table:table-cell office:value-type="float" office:value="24826.28" table:style-name="ce186">
            <text:p>24,826<text:s/></text:p>
          </table:table-cell>
          <table:table-cell table:style-name="ce186"/>
          <table:table-cell office:value-type="float" office:value="23655.532999999999" table:style-name="ce186">
            <text:p>23,656<text:s/></text:p>
          </table:table-cell>
          <table:table-cell office:value-type="float" office:value="22744.053" table:style-name="ce186">
            <text:p>22,744<text:s/></text:p>
          </table:table-cell>
          <table:table-cell office:value-type="float" office:value="21582.355" table:style-name="ce186">
            <text:p>21,582<text:s/></text:p>
          </table:table-cell>
          <table:table-cell office:value-type="float" office:value="15271.132" table:style-name="ce186">
            <text:p>15,271<text:s/></text:p>
          </table:table-cell>
          <table:table-cell office:value-type="float" office:value="14002.623" table:style-name="ce186">
            <text:p>14,003<text:s/></text:p>
          </table:table-cell>
          <table:table-cell table:style-name="ce187"/>
          <table:table-cell office:value-type="string" table:style-name="ce191">
            <text:p>d. Plum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e.<text:s/><text:span text:style-name="T2">　　桃</text:span></text:p>
          </table:table-cell>
          <table:table-cell office:value-type="float" office:value="28508" table:style-name="ce186">
            <text:p>28,508<text:s/></text:p>
          </table:table-cell>
          <table:table-cell office:value-type="float" office:value="28435.032999999999" table:style-name="ce186">
            <text:p>28,435<text:s/></text:p>
          </table:table-cell>
          <table:table-cell office:value-type="float" office:value="29328.664000000001" table:style-name="ce186">
            <text:p>29,329<text:s/></text:p>
          </table:table-cell>
          <table:table-cell office:value-type="float" office:value="28838.222000000002" table:style-name="ce186">
            <text:p>28,838<text:s/></text:p>
          </table:table-cell>
          <table:table-cell office:value-type="float" office:value="28347.955000000002" table:style-name="ce186">
            <text:p>28,348<text:s/></text:p>
          </table:table-cell>
          <table:table-cell table:style-name="ce186"/>
          <table:table-cell office:value-type="float" office:value="29719.012999999999" table:style-name="ce186">
            <text:p>29,719<text:s/></text:p>
          </table:table-cell>
          <table:table-cell office:value-type="float" office:value="29129.710999999999" table:style-name="ce186">
            <text:p>29,130<text:s/></text:p>
          </table:table-cell>
          <table:table-cell office:value-type="float" office:value="27155.795999999998" table:style-name="ce186">
            <text:p>27,156<text:s/></text:p>
          </table:table-cell>
          <table:table-cell office:value-type="float" office:value="28676.556" table:style-name="ce186">
            <text:p>28,677<text:s/></text:p>
          </table:table-cell>
          <table:table-cell office:value-type="float" office:value="27026.367999999999" table:style-name="ce186">
            <text:p>27,026<text:s/></text:p>
          </table:table-cell>
          <table:table-cell table:style-name="ce187"/>
          <table:table-cell office:value-type="string" table:style-name="ce191">
            <text:p>e. Peach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f.<text:span text:style-name="T2">　　</text:span><text:s/><text:span text:style-name="T2">柿</text:span></text:p>
          </table:table-cell>
          <table:table-cell office:value-type="float" office:value="26395" table:style-name="ce186">
            <text:p>26,395<text:s/></text:p>
          </table:table-cell>
          <table:table-cell office:value-type="float" office:value="32962.226000000002" table:style-name="ce186">
            <text:p>32,962<text:s/></text:p>
          </table:table-cell>
          <table:table-cell office:value-type="float" office:value="33899.468999999997" table:style-name="ce186">
            <text:p>33,899<text:s/></text:p>
          </table:table-cell>
          <table:table-cell office:value-type="float" office:value="37032.163999999997" table:style-name="ce186">
            <text:p>37,032<text:s/></text:p>
          </table:table-cell>
          <table:table-cell office:value-type="float" office:value="58400.766000000003" table:style-name="ce186">
            <text:p>58,401<text:s/></text:p>
          </table:table-cell>
          <table:table-cell table:style-name="ce186"/>
          <table:table-cell office:value-type="float" office:value="90100.020999999993" table:style-name="ce186">
            <text:p>90,100<text:s/></text:p>
          </table:table-cell>
          <table:table-cell office:value-type="float" office:value="81893.695999999996" table:style-name="ce186">
            <text:p>81,894<text:s/></text:p>
          </table:table-cell>
          <table:table-cell office:value-type="float" office:value="63693.856" table:style-name="ce186">
            <text:p>63,694<text:s/></text:p>
          </table:table-cell>
          <table:table-cell office:value-type="float" office:value="72764.335000000006" table:style-name="ce186">
            <text:p>72,764<text:s/></text:p>
          </table:table-cell>
          <table:table-cell office:value-type="float" office:value="60928.646000000001" table:style-name="ce186">
            <text:p>60,929<text:s/></text:p>
          </table:table-cell>
          <table:table-cell table:style-name="ce187"/>
          <table:table-cell office:value-type="string" table:style-name="ce191">
            <text:p>f. Persimm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g.<text:s/><text:span text:style-name="T2">木　　　瓜</text:span></text:p>
          </table:table-cell>
          <table:table-cell office:value-type="float" office:value="129283" table:style-name="ce186">
            <text:p>129,283<text:s/></text:p>
          </table:table-cell>
          <table:table-cell office:value-type="float" office:value="92914.126000000004" table:style-name="ce186">
            <text:p>92,914<text:s/></text:p>
          </table:table-cell>
          <table:table-cell office:value-type="float" office:value="94359.093999999997" table:style-name="ce186">
            <text:p>94,359<text:s/></text:p>
          </table:table-cell>
          <table:table-cell office:value-type="float" office:value="82877.570999999996" table:style-name="ce186">
            <text:p>82,878<text:s/></text:p>
          </table:table-cell>
          <table:table-cell office:value-type="float" office:value="129321.91499999999" table:style-name="ce186">
            <text:p>129,322<text:s/></text:p>
          </table:table-cell>
          <table:table-cell table:style-name="ce186"/>
          <table:table-cell office:value-type="float" office:value="151183.356" table:style-name="ce186">
            <text:p>151,183<text:s/></text:p>
          </table:table-cell>
          <table:table-cell office:value-type="float" office:value="132762.91899999999" table:style-name="ce186">
            <text:p>132,763<text:s/></text:p>
          </table:table-cell>
          <table:table-cell office:value-type="float" office:value="118822.40300000001" table:style-name="ce186">
            <text:p>118,822<text:s/></text:p>
          </table:table-cell>
          <table:table-cell office:value-type="float" office:value="115779.618" table:style-name="ce186">
            <text:p>115,780<text:s/></text:p>
          </table:table-cell>
          <table:table-cell office:value-type="float" office:value="115115.143" table:style-name="ce186">
            <text:p>115,115<text:s/></text:p>
          </table:table-cell>
          <table:table-cell table:style-name="ce187"/>
          <table:table-cell office:value-type="string" table:style-name="ce191">
            <text:p>g. Papay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h.<text:s/><text:span text:style-name="T2">蓮　　　霧</text:span></text:p>
          </table:table-cell>
          <table:table-cell office:value-type="float" office:value="69234" table:style-name="ce186">
            <text:p>69,234<text:s/></text:p>
          </table:table-cell>
          <table:table-cell office:value-type="float" office:value="82222.796000000002" table:style-name="ce186">
            <text:p>82,223<text:s/></text:p>
          </table:table-cell>
          <table:table-cell office:value-type="float" office:value="63902.012999999999" table:style-name="ce186">
            <text:p>63,902<text:s/></text:p>
          </table:table-cell>
          <table:table-cell office:value-type="float" office:value="43693.428999999996" table:style-name="ce186">
            <text:p>43,693<text:s/></text:p>
          </table:table-cell>
          <table:table-cell office:value-type="float" office:value="59674.79" table:style-name="ce186">
            <text:p>59,675<text:s/></text:p>
          </table:table-cell>
          <table:table-cell table:style-name="ce186"/>
          <table:table-cell office:value-type="float" office:value="78109.278000000006" table:style-name="ce186">
            <text:p>78,109<text:s/></text:p>
          </table:table-cell>
          <table:table-cell office:value-type="float" office:value="81666.532000000007" table:style-name="ce186">
            <text:p>81,667<text:s/></text:p>
          </table:table-cell>
          <table:table-cell office:value-type="float" office:value="99525.790999999997" table:style-name="ce186">
            <text:p>99,526<text:s/></text:p>
          </table:table-cell>
          <table:table-cell office:value-type="float" office:value="82389.979000000007" table:style-name="ce186">
            <text:p>82,390<text:s/></text:p>
          </table:table-cell>
          <table:table-cell office:value-type="float" office:value="65774.766000000003" table:style-name="ce186">
            <text:p>65,775<text:s/></text:p>
          </table:table-cell>
          <table:table-cell table:style-name="ce187"/>
          <table:table-cell office:value-type="string" table:style-name="ce191">
            <text:p>h. Wax appl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i.<text:s/><text:span text:style-name="T2">葡　　　萄</text:span></text:p>
          </table:table-cell>
          <table:table-cell office:value-type="float" office:value="102291" table:style-name="ce186">
            <text:p>102,291<text:s/></text:p>
          </table:table-cell>
          <table:table-cell office:value-type="float" office:value="90080.803" table:style-name="ce186">
            <text:p>90,081<text:s/></text:p>
          </table:table-cell>
          <table:table-cell office:value-type="float" office:value="84655.718999999997" table:style-name="ce186">
            <text:p>84,656<text:s/></text:p>
          </table:table-cell>
          <table:table-cell office:value-type="float" office:value="98090.857999999993" table:style-name="ce186">
            <text:p>98,091<text:s/></text:p>
          </table:table-cell>
          <table:table-cell office:value-type="float" office:value="102831.011" table:style-name="ce186">
            <text:p>102,831<text:s/></text:p>
          </table:table-cell>
          <table:table-cell table:style-name="ce186"/>
          <table:table-cell office:value-type="float" office:value="107280.234" table:style-name="ce186">
            <text:p>107,280<text:s/></text:p>
          </table:table-cell>
          <table:table-cell office:value-type="float" office:value="99967.38" table:style-name="ce186">
            <text:p>99,967<text:s/></text:p>
          </table:table-cell>
          <table:table-cell office:value-type="float" office:value="97255.543999999994" table:style-name="ce186">
            <text:p>97,256<text:s/></text:p>
          </table:table-cell>
          <table:table-cell office:value-type="float" office:value="82199.497000000003" table:style-name="ce186">
            <text:p>82,199<text:s/></text:p>
          </table:table-cell>
          <table:table-cell office:value-type="float" office:value="85434.812999999995" table:style-name="ce186">
            <text:p>85,435<text:s/></text:p>
          </table:table-cell>
          <table:table-cell table:style-name="ce187"/>
          <table:table-cell office:value-type="string" table:style-name="ce191">
            <text:p>i. Grap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j.<text:s/><text:span text:style-name="T2">枇　　　杷</text:span></text:p>
          </table:table-cell>
          <table:table-cell office:value-type="float" office:value="6959" table:style-name="ce186">
            <text:p>6,959<text:s/></text:p>
          </table:table-cell>
          <table:table-cell office:value-type="float" office:value="7107.424" table:style-name="ce186">
            <text:p>7,107<text:s/></text:p>
          </table:table-cell>
          <table:table-cell office:value-type="float" office:value="7738.1610000000001" table:style-name="ce186">
            <text:p>7,738<text:s/></text:p>
          </table:table-cell>
          <table:table-cell office:value-type="float" office:value="9212.57" table:style-name="ce186">
            <text:p>9,213<text:s/></text:p>
          </table:table-cell>
          <table:table-cell office:value-type="float" office:value="9211.7000000000007" table:style-name="ce186">
            <text:p>9,212<text:s/></text:p>
          </table:table-cell>
          <table:table-cell table:style-name="ce186"/>
          <table:table-cell office:value-type="float" office:value="7994.0240000000003" table:style-name="ce186">
            <text:p>7,994<text:s/></text:p>
          </table:table-cell>
          <table:table-cell office:value-type="float" office:value="7363.6980000000003" table:style-name="ce186">
            <text:p>7,364<text:s/></text:p>
          </table:table-cell>
          <table:table-cell office:value-type="float" office:value="7329.1750000000002" table:style-name="ce186">
            <text:p>7,329<text:s/></text:p>
          </table:table-cell>
          <table:table-cell office:value-type="float" office:value="7189.1189999999997" table:style-name="ce186">
            <text:p>7,189<text:s/></text:p>
          </table:table-cell>
          <table:table-cell office:value-type="float" office:value="6847.7219999999998" table:style-name="ce186">
            <text:p>6,848<text:s/></text:p>
          </table:table-cell>
          <table:table-cell table:style-name="ce187"/>
          <table:table-cell office:value-type="string" table:style-name="ce191">
            <text:p>j. Loquat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k.<text:span text:style-name="T2">　　</text:span><text:s/><text:span text:style-name="T2">梅</text:span></text:p>
          </table:table-cell>
          <table:table-cell office:value-type="float" office:value="48001" table:style-name="ce186">
            <text:p>48,001<text:s/></text:p>
          </table:table-cell>
          <table:table-cell office:value-type="float" office:value="37834.091" table:style-name="ce186">
            <text:p>37,834<text:s/></text:p>
          </table:table-cell>
          <table:table-cell office:value-type="float" office:value="35811.843999999997" table:style-name="ce186">
            <text:p>35,812<text:s/></text:p>
          </table:table-cell>
          <table:table-cell office:value-type="float" office:value="46890.464999999997" table:style-name="ce186">
            <text:p>46,890<text:s/></text:p>
          </table:table-cell>
          <table:table-cell office:value-type="float" office:value="49694.972000000002" table:style-name="ce186">
            <text:p>49,695<text:s/></text:p>
          </table:table-cell>
          <table:table-cell table:style-name="ce186"/>
          <table:table-cell office:value-type="float" office:value="42009.52" table:style-name="ce186">
            <text:p>42,010<text:s/></text:p>
          </table:table-cell>
          <table:table-cell office:value-type="float" office:value="31879.879000000001" table:style-name="ce186">
            <text:p>31,880<text:s/></text:p>
          </table:table-cell>
          <table:table-cell office:value-type="float" office:value="30705.859" table:style-name="ce186">
            <text:p>30,706<text:s/></text:p>
          </table:table-cell>
          <table:table-cell office:value-type="float" office:value="34708.639999999999" table:style-name="ce186">
            <text:p>34,709<text:s/></text:p>
          </table:table-cell>
          <table:table-cell office:value-type="float" office:value="32473.341" table:style-name="ce186">
            <text:p>32,473<text:s/></text:p>
          </table:table-cell>
          <table:table-cell table:style-name="ce187"/>
          <table:table-cell office:value-type="string" table:style-name="ce191">
            <text:p>k. Japanese apricot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l.<text:s/><text:span text:style-name="T2">荔　　　枝</text:span></text:p>
          </table:table-cell>
          <table:table-cell office:value-type="float" office:value="84652" table:style-name="ce186">
            <text:p>84,652<text:s/></text:p>
          </table:table-cell>
          <table:table-cell office:value-type="float" office:value="99720.596000000005" table:style-name="ce186">
            <text:p>99,721<text:s/></text:p>
          </table:table-cell>
          <table:table-cell office:value-type="float" office:value="79565.191000000006" table:style-name="ce186">
            <text:p>79,565<text:s/></text:p>
          </table:table-cell>
          <table:table-cell office:value-type="float" office:value="95439.793000000005" table:style-name="ce186">
            <text:p>95,440<text:s/></text:p>
          </table:table-cell>
          <table:table-cell office:value-type="float" office:value="89440.417000000001" table:style-name="ce186">
            <text:p>89,440<text:s/></text:p>
          </table:table-cell>
          <table:table-cell table:style-name="ce186"/>
          <table:table-cell office:value-type="float" office:value="90470.683000000005" table:style-name="ce186">
            <text:p>90,471<text:s/></text:p>
          </table:table-cell>
          <table:table-cell office:value-type="float" office:value="81142.759000000005" table:style-name="ce186">
            <text:p>81,143<text:s/></text:p>
          </table:table-cell>
          <table:table-cell office:value-type="float" office:value="93220.733999999997" table:style-name="ce186">
            <text:p>93,221<text:s/></text:p>
          </table:table-cell>
          <table:table-cell office:value-type="float" office:value="93077.642999999996" table:style-name="ce186">
            <text:p>93,078<text:s/></text:p>
          </table:table-cell>
          <table:table-cell office:value-type="float" office:value="87514.922000000006" table:style-name="ce186">
            <text:p>87,515<text:s/></text:p>
          </table:table-cell>
          <table:table-cell table:style-name="ce187"/>
          <table:table-cell office:value-type="string" table:style-name="ce191">
            <text:p>l. Liche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m.<text:s/><text:span text:style-name="T2">橄　　　欖</text:span></text:p>
          </table:table-cell>
          <table:table-cell office:value-type="float" office:value="2499.3389999999999" table:style-name="ce186">
            <text:p>2,499<text:s/></text:p>
          </table:table-cell>
          <table:table-cell office:value-type="float" office:value="2578.83" table:style-name="ce186">
            <text:p>2,579<text:s/></text:p>
          </table:table-cell>
          <table:table-cell office:value-type="float" office:value="2452.0100000000002" table:style-name="ce186">
            <text:p>2,452<text:s/></text:p>
          </table:table-cell>
          <table:table-cell office:value-type="float" office:value="2582.9960000000001" table:style-name="ce186">
            <text:p>2,583<text:s/></text:p>
          </table:table-cell>
          <table:table-cell office:value-type="float" office:value="2550.7049999999999" table:style-name="ce186">
            <text:p>2,551<text:s/></text:p>
          </table:table-cell>
          <table:table-cell table:style-name="ce186"/>
          <table:table-cell office:value-type="float" office:value="2262.0340000000001" table:style-name="ce186">
            <text:p>2,262<text:s/></text:p>
          </table:table-cell>
          <table:table-cell office:value-type="float" office:value="2073.1729999999998" table:style-name="ce186">
            <text:p>2,073<text:s/></text:p>
          </table:table-cell>
          <table:table-cell office:value-type="float" office:value="2152.261" table:style-name="ce186">
            <text:p>2,152<text:s/></text:p>
          </table:table-cell>
          <table:table-cell office:value-type="float" office:value="2291.6669999999999" table:style-name="ce186">
            <text:p>2,292<text:s/></text:p>
          </table:table-cell>
          <table:table-cell office:value-type="float" office:value="1978.873" table:style-name="ce186">
            <text:p>1,979<text:s/></text:p>
          </table:table-cell>
          <table:table-cell table:style-name="ce187"/>
          <table:table-cell office:value-type="string" table:style-name="ce191">
            <text:p>m. Oliv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n.<text:s/><text:span text:style-name="T2">楊　　　桃</text:span></text:p>
          </table:table-cell>
          <table:table-cell office:value-type="float" office:value="23977" table:style-name="ce186">
            <text:p>23,977<text:s/></text:p>
          </table:table-cell>
          <table:table-cell office:value-type="float" office:value="20195.55" table:style-name="ce186">
            <text:p>20,196<text:s/></text:p>
          </table:table-cell>
          <table:table-cell office:value-type="float" office:value="19037.793000000001" table:style-name="ce186">
            <text:p>19,038<text:s/></text:p>
          </table:table-cell>
          <table:table-cell office:value-type="float" office:value="16940.884999999998" table:style-name="ce186">
            <text:p>16,941<text:s/></text:p>
          </table:table-cell>
          <table:table-cell office:value-type="float" office:value="15726.508" table:style-name="ce186">
            <text:p>15,727<text:s/></text:p>
          </table:table-cell>
          <table:table-cell table:style-name="ce186"/>
          <table:table-cell office:value-type="float" office:value="15974.744000000001" table:style-name="ce186">
            <text:p>15,975<text:s/></text:p>
          </table:table-cell>
          <table:table-cell office:value-type="float" office:value="13937.293" table:style-name="ce186">
            <text:p>13,937<text:s/></text:p>
          </table:table-cell>
          <table:table-cell office:value-type="float" office:value="12976.39" table:style-name="ce186">
            <text:p>12,976<text:s/></text:p>
          </table:table-cell>
          <table:table-cell office:value-type="float" office:value="12030.335999999999" table:style-name="ce186">
            <text:p>12,030<text:s/></text:p>
          </table:table-cell>
          <table:table-cell office:value-type="float" office:value="10759.199000000001" table:style-name="ce186">
            <text:p>10,759<text:s/></text:p>
          </table:table-cell>
          <table:table-cell table:style-name="ce187"/>
          <table:table-cell office:value-type="string" table:style-name="ce191">
            <text:p>n. Carambol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o.<text:s/><text:span text:style-name="T2">　　梨</text:span></text:p>
          </table:table-cell>
          <table:table-cell office:value-type="float" office:value="126628" table:style-name="ce186">
            <text:p>126,628<text:s/></text:p>
          </table:table-cell>
          <table:table-cell office:value-type="float" office:value="150428.91399999999" table:style-name="ce186">
            <text:p>150,429<text:s/></text:p>
          </table:table-cell>
          <table:table-cell office:value-type="float" office:value="138380.747" table:style-name="ce186">
            <text:p>138,381<text:s/></text:p>
          </table:table-cell>
          <table:table-cell office:value-type="float" office:value="153449.522" table:style-name="ce186">
            <text:p>153,450<text:s/></text:p>
          </table:table-cell>
          <table:table-cell office:value-type="float" office:value="174857.785" table:style-name="ce186">
            <text:p>174,858<text:s/></text:p>
          </table:table-cell>
          <table:table-cell table:style-name="ce186"/>
          <table:table-cell office:value-type="float" office:value="150012.889" table:style-name="ce186">
            <text:p>150,013<text:s/></text:p>
          </table:table-cell>
          <table:table-cell office:value-type="float" office:value="137911.37400000001" table:style-name="ce186">
            <text:p>137,911<text:s/></text:p>
          </table:table-cell>
          <table:table-cell office:value-type="float" office:value="109105.02499999999" table:style-name="ce186">
            <text:p>109,105<text:s/></text:p>
          </table:table-cell>
          <table:table-cell office:value-type="float" office:value="134549.48000000001" table:style-name="ce186">
            <text:p>134,549<text:s/></text:p>
          </table:table-cell>
          <table:table-cell office:value-type="float" office:value="127016.306" table:style-name="ce186">
            <text:p>127,016<text:s/></text:p>
          </table:table-cell>
          <table:table-cell table:style-name="ce187"/>
          <table:table-cell office:value-type="string" table:style-name="ce191">
            <text:p>o. Pear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90">
            <text:p>p.<text:s/><text:span text:style-name="T2">蘋　　　果</text:span></text:p>
          </table:table-cell>
          <table:table-cell office:value-type="float" office:value="5930" table:style-name="ce186">
            <text:p>5,930<text:s/></text:p>
          </table:table-cell>
          <table:table-cell office:value-type="float" office:value="5952.88" table:style-name="ce186">
            <text:p>5,953<text:s/></text:p>
          </table:table-cell>
          <table:table-cell office:value-type="float" office:value="4163.1620000000003" table:style-name="ce186">
            <text:p>4,163<text:s/></text:p>
          </table:table-cell>
          <table:table-cell office:value-type="float" office:value="3644.8989999999999" table:style-name="ce186">
            <text:p>3,645<text:s/></text:p>
          </table:table-cell>
          <table:table-cell office:value-type="float" office:value="2186.2399999999998" table:style-name="ce186">
            <text:p>2,186<text:s/></text:p>
          </table:table-cell>
          <table:table-cell table:style-name="ce186"/>
          <table:table-cell office:value-type="float" office:value="1667.15" table:style-name="ce186">
            <text:p>1,667<text:s/></text:p>
          </table:table-cell>
          <table:table-cell office:value-type="float" office:value="1518.71" table:style-name="ce186">
            <text:p>1,519<text:s/></text:p>
          </table:table-cell>
          <table:table-cell office:value-type="float" office:value="1291.7370000000001" table:style-name="ce186">
            <text:p>1,292<text:s/></text:p>
          </table:table-cell>
          <table:table-cell office:value-type="float" office:value="1506.7529999999999" table:style-name="ce186">
            <text:p>1,507<text:s/></text:p>
          </table:table-cell>
          <table:table-cell office:value-type="float" office:value="1319.037" table:style-name="ce186">
            <text:p>1,319<text:s/></text:p>
          </table:table-cell>
          <table:table-cell table:style-name="ce187"/>
          <table:table-cell office:value-type="string" table:style-name="ce191">
            <text:p>p. Apple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q.<text:s/><text:span text:style-name="T2">　　棗</text:span></text:p>
          </table:table-cell>
          <table:table-cell office:value-type="float" office:value="30230" table:style-name="ce186">
            <text:p>30,230<text:s/></text:p>
          </table:table-cell>
          <table:table-cell office:value-type="float" office:value="38795.014999999999" table:style-name="ce186">
            <text:p>38,795<text:s/></text:p>
          </table:table-cell>
          <table:table-cell office:value-type="float" office:value="31089.675999999999" table:style-name="ce186">
            <text:p>31,090<text:s/></text:p>
          </table:table-cell>
          <table:table-cell office:value-type="float" office:value="36991.353999999999" table:style-name="ce186">
            <text:p>36,991<text:s/></text:p>
          </table:table-cell>
          <table:table-cell office:value-type="float" office:value="34186.923999999999" table:style-name="ce186">
            <text:p>34,187<text:s/></text:p>
          </table:table-cell>
          <table:table-cell table:style-name="ce186"/>
          <table:table-cell office:value-type="float" office:value="31050.251" table:style-name="ce186">
            <text:p>31,050<text:s/></text:p>
          </table:table-cell>
          <table:table-cell office:value-type="float" office:value="37912.356" table:style-name="ce186">
            <text:p>37,912<text:s/></text:p>
          </table:table-cell>
          <table:table-cell office:value-type="float" office:value="38204.911" table:style-name="ce186">
            <text:p>38,205<text:s/></text:p>
          </table:table-cell>
          <table:table-cell office:value-type="float" office:value="35304.038" table:style-name="ce186">
            <text:p>35,304<text:s/></text:p>
          </table:table-cell>
          <table:table-cell office:value-type="float" office:value="34190.677000000003" table:style-name="ce186">
            <text:p>34,191<text:s/></text:p>
          </table:table-cell>
          <table:table-cell table:style-name="ce187"/>
          <table:table-cell office:value-type="string" table:style-name="ce191">
            <text:p>q. Jujube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r.<text:s/><text:span text:style-name="T2">番　荔　枝</text:span></text:p>
          </table:table-cell>
          <table:table-cell office:value-type="float" office:value="85005" table:style-name="ce186">
            <text:p>85,005<text:s/></text:p>
          </table:table-cell>
          <table:table-cell office:value-type="float" office:value="78830.077000000005" table:style-name="ce186">
            <text:p>78,830<text:s/></text:p>
          </table:table-cell>
          <table:table-cell office:value-type="float" office:value="67749.25" table:style-name="ce186">
            <text:p>67,749<text:s/></text:p>
          </table:table-cell>
          <table:table-cell office:value-type="float" office:value="70370.159" table:style-name="ce186">
            <text:p>70,370<text:s/></text:p>
          </table:table-cell>
          <table:table-cell office:value-type="float" office:value="64242.58" table:style-name="ce186">
            <text:p>64,243<text:s/></text:p>
          </table:table-cell>
          <table:table-cell table:style-name="ce186"/>
          <table:table-cell office:value-type="float" office:value="59738.864999999998" table:style-name="ce186">
            <text:p>59,739<text:s/></text:p>
          </table:table-cell>
          <table:table-cell office:value-type="float" office:value="49863.853000000003" table:style-name="ce186">
            <text:p>49,864<text:s/></text:p>
          </table:table-cell>
          <table:table-cell office:value-type="float" office:value="52611.841" table:style-name="ce186">
            <text:p>52,612<text:s/></text:p>
          </table:table-cell>
          <table:table-cell office:value-type="float" office:value="55937.887000000002" table:style-name="ce186">
            <text:p>55,938<text:s/></text:p>
          </table:table-cell>
          <table:table-cell office:value-type="float" office:value="55426.107000000004" table:style-name="ce186">
            <text:p>55,426<text:s/></text:p>
          </table:table-cell>
          <table:table-cell table:style-name="ce187"/>
          <table:table-cell office:value-type="string" table:style-name="ce191">
            <text:p>r. Sugar apple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s.<text:s/><text:span text:style-name="T2">百　香　果</text:span></text:p>
          </table:table-cell>
          <table:table-cell office:value-type="float" office:value="5773.3040000000001" table:style-name="ce186">
            <text:p>5,773<text:s/></text:p>
          </table:table-cell>
          <table:table-cell office:value-type="float" office:value="4769.6019999999999" table:style-name="ce186">
            <text:p>4,770<text:s/></text:p>
          </table:table-cell>
          <table:table-cell office:value-type="float" office:value="5867.4809999999998" table:style-name="ce186">
            <text:p>5,867<text:s/></text:p>
          </table:table-cell>
          <table:table-cell office:value-type="float" office:value="6661.616" table:style-name="ce186">
            <text:p>6,662<text:s/></text:p>
          </table:table-cell>
          <table:table-cell office:value-type="float" office:value="7056.0749999999998" table:style-name="ce186">
            <text:p>7,056<text:s/></text:p>
          </table:table-cell>
          <table:table-cell table:style-name="ce186"/>
          <table:table-cell office:value-type="float" office:value="7515.8190000000004" table:style-name="ce186">
            <text:p>7,516<text:s/></text:p>
          </table:table-cell>
          <table:table-cell office:value-type="float" office:value="7510.0969999999998" table:style-name="ce186">
            <text:p>7,510<text:s/></text:p>
          </table:table-cell>
          <table:table-cell office:value-type="float" office:value="7958.76" table:style-name="ce186">
            <text:p>7,959<text:s/></text:p>
          </table:table-cell>
          <table:table-cell office:value-type="float" office:value="9264.7039999999997" table:style-name="ce186">
            <text:p>9,265<text:s/></text:p>
          </table:table-cell>
          <table:table-cell office:value-type="float" office:value="9094.35" table:style-name="ce186">
            <text:p>9,094<text:s/></text:p>
          </table:table-cell>
          <table:table-cell table:style-name="ce187"/>
          <table:table-cell office:value-type="string" table:style-name="ce191">
            <text:p>s. Passion-fruit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t.<text:s/><text:span text:style-name="T2">草　　　莓</text:span></text:p>
          </table:table-cell>
          <table:table-cell office:value-type="float" office:value="6328" table:style-name="ce186">
            <text:p>6,328<text:s/></text:p>
          </table:table-cell>
          <table:table-cell office:value-type="float" office:value="6096.1270000000004" table:style-name="ce186">
            <text:p>6,096<text:s/></text:p>
          </table:table-cell>
          <table:table-cell office:value-type="float" office:value="6105.7269999999999" table:style-name="ce186">
            <text:p>6,106<text:s/></text:p>
          </table:table-cell>
          <table:table-cell office:value-type="float" office:value="5290" table:style-name="ce186">
            <text:p>5,290<text:s/></text:p>
          </table:table-cell>
          <table:table-cell office:value-type="float" office:value="5473.201" table:style-name="ce186">
            <text:p>5,473<text:s/></text:p>
          </table:table-cell>
          <table:table-cell table:style-name="ce186"/>
          <table:table-cell office:value-type="float" office:value="7347.7889999999998" table:style-name="ce186">
            <text:p>7,348<text:s/></text:p>
          </table:table-cell>
          <table:table-cell office:value-type="float" office:value="7951.134" table:style-name="ce186">
            <text:p>7,951<text:s/></text:p>
          </table:table-cell>
          <table:table-cell office:value-type="float" office:value="8732.3960000000006" table:style-name="ce186">
            <text:p>8,732<text:s/></text:p>
          </table:table-cell>
          <table:table-cell office:value-type="float" office:value="9035.9760000000006" table:style-name="ce186">
            <text:p>9,036<text:s/></text:p>
          </table:table-cell>
          <table:table-cell office:value-type="float" office:value="8250.9560000000001" table:style-name="ce186">
            <text:p>8,251<text:s/></text:p>
          </table:table-cell>
          <table:table-cell table:style-name="ce187"/>
          <table:table-cell office:value-type="string" table:style-name="ce191">
            <text:p>t. Strawberries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u.<text:s/><text:span text:style-name="T2">生</text:span><text:s/><text:span text:style-name="T2">食</text:span><text:s/><text:span text:style-name="T2">甘</text:span><text:s/><text:span text:style-name="T2">蔗</text:span></text:p>
          </table:table-cell>
          <table:table-cell office:value-type="float" office:value="63216" table:style-name="ce186">
            <text:p>63,216<text:s/></text:p>
          </table:table-cell>
          <table:table-cell office:value-type="float" office:value="60042.521000000001" table:style-name="ce186">
            <text:p>60,043<text:s/></text:p>
          </table:table-cell>
          <table:table-cell office:value-type="float" office:value="58400.38" table:style-name="ce186">
            <text:p>58,400<text:s/></text:p>
          </table:table-cell>
          <table:table-cell office:value-type="float" office:value="51044.362000000001" table:style-name="ce186">
            <text:p>51,044<text:s/></text:p>
          </table:table-cell>
          <table:table-cell office:value-type="float" office:value="47123.902999999998" table:style-name="ce186">
            <text:p>47,124<text:s/></text:p>
          </table:table-cell>
          <table:table-cell table:style-name="ce186"/>
          <table:table-cell office:value-type="float" office:value="34607.582999999999" table:style-name="ce186">
            <text:p>34,608<text:s/></text:p>
          </table:table-cell>
          <table:table-cell office:value-type="float" office:value="29061.527999999998" table:style-name="ce186">
            <text:p>29,062<text:s/></text:p>
          </table:table-cell>
          <table:table-cell office:value-type="float" office:value="28111.974999999999" table:style-name="ce186">
            <text:p>28,112<text:s/></text:p>
          </table:table-cell>
          <table:table-cell office:value-type="float" office:value="39462.686999999998" table:style-name="ce186">
            <text:p>39,463<text:s/></text:p>
          </table:table-cell>
          <table:table-cell office:value-type="float" office:value="46647.493999999999" table:style-name="ce186">
            <text:p>46,647<text:s/></text:p>
          </table:table-cell>
          <table:table-cell table:style-name="ce187"/>
          <table:table-cell office:value-type="string" table:style-name="ce191">
            <text:p>u. Fresh sugarcane</text:p>
          </table:table-cell>
          <table:table-cell table:number-columns-repeated="16369"/>
        </table:table-row>
        <table:table-row table:style-name="ro11">
          <table:table-cell table:style-name="ce167"/>
          <table:table-cell office:value-type="string" table:style-name="ce190">
            <text:p>v.<text:s/><text:span text:style-name="T2">其</text:span><text:s/><text:span text:style-name="T2">他</text:span><text:s/><text:span text:style-name="T2">水</text:span><text:s/><text:span text:style-name="T2">果</text:span></text:p>
          </table:table-cell>
          <table:table-cell office:value-type="float" office:value="89889" table:style-name="ce186">
            <text:p>89,889<text:s/></text:p>
          </table:table-cell>
          <table:table-cell office:value-type="float" office:value="73648.668000000005" table:style-name="ce186">
            <text:p>73,649<text:s/></text:p>
          </table:table-cell>
          <table:table-cell office:value-type="float" office:value="69005.930999999997" table:style-name="ce186">
            <text:p>69,006<text:s/></text:p>
          </table:table-cell>
          <table:table-cell office:value-type="float" office:value="63863.998" table:style-name="ce186">
            <text:p>63,864<text:s/></text:p>
          </table:table-cell>
          <table:table-cell office:value-type="float" office:value="65452.849000000002" table:style-name="ce186">
            <text:p>65,453<text:s/></text:p>
          </table:table-cell>
          <table:table-cell table:style-name="ce186"/>
          <table:table-cell office:value-type="float" office:value="65110.542000000001" table:style-name="ce186">
            <text:p>65,111<text:s/></text:p>
          </table:table-cell>
          <table:table-cell office:value-type="float" office:value="66020.61" table:style-name="ce186">
            <text:p>66,021<text:s/></text:p>
          </table:table-cell>
          <table:table-cell office:value-type="float" office:value="68378.009000000005" table:style-name="ce186">
            <text:p>68,378<text:s/></text:p>
          </table:table-cell>
          <table:table-cell office:value-type="float" office:value="78847.254000000001" table:style-name="ce186">
            <text:p>78,847<text:s/></text:p>
          </table:table-cell>
          <table:table-cell office:value-type="float" office:value="82799.191000000006" table:style-name="ce186">
            <text:p>82,799<text:s/></text:p>
          </table:table-cell>
          <table:table-cell table:style-name="ce187"/>
          <table:table-cell office:value-type="string" table:style-name="ce191">
            <text:p>v. Other fruits</text:p>
          </table:table-cell>
          <table:table-cell table:number-columns-repeated="16369"/>
        </table:table-row>
        <table:table-row table:style-name="ro10">
          <table:table-cell table:style-name="ce192"/>
          <table:table-cell table:style-name="ce193"/>
          <table:table-cell table:number-columns-repeated="5" table:style-name="ce194"/>
          <table:table-cell table:style-name="ce170"/>
          <table:table-cell table:number-columns-repeated="5" table:style-name="ce194"/>
          <table:table-cell table:style-name="ce195"/>
          <table:table-cell table:style-name="ce175"/>
          <table:table-cell table:number-columns-repeated="16369"/>
        </table:table-row>
        <table:table-row table:number-rows-repeated="1048521" table:style-name="ro5">
          <table:table-cell table:number-columns-repeated="16384"/>
        </table:table-row>
      </table:table>
      <table:table table:name="4_1_7" table:style-name="ta1">
        <table:table-column table:style-name="co1" table:default-cell-style-name="ce201"/>
        <table:table-column table:style-name="co2" table:default-cell-style-name="ce201"/>
        <table:table-column table:style-name="co3" table:number-columns-repeated="5" table:default-cell-style-name="ce201"/>
        <table:table-column table:style-name="co4" table:default-cell-style-name="ce201"/>
        <table:table-column table:style-name="co3" table:number-columns-repeated="5" table:default-cell-style-name="ce201"/>
        <table:table-column table:style-name="co1" table:default-cell-style-name="ce201"/>
        <table:table-column table:style-name="co2" table:default-cell-style-name="ce201"/>
        <table:table-column table:style-name="co5" table:number-columns-repeated="2" table:default-cell-style-name="ce201"/>
        <table:table-column table:style-name="co6" table:default-cell-style-name="ce201"/>
        <table:table-column table:style-name="co7" table:default-cell-style-name="ce201"/>
        <table:table-column table:style-name="co5" table:number-columns-repeated="16365" table:default-cell-style-name="ce201"/>
        <table:table-row table:style-name="ro6">
          <table:table-cell office:value-type="string" table:style-name="ce200">
            <text:p><text:s text:c="2"/>142 <text:s text:c="4"/>104<text:span text:style-name="T2">年糧食供需年報</text:span></text:p>
          </table:table-cell>
          <table:table-cell table:number-columns-repeated="13" table:style-name="ce201"/>
          <table:table-cell office:value-type="string" table:style-name="ce202">
            <text:p>FOOD SUPPLY &amp; UTILIZATION 2015 <text:s text:c="4"/>143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table:style-name="ce203"/>
          <table:table-cell table:style-name="ce201"/>
          <table:table-cell table:number-columns-repeated="12" table:style-name="ce204"/>
          <table:table-cell table:style-name="ce205"/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252">
            <text:p>(7)<text:s text:c="2"/><text:span text:style-name="T5">肉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206"/>
          <table:table-cell office:value-type="string" table:number-columns-spanned="7" table:number-rows-spanned="1" table:style-name="ce253">
            <text:p>(7) <text:s/>Domestic Production of Meat</text:p>
          </table:table-cell>
          <table:covered-table-cell table:number-columns-repeated="6"/>
          <table:table-cell table:number-columns-repeated="2" table:style-name="ce207"/>
          <table:table-cell table:number-columns-spanned="2" table:number-rows-spanned="1" table:style-name="ce61"/>
          <table:covered-table-cell/>
          <table:table-cell table:number-columns-repeated="16365" table:style-name="ce207"/>
        </table:table-row>
        <table:table-row table:style-name="ro1">
          <table:table-cell office:value-type="string" table:style-name="ce208">
            <text:p>單位：公噸</text:p>
          </table:table-cell>
          <table:table-cell table:style-name="ce201"/>
          <table:table-cell table:number-columns-repeated="5" table:style-name="ce209"/>
          <table:table-cell table:style-name="ce203"/>
          <table:table-cell table:number-columns-repeated="6" table:style-name="ce209"/>
          <table:table-cell office:value-type="string" table:style-name="ce210">
            <text:p>Unit:M.T.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254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211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255">
            <text:p>Category</text:p>
          </table:table-cell>
          <table:covered-table-cell/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11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12">
            <text:p>7.<text:s/><text:span text:style-name="T7">肉　　　類</text:span></text:p>
          </table:table-cell>
          <table:table-cell office:value-type="float" office:value="1647379.6615200001" table:style-name="ce213">
            <text:p>1,647,380<text:s/></text:p>
          </table:table-cell>
          <table:table-cell office:value-type="float" office:value="1612747.92716" table:style-name="ce213">
            <text:p>1,612,748<text:s/></text:p>
          </table:table-cell>
          <table:table-cell office:value-type="float" office:value="1519403.82684" table:style-name="ce213">
            <text:p>1,519,404<text:s/></text:p>
          </table:table-cell>
          <table:table-cell office:value-type="float" office:value="1526256.1516" table:style-name="ce213">
            <text:p>1,526,256<text:s/></text:p>
          </table:table-cell>
          <table:table-cell office:value-type="float" office:value="1532436.25" table:style-name="ce213">
            <text:p>1,532,436<text:s/></text:p>
          </table:table-cell>
          <table:table-cell table:style-name="ce214"/>
          <table:table-cell office:value-type="float" office:value="1585915.9040000001" table:style-name="ce213">
            <text:p>1,585,916<text:s/></text:p>
          </table:table-cell>
          <table:table-cell office:value-type="float" office:value="1550373.87" table:style-name="ce213">
            <text:p>1,550,374<text:s/></text:p>
          </table:table-cell>
          <table:table-cell office:value-type="float" office:value="1470801.1370000001" table:style-name="ce213">
            <text:p>1,470,801<text:s/></text:p>
          </table:table-cell>
          <table:table-cell office:value-type="float" office:value="1507562.138" table:style-name="ce213">
            <text:p>1,507,562<text:s/></text:p>
          </table:table-cell>
          <table:table-cell office:value-type="float" office:value="1493008.96" table:style-name="ce213">
            <text:p>1,493,009<text:s/></text:p>
          </table:table-cell>
          <table:table-cell table:style-name="ce215"/>
          <table:table-cell office:value-type="string" table:style-name="ce216">
            <text:p>7.Meat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17">
            <text:p>(1)<text:s/><text:span text:style-name="T2">豬　　　肉</text:span></text:p>
          </table:table-cell>
          <table:table-cell office:value-type="float" office:value="968722.66151999997" table:style-name="ce218">
            <text:p>968,723<text:s/></text:p>
          </table:table-cell>
          <table:table-cell office:value-type="float" office:value="951122.92715999996" table:style-name="ce218">
            <text:p>951,123<text:s/></text:p>
          </table:table-cell>
          <table:table-cell office:value-type="float" office:value="896395.82683999999" table:style-name="ce218">
            <text:p>896,396<text:s/></text:p>
          </table:table-cell>
          <table:table-cell office:value-type="float" office:value="891787.30660000001" table:style-name="ce218">
            <text:p>891,787<text:s/></text:p>
          </table:table-cell>
          <table:table-cell office:value-type="float" office:value="877260.38" table:style-name="ce218">
            <text:p>877,260<text:s/></text:p>
          </table:table-cell>
          <table:table-cell table:style-name="ce218"/>
          <table:table-cell office:value-type="float" office:value="897367.03300000005" table:style-name="ce218">
            <text:p>897,367<text:s/></text:p>
          </table:table-cell>
          <table:table-cell office:value-type="float" office:value="910549.72600000002" table:style-name="ce218">
            <text:p>910,550<text:s/></text:p>
          </table:table-cell>
          <table:table-cell office:value-type="float" office:value="852692" table:style-name="ce218">
            <text:p>852,692<text:s/></text:p>
          </table:table-cell>
          <table:table-cell office:value-type="float" office:value="845217.13399999996" table:style-name="ce218">
            <text:p>845,217<text:s/></text:p>
          </table:table-cell>
          <table:table-cell office:value-type="float" office:value="862938.33799999999" table:style-name="ce218">
            <text:p>862,938<text:s/></text:p>
          </table:table-cell>
          <table:table-cell table:style-name="ce219"/>
          <table:table-cell office:value-type="string" table:style-name="ce220">
            <text:p>(1) Pork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17">
            <text:p>(2)<text:s/><text:span text:style-name="T2">牛　　　肉</text:span></text:p>
          </table:table-cell>
          <table:table-cell office:value-type="float" office:value="5626" table:style-name="ce218">
            <text:p>5,626<text:s/></text:p>
          </table:table-cell>
          <table:table-cell office:value-type="float" office:value="5480" table:style-name="ce218">
            <text:p>5,480<text:s/></text:p>
          </table:table-cell>
          <table:table-cell office:value-type="float" office:value="5683" table:style-name="ce218">
            <text:p>5,683<text:s/></text:p>
          </table:table-cell>
          <table:table-cell office:value-type="float" office:value="6099.2830000000004" table:style-name="ce218">
            <text:p>6,099<text:s/></text:p>
          </table:table-cell>
          <table:table-cell office:value-type="float" office:value="6275.1719999999996" table:style-name="ce218">
            <text:p>6,275<text:s/></text:p>
          </table:table-cell>
          <table:table-cell table:style-name="ce218"/>
          <table:table-cell office:value-type="float" office:value="6084.5" table:style-name="ce218">
            <text:p>6,085<text:s/></text:p>
          </table:table-cell>
          <table:table-cell office:value-type="float" office:value="6103.0820000000003" table:style-name="ce218">
            <text:p>6,103<text:s/></text:p>
          </table:table-cell>
          <table:table-cell office:value-type="float" office:value="6628.9409999999998" table:style-name="ce218">
            <text:p>6,629<text:s/></text:p>
          </table:table-cell>
          <table:table-cell office:value-type="float" office:value="6687.5730000000003" table:style-name="ce218">
            <text:p>6,688<text:s/></text:p>
          </table:table-cell>
          <table:table-cell office:value-type="float" office:value="6781.6080000000002" table:style-name="ce218">
            <text:p>6,782<text:s/></text:p>
          </table:table-cell>
          <table:table-cell table:style-name="ce219"/>
          <table:table-cell office:value-type="string" table:style-name="ce220">
            <text:p>(2) Beef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17">
            <text:p>(3)<text:s/><text:span text:style-name="T2">羊　　　肉</text:span></text:p>
          </table:table-cell>
          <table:table-cell office:value-type="float" office:value="3896" table:style-name="ce218">
            <text:p>3,896<text:s/></text:p>
          </table:table-cell>
          <table:table-cell office:value-type="float" office:value="3548" table:style-name="ce218">
            <text:p>3,548<text:s/></text:p>
          </table:table-cell>
          <table:table-cell office:value-type="float" office:value="3183" table:style-name="ce218">
            <text:p>3,183<text:s/></text:p>
          </table:table-cell>
          <table:table-cell office:value-type="float" office:value="3000.2910000000002" table:style-name="ce218">
            <text:p>3,000<text:s/></text:p>
          </table:table-cell>
          <table:table-cell office:value-type="float" office:value="2662.7339999999999" table:style-name="ce218">
            <text:p>2,663<text:s/></text:p>
          </table:table-cell>
          <table:table-cell table:style-name="ce218"/>
          <table:table-cell office:value-type="float" office:value="2400.0740000000001" table:style-name="ce218">
            <text:p>2,400<text:s/></text:p>
          </table:table-cell>
          <table:table-cell office:value-type="float" office:value="2252.116" table:style-name="ce218">
            <text:p>2,252<text:s/></text:p>
          </table:table-cell>
          <table:table-cell office:value-type="float" office:value="1829.462" table:style-name="ce218">
            <text:p>1,829<text:s/></text:p>
          </table:table-cell>
          <table:table-cell office:value-type="float" office:value="1928.24" table:style-name="ce218">
            <text:p>1,928<text:s/></text:p>
          </table:table-cell>
          <table:table-cell office:value-type="float" office:value="1920.973" table:style-name="ce218">
            <text:p>1,921<text:s/></text:p>
          </table:table-cell>
          <table:table-cell table:style-name="ce219"/>
          <table:table-cell office:value-type="string" table:style-name="ce220">
            <text:p>(3) Goats &amp; Sheep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17">
            <text:p>(4)<text:s/><text:span text:style-name="T2">家　禽　肉</text:span></text:p>
          </table:table-cell>
          <table:table-cell office:value-type="float" office:value="669135" table:style-name="ce218">
            <text:p>669,135<text:s/></text:p>
          </table:table-cell>
          <table:table-cell office:value-type="float" office:value="652597" table:style-name="ce218">
            <text:p>652,597<text:s/></text:p>
          </table:table-cell>
          <table:table-cell office:value-type="float" office:value="614142" table:style-name="ce218">
            <text:p>614,142<text:s/></text:p>
          </table:table-cell>
          <table:table-cell office:value-type="float" office:value="625369.27099999995" table:style-name="ce218">
            <text:p>625,369<text:s/></text:p>
          </table:table-cell>
          <table:table-cell office:value-type="float" office:value="646237.96400000004" table:style-name="ce218">
            <text:p>646,238<text:s/></text:p>
          </table:table-cell>
          <table:table-cell table:style-name="ce218"/>
          <table:table-cell office:value-type="float" office:value="680064.29700000002" table:style-name="ce218">
            <text:p>680,064<text:s/></text:p>
          </table:table-cell>
          <table:table-cell office:value-type="float" office:value="631468.946" table:style-name="ce218">
            <text:p>631,469<text:s/></text:p>
          </table:table-cell>
          <table:table-cell office:value-type="float" office:value="609650.73400000005" table:style-name="ce218">
            <text:p>609,651<text:s/></text:p>
          </table:table-cell>
          <table:table-cell office:value-type="float" office:value="653729.19099999999" table:style-name="ce218">
            <text:p>653,729<text:s/></text:p>
          </table:table-cell>
          <table:table-cell office:value-type="float" office:value="621368.04099999997" table:style-name="ce218">
            <text:p>621,368<text:s/></text:p>
          </table:table-cell>
          <table:table-cell table:style-name="ce219"/>
          <table:table-cell office:value-type="string" table:style-name="ce220">
            <text:p>(4) Poultry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21">
            <text:p>a.<text:s/><text:span text:style-name="T2">　　雞</text:span></text:p>
          </table:table-cell>
          <table:table-cell office:value-type="float" office:value="565779" table:style-name="ce218">
            <text:p>565,779<text:s/></text:p>
          </table:table-cell>
          <table:table-cell office:value-type="float" office:value="549450" table:style-name="ce218">
            <text:p>549,450<text:s/></text:p>
          </table:table-cell>
          <table:table-cell office:value-type="float" office:value="522821" table:style-name="ce218">
            <text:p>522,821<text:s/></text:p>
          </table:table-cell>
          <table:table-cell office:value-type="float" office:value="542190.61699999997" table:style-name="ce218">
            <text:p>542,191<text:s/></text:p>
          </table:table-cell>
          <table:table-cell office:value-type="float" office:value="557653.91399999999" table:style-name="ce218">
            <text:p>557,654<text:s/></text:p>
          </table:table-cell>
          <table:table-cell table:style-name="ce218"/>
          <table:table-cell office:value-type="float" office:value="588908.61300000001" table:style-name="ce218">
            <text:p>588,909<text:s/></text:p>
          </table:table-cell>
          <table:table-cell office:value-type="float" office:value="543830.82999999996" table:style-name="ce218">
            <text:p>543,831<text:s/></text:p>
          </table:table-cell>
          <table:table-cell office:value-type="float" office:value="509679.02399999998" table:style-name="ce218">
            <text:p>509,679<text:s/></text:p>
          </table:table-cell>
          <table:table-cell office:value-type="float" office:value="542696.35199999996" table:style-name="ce218">
            <text:p>542,696<text:s/></text:p>
          </table:table-cell>
          <table:table-cell office:value-type="float" office:value="532677.83200000005" table:style-name="ce218">
            <text:p>532,678<text:s/></text:p>
          </table:table-cell>
          <table:table-cell table:style-name="ce219"/>
          <table:table-cell office:value-type="string" table:style-name="ce222">
            <text:p>a. Chicken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21">
            <text:p>b.<text:s/><text:span text:style-name="T2">　　鴨</text:span></text:p>
          </table:table-cell>
          <table:table-cell office:value-type="float" office:value="74809" table:style-name="ce218">
            <text:p>74,809<text:s/></text:p>
          </table:table-cell>
          <table:table-cell office:value-type="float" office:value="77656" table:style-name="ce218">
            <text:p>77,656<text:s/></text:p>
          </table:table-cell>
          <table:table-cell office:value-type="float" office:value="68770" table:style-name="ce218">
            <text:p>68,770<text:s/></text:p>
          </table:table-cell>
          <table:table-cell office:value-type="float" office:value="63317.712" table:style-name="ce218">
            <text:p>63,318<text:s/></text:p>
          </table:table-cell>
          <table:table-cell office:value-type="float" office:value="67132.573000000004" table:style-name="ce218">
            <text:p>67,133<text:s/></text:p>
          </table:table-cell>
          <table:table-cell table:style-name="ce218"/>
          <table:table-cell office:value-type="float" office:value="67536.267999999996" table:style-name="ce218">
            <text:p>67,536<text:s/></text:p>
          </table:table-cell>
          <table:table-cell office:value-type="float" office:value="63932.603000000003" table:style-name="ce218">
            <text:p>63,933<text:s/></text:p>
          </table:table-cell>
          <table:table-cell office:value-type="float" office:value="75583.099000000002" table:style-name="ce218">
            <text:p>75,583<text:s/></text:p>
          </table:table-cell>
          <table:table-cell office:value-type="float" office:value="85202.812000000005" table:style-name="ce218">
            <text:p>85,203<text:s/></text:p>
          </table:table-cell>
          <table:table-cell office:value-type="float" office:value="79972.248999999996" table:style-name="ce218">
            <text:p>79,972<text:s/></text:p>
          </table:table-cell>
          <table:table-cell table:style-name="ce219"/>
          <table:table-cell office:value-type="string" table:style-name="ce222">
            <text:p>b. Ducks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21">
            <text:p>c.<text:s/><text:span text:style-name="T2">　　鵝</text:span></text:p>
          </table:table-cell>
          <table:table-cell office:value-type="float" office:value="24742" table:style-name="ce218">
            <text:p>24,742<text:s/></text:p>
          </table:table-cell>
          <table:table-cell office:value-type="float" office:value="21628" table:style-name="ce218">
            <text:p>21,628<text:s/></text:p>
          </table:table-cell>
          <table:table-cell office:value-type="float" office:value="18963" table:style-name="ce218">
            <text:p>18,963<text:s/></text:p>
          </table:table-cell>
          <table:table-cell office:value-type="float" office:value="16914.714" table:style-name="ce218">
            <text:p>16,915<text:s/></text:p>
          </table:table-cell>
          <table:table-cell office:value-type="float" office:value="18504.842000000001" table:style-name="ce218">
            <text:p>18,505<text:s/></text:p>
          </table:table-cell>
          <table:table-cell table:style-name="ce218"/>
          <table:table-cell office:value-type="float" office:value="20199.508000000002" table:style-name="ce218">
            <text:p>20,200<text:s/></text:p>
          </table:table-cell>
          <table:table-cell office:value-type="float" office:value="19959.429" table:style-name="ce218">
            <text:p>19,959<text:s/></text:p>
          </table:table-cell>
          <table:table-cell office:value-type="float" office:value="20895.998" table:style-name="ce218">
            <text:p>20,896<text:s/></text:p>
          </table:table-cell>
          <table:table-cell office:value-type="float" office:value="22473.573" table:style-name="ce218">
            <text:p>22,474<text:s/></text:p>
          </table:table-cell>
          <table:table-cell office:value-type="float" office:value="5602.643" table:style-name="ce218">
            <text:p>5,603<text:s/></text:p>
          </table:table-cell>
          <table:table-cell table:style-name="ce219"/>
          <table:table-cell office:value-type="string" table:style-name="ce222">
            <text:p>c. Geese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21">
            <text:p>d.<text:s/><text:span text:style-name="T2">火　　　雞</text:span></text:p>
          </table:table-cell>
          <table:table-cell office:value-type="float" office:value="3805" table:style-name="ce218">
            <text:p>3,805<text:s/></text:p>
          </table:table-cell>
          <table:table-cell office:value-type="float" office:value="3863" table:style-name="ce218">
            <text:p>3,863<text:s/></text:p>
          </table:table-cell>
          <table:table-cell office:value-type="float" office:value="3588" table:style-name="ce218">
            <text:p>3,588<text:s/></text:p>
          </table:table-cell>
          <table:table-cell office:value-type="float" office:value="2946.2280000000001" table:style-name="ce218">
            <text:p>2,946<text:s/></text:p>
          </table:table-cell>
          <table:table-cell office:value-type="float" office:value="2946.6350000000002" table:style-name="ce218">
            <text:p>2,947<text:s/></text:p>
          </table:table-cell>
          <table:table-cell table:style-name="ce218"/>
          <table:table-cell office:value-type="float" office:value="3394.1610000000001" table:style-name="ce218">
            <text:p>3,394<text:s/></text:p>
          </table:table-cell>
          <table:table-cell office:value-type="float" office:value="3746.0839999999998" table:style-name="ce218">
            <text:p>3,746<text:s/></text:p>
          </table:table-cell>
          <table:table-cell office:value-type="float" office:value="3492.6129999999998" table:style-name="ce218">
            <text:p>3,493<text:s/></text:p>
          </table:table-cell>
          <table:table-cell office:value-type="float" office:value="3356.4540000000002" table:style-name="ce218">
            <text:p>3,356<text:s/></text:p>
          </table:table-cell>
          <table:table-cell office:value-type="float" office:value="3115.317" table:style-name="ce218">
            <text:p>3,115<text:s/></text:p>
          </table:table-cell>
          <table:table-cell table:style-name="ce219"/>
          <table:table-cell office:value-type="string" table:style-name="ce222">
            <text:p>d. Turkeys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01"/>
          <table:table-cell office:value-type="string" table:style-name="ce221">
            <text:p>e.<text:s/><text:span text:style-name="T2">其　　　他</text:span>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table:style-name="ce218"/>
          <table:table-cell office:value-type="float" office:value="25.747" table:style-name="ce218">
            <text:p>26<text:s/>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office:value-type="string" table:style-name="ce218">
            <text:p>…</text:p>
          </table:table-cell>
          <table:table-cell table:style-name="ce219"/>
          <table:table-cell office:value-type="string" table:style-name="ce222">
            <text:p>e. Others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223"/>
          <table:table-cell office:value-type="string" table:style-name="ce224">
            <text:p>(5)<text:s/><text:span text:style-name="T2">其　　　他</text:span>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table:style-name="ce218"/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office:value-type="string" table:style-name="ce225">
            <text:p>…</text:p>
          </table:table-cell>
          <table:table-cell table:style-name="ce226"/>
          <table:table-cell office:value-type="string" table:style-name="ce227">
            <text:p>(5) Others</text:p>
          </table:table-cell>
          <table:table-cell table:number-columns-repeated="2" table:style-name="ce20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228"/>
          <table:table-cell table:style-name="ce229"/>
          <table:table-cell table:number-columns-repeated="7" table:style-name="ce230"/>
          <table:table-cell table:number-columns-repeated="5" table:style-name="ce231"/>
          <table:table-cell table:style-name="ce232"/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2">
          <table:table-cell office:value-type="string" table:number-columns-spanned="7" table:number-rows-spanned="1" table:style-name="ce256">
            <text:p>(8)<text:s text:c="2"/><text:span text:style-name="T5">蛋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233"/>
          <table:table-cell office:value-type="string" table:number-columns-spanned="7" table:number-rows-spanned="1" table:style-name="ce257">
            <text:p>(8) <text:s/>Domestic Production of Eggs</text:p>
          </table:table-cell>
          <table:covered-table-cell table:number-columns-repeated="6"/>
          <table:table-cell table:number-columns-repeated="2" table:style-name="ce234"/>
          <table:table-cell table:number-columns-spanned="2" table:number-rows-spanned="1" table:style-name="ce61"/>
          <table:covered-table-cell/>
          <table:table-cell table:number-columns-repeated="16365" table:style-name="ce234"/>
        </table:table-row>
        <table:table-row table:style-name="ro1">
          <table:table-cell office:value-type="string" table:style-name="ce235">
            <text:p>單位：公噸</text:p>
          </table:table-cell>
          <table:table-cell table:style-name="ce229"/>
          <table:table-cell table:number-columns-repeated="5" table:style-name="ce236"/>
          <table:table-cell table:style-name="ce232"/>
          <table:table-cell table:number-columns-repeated="6" table:style-name="ce236"/>
          <table:table-cell office:value-type="string" table:style-name="ce237">
            <text:p>Unit:M.T.</text:p>
          </table:table-cell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2">
          <table:table-cell office:value-type="string" table:number-columns-spanned="2" table:number-rows-spanned="2" table:style-name="ce258">
            <text:p>產<text:span text:style-name="T3"><text:s/></text:span>品<text:span text:style-name="T3"><text:s/></text:span>別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228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259">
            <text:p>Category</text:p>
          </table:table-cell>
          <table:covered-table-cell/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28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3">
          <table:table-cell table:style-name="ce229"/>
          <table:table-cell office:value-type="string" table:style-name="ce238">
            <text:p>8.<text:s/><text:span text:style-name="T7">蛋　　　類</text:span></text:p>
          </table:table-cell>
          <table:table-cell office:value-type="float" office:value="396940.33299999998" table:style-name="ce239">
            <text:p>396,940<text:s/></text:p>
          </table:table-cell>
          <table:table-cell office:value-type="float" office:value="401684.88900000002" table:style-name="ce239">
            <text:p>401,685<text:s/></text:p>
          </table:table-cell>
          <table:table-cell office:value-type="float" office:value="389668.54200000002" table:style-name="ce239">
            <text:p>389,669<text:s/></text:p>
          </table:table-cell>
          <table:table-cell office:value-type="float" office:value="384956.68800000002" table:style-name="ce239">
            <text:p>384,957<text:s/></text:p>
          </table:table-cell>
          <table:table-cell office:value-type="float" office:value="403406.973" table:style-name="ce239">
            <text:p>403,407<text:s/></text:p>
          </table:table-cell>
          <table:table-cell table:style-name="ce240"/>
          <table:table-cell office:value-type="float" office:value="399747.65700000001" table:style-name="ce239">
            <text:p>399,748<text:s/></text:p>
          </table:table-cell>
          <table:table-cell office:value-type="float" office:value="404581.88" table:style-name="ce239">
            <text:p>404,582<text:s/></text:p>
          </table:table-cell>
          <table:table-cell office:value-type="float" office:value="405442.94" table:style-name="ce239">
            <text:p>405,443<text:s/></text:p>
          </table:table-cell>
          <table:table-cell office:value-type="float" office:value="408542.14799999999" table:style-name="ce239">
            <text:p>408,542<text:s/></text:p>
          </table:table-cell>
          <table:table-cell office:value-type="float" office:value="413354.59499999997" table:style-name="ce239">
            <text:p>413,355<text:s/></text:p>
          </table:table-cell>
          <table:table-cell table:style-name="ce241"/>
          <table:table-cell office:value-type="string" table:style-name="ce242">
            <text:p>8.Eggs</text:p>
          </table:table-cell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3">
          <table:table-cell table:style-name="ce229"/>
          <table:table-cell office:value-type="string" table:style-name="ce243">
            <text:p>(1)<text:s/><text:span text:style-name="T2">雞　　　蛋</text:span></text:p>
          </table:table-cell>
          <table:table-cell office:value-type="float" office:value="367800.83299999998" table:style-name="ce244">
            <text:p>367,801<text:s/></text:p>
          </table:table-cell>
          <table:table-cell office:value-type="float" office:value="369976.88900000002" table:style-name="ce244">
            <text:p>369,977<text:s/></text:p>
          </table:table-cell>
          <table:table-cell office:value-type="float" office:value="359426.16700000002" table:style-name="ce244">
            <text:p>359,426<text:s/></text:p>
          </table:table-cell>
          <table:table-cell office:value-type="float" office:value="357309.5" table:style-name="ce244">
            <text:p>357,310<text:s/></text:p>
          </table:table-cell>
          <table:table-cell office:value-type="float" office:value="373168.10100000002" table:style-name="ce244">
            <text:p>373,168<text:s/></text:p>
          </table:table-cell>
          <table:table-cell table:style-name="ce244"/>
          <table:table-cell office:value-type="float" office:value="370375.47" table:style-name="ce244">
            <text:p>370,375<text:s/></text:p>
          </table:table-cell>
          <table:table-cell office:value-type="float" office:value="375410.11300000001" table:style-name="ce244">
            <text:p>375,410<text:s/></text:p>
          </table:table-cell>
          <table:table-cell office:value-type="float" office:value="377368.45400000003" table:style-name="ce244">
            <text:p>377,368<text:s/></text:p>
          </table:table-cell>
          <table:table-cell office:value-type="float" office:value="381419.15500000003" table:style-name="ce244">
            <text:p>381,419<text:s/></text:p>
          </table:table-cell>
          <table:table-cell office:value-type="float" office:value="386049.92300000001" table:style-name="ce244">
            <text:p>386,050<text:s/></text:p>
          </table:table-cell>
          <table:table-cell table:style-name="ce245"/>
          <table:table-cell office:value-type="string" table:style-name="ce246">
            <text:p>(1) Chicken Eggs</text:p>
          </table:table-cell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3">
          <table:table-cell table:style-name="ce229"/>
          <table:table-cell office:value-type="string" table:style-name="ce243">
            <text:p>(2)<text:s/><text:span text:style-name="T2">鴨　　　蛋</text:span></text:p>
          </table:table-cell>
          <table:table-cell office:value-type="float" office:value="29139.5" table:style-name="ce244">
            <text:p>29,140<text:s/></text:p>
          </table:table-cell>
          <table:table-cell office:value-type="float" office:value="31708" table:style-name="ce244">
            <text:p>31,708<text:s/></text:p>
          </table:table-cell>
          <table:table-cell office:value-type="float" office:value="30242.375" table:style-name="ce244">
            <text:p>30,242<text:s/></text:p>
          </table:table-cell>
          <table:table-cell office:value-type="float" office:value="27647.187999999998" table:style-name="ce244">
            <text:p>27,647<text:s/></text:p>
          </table:table-cell>
          <table:table-cell office:value-type="float" office:value="30238.871999999999" table:style-name="ce244">
            <text:p>30,239<text:s/></text:p>
          </table:table-cell>
          <table:table-cell table:style-name="ce244"/>
          <table:table-cell office:value-type="float" office:value="29372.187000000002" table:style-name="ce244">
            <text:p>29,372<text:s/></text:p>
          </table:table-cell>
          <table:table-cell office:value-type="float" office:value="29171.767" table:style-name="ce244">
            <text:p>29,172<text:s/></text:p>
          </table:table-cell>
          <table:table-cell office:value-type="float" office:value="28074.486000000001" table:style-name="ce244">
            <text:p>28,074<text:s/></text:p>
          </table:table-cell>
          <table:table-cell office:value-type="float" office:value="27122.992999999999" table:style-name="ce244">
            <text:p>27,123<text:s/></text:p>
          </table:table-cell>
          <table:table-cell office:value-type="float" office:value="27304.671999999999" table:style-name="ce244">
            <text:p>27,305<text:s/></text:p>
          </table:table-cell>
          <table:table-cell table:style-name="ce245"/>
          <table:table-cell office:value-type="string" table:style-name="ce246">
            <text:p>(2) Duck Eggs</text:p>
          </table:table-cell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3">
          <table:table-cell table:style-name="ce247"/>
          <table:table-cell office:value-type="string" table:style-name="ce248">
            <text:p>(3)<text:s/><text:span text:style-name="T2">其　　　他</text:span>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table:style-name="ce244"/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office:value-type="string" table:style-name="ce249">
            <text:p>…</text:p>
          </table:table-cell>
          <table:table-cell table:style-name="ce250"/>
          <table:table-cell office:value-type="string" table:style-name="ce251">
            <text:p>(3) Others</text:p>
          </table:table-cell>
          <table:table-cell table:number-columns-repeated="2" table:style-name="ce229"/>
          <table:table-cell table:number-columns-spanned="2" table:number-rows-spanned="1" table:style-name="ce61"/>
          <table:covered-table-cell/>
          <table:table-cell table:number-columns-repeated="16365" table:style-name="ce229"/>
        </table:table-row>
        <table:table-row table:style-name="ro5">
          <table:table-cell table:number-columns-repeated="16384" table:style-name="ce229"/>
        </table:table-row>
        <table:table-row table:number-rows-repeated="1048549" table:style-name="ro5">
          <table:table-cell table:number-columns-repeated="16384"/>
        </table:table-row>
      </table:table>
      <table:table table:name="4_1_9" table:style-name="ta1">
        <table:table-column table:style-name="co1" table:default-cell-style-name="ce261"/>
        <table:table-column table:style-name="co2" table:default-cell-style-name="ce261"/>
        <table:table-column table:style-name="co8" table:number-columns-repeated="5" table:default-cell-style-name="ce261"/>
        <table:table-column table:style-name="co4" table:default-cell-style-name="ce261"/>
        <table:table-column table:style-name="co8" table:number-columns-repeated="5" table:default-cell-style-name="ce261"/>
        <table:table-column table:style-name="co1" table:default-cell-style-name="ce261"/>
        <table:table-column table:style-name="co9" table:default-cell-style-name="ce261"/>
        <table:table-column table:style-name="co5" table:number-columns-repeated="16369" table:default-cell-style-name="ce261"/>
        <table:table-row table:style-name="ro1">
          <table:table-cell office:value-type="string" table:style-name="ce260">
            <text:p><text:s text:c="3"/>144 <text:s text:c="4"/>104<text:span text:style-name="T2">年糧食供需年報</text:span></text:p>
          </table:table-cell>
          <table:table-cell table:style-name="ce261"/>
          <table:table-cell table:number-columns-repeated="12" table:style-name="ce262"/>
          <table:table-cell office:value-type="string" table:style-name="ce263">
            <text:p>FOOD SUPPLY &amp; UTILIZATION <text:s/>2015 <text:s text:c="4"/>145<text:s text:c="3"/></text:p>
          </table:table-cell>
          <table:table-cell table:number-columns-repeated="16369"/>
        </table:table-row>
        <table:table-row table:style-name="ro12">
          <table:table-cell table:style-name="ce264"/>
          <table:table-cell table:style-name="ce261"/>
          <table:table-cell table:number-columns-repeated="12" table:style-name="ce262"/>
          <table:table-cell table:style-name="ce265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301">
            <text:p>(9)<text:s text:c="2"/><text:span text:style-name="T5">水</text:span><text:s/><text:span text:style-name="T5">產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/text:p>
          </table:table-cell>
          <table:covered-table-cell table:number-columns-repeated="6"/>
          <table:table-cell table:style-name="ce266"/>
          <table:table-cell office:value-type="string" table:number-columns-spanned="7" table:number-rows-spanned="1" table:style-name="ce302">
            <text:p>(9) <text:s/>Domestic Production of Fish and Sea Food</text:p>
          </table:table-cell>
          <table:covered-table-cell table:number-columns-repeated="6"/>
          <table:table-cell table:number-columns-repeated="16369" table:style-name="ce268"/>
        </table:table-row>
        <table:table-row table:style-name="ro1">
          <table:table-cell office:value-type="string" table:style-name="ce269">
            <text:p><text:span text:style-name="T2">單位：公噸</text:span></text:p>
          </table:table-cell>
          <table:table-cell table:style-name="ce261"/>
          <table:table-cell table:number-columns-repeated="5" table:style-name="ce270"/>
          <table:table-cell table:style-name="ce264"/>
          <table:table-cell table:number-columns-repeated="6" table:style-name="ce270"/>
          <table:table-cell office:value-type="string" table:style-name="ce271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303">
            <text:p><text:span text:style-name="T2">產</text:span><text:s/><text:span text:style-name="T2">品</text:span><text:s/><text:span text:style-name="T2">別</text:span>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228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304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28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7">
          <table:table-cell table:style-name="ce261"/>
          <table:table-cell table:style-name="ce272"/>
          <table:table-cell table:number-columns-repeated="5" table:style-name="ce273"/>
          <table:table-cell table:style-name="ce262"/>
          <table:table-cell table:number-columns-repeated="5" table:style-name="ce273"/>
          <table:table-cell table:style-name="ce274"/>
          <table:table-cell table:style-name="ce265"/>
          <table:table-cell table:number-columns-repeated="16369"/>
        </table:table-row>
        <table:table-row table:style-name="ro13">
          <table:table-cell table:style-name="ce275"/>
          <table:table-cell office:value-type="string" table:style-name="ce276">
            <text:p>9.<text:s/><text:span text:style-name="T7">水　</text:span><text:s/><text:span text:style-name="T7">產　</text:span><text:s/><text:span text:style-name="T7">類</text:span></text:p>
          </table:table-cell>
          <table:table-cell office:value-type="float" office:value="1292413.8865400001" table:style-name="ce277">
            <text:p>1,292,414<text:s/></text:p>
          </table:table-cell>
          <table:table-cell office:value-type="float" office:value="1515112.5306200001" table:style-name="ce277">
            <text:p>1,515,113<text:s/></text:p>
          </table:table-cell>
          <table:table-cell office:value-type="float" office:value="1356426.5896399999" table:style-name="ce277">
            <text:p>1,356,427<text:s/></text:p>
          </table:table-cell>
          <table:table-cell office:value-type="float" office:value="1107509.929" table:style-name="ce277">
            <text:p>1,107,510<text:s/></text:p>
          </table:table-cell>
          <table:table-cell office:value-type="float" office:value="1181922.331" table:style-name="ce277">
            <text:p>1,181,922<text:s/></text:p>
          </table:table-cell>
          <table:table-cell table:style-name="ce277"/>
          <table:table-cell office:value-type="float" office:value="1238802.8659999999" table:style-name="ce277">
            <text:p>1,238,803<text:s/></text:p>
          </table:table-cell>
          <table:table-cell office:value-type="float" office:value="1266947.0919999999" table:style-name="ce277">
            <text:p>1,266,947<text:s/></text:p>
          </table:table-cell>
          <table:table-cell office:value-type="float" office:value="1282535.605" table:style-name="ce277">
            <text:p>1,282,536<text:s/></text:p>
          </table:table-cell>
          <table:table-cell office:value-type="float" office:value="1415033.074" table:style-name="ce277">
            <text:p>1,415,033<text:s/></text:p>
          </table:table-cell>
          <table:table-cell office:value-type="float" office:value="1309959.669" table:style-name="ce277">
            <text:p>1,309,960<text:s/></text:p>
          </table:table-cell>
          <table:table-cell table:style-name="ce278"/>
          <table:table-cell office:value-type="string" table:style-name="ce279">
            <text:p>9. Fish <text:s/>and <text:s/>sea <text:s/>food</text:p>
          </table:table-cell>
          <table:table-cell table:number-columns-repeated="16369" table:style-name="ce275"/>
        </table:table-row>
        <table:table-row table:style-name="ro7">
          <table:table-cell table:style-name="ce261"/>
          <table:table-cell table:style-name="ce272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3">
          <table:table-cell table:style-name="ce261"/>
          <table:table-cell office:value-type="string" table:style-name="ce282">
            <text:p>(1)<text:s/><text:span text:style-name="T2">魚　　　類</text:span></text:p>
          </table:table-cell>
          <table:table-cell office:value-type="float" office:value="978436.22805999999" table:style-name="ce280">
            <text:p>978,436<text:s/></text:p>
          </table:table-cell>
          <table:table-cell office:value-type="float" office:value="1061528.7417299999" table:style-name="ce280">
            <text:p>1,061,529<text:s/></text:p>
          </table:table-cell>
          <table:table-cell office:value-type="float" office:value="942969.51601999998" table:style-name="ce280">
            <text:p>942,970<text:s/></text:p>
          </table:table-cell>
          <table:table-cell office:value-type="float" office:value="876130.78500000003" table:style-name="ce280">
            <text:p>876,131<text:s/></text:p>
          </table:table-cell>
          <table:table-cell office:value-type="float" office:value="939080.3" table:style-name="ce280">
            <text:p>939,080<text:s/></text:p>
          </table:table-cell>
          <table:table-cell table:style-name="ce280"/>
          <table:table-cell office:value-type="float" office:value="944209.06799999997" table:style-name="ce280">
            <text:p>944,209<text:s/></text:p>
          </table:table-cell>
          <table:table-cell office:value-type="float" office:value="987092.97600000002" table:style-name="ce280">
            <text:p>987,093<text:s/></text:p>
          </table:table-cell>
          <table:table-cell office:value-type="float" office:value="984563.29700000002" table:style-name="ce280">
            <text:p>984,563<text:s/></text:p>
          </table:table-cell>
          <table:table-cell office:value-type="float" office:value="1034818.926" table:style-name="ce280">
            <text:p>1,034,819<text:s/></text:p>
          </table:table-cell>
          <table:table-cell office:value-type="float" office:value="892942.81099999999" table:style-name="ce280">
            <text:p>892,943<text:s/></text:p>
          </table:table-cell>
          <table:table-cell table:style-name="ce281"/>
          <table:table-cell office:value-type="string" table:style-name="ce269">
            <text:p>(1) 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a.<text:s/><text:span text:style-name="T2">吳　郭　魚</text:span></text:p>
          </table:table-cell>
          <table:table-cell office:value-type="float" office:value="72568.335200000001" table:style-name="ce280">
            <text:p>72,568<text:s/></text:p>
          </table:table-cell>
          <table:table-cell office:value-type="float" office:value="76090.364000000001" table:style-name="ce280">
            <text:p>76,090<text:s/></text:p>
          </table:table-cell>
          <table:table-cell office:value-type="float" office:value="81002.706999999995" table:style-name="ce280">
            <text:p>81,003<text:s/></text:p>
          </table:table-cell>
          <table:table-cell office:value-type="float" office:value="67316.899999999994" table:style-name="ce280">
            <text:p>67,317<text:s/></text:p>
          </table:table-cell>
          <table:table-cell office:value-type="float" office:value="74879.866999999998" table:style-name="ce280">
            <text:p>74,880<text:s/></text:p>
          </table:table-cell>
          <table:table-cell table:style-name="ce280"/>
          <table:table-cell office:value-type="float" office:value="67221.497000000003" table:style-name="ce280">
            <text:p>67,221<text:s/></text:p>
          </table:table-cell>
          <table:table-cell office:value-type="float" office:value="73338.212" table:style-name="ce280">
            <text:p>73,338<text:s/></text:p>
          </table:table-cell>
          <table:table-cell office:value-type="float" office:value="72495.459000000003" table:style-name="ce280">
            <text:p>72,495<text:s/></text:p>
          </table:table-cell>
          <table:table-cell office:value-type="float" office:value="69724.361999999994" table:style-name="ce280">
            <text:p>69,724<text:s/></text:p>
          </table:table-cell>
          <table:table-cell office:value-type="float" office:value="70469.351999999999" table:style-name="ce280">
            <text:p>70,469<text:s/></text:p>
          </table:table-cell>
          <table:table-cell table:style-name="ce281"/>
          <table:table-cell office:value-type="string" table:style-name="ce284">
            <text:p>a. Talapia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b.<text:s/><text:span text:style-name="T2">鯉　　　類</text:span></text:p>
          </table:table-cell>
          <table:table-cell office:value-type="float" office:value="7383.53" table:style-name="ce280">
            <text:p>7,384<text:s/></text:p>
          </table:table-cell>
          <table:table-cell office:value-type="float" office:value="7435.2269999999999" table:style-name="ce280">
            <text:p>7,435<text:s/></text:p>
          </table:table-cell>
          <table:table-cell office:value-type="float" office:value="6531.49" table:style-name="ce280">
            <text:p>6,531<text:s/></text:p>
          </table:table-cell>
          <table:table-cell office:value-type="float" office:value="5728.1949999999997" table:style-name="ce280">
            <text:p>5,728<text:s/></text:p>
          </table:table-cell>
          <table:table-cell office:value-type="float" office:value="5524.5209999999997" table:style-name="ce280">
            <text:p>5,525<text:s/></text:p>
          </table:table-cell>
          <table:table-cell table:style-name="ce280"/>
          <table:table-cell office:value-type="float" office:value="4379.335" table:style-name="ce280">
            <text:p>4,379<text:s/></text:p>
          </table:table-cell>
          <table:table-cell office:value-type="float" office:value="3655.0619999999999" table:style-name="ce280">
            <text:p>3,655<text:s/></text:p>
          </table:table-cell>
          <table:table-cell office:value-type="float" office:value="3150.4740000000002" table:style-name="ce280">
            <text:p>3,150<text:s/></text:p>
          </table:table-cell>
          <table:table-cell office:value-type="float" office:value="2181.681" table:style-name="ce280">
            <text:p>2,182<text:s/></text:p>
          </table:table-cell>
          <table:table-cell office:value-type="float" office:value="2110.2440000000001" table:style-name="ce280">
            <text:p>2,110<text:s/></text:p>
          </table:table-cell>
          <table:table-cell table:style-name="ce281"/>
          <table:table-cell office:value-type="string" table:style-name="ce284">
            <text:p>b. Carp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a)<text:s/><text:span text:style-name="T2">鯉　　　魚</text:span></text:p>
          </table:table-cell>
          <table:table-cell office:value-type="float" office:value="712.52099999999996" table:style-name="ce280">
            <text:p>713<text:s/></text:p>
          </table:table-cell>
          <table:table-cell office:value-type="float" office:value="659.64099999999996" table:style-name="ce280">
            <text:p>660<text:s/></text:p>
          </table:table-cell>
          <table:table-cell office:value-type="float" office:value="671.255" table:style-name="ce280">
            <text:p>671<text:s/></text:p>
          </table:table-cell>
          <table:table-cell office:value-type="float" office:value="654.37800000000004" table:style-name="ce280">
            <text:p>654<text:s/></text:p>
          </table:table-cell>
          <table:table-cell office:value-type="float" office:value="876.19299999999998" table:style-name="ce280">
            <text:p>876<text:s/></text:p>
          </table:table-cell>
          <table:table-cell table:style-name="ce280"/>
          <table:table-cell office:value-type="float" office:value="1002.033" table:style-name="ce280">
            <text:p>1,002<text:s/></text:p>
          </table:table-cell>
          <table:table-cell office:value-type="float" office:value="712.67600000000004" table:style-name="ce280">
            <text:p>713<text:s/></text:p>
          </table:table-cell>
          <table:table-cell office:value-type="float" office:value="269.66699999999997" table:style-name="ce280">
            <text:p>270<text:s/></text:p>
          </table:table-cell>
          <table:table-cell office:value-type="float" office:value="255.292" table:style-name="ce280">
            <text:p>255<text:s/></text:p>
          </table:table-cell>
          <table:table-cell office:value-type="float" office:value="178.15" table:style-name="ce280">
            <text:p>178<text:s/></text:p>
          </table:table-cell>
          <table:table-cell table:style-name="ce281"/>
          <table:table-cell office:value-type="string" table:style-name="ce286">
            <text:p>a) Common carp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b)<text:s/><text:span text:style-name="T2">鯽　　　魚</text:span></text:p>
          </table:table-cell>
          <table:table-cell office:value-type="float" office:value="1327.6279999999999" table:style-name="ce280">
            <text:p>1,328<text:s/></text:p>
          </table:table-cell>
          <table:table-cell office:value-type="float" office:value="1108.5519999999999" table:style-name="ce280">
            <text:p>1,109<text:s/></text:p>
          </table:table-cell>
          <table:table-cell office:value-type="float" office:value="870.68799999999999" table:style-name="ce280">
            <text:p>871<text:s/></text:p>
          </table:table-cell>
          <table:table-cell office:value-type="float" office:value="676.36699999999996" table:style-name="ce280">
            <text:p>676<text:s/></text:p>
          </table:table-cell>
          <table:table-cell office:value-type="float" office:value="792.2" table:style-name="ce280">
            <text:p>792<text:s/></text:p>
          </table:table-cell>
          <table:table-cell table:style-name="ce280"/>
          <table:table-cell office:value-type="float" office:value="590.72799999999995" table:style-name="ce280">
            <text:p>591<text:s/></text:p>
          </table:table-cell>
          <table:table-cell office:value-type="float" office:value="531.09500000000003" table:style-name="ce280">
            <text:p>531<text:s/></text:p>
          </table:table-cell>
          <table:table-cell office:value-type="float" office:value="388.85" table:style-name="ce280">
            <text:p>389<text:s/></text:p>
          </table:table-cell>
          <table:table-cell office:value-type="float" office:value="407.56200000000001" table:style-name="ce280">
            <text:p>408<text:s/></text:p>
          </table:table-cell>
          <table:table-cell office:value-type="float" office:value="381.84899999999999" table:style-name="ce280">
            <text:p>382<text:s/></text:p>
          </table:table-cell>
          <table:table-cell table:style-name="ce281"/>
          <table:table-cell office:value-type="string" table:style-name="ce286">
            <text:p>b) Crucian carp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c)<text:s/><text:span text:style-name="T2">草　　　魚</text:span></text:p>
          </table:table-cell>
          <table:table-cell office:value-type="float" office:value="2321.8040000000001" table:style-name="ce280">
            <text:p>2,322<text:s/></text:p>
          </table:table-cell>
          <table:table-cell office:value-type="float" office:value="2580.9929999999999" table:style-name="ce280">
            <text:p>2,581<text:s/></text:p>
          </table:table-cell>
          <table:table-cell office:value-type="float" office:value="2329.6320000000001" table:style-name="ce280">
            <text:p>2,330<text:s/></text:p>
          </table:table-cell>
          <table:table-cell office:value-type="float" office:value="2279.0700000000002" table:style-name="ce280">
            <text:p>2,279<text:s/></text:p>
          </table:table-cell>
          <table:table-cell office:value-type="float" office:value="2029.8240000000001" table:style-name="ce280">
            <text:p>2,030<text:s/></text:p>
          </table:table-cell>
          <table:table-cell table:style-name="ce280"/>
          <table:table-cell office:value-type="float" office:value="1454.0429999999999" table:style-name="ce280">
            <text:p>1,454<text:s/></text:p>
          </table:table-cell>
          <table:table-cell office:value-type="float" office:value="1186.7619999999999" table:style-name="ce280">
            <text:p>1,187<text:s/></text:p>
          </table:table-cell>
          <table:table-cell office:value-type="float" office:value="1204.3140000000001" table:style-name="ce280">
            <text:p>1,204<text:s/></text:p>
          </table:table-cell>
          <table:table-cell office:value-type="float" office:value="750.654" table:style-name="ce280">
            <text:p>751<text:s/></text:p>
          </table:table-cell>
          <table:table-cell office:value-type="float" office:value="694.13499999999999" table:style-name="ce280">
            <text:p>694<text:s/></text:p>
          </table:table-cell>
          <table:table-cell table:style-name="ce281"/>
          <table:table-cell office:value-type="string" table:style-name="ce286">
            <text:p>c) Grass carp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d<text:s/><text:span text:style-name="T2">大　頭　</text:span><text:s/><text:span text:style-name="T2">鰱</text:span></text:p>
          </table:table-cell>
          <table:table-cell office:value-type="float" office:value="2136.0569999999998" table:style-name="ce280">
            <text:p>2,136<text:s/></text:p>
          </table:table-cell>
          <table:table-cell office:value-type="float" office:value="2332.7649999999999" table:style-name="ce280">
            <text:p>2,333<text:s/></text:p>
          </table:table-cell>
          <table:table-cell office:value-type="float" office:value="2024.848" table:style-name="ce280">
            <text:p>2,025<text:s/></text:p>
          </table:table-cell>
          <table:table-cell office:value-type="float" office:value="1686.088" table:style-name="ce280">
            <text:p>1,686<text:s/></text:p>
          </table:table-cell>
          <table:table-cell office:value-type="float" office:value="1418.12" table:style-name="ce280">
            <text:p>1,418<text:s/></text:p>
          </table:table-cell>
          <table:table-cell table:style-name="ce280"/>
          <table:table-cell office:value-type="float" office:value="1032.405" table:style-name="ce280">
            <text:p>1,032<text:s/></text:p>
          </table:table-cell>
          <table:table-cell office:value-type="float" office:value="1038.319" table:style-name="ce280">
            <text:p>1,038<text:s/></text:p>
          </table:table-cell>
          <table:table-cell office:value-type="float" office:value="1135.027" table:style-name="ce280">
            <text:p>1,135<text:s/></text:p>
          </table:table-cell>
          <table:table-cell office:value-type="float" office:value="614.59699999999998" table:style-name="ce280">
            <text:p>615<text:s/></text:p>
          </table:table-cell>
          <table:table-cell office:value-type="float" office:value="722.85299999999995" table:style-name="ce280">
            <text:p>723<text:s/></text:p>
          </table:table-cell>
          <table:table-cell table:style-name="ce281"/>
          <table:table-cell office:value-type="string" table:style-name="ce286">
            <text:p>d) Big-head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e)<text:s/><text:span text:style-name="T2">其　　　他</text:span></text:p>
          </table:table-cell>
          <table:table-cell office:value-type="float" office:value="885.52" table:style-name="ce280">
            <text:p>886<text:s/></text:p>
          </table:table-cell>
          <table:table-cell office:value-type="float" office:value="753.27600000000007" table:style-name="ce280">
            <text:p>753<text:s/></text:p>
          </table:table-cell>
          <table:table-cell office:value-type="float" office:value="635.06700000000001" table:style-name="ce280">
            <text:p>635<text:s/></text:p>
          </table:table-cell>
          <table:table-cell office:value-type="float" office:value="432.29199999999997" table:style-name="ce280">
            <text:p>432<text:s/></text:p>
          </table:table-cell>
          <table:table-cell office:value-type="float" office:value="408.18400000000003" table:style-name="ce280">
            <text:p>408<text:s/></text:p>
          </table:table-cell>
          <table:table-cell table:style-name="ce280"/>
          <table:table-cell office:value-type="float" office:value="300.12599999999998" table:style-name="ce280">
            <text:p>300<text:s/></text:p>
          </table:table-cell>
          <table:table-cell office:value-type="float" office:value="186.20999999999998" table:style-name="ce280">
            <text:p>186<text:s/></text:p>
          </table:table-cell>
          <table:table-cell office:value-type="float" office:value="152.61600000000001" table:style-name="ce280">
            <text:p>153<text:s/></text:p>
          </table:table-cell>
          <table:table-cell office:value-type="float" office:value="153.57599999999999" table:style-name="ce280">
            <text:p>154<text:s/></text:p>
          </table:table-cell>
          <table:table-cell office:value-type="float" office:value="133.25700000000001" table:style-name="ce280">
            <text:p>133<text:s/></text:p>
          </table:table-cell>
          <table:table-cell table:style-name="ce281"/>
          <table:table-cell office:value-type="string" table:style-name="ce286">
            <text:p>e) Others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c.<text:s/><text:span text:style-name="T2">鰻　　　魚</text:span></text:p>
          </table:table-cell>
          <table:table-cell office:value-type="float" office:value="23838.326000000001" table:style-name="ce280">
            <text:p>23,838<text:s/></text:p>
          </table:table-cell>
          <table:table-cell office:value-type="float" office:value="24821.708999999999" table:style-name="ce280">
            <text:p>24,822<text:s/></text:p>
          </table:table-cell>
          <table:table-cell office:value-type="float" office:value="21037.962" table:style-name="ce280">
            <text:p>21,038<text:s/></text:p>
          </table:table-cell>
          <table:table-cell office:value-type="float" office:value="19044.364000000001" table:style-name="ce280">
            <text:p>19,044<text:s/></text:p>
          </table:table-cell>
          <table:table-cell office:value-type="float" office:value="19361.445" table:style-name="ce280">
            <text:p>19,361<text:s/></text:p>
          </table:table-cell>
          <table:table-cell table:style-name="ce280"/>
          <table:table-cell office:value-type="float" office:value="10539.896000000001" table:style-name="ce280">
            <text:p>10,540<text:s/></text:p>
          </table:table-cell>
          <table:table-cell office:value-type="float" office:value="2244.2170000000001" table:style-name="ce280">
            <text:p>2,244<text:s/></text:p>
          </table:table-cell>
          <table:table-cell office:value-type="float" office:value="1904.2739999999999" table:style-name="ce280">
            <text:p>1,904<text:s/></text:p>
          </table:table-cell>
          <table:table-cell office:value-type="float" office:value="1905.136" table:style-name="ce280">
            <text:p>1,905<text:s/></text:p>
          </table:table-cell>
          <table:table-cell office:value-type="float" office:value="5585.0550000000003" table:style-name="ce280">
            <text:p>5,585<text:s/></text:p>
          </table:table-cell>
          <table:table-cell table:style-name="ce281"/>
          <table:table-cell office:value-type="string" table:style-name="ce284">
            <text:p>c. Eel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d.<text:s/><text:span text:style-name="T2">淡　水　鯰</text:span></text:p>
          </table:table-cell>
          <table:table-cell office:value-type="float" office:value="344.48099999999999" table:style-name="ce280">
            <text:p>344<text:s/></text:p>
          </table:table-cell>
          <table:table-cell office:value-type="float" office:value="5413.9639999999999" table:style-name="ce280">
            <text:p>5,414<text:s/></text:p>
          </table:table-cell>
          <table:table-cell office:value-type="float" office:value="1648.828" table:style-name="ce280">
            <text:p>1,649<text:s/></text:p>
          </table:table-cell>
          <table:table-cell office:value-type="float" office:value="1053.3119999999999" table:style-name="ce280">
            <text:p>1,053<text:s/></text:p>
          </table:table-cell>
          <table:table-cell office:value-type="float" office:value="1403.922" table:style-name="ce280">
            <text:p>1,404<text:s/></text:p>
          </table:table-cell>
          <table:table-cell table:style-name="ce280"/>
          <table:table-cell office:value-type="float" office:value="716.41899999999998" table:style-name="ce280">
            <text:p>716<text:s/></text:p>
          </table:table-cell>
          <table:table-cell office:value-type="float" office:value="924.46199999999999" table:style-name="ce280">
            <text:p>924<text:s/></text:p>
          </table:table-cell>
          <table:table-cell office:value-type="float" office:value="879.39700000000005" table:style-name="ce280">
            <text:p>879<text:s/></text:p>
          </table:table-cell>
          <table:table-cell office:value-type="float" office:value="337.65499999999997" table:style-name="ce280">
            <text:p>338<text:s/></text:p>
          </table:table-cell>
          <table:table-cell office:value-type="float" office:value="304.375" table:style-name="ce280">
            <text:p>304<text:s/></text:p>
          </table:table-cell>
          <table:table-cell table:style-name="ce281"/>
          <table:table-cell office:value-type="string" table:style-name="ce284">
            <text:p>d. Fresh watercat 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e.<text:s/><text:span text:style-name="T2">鱸　魚</text:span><text:s text:c="4"/><text:span text:style-name="T2">類</text:span></text:p>
          </table:table-cell>
          <table:table-cell office:value-type="float" office:value="6280.7449999999999" table:style-name="ce280">
            <text:p>6,281<text:s/></text:p>
          </table:table-cell>
          <table:table-cell office:value-type="float" office:value="9291.3670000000002" table:style-name="ce280">
            <text:p>9,291<text:s/></text:p>
          </table:table-cell>
          <table:table-cell office:value-type="float" office:value="10275.511" table:style-name="ce280">
            <text:p>10,276<text:s/></text:p>
          </table:table-cell>
          <table:table-cell office:value-type="float" office:value="9466.2240000000002" table:style-name="ce280">
            <text:p>9,466<text:s/></text:p>
          </table:table-cell>
          <table:table-cell office:value-type="float" office:value="22667.842000000001" table:style-name="ce280">
            <text:p>22,668<text:s/></text:p>
          </table:table-cell>
          <table:table-cell table:style-name="ce280"/>
          <table:table-cell office:value-type="float" office:value="24071.973999999998" table:style-name="ce280">
            <text:p>24,072<text:s/></text:p>
          </table:table-cell>
          <table:table-cell office:value-type="float" office:value="26148.573" table:style-name="ce280">
            <text:p>26,149<text:s/></text:p>
          </table:table-cell>
          <table:table-cell office:value-type="float" office:value="34527.828999999998" table:style-name="ce280">
            <text:p>34,528<text:s/></text:p>
          </table:table-cell>
          <table:table-cell office:value-type="float" office:value="29437.289000000001" table:style-name="ce280">
            <text:p>29,437<text:s/></text:p>
          </table:table-cell>
          <table:table-cell office:value-type="float" office:value="26901.45" table:style-name="ce280">
            <text:p>26,901<text:s/></text:p>
          </table:table-cell>
          <table:table-cell table:style-name="ce281"/>
          <table:table-cell office:value-type="string" table:style-name="ce284">
            <text:p>e. Seaperc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f.<text:s/><text:span text:style-name="T2">鱒　　　魚</text:span></text:p>
          </table:table-cell>
          <table:table-cell office:value-type="float" office:value="465.38400000000001" table:style-name="ce280">
            <text:p>465<text:s/></text:p>
          </table:table-cell>
          <table:table-cell office:value-type="float" office:value="1034.3530000000001" table:style-name="ce280">
            <text:p>1,034<text:s/></text:p>
          </table:table-cell>
          <table:table-cell office:value-type="float" office:value="1419.0820000000001" table:style-name="ce280">
            <text:p>1,419<text:s/></text:p>
          </table:table-cell>
          <table:table-cell office:value-type="float" office:value="1568.4169999999999" table:style-name="ce280">
            <text:p>1,568<text:s/></text:p>
          </table:table-cell>
          <table:table-cell office:value-type="float" office:value="288.803" table:style-name="ce280">
            <text:p>289<text:s/></text:p>
          </table:table-cell>
          <table:table-cell table:style-name="ce280"/>
          <table:table-cell office:value-type="float" office:value="388.58600000000001" table:style-name="ce280">
            <text:p>389<text:s/></text:p>
          </table:table-cell>
          <table:table-cell office:value-type="float" office:value="796.07799999999997" table:style-name="ce280">
            <text:p>796<text:s/></text:p>
          </table:table-cell>
          <table:table-cell office:value-type="float" office:value="422.40699999999998" table:style-name="ce280">
            <text:p>422<text:s/></text:p>
          </table:table-cell>
          <table:table-cell office:value-type="float" office:value="289.72500000000002" table:style-name="ce280">
            <text:p>290<text:s/></text:p>
          </table:table-cell>
          <table:table-cell office:value-type="float" office:value="262.04000000000002" table:style-name="ce280">
            <text:p>262<text:s/></text:p>
          </table:table-cell>
          <table:table-cell table:style-name="ce281"/>
          <table:table-cell office:value-type="string" table:style-name="ce284">
            <text:p>f. Trout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g.<text:s/><text:span text:style-name="T2">香　　　魚</text:span></text:p>
          </table:table-cell>
          <table:table-cell office:value-type="float" office:value="733.01" table:style-name="ce280">
            <text:p>733<text:s/></text:p>
          </table:table-cell>
          <table:table-cell office:value-type="float" office:value="531.10400000000004" table:style-name="ce280">
            <text:p>531<text:s/></text:p>
          </table:table-cell>
          <table:table-cell office:value-type="float" office:value="792.97220000000004" table:style-name="ce280">
            <text:p>793<text:s/></text:p>
          </table:table-cell>
          <table:table-cell office:value-type="float" office:value="773.8" table:style-name="ce280">
            <text:p>774<text:s/></text:p>
          </table:table-cell>
          <table:table-cell office:value-type="float" office:value="760.4" table:style-name="ce280">
            <text:p>760<text:s/></text:p>
          </table:table-cell>
          <table:table-cell table:style-name="ce280"/>
          <table:table-cell office:value-type="float" office:value="1162.9749999999999" table:style-name="ce280">
            <text:p>1,163<text:s/></text:p>
          </table:table-cell>
          <table:table-cell office:value-type="float" office:value="1102.212" table:style-name="ce280">
            <text:p>1,102<text:s/></text:p>
          </table:table-cell>
          <table:table-cell office:value-type="float" office:value="1178.3119999999999" table:style-name="ce280">
            <text:p>1,178<text:s/></text:p>
          </table:table-cell>
          <table:table-cell office:value-type="float" office:value="1554.42" table:style-name="ce280">
            <text:p>1,554<text:s/></text:p>
          </table:table-cell>
          <table:table-cell office:value-type="float" office:value="987.1" table:style-name="ce280">
            <text:p>987<text:s/></text:p>
          </table:table-cell>
          <table:table-cell table:style-name="ce281"/>
          <table:table-cell office:value-type="string" table:style-name="ce284">
            <text:p>g. Sweet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h.<text:s/><text:span text:style-name="T2">虱　目　魚</text:span></text:p>
          </table:table-cell>
          <table:table-cell office:value-type="float" office:value="56137.055" table:style-name="ce280">
            <text:p>56,137<text:s/></text:p>
          </table:table-cell>
          <table:table-cell office:value-type="float" office:value="53245.517999999996" table:style-name="ce280">
            <text:p>53,246<text:s/></text:p>
          </table:table-cell>
          <table:table-cell office:value-type="float" office:value="46879.495999999999" table:style-name="ce280">
            <text:p>46,879<text:s/></text:p>
          </table:table-cell>
          <table:table-cell office:value-type="float" office:value="40833.881999999998" table:style-name="ce280">
            <text:p>40,834<text:s/></text:p>
          </table:table-cell>
          <table:table-cell office:value-type="float" office:value="35689.726000000002" table:style-name="ce280">
            <text:p>35,690<text:s/></text:p>
          </table:table-cell>
          <table:table-cell table:style-name="ce280"/>
          <table:table-cell office:value-type="float" office:value="58898.284" table:style-name="ce280">
            <text:p>58,898<text:s/></text:p>
          </table:table-cell>
          <table:table-cell office:value-type="float" office:value="71607.383000000002" table:style-name="ce280">
            <text:p>71,607<text:s/></text:p>
          </table:table-cell>
          <table:table-cell office:value-type="float" office:value="65692.327000000005" table:style-name="ce280">
            <text:p>65,692<text:s/></text:p>
          </table:table-cell>
          <table:table-cell office:value-type="float" office:value="69148.315000000002" table:style-name="ce280">
            <text:p>69,148<text:s/></text:p>
          </table:table-cell>
          <table:table-cell office:value-type="float" office:value="53551.417000000001" table:style-name="ce280">
            <text:p>53,551<text:s/></text:p>
          </table:table-cell>
          <table:table-cell table:style-name="ce281"/>
          <table:table-cell office:value-type="string" table:style-name="ce284">
            <text:p>h. Milk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i.<text:s/><text:span text:style-name="T2">鯛　　　類</text:span></text:p>
          </table:table-cell>
          <table:table-cell office:value-type="float" office:value="14893.211499999999" table:style-name="ce280">
            <text:p>14,893<text:s/></text:p>
          </table:table-cell>
          <table:table-cell office:value-type="float" office:value="11391.7461" table:style-name="ce280">
            <text:p>11,392<text:s/></text:p>
          </table:table-cell>
          <table:table-cell office:value-type="float" office:value="9213.1597999999994" table:style-name="ce280">
            <text:p>9,213<text:s/></text:p>
          </table:table-cell>
          <table:table-cell office:value-type="float" office:value="8351.0419999999995" table:style-name="ce280">
            <text:p>8,351<text:s/></text:p>
          </table:table-cell>
          <table:table-cell office:value-type="float" office:value="6036.7659999999996" table:style-name="ce280">
            <text:p>6,037<text:s/></text:p>
          </table:table-cell>
          <table:table-cell table:style-name="ce280"/>
          <table:table-cell office:value-type="float" office:value="6184.5720000000001" table:style-name="ce280">
            <text:p>6,185<text:s/></text:p>
          </table:table-cell>
          <table:table-cell office:value-type="float" office:value="5286.5690000000004" table:style-name="ce280">
            <text:p>5,287<text:s/></text:p>
          </table:table-cell>
          <table:table-cell office:value-type="float" office:value="4863.2809999999999" table:style-name="ce280">
            <text:p>4,863<text:s/></text:p>
          </table:table-cell>
          <table:table-cell office:value-type="float" office:value="-7.8410000000000002" table:style-name="ce280">
            <text:p>-8<text:s/></text:p>
          </table:table-cell>
          <table:table-cell office:value-type="float" office:value="-7.6020000000000003" table:style-name="ce280">
            <text:p>-8<text:s/></text:p>
          </table:table-cell>
          <table:table-cell table:style-name="ce281"/>
          <table:table-cell office:value-type="string" table:style-name="ce284">
            <text:p>i. Sea bream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a)<text:s/><text:span text:style-name="T2">嘉　　　臘</text:span></text:p>
          </table:table-cell>
          <table:table-cell office:value-type="float" office:value="3488.3454000000002" table:style-name="ce280">
            <text:p>3,488<text:s/></text:p>
          </table:table-cell>
          <table:table-cell office:value-type="float" office:value="1776.4290000000001" table:style-name="ce280">
            <text:p>1,776<text:s/></text:p>
          </table:table-cell>
          <table:table-cell office:value-type="float" office:value="1458.46477" table:style-name="ce280">
            <text:p>1,458<text:s/></text:p>
          </table:table-cell>
          <table:table-cell office:value-type="float" office:value="1307.28" table:style-name="ce280">
            <text:p>1,307<text:s/></text:p>
          </table:table-cell>
          <table:table-cell office:value-type="float" office:value="1109.7260000000001" table:style-name="ce280">
            <text:p>1,110<text:s/></text:p>
          </table:table-cell>
          <table:table-cell table:style-name="ce280"/>
          <table:table-cell office:value-type="float" office:value="1227.2" table:style-name="ce280">
            <text:p>1,227<text:s/></text:p>
          </table:table-cell>
          <table:table-cell office:value-type="float" office:value="311.89400000000001" table:style-name="ce280">
            <text:p>312<text:s/></text:p>
          </table:table-cell>
          <table:table-cell office:value-type="float" office:value="318.255" table:style-name="ce280">
            <text:p>318<text:s/></text:p>
          </table:table-cell>
          <table:table-cell office:value-type="float" office:value="310.10399999999998" table:style-name="ce280">
            <text:p>310<text:s/></text:p>
          </table:table-cell>
          <table:table-cell office:value-type="float" office:value="163.24100000000001" table:style-name="ce280">
            <text:p>163<text:s/></text:p>
          </table:table-cell>
          <table:table-cell table:style-name="ce281"/>
          <table:table-cell office:value-type="string" table:style-name="ce286">
            <text:p>a) Redporgy</text:p>
          </table:table-cell>
          <table:table-cell table:number-columns-repeated="16369"/>
        </table:table-row>
        <table:table-row table:style-name="ro14">
          <table:table-cell table:style-name="ce261"/>
          <table:table-cell office:value-type="string" table:style-name="ce285">
            <text:p>b)<text:s/><text:span text:style-name="T2">赤　　　鯮</text:span></text:p>
          </table:table-cell>
          <table:table-cell office:value-type="float" office:value="1695.2745" table:style-name="ce280">
            <text:p>1,695<text:s/></text:p>
          </table:table-cell>
          <table:table-cell office:value-type="float" office:value="1759.8077000000001" table:style-name="ce280">
            <text:p>1,760<text:s/></text:p>
          </table:table-cell>
          <table:table-cell office:value-type="float" office:value="1527.0296000000001" table:style-name="ce280">
            <text:p>1,527<text:s/></text:p>
          </table:table-cell>
          <table:table-cell office:value-type="float" office:value="1609.634" table:style-name="ce280">
            <text:p>1,610<text:s/></text:p>
          </table:table-cell>
          <table:table-cell office:value-type="float" office:value="1136.4880000000001" table:style-name="ce280">
            <text:p>1,136<text:s/></text:p>
          </table:table-cell>
          <table:table-cell table:style-name="ce280"/>
          <table:table-cell office:value-type="float" office:value="1019.898" table:style-name="ce280">
            <text:p>1,020<text:s/></text:p>
          </table:table-cell>
          <table:table-cell office:value-type="float" office:value="1035.94" table:style-name="ce280">
            <text:p>1,036<text:s/></text:p>
          </table:table-cell>
          <table:table-cell office:value-type="float" office:value="1111.9159999999999" table:style-name="ce280">
            <text:p>1,112<text:s/></text:p>
          </table:table-cell>
          <table:table-cell office:value-type="float" office:value="1080.2809999999999" table:style-name="ce280">
            <text:p>1,080<text:s/></text:p>
          </table:table-cell>
          <table:table-cell office:value-type="float" office:value="305.81200000000001" table:style-name="ce280">
            <text:p>306<text:s/></text:p>
          </table:table-cell>
          <table:table-cell table:style-name="ce281"/>
          <table:table-cell office:value-type="string" table:style-name="ce286">
            <text:p>b) Yellowseabream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c)<text:s/><text:span text:style-name="T2">黑　　　鯛</text:span></text:p>
          </table:table-cell>
          <table:table-cell office:value-type="float" office:value="1087.3324" table:style-name="ce280">
            <text:p>1,087<text:s/></text:p>
          </table:table-cell>
          <table:table-cell office:value-type="float" office:value="1094.1741999999999" table:style-name="ce280">
            <text:p>1,094<text:s/></text:p>
          </table:table-cell>
          <table:table-cell office:value-type="float" office:value="994.91700000000003" table:style-name="ce280">
            <text:p>995<text:s/></text:p>
          </table:table-cell>
          <table:table-cell office:value-type="float" office:value="729.26599999999996" table:style-name="ce280">
            <text:p>729<text:s/></text:p>
          </table:table-cell>
          <table:table-cell office:value-type="float" office:value="690.33900000000006" table:style-name="ce280">
            <text:p>690<text:s/></text:p>
          </table:table-cell>
          <table:table-cell table:style-name="ce280"/>
          <table:table-cell office:value-type="float" office:value="759.50300000000004" table:style-name="ce280">
            <text:p>760<text:s/></text:p>
          </table:table-cell>
          <table:table-cell office:value-type="float" office:value="1334.68" table:style-name="ce280">
            <text:p>1,335<text:s/></text:p>
          </table:table-cell>
          <table:table-cell office:value-type="float" office:value="593.84" table:style-name="ce280">
            <text:p>594<text:s/></text:p>
          </table:table-cell>
          <table:table-cell office:value-type="float" office:value="551.02499999999998" table:style-name="ce280">
            <text:p>551<text:s/></text:p>
          </table:table-cell>
          <table:table-cell office:value-type="float" office:value="320.50099999999998" table:style-name="ce280">
            <text:p>321<text:s/></text:p>
          </table:table-cell>
          <table:table-cell table:style-name="ce281"/>
          <table:table-cell office:value-type="string" table:style-name="ce286">
            <text:p>d) Blackseabream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d)<text:s/><text:span text:style-name="T2">其　　　他</text:span></text:p>
          </table:table-cell>
          <table:table-cell office:value-type="float" office:value="8622.2592000000004" table:style-name="ce280">
            <text:p>8,622<text:s/></text:p>
          </table:table-cell>
          <table:table-cell office:value-type="float" office:value="6761.3351999999995" table:style-name="ce280">
            <text:p>6,761<text:s/></text:p>
          </table:table-cell>
          <table:table-cell office:value-type="float" office:value="5232.7484299999987" table:style-name="ce280">
            <text:p>5,233<text:s/></text:p>
          </table:table-cell>
          <table:table-cell office:value-type="float" office:value="4704.8620000000001" table:style-name="ce280">
            <text:p>4,705<text:s/></text:p>
          </table:table-cell>
          <table:table-cell office:value-type="float" office:value="3100.2129999999988" table:style-name="ce280">
            <text:p>3,100<text:s/></text:p>
          </table:table-cell>
          <table:table-cell table:style-name="ce280"/>
          <table:table-cell office:value-type="float" office:value="3177.971" table:style-name="ce280">
            <text:p>3,178<text:s/></text:p>
          </table:table-cell>
          <table:table-cell office:value-type="float" office:value="2604.0550000000003" table:style-name="ce280">
            <text:p>2,604<text:s/></text:p>
          </table:table-cell>
          <table:table-cell office:value-type="float" office:value="2839.2699999999995" table:style-name="ce280">
            <text:p>2,839<text:s/></text:p>
          </table:table-cell>
          <table:table-cell office:value-type="float" office:value="-1949.2509999999997" table:style-name="ce280">
            <text:p>-1,949<text:s/></text:p>
          </table:table-cell>
          <table:table-cell office:value-type="float" office:value="-797.15599999999995" table:style-name="ce280">
            <text:p>-797<text:s/></text:p>
          </table:table-cell>
          <table:table-cell table:style-name="ce281"/>
          <table:table-cell office:value-type="string" table:style-name="ce286">
            <text:p>f) Others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j.<text:s/><text:span text:style-name="T2">黃</text:span><text:s text:c="2"/><text:span text:style-name="T2">花</text:span><text:s text:c="2"/><text:span text:style-name="T2">魚</text:span><text:s text:c="2"/><text:span text:style-name="T2">類</text:span></text:p>
          </table:table-cell>
          <table:table-cell office:value-type="float" office:value="4609.6688800000002" table:style-name="ce280">
            <text:p>4,610<text:s/></text:p>
          </table:table-cell>
          <table:table-cell office:value-type="float" office:value="4227.2515899999999" table:style-name="ce280">
            <text:p>4,227<text:s/></text:p>
          </table:table-cell>
          <table:table-cell office:value-type="float" office:value="3741.6200600000002" table:style-name="ce280">
            <text:p>3,742<text:s/></text:p>
          </table:table-cell>
          <table:table-cell office:value-type="float" office:value="3616.1930000000002" table:style-name="ce280">
            <text:p>3,616<text:s/></text:p>
          </table:table-cell>
          <table:table-cell office:value-type="float" office:value="2748.5770000000002" table:style-name="ce280">
            <text:p>2,749<text:s/></text:p>
          </table:table-cell>
          <table:table-cell table:style-name="ce280"/>
          <table:table-cell office:value-type="float" office:value="3114.7150000000001" table:style-name="ce280">
            <text:p>3,115<text:s/></text:p>
          </table:table-cell>
          <table:table-cell office:value-type="float" office:value="2741.2469999999998" table:style-name="ce280">
            <text:p>2,741<text:s/></text:p>
          </table:table-cell>
          <table:table-cell office:value-type="float" office:value="2422.4580000000001" table:style-name="ce280">
            <text:p>2,422<text:s/></text:p>
          </table:table-cell>
          <table:table-cell office:value-type="float" office:value="2514.2539999999999" table:style-name="ce280">
            <text:p>2,514<text:s/></text:p>
          </table:table-cell>
          <table:table-cell office:value-type="float" office:value="1867.903" table:style-name="ce280">
            <text:p>1,868<text:s/></text:p>
          </table:table-cell>
          <table:table-cell table:style-name="ce281"/>
          <table:table-cell office:value-type="string" table:style-name="ce284">
            <text:p>j. Croaker</text:p>
          </table:table-cell>
          <table:table-cell table:number-columns-repeated="16369"/>
        </table:table-row>
        <table:table-row table:style-name="ro13">
          <table:table-cell table:style-name="ce262"/>
          <table:table-cell office:value-type="string" table:style-name="ce285">
            <text:p>a)<text:s/><text:span text:style-name="T2">白　　　口</text:span></text:p>
          </table:table-cell>
          <table:table-cell office:value-type="float" office:value="2677.0599900000002" table:style-name="ce280">
            <text:p>2,677<text:s/></text:p>
          </table:table-cell>
          <table:table-cell office:value-type="float" office:value="2812.57654" table:style-name="ce280">
            <text:p>2,813<text:s/></text:p>
          </table:table-cell>
          <table:table-cell office:value-type="float" office:value="2440.0723800000001" table:style-name="ce280">
            <text:p>2,440<text:s/></text:p>
          </table:table-cell>
          <table:table-cell office:value-type="float" office:value="2186.8580000000002" table:style-name="ce280">
            <text:p>2,187<text:s/></text:p>
          </table:table-cell>
          <table:table-cell office:value-type="float" office:value="1679.5840000000001" table:style-name="ce280">
            <text:p>1,680<text:s/></text:p>
          </table:table-cell>
          <table:table-cell table:style-name="ce280"/>
          <table:table-cell office:value-type="float" office:value="1922.6759999999999" table:style-name="ce280">
            <text:p>1,923<text:s/></text:p>
          </table:table-cell>
          <table:table-cell office:value-type="float" office:value="1732.8710000000001" table:style-name="ce280">
            <text:p>1,733<text:s/></text:p>
          </table:table-cell>
          <table:table-cell office:value-type="float" office:value="1372.519" table:style-name="ce280">
            <text:p>1,373<text:s/></text:p>
          </table:table-cell>
          <table:table-cell office:value-type="float" office:value="1214.944" table:style-name="ce280">
            <text:p>1,215<text:s/></text:p>
          </table:table-cell>
          <table:table-cell office:value-type="float" office:value="851.67200000000003" table:style-name="ce280">
            <text:p>852<text:s/></text:p>
          </table:table-cell>
          <table:table-cell table:style-name="ce281"/>
          <table:table-cell office:value-type="string" table:style-name="ce286">
            <text:p>a) Whitemouthcroaker</text:p>
          </table:table-cell>
          <table:table-cell table:number-columns-repeated="16369"/>
        </table:table-row>
        <table:table-row table:style-name="ro13">
          <table:table-cell table:style-name="ce262"/>
          <table:table-cell office:value-type="string" table:style-name="ce285">
            <text:p>b)<text:s/><text:span text:style-name="T2">其　　　他</text:span></text:p>
          </table:table-cell>
          <table:table-cell office:value-type="float" office:value="1932.60889" table:style-name="ce280">
            <text:p>1,933<text:s/></text:p>
          </table:table-cell>
          <table:table-cell office:value-type="float" office:value="1414.6750499999998" table:style-name="ce280">
            <text:p>1,415<text:s/></text:p>
          </table:table-cell>
          <table:table-cell office:value-type="float" office:value="1301.5476800000001" table:style-name="ce280">
            <text:p>1,302<text:s/></text:p>
          </table:table-cell>
          <table:table-cell office:value-type="float" office:value="1429.335" table:style-name="ce280">
            <text:p>1,429<text:s/></text:p>
          </table:table-cell>
          <table:table-cell office:value-type="float" office:value="1068.9930000000002" table:style-name="ce280">
            <text:p>1,069<text:s/></text:p>
          </table:table-cell>
          <table:table-cell table:style-name="ce280"/>
          <table:table-cell office:value-type="float" office:value="1192.0390000000002" table:style-name="ce280">
            <text:p>1,192<text:s/></text:p>
          </table:table-cell>
          <table:table-cell office:value-type="float" office:value="1008.3759999999997" table:style-name="ce280">
            <text:p>1,008<text:s/></text:p>
          </table:table-cell>
          <table:table-cell office:value-type="float" office:value="1049.9390000000001" table:style-name="ce280">
            <text:p>1,050<text:s/></text:p>
          </table:table-cell>
          <table:table-cell office:value-type="float" office:value="1299.31" table:style-name="ce280">
            <text:p>1,299<text:s/></text:p>
          </table:table-cell>
          <table:table-cell office:value-type="float" office:value="1016.231" table:style-name="ce280">
            <text:p>1,016<text:s/></text:p>
          </table:table-cell>
          <table:table-cell table:style-name="ce281"/>
          <table:table-cell office:value-type="string" table:style-name="ce286">
            <text:p>b) Others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k.<text:s/><text:span text:style-name="T2">金　</text:span><text:s text:c="3"/><text:span text:style-name="T2">　線</text:span></text:p>
          </table:table-cell>
          <table:table-cell office:value-type="float" office:value="2662.4175" table:style-name="ce280">
            <text:p>2,662<text:s/></text:p>
          </table:table-cell>
          <table:table-cell office:value-type="float" office:value="2621.5083" table:style-name="ce280">
            <text:p>2,622<text:s/></text:p>
          </table:table-cell>
          <table:table-cell office:value-type="float" office:value="1752.2405000000001" table:style-name="ce280">
            <text:p>1,752<text:s/></text:p>
          </table:table-cell>
          <table:table-cell office:value-type="float" office:value="1885.433" table:style-name="ce280">
            <text:p>1,885<text:s/></text:p>
          </table:table-cell>
          <table:table-cell office:value-type="float" office:value="1377.059" table:style-name="ce280">
            <text:p>1,377<text:s/></text:p>
          </table:table-cell>
          <table:table-cell table:style-name="ce280"/>
          <table:table-cell office:value-type="float" office:value="1299.3320000000001" table:style-name="ce280">
            <text:p>1,299<text:s/></text:p>
          </table:table-cell>
          <table:table-cell office:value-type="float" office:value="1017.147" table:style-name="ce280">
            <text:p>1,017<text:s/></text:p>
          </table:table-cell>
          <table:table-cell office:value-type="float" office:value="1152.614" table:style-name="ce280">
            <text:p>1,153<text:s/></text:p>
          </table:table-cell>
          <table:table-cell office:value-type="float" office:value="1248.7919999999999" table:style-name="ce280">
            <text:p>1,249<text:s/></text:p>
          </table:table-cell>
          <table:table-cell office:value-type="float" office:value="455.666" table:style-name="ce280">
            <text:p>456<text:s/></text:p>
          </table:table-cell>
          <table:table-cell table:style-name="ce281"/>
          <table:table-cell office:value-type="string" table:style-name="ce284">
            <text:p>k. Golden thread finbream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l.<text:s/><text:span text:style-name="T2">紅　目　鰱</text:span></text:p>
          </table:table-cell>
          <table:table-cell office:value-type="float" office:value="1569.0907999999999" table:style-name="ce280">
            <text:p>1,569<text:s/></text:p>
          </table:table-cell>
          <table:table-cell office:value-type="float" office:value="1522.5604000000001" table:style-name="ce280">
            <text:p>1,523<text:s/></text:p>
          </table:table-cell>
          <table:table-cell office:value-type="float" office:value="1259.1873000000001" table:style-name="ce280">
            <text:p>1,259<text:s/></text:p>
          </table:table-cell>
          <table:table-cell office:value-type="float" office:value="1638.8530000000001" table:style-name="ce280">
            <text:p>1,639<text:s/></text:p>
          </table:table-cell>
          <table:table-cell office:value-type="float" office:value="1065.605" table:style-name="ce280">
            <text:p>1,066<text:s/></text:p>
          </table:table-cell>
          <table:table-cell table:style-name="ce280"/>
          <table:table-cell office:value-type="float" office:value="1056.6220000000001" table:style-name="ce280">
            <text:p>1,057<text:s/></text:p>
          </table:table-cell>
          <table:table-cell office:value-type="float" office:value="872" table:style-name="ce280">
            <text:p>872<text:s/></text:p>
          </table:table-cell>
          <table:table-cell office:value-type="float" office:value="1331.4359999999999" table:style-name="ce280">
            <text:p>1,331<text:s/></text:p>
          </table:table-cell>
          <table:table-cell office:value-type="float" office:value="1276.9960000000001" table:style-name="ce280">
            <text:p>1,277<text:s/></text:p>
          </table:table-cell>
          <table:table-cell office:value-type="float" office:value="483.75799999999998" table:style-name="ce280">
            <text:p>484<text:s/></text:p>
          </table:table-cell>
          <table:table-cell table:style-name="ce281"/>
          <table:table-cell office:value-type="string" table:style-name="ce284">
            <text:p>l. Bulls eye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m.<text:s/><text:span text:style-name="T2">　　鱠　　</text:span></text:p>
          </table:table-cell>
          <table:table-cell office:value-type="float" office:value="9952.7937000000002" table:style-name="ce280">
            <text:p>9,953<text:s/></text:p>
          </table:table-cell>
          <table:table-cell office:value-type="float" office:value="17657.61306" table:style-name="ce280">
            <text:p>17,658<text:s/></text:p>
          </table:table-cell>
          <table:table-cell office:value-type="float" office:value="17361.681349999999" table:style-name="ce280">
            <text:p>17,362<text:s/></text:p>
          </table:table-cell>
          <table:table-cell office:value-type="float" office:value="13453.236000000001" table:style-name="ce280">
            <text:p>13,453<text:s/></text:p>
          </table:table-cell>
          <table:table-cell office:value-type="float" office:value="11763.092000000001" table:style-name="ce280">
            <text:p>11,763<text:s/></text:p>
          </table:table-cell>
          <table:table-cell table:style-name="ce280"/>
          <table:table-cell office:value-type="float" office:value="13868.41" table:style-name="ce280">
            <text:p>13,868<text:s/></text:p>
          </table:table-cell>
          <table:table-cell office:value-type="float" office:value="22907.732" table:style-name="ce280">
            <text:p>22,908<text:s/></text:p>
          </table:table-cell>
          <table:table-cell office:value-type="float" office:value="26565.611000000001" table:style-name="ce280">
            <text:p>26,566<text:s/></text:p>
          </table:table-cell>
          <table:table-cell office:value-type="float" office:value="26211.541000000001" table:style-name="ce280">
            <text:p>26,212<text:s/></text:p>
          </table:table-cell>
          <table:table-cell office:value-type="float" office:value="26728.715" table:style-name="ce280">
            <text:p>26,729<text:s/></text:p>
          </table:table-cell>
          <table:table-cell table:style-name="ce281"/>
          <table:table-cell office:value-type="string" table:style-name="ce284">
            <text:p>m. White-spotted reef-cod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n.<text:s/><text:span text:style-name="T2">狗　　　母</text:span></text:p>
          </table:table-cell>
          <table:table-cell office:value-type="float" office:value="1810.04169" table:style-name="ce280">
            <text:p>1,810<text:s/></text:p>
          </table:table-cell>
          <table:table-cell office:value-type="float" office:value="1885.24089" table:style-name="ce280">
            <text:p>1,885<text:s/></text:p>
          </table:table-cell>
          <table:table-cell office:value-type="float" office:value="1327.6277" table:style-name="ce280">
            <text:p>1,328<text:s/></text:p>
          </table:table-cell>
          <table:table-cell office:value-type="float" office:value="1456.82" table:style-name="ce280">
            <text:p>1,457<text:s/></text:p>
          </table:table-cell>
          <table:table-cell office:value-type="float" office:value="1186.32" table:style-name="ce280">
            <text:p>1,186<text:s/></text:p>
          </table:table-cell>
          <table:table-cell table:style-name="ce280"/>
          <table:table-cell office:value-type="float" office:value="1188.7090000000001" table:style-name="ce280">
            <text:p>1,189<text:s/></text:p>
          </table:table-cell>
          <table:table-cell office:value-type="float" office:value="908.072" table:style-name="ce280">
            <text:p>908<text:s/></text:p>
          </table:table-cell>
          <table:table-cell office:value-type="float" office:value="1095.76" table:style-name="ce280">
            <text:p>1,096<text:s/></text:p>
          </table:table-cell>
          <table:table-cell office:value-type="float" office:value="1158.1379999999999" table:style-name="ce280">
            <text:p>1,158<text:s/></text:p>
          </table:table-cell>
          <table:table-cell office:value-type="float" office:value="607.29399999999998" table:style-name="ce280">
            <text:p>607<text:s/></text:p>
          </table:table-cell>
          <table:table-cell table:style-name="ce281"/>
          <table:table-cell office:value-type="string" table:style-name="ce284">
            <text:p>n. Lizard 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o.<text:s/><text:span text:style-name="T2">海　　　鰻</text:span></text:p>
          </table:table-cell>
          <table:table-cell office:value-type="float" office:value="2874.3627900000001" table:style-name="ce280">
            <text:p>2,874<text:s/></text:p>
          </table:table-cell>
          <table:table-cell office:value-type="float" office:value="3089.6267899999998" table:style-name="ce280">
            <text:p>3,090<text:s/></text:p>
          </table:table-cell>
          <table:table-cell office:value-type="float" office:value="1835.71595" table:style-name="ce280">
            <text:p>1,836<text:s/></text:p>
          </table:table-cell>
          <table:table-cell office:value-type="float" office:value="1998.49" table:style-name="ce280">
            <text:p>1,998<text:s/></text:p>
          </table:table-cell>
          <table:table-cell office:value-type="float" office:value="1494.789" table:style-name="ce280">
            <text:p>1,495<text:s/></text:p>
          </table:table-cell>
          <table:table-cell table:style-name="ce280"/>
          <table:table-cell office:value-type="float" office:value="1543.8789999999999" table:style-name="ce280">
            <text:p>1,544<text:s/></text:p>
          </table:table-cell>
          <table:table-cell office:value-type="float" office:value="1194.5440000000001" table:style-name="ce280">
            <text:p>1,195<text:s/></text:p>
          </table:table-cell>
          <table:table-cell office:value-type="float" office:value="1463.182" table:style-name="ce280">
            <text:p>1,463<text:s/></text:p>
          </table:table-cell>
          <table:table-cell office:value-type="float" office:value="1484.7270000000001" table:style-name="ce280">
            <text:p>1,485<text:s/></text:p>
          </table:table-cell>
          <table:table-cell office:value-type="float" office:value="669.78300000000002" table:style-name="ce280">
            <text:p>670<text:s/></text:p>
          </table:table-cell>
          <table:table-cell table:style-name="ce281"/>
          <table:table-cell office:value-type="string" table:style-name="ce284">
            <text:p>o. Pike-eel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p.<text:s/><text:span text:style-name="T2">海　　　鱺</text:span></text:p>
          </table:table-cell>
          <table:table-cell office:value-type="float" office:value="3382.3029999999999" table:style-name="ce280">
            <text:p>3,382<text:s/></text:p>
          </table:table-cell>
          <table:table-cell office:value-type="float" office:value="4544.4848000000002" table:style-name="ce280">
            <text:p>4,544<text:s/></text:p>
          </table:table-cell>
          <table:table-cell office:value-type="float" office:value="1240.5745999999999" table:style-name="ce280">
            <text:p>1,241<text:s/></text:p>
          </table:table-cell>
          <table:table-cell office:value-type="float" office:value="2642.556" table:style-name="ce280">
            <text:p>2,643<text:s/></text:p>
          </table:table-cell>
          <table:table-cell office:value-type="float" office:value="2473.6329999999998" table:style-name="ce280">
            <text:p>2,474<text:s/></text:p>
          </table:table-cell>
          <table:table-cell table:style-name="ce280"/>
          <table:table-cell office:value-type="float" office:value="1394.818" table:style-name="ce280">
            <text:p>1,395<text:s/></text:p>
          </table:table-cell>
          <table:table-cell office:value-type="float" office:value="1616.8969999999999" table:style-name="ce280">
            <text:p>1,617<text:s/></text:p>
          </table:table-cell>
          <table:table-cell office:value-type="float" office:value="2236.63" table:style-name="ce280">
            <text:p>2,237<text:s/></text:p>
          </table:table-cell>
          <table:table-cell office:value-type="float" office:value="1565.83" table:style-name="ce280">
            <text:p>1,566<text:s/></text:p>
          </table:table-cell>
          <table:table-cell office:value-type="float" office:value="1532.7739999999999" table:style-name="ce280">
            <text:p>1,533<text:s/></text:p>
          </table:table-cell>
          <table:table-cell table:style-name="ce281"/>
          <table:table-cell office:value-type="string" table:style-name="ce284">
            <text:p>p. Canadian sergeant 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q.<text:s/><text:span text:style-name="T2">皮　　　刀</text:span></text:p>
          </table:table-cell>
          <table:table-cell office:value-type="float" office:value="1664.6042" table:style-name="ce280">
            <text:p>1,665<text:s/></text:p>
          </table:table-cell>
          <table:table-cell office:value-type="float" office:value="2225.1352999999999" table:style-name="ce280">
            <text:p>2,225<text:s/></text:p>
          </table:table-cell>
          <table:table-cell office:value-type="float" office:value="1681.02125" table:style-name="ce280">
            <text:p>1,681<text:s/></text:p>
          </table:table-cell>
          <table:table-cell office:value-type="float" office:value="1194.3119999999999" table:style-name="ce280">
            <text:p>1,194<text:s/></text:p>
          </table:table-cell>
          <table:table-cell office:value-type="float" office:value="1621.9970000000001" table:style-name="ce280">
            <text:p>1,622<text:s/></text:p>
          </table:table-cell>
          <table:table-cell table:style-name="ce280"/>
          <table:table-cell office:value-type="float" office:value="2111.4279999999999" table:style-name="ce280">
            <text:p>2,111<text:s/></text:p>
          </table:table-cell>
          <table:table-cell office:value-type="float" office:value="2217.123" table:style-name="ce280">
            <text:p>2,217<text:s/></text:p>
          </table:table-cell>
          <table:table-cell office:value-type="float" office:value="5237.3590000000004" table:style-name="ce280">
            <text:p>5,237<text:s/></text:p>
          </table:table-cell>
          <table:table-cell office:value-type="float" office:value="5166.9340000000002" table:style-name="ce280">
            <text:p>5,167<text:s/></text:p>
          </table:table-cell>
          <table:table-cell office:value-type="float" office:value="8484.6110000000008" table:style-name="ce280">
            <text:p>8,485<text:s/></text:p>
          </table:table-cell>
          <table:table-cell table:style-name="ce281"/>
          <table:table-cell office:value-type="string" table:style-name="ce284">
            <text:p>q. Moon 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3">
            <text:p>r.<text:s/><text:span text:style-name="T2">鰺　　　類</text:span></text:p>
          </table:table-cell>
          <table:table-cell office:value-type="float" office:value="10598.70478" table:style-name="ce280">
            <text:p>10,599<text:s/></text:p>
          </table:table-cell>
          <table:table-cell office:value-type="float" office:value="12544.08725" table:style-name="ce280">
            <text:p>12,544<text:s/></text:p>
          </table:table-cell>
          <table:table-cell office:value-type="float" office:value="16375.968720000001" table:style-name="ce280">
            <text:p>16,376<text:s/></text:p>
          </table:table-cell>
          <table:table-cell office:value-type="float" office:value="15999.154" table:style-name="ce280">
            <text:p>15,999<text:s/></text:p>
          </table:table-cell>
          <table:table-cell office:value-type="float" office:value="17016.205000000002" table:style-name="ce280">
            <text:p>17,016<text:s/></text:p>
          </table:table-cell>
          <table:table-cell table:style-name="ce280"/>
          <table:table-cell office:value-type="float" office:value="18271.248" table:style-name="ce280">
            <text:p>18,271<text:s/></text:p>
          </table:table-cell>
          <table:table-cell office:value-type="float" office:value="14475.25" table:style-name="ce280">
            <text:p>14,475<text:s/></text:p>
          </table:table-cell>
          <table:table-cell office:value-type="float" office:value="12688.545" table:style-name="ce280">
            <text:p>12,689<text:s/></text:p>
          </table:table-cell>
          <table:table-cell office:value-type="float" office:value="15417.476000000001" table:style-name="ce280">
            <text:p>15,417<text:s/></text:p>
          </table:table-cell>
          <table:table-cell office:value-type="float" office:value="11312.216" table:style-name="ce280">
            <text:p>11,312<text:s/></text:p>
          </table:table-cell>
          <table:table-cell table:style-name="ce281"/>
          <table:table-cell office:value-type="string" table:style-name="ce284">
            <text:p>r. Scads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a)<text:s/><text:span text:style-name="T2">圓　　　鰺</text:span></text:p>
          </table:table-cell>
          <table:table-cell office:value-type="float" office:value="3534.6959999999999" table:style-name="ce280">
            <text:p>3,535<text:s/></text:p>
          </table:table-cell>
          <table:table-cell office:value-type="float" office:value="3510.3090000000002" table:style-name="ce280">
            <text:p>3,510<text:s/></text:p>
          </table:table-cell>
          <table:table-cell office:value-type="float" office:value="5506.2030500000001" table:style-name="ce280">
            <text:p>5,506<text:s/></text:p>
          </table:table-cell>
          <table:table-cell office:value-type="float" office:value="8056.0320000000002" table:style-name="ce280">
            <text:p>8,056<text:s/></text:p>
          </table:table-cell>
          <table:table-cell office:value-type="float" office:value="9244.3179999999993" table:style-name="ce280">
            <text:p>9,244<text:s/></text:p>
          </table:table-cell>
          <table:table-cell table:style-name="ce280"/>
          <table:table-cell office:value-type="float" office:value="6673.9489999999996" table:style-name="ce280">
            <text:p>6,674<text:s/></text:p>
          </table:table-cell>
          <table:table-cell office:value-type="float" office:value="2280.3960000000002" table:style-name="ce280">
            <text:p>2,280<text:s/></text:p>
          </table:table-cell>
          <table:table-cell office:value-type="float" office:value="1689.162" table:style-name="ce280">
            <text:p>1,689<text:s/></text:p>
          </table:table-cell>
          <table:table-cell office:value-type="float" office:value="1347.89" table:style-name="ce280">
            <text:p>1,348<text:s/></text:p>
          </table:table-cell>
          <table:table-cell office:value-type="float" office:value="3708.84" table:style-name="ce280">
            <text:p>3,709<text:s/></text:p>
          </table:table-cell>
          <table:table-cell table:style-name="ce281"/>
          <table:table-cell office:value-type="string" table:style-name="ce286">
            <text:p>a) Amber fish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b)<text:s/><text:span text:style-name="T2">真　　　鰺</text:span></text:p>
          </table:table-cell>
          <table:table-cell office:value-type="float" office:value="2756.04369" table:style-name="ce280">
            <text:p>2,756<text:s/></text:p>
          </table:table-cell>
          <table:table-cell office:value-type="float" office:value="4282.6476599999996" table:style-name="ce280">
            <text:p>4,283<text:s/></text:p>
          </table:table-cell>
          <table:table-cell office:value-type="float" office:value="6150.0102500000003" table:style-name="ce280">
            <text:p>6,150<text:s/></text:p>
          </table:table-cell>
          <table:table-cell office:value-type="float" office:value="4000.24" table:style-name="ce280">
            <text:p>4,000<text:s/></text:p>
          </table:table-cell>
          <table:table-cell office:value-type="float" office:value="5633.0429999999997" table:style-name="ce280">
            <text:p>5,633<text:s/></text:p>
          </table:table-cell>
          <table:table-cell table:style-name="ce280"/>
          <table:table-cell office:value-type="float" office:value="8801.0750000000007" table:style-name="ce280">
            <text:p>8,801<text:s/></text:p>
          </table:table-cell>
          <table:table-cell office:value-type="float" office:value="8373.5580000000009" table:style-name="ce280">
            <text:p>8,374<text:s/></text:p>
          </table:table-cell>
          <table:table-cell office:value-type="float" office:value="7316.9790000000003" table:style-name="ce280">
            <text:p>7,317<text:s/></text:p>
          </table:table-cell>
          <table:table-cell office:value-type="float" office:value="9619.9920000000002" table:style-name="ce280">
            <text:p>9,620<text:s/></text:p>
          </table:table-cell>
          <table:table-cell office:value-type="float" office:value="3659.4630000000002" table:style-name="ce280">
            <text:p>3,659<text:s/></text:p>
          </table:table-cell>
          <table:table-cell table:style-name="ce281"/>
          <table:table-cell office:value-type="string" table:style-name="ce286">
            <text:p>b) Horse mackerel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c)<text:s/><text:span text:style-name="T2">甘　仔　鰺</text:span></text:p>
          </table:table-cell>
          <table:table-cell office:value-type="float" office:value="1033.3648000000001" table:style-name="ce280">
            <text:p>1,033<text:s/></text:p>
          </table:table-cell>
          <table:table-cell office:value-type="float" office:value="977.1105" table:style-name="ce280">
            <text:p>977<text:s/></text:p>
          </table:table-cell>
          <table:table-cell office:value-type="float" office:value="465.33839999999998" table:style-name="ce280">
            <text:p>465<text:s/></text:p>
          </table:table-cell>
          <table:table-cell office:value-type="float" office:value="328.92200000000003" table:style-name="ce280">
            <text:p>329<text:s/></text:p>
          </table:table-cell>
          <table:table-cell office:value-type="float" office:value="340.05200000000002" table:style-name="ce280">
            <text:p>340<text:s/></text:p>
          </table:table-cell>
          <table:table-cell table:style-name="ce280"/>
          <table:table-cell office:value-type="float" office:value="375.38099999999997" table:style-name="ce280">
            <text:p>375<text:s/></text:p>
          </table:table-cell>
          <table:table-cell office:value-type="float" office:value="509.55099999999999" table:style-name="ce280">
            <text:p>510<text:s/></text:p>
          </table:table-cell>
          <table:table-cell office:value-type="float" office:value="805.4" table:style-name="ce280">
            <text:p>805<text:s/></text:p>
          </table:table-cell>
          <table:table-cell office:value-type="float" office:value="630.42899999999997" table:style-name="ce280">
            <text:p>630<text:s/></text:p>
          </table:table-cell>
          <table:table-cell office:value-type="float" office:value="417.76100000000002" table:style-name="ce280">
            <text:p>418<text:s/></text:p>
          </table:table-cell>
          <table:table-cell table:style-name="ce281"/>
          <table:table-cell office:value-type="string" table:style-name="ce286">
            <text:p>c) Malabarcavalla</text:p>
          </table:table-cell>
          <table:table-cell table:number-columns-repeated="16369"/>
        </table:table-row>
        <table:table-row table:style-name="ro13">
          <table:table-cell table:style-name="ce261"/>
          <table:table-cell office:value-type="string" table:style-name="ce285">
            <text:p>d)<text:s/><text:span text:style-name="T2">其　　　他</text:span></text:p>
          </table:table-cell>
          <table:table-cell office:value-type="float" office:value="3274.6002899999994" table:style-name="ce287">
            <text:p>3,275<text:s/></text:p>
          </table:table-cell>
          <table:table-cell office:value-type="float" office:value="3774.02009" table:style-name="ce280">
            <text:p>3,774<text:s/></text:p>
          </table:table-cell>
          <table:table-cell office:value-type="float" office:value="4254.4170200000008" table:style-name="ce280">
            <text:p>4,254<text:s/></text:p>
          </table:table-cell>
          <table:table-cell office:value-type="float" office:value="3613.9600000000005" table:style-name="ce280">
            <text:p>3,614<text:s/></text:p>
          </table:table-cell>
          <table:table-cell office:value-type="float" office:value="1798.7920000000026" table:style-name="ce280">
            <text:p>1,799<text:s/></text:p>
          </table:table-cell>
          <table:table-cell table:style-name="ce280"/>
          <table:table-cell office:value-type="float" office:value="2420.8429999999985" table:style-name="ce280">
            <text:p>2,421<text:s/></text:p>
          </table:table-cell>
          <table:table-cell office:value-type="float" office:value="3311.7449999999985" table:style-name="ce280">
            <text:p>3,312<text:s/></text:p>
          </table:table-cell>
          <table:table-cell office:value-type="float" office:value="2877.0039999999995" table:style-name="ce280">
            <text:p>2,877<text:s/></text:p>
          </table:table-cell>
          <table:table-cell office:value-type="float" office:value="3819.1650000000009" table:style-name="ce280">
            <text:p>3,819<text:s/></text:p>
          </table:table-cell>
          <table:table-cell office:value-type="float" office:value="3526.152" table:style-name="ce288">
            <text:p>3,526<text:s/></text:p>
          </table:table-cell>
          <table:table-cell table:style-name="ce281"/>
          <table:table-cell office:value-type="string" table:style-name="ce286">
            <text:p>d) Other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s.<text:s/><text:span text:style-name="T2">烏　　　魚</text:span></text:p>
          </table:table-cell>
          <table:table-cell office:value-type="float" office:value="2762.1023" table:style-name="ce280">
            <text:p>2,762<text:s/></text:p>
          </table:table-cell>
          <table:table-cell office:value-type="float" office:value="2806.8101999999999" table:style-name="ce280">
            <text:p>2,807<text:s/></text:p>
          </table:table-cell>
          <table:table-cell office:value-type="float" office:value="1416.9690599999999" table:style-name="ce280">
            <text:p>1,417<text:s/></text:p>
          </table:table-cell>
          <table:table-cell office:value-type="float" office:value="2294.0639999999999" table:style-name="ce280">
            <text:p>2,294<text:s/></text:p>
          </table:table-cell>
          <table:table-cell office:value-type="float" office:value="2739.9259999999999" table:style-name="ce280">
            <text:p>2,740<text:s/></text:p>
          </table:table-cell>
          <table:table-cell table:style-name="ce280"/>
          <table:table-cell office:value-type="float" office:value="2898.1559999999999" table:style-name="ce280">
            <text:p>2,898<text:s/></text:p>
          </table:table-cell>
          <table:table-cell office:value-type="float" office:value="2992.3910000000001" table:style-name="ce280">
            <text:p>2,992<text:s/></text:p>
          </table:table-cell>
          <table:table-cell office:value-type="float" office:value="3294.5839999999998" table:style-name="ce280">
            <text:p>3,295<text:s/></text:p>
          </table:table-cell>
          <table:table-cell office:value-type="float" office:value="3674.8359999999998" table:style-name="ce280">
            <text:p>3,675<text:s/></text:p>
          </table:table-cell>
          <table:table-cell office:value-type="float" office:value="3436.3290000000002" table:style-name="ce288">
            <text:p>3,436<text:s/></text:p>
          </table:table-cell>
          <table:table-cell table:style-name="ce281"/>
          <table:table-cell office:value-type="string" table:style-name="ce284">
            <text:p>s. Mullet</text:p>
          </table:table-cell>
          <table:table-cell table:number-columns-repeated="16369" table:style-name="ce268"/>
        </table:table-row>
        <table:table-row table:style-name="ro15">
          <table:table-cell table:style-name="ce261"/>
          <table:table-cell office:value-type="string" table:style-name="ce283">
            <text:p>t.<text:s/><text:span text:style-name="T2">黑　　　鯧</text:span></text:p>
          </table:table-cell>
          <table:table-cell office:value-type="float" office:value="1158.5928899999999" table:style-name="ce280">
            <text:p>1,159<text:s/></text:p>
          </table:table-cell>
          <table:table-cell office:value-type="float" office:value="1807.9454000000001" table:style-name="ce280">
            <text:p>1,808<text:s/></text:p>
          </table:table-cell>
          <table:table-cell office:value-type="float" office:value="833.85449000000006" table:style-name="ce280">
            <text:p>834<text:s/></text:p>
          </table:table-cell>
          <table:table-cell office:value-type="float" office:value="546.87699999999995" table:style-name="ce280">
            <text:p>547<text:s/></text:p>
          </table:table-cell>
          <table:table-cell office:value-type="float" office:value="743.88" table:style-name="ce280">
            <text:p>744<text:s/></text:p>
          </table:table-cell>
          <table:table-cell table:style-name="ce280"/>
          <table:table-cell office:value-type="float" office:value="318.48700000000002" table:style-name="ce280">
            <text:p>318<text:s/></text:p>
          </table:table-cell>
          <table:table-cell office:value-type="float" office:value="387.80099999999999" table:style-name="ce280">
            <text:p>388<text:s/></text:p>
          </table:table-cell>
          <table:table-cell office:value-type="float" office:value="417.53500000000003" table:style-name="ce280">
            <text:p>418<text:s/></text:p>
          </table:table-cell>
          <table:table-cell office:value-type="float" office:value="600.19299999999998" table:style-name="ce280">
            <text:p>600<text:s/></text:p>
          </table:table-cell>
          <table:table-cell office:value-type="float" office:value="315.98599999999999" table:style-name="ce280">
            <text:p>316<text:s/></text:p>
          </table:table-cell>
          <table:table-cell table:style-name="ce281"/>
          <table:table-cell office:value-type="string" table:style-name="ce284">
            <text:p>t. Black pomfret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u.<text:s/><text:span text:style-name="T2">肉　　　魚</text:span></text:p>
          </table:table-cell>
          <table:table-cell office:value-type="float" office:value="3905.1584899999998" table:style-name="ce280">
            <text:p>3,905<text:s/></text:p>
          </table:table-cell>
          <table:table-cell office:value-type="float" office:value="3846.7730000000001" table:style-name="ce280">
            <text:p>3,847<text:s/></text:p>
          </table:table-cell>
          <table:table-cell office:value-type="float" office:value="4473.0150199999998" table:style-name="ce280">
            <text:p>4,473<text:s/></text:p>
          </table:table-cell>
          <table:table-cell office:value-type="float" office:value="3928.991" table:style-name="ce280">
            <text:p>3,929<text:s/></text:p>
          </table:table-cell>
          <table:table-cell office:value-type="float" office:value="3154.433" table:style-name="ce280">
            <text:p>3,154<text:s/></text:p>
          </table:table-cell>
          <table:table-cell table:style-name="ce280"/>
          <table:table-cell office:value-type="float" office:value="3547.3539999999998" table:style-name="ce280">
            <text:p>3,547<text:s/></text:p>
          </table:table-cell>
          <table:table-cell office:value-type="float" office:value="2783.9270000000001" table:style-name="ce280">
            <text:p>2,784<text:s/></text:p>
          </table:table-cell>
          <table:table-cell office:value-type="float" office:value="3039.7269999999999" table:style-name="ce280">
            <text:p>3,040<text:s/></text:p>
          </table:table-cell>
          <table:table-cell office:value-type="float" office:value="3037.2060000000001" table:style-name="ce280">
            <text:p>3,037<text:s/></text:p>
          </table:table-cell>
          <table:table-cell office:value-type="float" office:value="1335.7370000000001" table:style-name="ce280">
            <text:p>1,336<text:s/></text:p>
          </table:table-cell>
          <table:table-cell table:style-name="ce281"/>
          <table:table-cell office:value-type="string" table:style-name="ce284">
            <text:p>u. Butter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v.<text:s/><text:span text:style-name="T2">午　仔　魚</text:span></text:p>
          </table:table-cell>
          <table:table-cell office:value-type="float" office:value="1572.0044" table:style-name="ce280">
            <text:p>1,572<text:s/></text:p>
          </table:table-cell>
          <table:table-cell office:value-type="float" office:value="2456.7440000000001" table:style-name="ce280">
            <text:p>2,457<text:s/></text:p>
          </table:table-cell>
          <table:table-cell office:value-type="float" office:value="2645.7250899999999" table:style-name="ce280">
            <text:p>2,646<text:s/></text:p>
          </table:table-cell>
          <table:table-cell office:value-type="float" office:value="2164.5619999999999" table:style-name="ce280">
            <text:p>2,165<text:s/></text:p>
          </table:table-cell>
          <table:table-cell office:value-type="float" office:value="1639.7249999999999" table:style-name="ce280">
            <text:p>1,640<text:s/></text:p>
          </table:table-cell>
          <table:table-cell table:style-name="ce280"/>
          <table:table-cell office:value-type="float" office:value="2825.3049999999998" table:style-name="ce280">
            <text:p>2,825<text:s/></text:p>
          </table:table-cell>
          <table:table-cell office:value-type="float" office:value="4572.4679999999998" table:style-name="ce280">
            <text:p>4,572<text:s/></text:p>
          </table:table-cell>
          <table:table-cell office:value-type="float" office:value="5066.5879999999997" table:style-name="ce280">
            <text:p>5,067<text:s/></text:p>
          </table:table-cell>
          <table:table-cell office:value-type="float" office:value="4891.3180000000002" table:style-name="ce280">
            <text:p>4,891<text:s/></text:p>
          </table:table-cell>
          <table:table-cell office:value-type="float" office:value="4856.3029999999999" table:style-name="ce280">
            <text:p>4,856<text:s/></text:p>
          </table:table-cell>
          <table:table-cell table:style-name="ce281"/>
          <table:table-cell office:value-type="string" table:style-name="ce284">
            <text:p>v. Threadfin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w.<text:s/><text:span text:style-name="T2">油　　　魚</text:span></text:p>
          </table:table-cell>
          <table:table-cell office:value-type="float" office:value="35910.338000000003" table:style-name="ce280">
            <text:p>35,910<text:s/></text:p>
          </table:table-cell>
          <table:table-cell office:value-type="float" office:value="41920.423999999999" table:style-name="ce280">
            <text:p>41,920<text:s/></text:p>
          </table:table-cell>
          <table:table-cell office:value-type="float" office:value="15189.3804" table:style-name="ce280">
            <text:p>15,189<text:s/></text:p>
          </table:table-cell>
          <table:table-cell office:value-type="float" office:value="17868.608" table:style-name="ce280">
            <text:p>17,869<text:s/></text:p>
          </table:table-cell>
          <table:table-cell office:value-type="float" office:value="12971.448" table:style-name="ce280">
            <text:p>12,971<text:s/></text:p>
          </table:table-cell>
          <table:table-cell table:style-name="ce280"/>
          <table:table-cell office:value-type="float" office:value="9672.7819999999992" table:style-name="ce280">
            <text:p>9,673<text:s/></text:p>
          </table:table-cell>
          <table:table-cell office:value-type="float" office:value="7375.9939999999997" table:style-name="ce280">
            <text:p>7,376<text:s/></text:p>
          </table:table-cell>
          <table:table-cell office:value-type="float" office:value="13926.713" table:style-name="ce280">
            <text:p>13,927<text:s/></text:p>
          </table:table-cell>
          <table:table-cell office:value-type="float" office:value="9132.4429999999993" table:style-name="ce280">
            <text:p>9,132<text:s/></text:p>
          </table:table-cell>
          <table:table-cell office:value-type="float" office:value="8465.7860000000001" table:style-name="ce280">
            <text:p>8,466<text:s/></text:p>
          </table:table-cell>
          <table:table-cell table:style-name="ce281"/>
          <table:table-cell office:value-type="string" table:style-name="ce284">
            <text:p>w. Gizzardshad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x.<text:s/><text:span text:style-name="T2">白　帶　魚</text:span></text:p>
          </table:table-cell>
          <table:table-cell office:value-type="float" office:value="9071.1444900000006" table:style-name="ce280">
            <text:p>9,071<text:s/></text:p>
          </table:table-cell>
          <table:table-cell office:value-type="float" office:value="8470.4921400000003" table:style-name="ce280">
            <text:p>8,470<text:s/></text:p>
          </table:table-cell>
          <table:table-cell office:value-type="float" office:value="7924.4212399999997" table:style-name="ce280">
            <text:p>7,924<text:s/></text:p>
          </table:table-cell>
          <table:table-cell office:value-type="float" office:value="8316.518" table:style-name="ce280">
            <text:p>8,317<text:s/></text:p>
          </table:table-cell>
          <table:table-cell office:value-type="float" office:value="6640.0739999999996" table:style-name="ce280">
            <text:p>6,640<text:s/></text:p>
          </table:table-cell>
          <table:table-cell table:style-name="ce280"/>
          <table:table-cell office:value-type="float" office:value="5861.39" table:style-name="ce280">
            <text:p>5,861<text:s/></text:p>
          </table:table-cell>
          <table:table-cell office:value-type="float" office:value="5434.3490000000002" table:style-name="ce280">
            <text:p>5,434<text:s/></text:p>
          </table:table-cell>
          <table:table-cell office:value-type="float" office:value="4517.2150000000001" table:style-name="ce280">
            <text:p>4,517<text:s/></text:p>
          </table:table-cell>
          <table:table-cell office:value-type="float" office:value="4884.6059999999998" table:style-name="ce280">
            <text:p>4,885<text:s/></text:p>
          </table:table-cell>
          <table:table-cell office:value-type="float" office:value="4091.2849999999999" table:style-name="ce280">
            <text:p>4,091<text:s/></text:p>
          </table:table-cell>
          <table:table-cell table:style-name="ce281"/>
          <table:table-cell office:value-type="string" table:style-name="ce284">
            <text:p>x. Hair tail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y.<text:span text:style-name="T2">　　</text:span><text:s/><text:span text:style-name="T2">鱰　</text:span></text:p>
          </table:table-cell>
          <table:table-cell office:value-type="float" office:value="13566.451300000001" table:style-name="ce280">
            <text:p>13,566<text:s/></text:p>
          </table:table-cell>
          <table:table-cell office:value-type="float" office:value="14755.325999999999" table:style-name="ce280">
            <text:p>14,755<text:s/></text:p>
          </table:table-cell>
          <table:table-cell office:value-type="float" office:value="9307.1149000000005" table:style-name="ce280">
            <text:p>9,307<text:s/></text:p>
          </table:table-cell>
          <table:table-cell office:value-type="float" office:value="6949.5860000000002" table:style-name="ce280">
            <text:p>6,950<text:s/></text:p>
          </table:table-cell>
          <table:table-cell office:value-type="float" office:value="9114.7690000000002" table:style-name="ce280">
            <text:p>9,115<text:s/></text:p>
          </table:table-cell>
          <table:table-cell table:style-name="ce280"/>
          <table:table-cell office:value-type="float" office:value="7506.0469999999996" table:style-name="ce280">
            <text:p>7,506<text:s/></text:p>
          </table:table-cell>
          <table:table-cell office:value-type="float" office:value="10756.474" table:style-name="ce280">
            <text:p>10,756<text:s/></text:p>
          </table:table-cell>
          <table:table-cell office:value-type="float" office:value="9631.9030000000002" table:style-name="ce280">
            <text:p>9,632<text:s/></text:p>
          </table:table-cell>
          <table:table-cell office:value-type="float" office:value="11705.412" table:style-name="ce280">
            <text:p>11,705<text:s/></text:p>
          </table:table-cell>
          <table:table-cell office:value-type="float" office:value="9206.3160000000007" table:style-name="ce280">
            <text:p>9,206<text:s/></text:p>
          </table:table-cell>
          <table:table-cell table:style-name="ce281"/>
          <table:table-cell office:value-type="string" table:style-name="ce284">
            <text:p>y. Dorado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z.<text:s/><text:span text:style-name="T2">鰮　魚　類</text:span></text:p>
          </table:table-cell>
          <table:table-cell office:value-type="float" office:value="4945.1260000000002" table:style-name="ce280">
            <text:p>4,945<text:s/></text:p>
          </table:table-cell>
          <table:table-cell office:value-type="float" office:value="5311.6644999999999" table:style-name="ce280">
            <text:p>5,312<text:s/></text:p>
          </table:table-cell>
          <table:table-cell office:value-type="float" office:value="1861.1849999999999" table:style-name="ce280">
            <text:p>1,861<text:s/></text:p>
          </table:table-cell>
          <table:table-cell office:value-type="float" office:value="2266.8029999999999" table:style-name="ce280">
            <text:p>2,267<text:s/></text:p>
          </table:table-cell>
          <table:table-cell office:value-type="float" office:value="1642.7919999999999" table:style-name="ce280">
            <text:p>1,643<text:s/></text:p>
          </table:table-cell>
          <table:table-cell table:style-name="ce280"/>
          <table:table-cell office:value-type="float" office:value="2178.7130000000002" table:style-name="ce280">
            <text:p>2,179<text:s/></text:p>
          </table:table-cell>
          <table:table-cell office:value-type="float" office:value="2536.6439999999998" table:style-name="ce280">
            <text:p>2,537<text:s/></text:p>
          </table:table-cell>
          <table:table-cell office:value-type="float" office:value="2594.8249999999998" table:style-name="ce280">
            <text:p>2,595<text:s/></text:p>
          </table:table-cell>
          <table:table-cell office:value-type="float" office:value="3339.0340000000001" table:style-name="ce280">
            <text:p>3,339<text:s/></text:p>
          </table:table-cell>
          <table:table-cell office:value-type="float" office:value="3385.5859999999998" table:style-name="ce280">
            <text:p>3,386<text:s/></text:p>
          </table:table-cell>
          <table:table-cell table:style-name="ce281"/>
          <table:table-cell office:value-type="string" table:style-name="ce284">
            <text:p>z. Sardine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a)<text:s/><text:span text:style-name="T2">丁　　　香</text:span></text:p>
          </table:table-cell>
          <table:table-cell office:value-type="float" office:value="715" table:style-name="ce280">
            <text:p>715<text:s/></text:p>
          </table:table-cell>
          <table:table-cell office:value-type="float" office:value="1022" table:style-name="ce280">
            <text:p>1,022<text:s/></text:p>
          </table:table-cell>
          <table:table-cell office:value-type="float" office:value="349.71100000000001" table:style-name="ce280">
            <text:p>350<text:s/></text:p>
          </table:table-cell>
          <table:table-cell office:value-type="float" office:value="382.55900000000003" table:style-name="ce280">
            <text:p>383<text:s/></text:p>
          </table:table-cell>
          <table:table-cell office:value-type="float" office:value="58.7" table:style-name="ce280">
            <text:p>59<text:s/></text:p>
          </table:table-cell>
          <table:table-cell table:style-name="ce280"/>
          <table:table-cell office:value-type="float" office:value="88.028999999999996" table:style-name="ce280">
            <text:p>88<text:s/></text:p>
          </table:table-cell>
          <table:table-cell office:value-type="float" office:value="46.7" table:style-name="ce280">
            <text:p>47<text:s/></text:p>
          </table:table-cell>
          <table:table-cell office:value-type="float" office:value="99.147999999999996" table:style-name="ce280">
            <text:p>99<text:s/></text:p>
          </table:table-cell>
          <table:table-cell office:value-type="float" office:value="520.21100000000001" table:style-name="ce280">
            <text:p>520<text:s/></text:p>
          </table:table-cell>
          <table:table-cell office:value-type="float" office:value="218.11" table:style-name="ce280">
            <text:p>218<text:s/></text:p>
          </table:table-cell>
          <table:table-cell table:style-name="ce281"/>
          <table:table-cell office:value-type="string" table:style-name="ce286">
            <text:p>a) Silver anchovy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鱙　　　仔</text:span></text:p>
          </table:table-cell>
          <table:table-cell office:value-type="float" office:value="455.00850000000003" table:style-name="ce280">
            <text:p>455<text:s/></text:p>
          </table:table-cell>
          <table:table-cell office:value-type="float" office:value="352.45699999999999" table:style-name="ce280">
            <text:p>352<text:s/></text:p>
          </table:table-cell>
          <table:table-cell office:value-type="float" office:value="47.21" table:style-name="ce280">
            <text:p>47<text:s/></text:p>
          </table:table-cell>
          <table:table-cell office:value-type="float" office:value="338.11799999999999" table:style-name="ce280">
            <text:p>338<text:s/></text:p>
          </table:table-cell>
          <table:table-cell office:value-type="float" office:value="22.155999999999999" table:style-name="ce280">
            <text:p>22<text:s/></text:p>
          </table:table-cell>
          <table:table-cell table:style-name="ce280"/>
          <table:table-cell office:value-type="float" office:value="35.706000000000003" table:style-name="ce280">
            <text:p>36<text:s/></text:p>
          </table:table-cell>
          <table:table-cell office:value-type="float" office:value="65.272000000000006" table:style-name="ce280">
            <text:p>65<text:s/></text:p>
          </table:table-cell>
          <table:table-cell office:value-type="float" office:value="89.814999999999998" table:style-name="ce280">
            <text:p>90<text:s/></text:p>
          </table:table-cell>
          <table:table-cell office:value-type="float" office:value="105.316" table:style-name="ce280">
            <text:p>105<text:s/></text:p>
          </table:table-cell>
          <table:table-cell office:value-type="float" office:value="148.95699999999999" table:style-name="ce280">
            <text:p>149<text:s/></text:p>
          </table:table-cell>
          <table:table-cell table:style-name="ce281"/>
          <table:table-cell office:value-type="string" table:style-name="ce286">
            <text:p>b) Anchovy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c)<text:s/><text:span text:style-name="T2">魩　　　仔</text:span></text:p>
          </table:table-cell>
          <table:table-cell office:value-type="float" office:value="1492.8820000000001" table:style-name="ce280">
            <text:p>1,493<text:s/></text:p>
          </table:table-cell>
          <table:table-cell office:value-type="float" office:value="497.61750000000001" table:style-name="ce280">
            <text:p>498<text:s/></text:p>
          </table:table-cell>
          <table:table-cell office:value-type="float" office:value="521.06600000000003" table:style-name="ce280">
            <text:p>521<text:s/></text:p>
          </table:table-cell>
          <table:table-cell office:value-type="float" office:value="775.08500000000004" table:style-name="ce280">
            <text:p>775<text:s/></text:p>
          </table:table-cell>
          <table:table-cell office:value-type="float" office:value="766.18799999999999" table:style-name="ce280">
            <text:p>766<text:s/></text:p>
          </table:table-cell>
          <table:table-cell table:style-name="ce280"/>
          <table:table-cell office:value-type="float" office:value="662.70500000000004" table:style-name="ce280">
            <text:p>663<text:s/></text:p>
          </table:table-cell>
          <table:table-cell office:value-type="float" office:value="1033.7660000000001" table:style-name="ce280">
            <text:p>1,034<text:s/></text:p>
          </table:table-cell>
          <table:table-cell office:value-type="float" office:value="1166.8009999999999" table:style-name="ce280">
            <text:p>1,167<text:s/></text:p>
          </table:table-cell>
          <table:table-cell office:value-type="float" office:value="975.69500000000005" table:style-name="ce280">
            <text:p>976<text:s/></text:p>
          </table:table-cell>
          <table:table-cell office:value-type="float" office:value="675.99699999999996" table:style-name="ce280">
            <text:p>676<text:s/></text:p>
          </table:table-cell>
          <table:table-cell table:style-name="ce281"/>
          <table:table-cell office:value-type="string" table:style-name="ce286">
            <text:p>c) Larval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d)<text:s/><text:span text:style-name="T2">其　　　他</text:span></text:p>
          </table:table-cell>
          <table:table-cell office:value-type="float" office:value="2282.2355000000002" table:style-name="ce280">
            <text:p>2,282<text:s/></text:p>
          </table:table-cell>
          <table:table-cell office:value-type="float" office:value="3439.59" table:style-name="ce280">
            <text:p>3,440<text:s/></text:p>
          </table:table-cell>
          <table:table-cell office:value-type="float" office:value="943.19799999999987" table:style-name="ce280">
            <text:p>943<text:s/></text:p>
          </table:table-cell>
          <table:table-cell office:value-type="float" office:value="771.04099999999994" table:style-name="ce280">
            <text:p>771<text:s/></text:p>
          </table:table-cell>
          <table:table-cell office:value-type="float" office:value="795.74799999999993" table:style-name="ce280">
            <text:p>796<text:s/></text:p>
          </table:table-cell>
          <table:table-cell table:style-name="ce280"/>
          <table:table-cell office:value-type="float" office:value="1392.2730000000001" table:style-name="ce280">
            <text:p>1,392<text:s/></text:p>
          </table:table-cell>
          <table:table-cell office:value-type="float" office:value="1390.9059999999999" table:style-name="ce280">
            <text:p>1,391<text:s/></text:p>
          </table:table-cell>
          <table:table-cell office:value-type="float" office:value="1239.0609999999997" table:style-name="ce280">
            <text:p>1,239<text:s/></text:p>
          </table:table-cell>
          <table:table-cell office:value-type="float" office:value="1737.8120000000004" table:style-name="ce280">
            <text:p>1,738<text:s/></text:p>
          </table:table-cell>
          <table:table-cell office:value-type="float" office:value="2342.5219999999999" table:style-name="ce280">
            <text:p>2,343<text:s/></text:p>
          </table:table-cell>
          <table:table-cell table:style-name="ce281"/>
          <table:table-cell office:value-type="string" table:style-name="ce286">
            <text:p>d) Other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aa.<text:s/><text:span text:style-name="T2">鯖　　　魚</text:span></text:p>
          </table:table-cell>
          <table:table-cell office:value-type="float" office:value="54754.04" table:style-name="ce287">
            <text:p>54,754<text:s/></text:p>
          </table:table-cell>
          <table:table-cell office:value-type="float" office:value="49909.790800000002" table:style-name="ce280">
            <text:p>49,910<text:s/></text:p>
          </table:table-cell>
          <table:table-cell office:value-type="float" office:value="56015.0101" table:style-name="ce280">
            <text:p>56,015<text:s/></text:p>
          </table:table-cell>
          <table:table-cell office:value-type="float" office:value="70160.114000000001" table:style-name="ce280">
            <text:p>70,160<text:s/></text:p>
          </table:table-cell>
          <table:table-cell office:value-type="float" office:value="62178.072" table:style-name="ce280">
            <text:p>62,178<text:s/></text:p>
          </table:table-cell>
          <table:table-cell table:style-name="ce280"/>
          <table:table-cell office:value-type="float" office:value="90632.043999999994" table:style-name="ce280">
            <text:p>90,632<text:s/></text:p>
          </table:table-cell>
          <table:table-cell office:value-type="float" office:value="70065.372000000003" table:style-name="ce280">
            <text:p>70,065<text:s/></text:p>
          </table:table-cell>
          <table:table-cell office:value-type="float" office:value="53722.392999999996" table:style-name="ce280">
            <text:p>53,722<text:s/></text:p>
          </table:table-cell>
          <table:table-cell office:value-type="float" office:value="64481.127999999997" table:style-name="ce280">
            <text:p>64,481<text:s/></text:p>
          </table:table-cell>
          <table:table-cell office:value-type="float" office:value="68063.070000000007" table:style-name="ce288">
            <text:p>68,063<text:s/></text:p>
          </table:table-cell>
          <table:table-cell table:style-name="ce281"/>
          <table:table-cell office:value-type="string" table:style-name="ce284">
            <text:p>aa. Mackerel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ab.<text:s/><text:span text:style-name="T2">鰹　　　類</text:span></text:p>
          </table:table-cell>
          <table:table-cell office:value-type="float" office:value="200646.04319999999" table:style-name="ce280">
            <text:p>200,646<text:s/></text:p>
          </table:table-cell>
          <table:table-cell office:value-type="float" office:value="217754.14679" table:style-name="ce280">
            <text:p>217,754<text:s/></text:p>
          </table:table-cell>
          <table:table-cell office:value-type="float" office:value="175210.32569999999" table:style-name="ce280">
            <text:p>175,210<text:s/></text:p>
          </table:table-cell>
          <table:table-cell office:value-type="float" office:value="187281.976" table:style-name="ce280">
            <text:p>187,282<text:s/></text:p>
          </table:table-cell>
          <table:table-cell office:value-type="float" office:value="177019.39799999999" table:style-name="ce280">
            <text:p>177,019<text:s/></text:p>
          </table:table-cell>
          <table:table-cell table:style-name="ce280"/>
          <table:table-cell office:value-type="float" office:value="167974.65" table:style-name="ce280">
            <text:p>167,975<text:s/></text:p>
          </table:table-cell>
          <table:table-cell office:value-type="float" office:value="191857.02799999999" table:style-name="ce280">
            <text:p>191,857<text:s/></text:p>
          </table:table-cell>
          <table:table-cell office:value-type="float" office:value="196811.71" table:style-name="ce280">
            <text:p>196,812<text:s/></text:p>
          </table:table-cell>
          <table:table-cell office:value-type="float" office:value="223369.91399999999" table:style-name="ce280">
            <text:p>223,370<text:s/></text:p>
          </table:table-cell>
          <table:table-cell office:value-type="float" office:value="169752.91399999999" table:style-name="ce280">
            <text:p>169,753<text:s/></text:p>
          </table:table-cell>
          <table:table-cell table:style-name="ce281"/>
          <table:table-cell office:value-type="string" table:style-name="ce284">
            <text:p>ab. Bonitos,Skipjack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a)<text:s/><text:span text:style-name="T2">正　　　鰹</text:span></text:p>
          </table:table-cell>
          <table:table-cell office:value-type="float" office:value="194372.69159999999" table:style-name="ce280">
            <text:p>194,373<text:s/></text:p>
          </table:table-cell>
          <table:table-cell office:value-type="float" office:value="213557.723" table:style-name="ce280">
            <text:p>213,558<text:s/></text:p>
          </table:table-cell>
          <table:table-cell office:value-type="float" office:value="168850.7494" table:style-name="ce280">
            <text:p>168,851<text:s/></text:p>
          </table:table-cell>
          <table:table-cell office:value-type="float" office:value="178991.136" table:style-name="ce280">
            <text:p>178,991<text:s/></text:p>
          </table:table-cell>
          <table:table-cell office:value-type="float" office:value="171077.15100000001" table:style-name="ce280">
            <text:p>171,077<text:s/></text:p>
          </table:table-cell>
          <table:table-cell table:style-name="ce280"/>
          <table:table-cell office:value-type="float" office:value="162320.95499999999" table:style-name="ce280">
            <text:p>162,321<text:s/></text:p>
          </table:table-cell>
          <table:table-cell office:value-type="float" office:value="181742.84400000001" table:style-name="ce280">
            <text:p>181,743<text:s/></text:p>
          </table:table-cell>
          <table:table-cell office:value-type="float" office:value="193441.09899999999" table:style-name="ce280">
            <text:p>193,441<text:s/></text:p>
          </table:table-cell>
          <table:table-cell office:value-type="float" office:value="218551.9" table:style-name="ce280">
            <text:p>218,552<text:s/></text:p>
          </table:table-cell>
          <table:table-cell office:value-type="float" office:value="165590.46100000001" table:style-name="ce280">
            <text:p>165,590<text:s/></text:p>
          </table:table-cell>
          <table:table-cell table:style-name="ce281"/>
          <table:table-cell office:value-type="string" table:style-name="ce286">
            <text:p>a) Skipjack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花　　　鰹</text:span></text:p>
          </table:table-cell>
          <table:table-cell office:value-type="float" office:value="635.1078" table:style-name="ce280">
            <text:p>635<text:s/></text:p>
          </table:table-cell>
          <table:table-cell office:value-type="float" office:value="566.09499000000005" table:style-name="ce280">
            <text:p>566<text:s/></text:p>
          </table:table-cell>
          <table:table-cell office:value-type="float" office:value="482.38299999999998" table:style-name="ce280">
            <text:p>482<text:s/></text:p>
          </table:table-cell>
          <table:table-cell office:value-type="float" office:value="628.81899999999996" table:style-name="ce280">
            <text:p>629<text:s/></text:p>
          </table:table-cell>
          <table:table-cell office:value-type="float" office:value="548.08600000000001" table:style-name="ce280">
            <text:p>548<text:s/></text:p>
          </table:table-cell>
          <table:table-cell table:style-name="ce280"/>
          <table:table-cell office:value-type="float" office:value="645.42100000000005" table:style-name="ce280">
            <text:p>645<text:s/></text:p>
          </table:table-cell>
          <table:table-cell office:value-type="float" office:value="6126.1980000000003" table:style-name="ce280">
            <text:p>6,126<text:s/></text:p>
          </table:table-cell>
          <table:table-cell office:value-type="float" office:value="568.14599999999996" table:style-name="ce280">
            <text:p>568<text:s/></text:p>
          </table:table-cell>
          <table:table-cell office:value-type="float" office:value="1299.5260000000001" table:style-name="ce280">
            <text:p>1,300<text:s/></text:p>
          </table:table-cell>
          <table:table-cell office:value-type="float" office:value="953.58799999999997" table:style-name="ce280">
            <text:p>954<text:s/></text:p>
          </table:table-cell>
          <table:table-cell table:style-name="ce281"/>
          <table:table-cell office:value-type="string" table:style-name="ce286">
            <text:p>b) Ocean icbonito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c)<text:s/><text:span text:style-name="T2">圓　花　鰹</text:span></text:p>
          </table:table-cell>
          <table:table-cell office:value-type="float" office:value="3459.8912" table:style-name="ce280">
            <text:p>3,460<text:s/></text:p>
          </table:table-cell>
          <table:table-cell office:value-type="float" office:value="1812.1318000000001" table:style-name="ce280">
            <text:p>1,812<text:s/></text:p>
          </table:table-cell>
          <table:table-cell office:value-type="float" office:value="4556.527" table:style-name="ce280">
            <text:p>4,557<text:s/></text:p>
          </table:table-cell>
          <table:table-cell office:value-type="float" office:value="6760.6570000000002" table:style-name="ce280">
            <text:p>6,761<text:s/></text:p>
          </table:table-cell>
          <table:table-cell office:value-type="float" office:value="4196.9070000000002" table:style-name="ce280">
            <text:p>4,197<text:s/></text:p>
          </table:table-cell>
          <table:table-cell table:style-name="ce280"/>
          <table:table-cell office:value-type="float" office:value="4043.91" table:style-name="ce280">
            <text:p>4,044<text:s/></text:p>
          </table:table-cell>
          <table:table-cell office:value-type="float" office:value="2760.181" table:style-name="ce280">
            <text:p>2,760<text:s/></text:p>
          </table:table-cell>
          <table:table-cell office:value-type="float" office:value="1988.4739999999999" table:style-name="ce280">
            <text:p>1,988<text:s/></text:p>
          </table:table-cell>
          <table:table-cell office:value-type="float" office:value="2258.8029999999999" table:style-name="ce280">
            <text:p>2,259<text:s/></text:p>
          </table:table-cell>
          <table:table-cell office:value-type="float" office:value="2344.808" table:style-name="ce280">
            <text:p>2,345<text:s/></text:p>
          </table:table-cell>
          <table:table-cell table:style-name="ce281"/>
          <table:table-cell office:value-type="string" table:style-name="ce286">
            <text:p>c) Frigate mackerel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d)<text:s/><text:span text:style-name="T2">其　　　他</text:span></text:p>
          </table:table-cell>
          <table:table-cell office:value-type="float" office:value="2178.3526000000002" table:style-name="ce280">
            <text:p>2,178<text:s/></text:p>
          </table:table-cell>
          <table:table-cell office:value-type="float" office:value="1818.1969999999999" table:style-name="ce280">
            <text:p>1,818<text:s/></text:p>
          </table:table-cell>
          <table:table-cell office:value-type="float" office:value="1320.6663000000001" table:style-name="ce280">
            <text:p>1,321<text:s/></text:p>
          </table:table-cell>
          <table:table-cell office:value-type="float" office:value="901.36400000000003" table:style-name="ce280">
            <text:p>901<text:s/></text:p>
          </table:table-cell>
          <table:table-cell office:value-type="float" office:value="1197.2539999999999" table:style-name="ce280">
            <text:p>1,197<text:s/></text:p>
          </table:table-cell>
          <table:table-cell table:style-name="ce280"/>
          <table:table-cell office:value-type="float" office:value="964.36400000000003" table:style-name="ce280">
            <text:p>964<text:s/></text:p>
          </table:table-cell>
          <table:table-cell office:value-type="float" office:value="1227.8050000000001" table:style-name="ce280">
            <text:p>1,228<text:s/></text:p>
          </table:table-cell>
          <table:table-cell office:value-type="float" office:value="813.99099999999999" table:style-name="ce280">
            <text:p>814<text:s/></text:p>
          </table:table-cell>
          <table:table-cell office:value-type="float" office:value="1259.6849999999999" table:style-name="ce280">
            <text:p>1,260<text:s/></text:p>
          </table:table-cell>
          <table:table-cell office:value-type="float" office:value="864.05700000000002" table:style-name="ce280">
            <text:p>864<text:s/></text:p>
          </table:table-cell>
          <table:table-cell table:style-name="ce281"/>
          <table:table-cell office:value-type="string" table:style-name="ce286">
            <text:p>d) Other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ac.<text:s/><text:span text:style-name="T2">鰆　　　類</text:span></text:p>
          </table:table-cell>
          <table:table-cell office:value-type="float" office:value="15449.8596" table:style-name="ce280">
            <text:p>15,450<text:s/></text:p>
          </table:table-cell>
          <table:table-cell office:value-type="float" office:value="19506.732899999999" table:style-name="ce280">
            <text:p>19,507<text:s/></text:p>
          </table:table-cell>
          <table:table-cell office:value-type="float" office:value="5427.46558" table:style-name="ce280">
            <text:p>5,427<text:s/></text:p>
          </table:table-cell>
          <table:table-cell office:value-type="float" office:value="5115.7690000000002" table:style-name="ce280">
            <text:p>5,116<text:s/></text:p>
          </table:table-cell>
          <table:table-cell office:value-type="float" office:value="6587.8130000000001" table:style-name="ce280">
            <text:p>6,588<text:s/></text:p>
          </table:table-cell>
          <table:table-cell table:style-name="ce280"/>
          <table:table-cell office:value-type="float" office:value="5830.63" table:style-name="ce280">
            <text:p>5,831<text:s/></text:p>
          </table:table-cell>
          <table:table-cell office:value-type="float" office:value="8660.5759999999991" table:style-name="ce280">
            <text:p>8,661<text:s/></text:p>
          </table:table-cell>
          <table:table-cell office:value-type="float" office:value="7189.2" table:style-name="ce280">
            <text:p>7,189<text:s/></text:p>
          </table:table-cell>
          <table:table-cell office:value-type="float" office:value="8987.5439999999999" table:style-name="ce280">
            <text:p>8,988<text:s/></text:p>
          </table:table-cell>
          <table:table-cell office:value-type="float" office:value="3637.096" table:style-name="ce280">
            <text:p>3,637<text:s/></text:p>
          </table:table-cell>
          <table:table-cell table:style-name="ce281"/>
          <table:table-cell office:value-type="string" table:style-name="ce284">
            <text:p>ac. Mackerel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a)<text:s/><text:span text:style-name="T2">土　拖　鰆</text:span></text:p>
          </table:table-cell>
          <table:table-cell office:value-type="float" office:value="1254.7997" table:style-name="ce280">
            <text:p>1,255<text:s/></text:p>
          </table:table-cell>
          <table:table-cell office:value-type="float" office:value="1385.4072000000001" table:style-name="ce280">
            <text:p>1,385<text:s/></text:p>
          </table:table-cell>
          <table:table-cell office:value-type="float" office:value="1471.3272899999999" table:style-name="ce280">
            <text:p>1,471<text:s/></text:p>
          </table:table-cell>
          <table:table-cell office:value-type="float" office:value="1058.873" table:style-name="ce280">
            <text:p>1,059<text:s/></text:p>
          </table:table-cell>
          <table:table-cell office:value-type="float" office:value="1194.26" table:style-name="ce280">
            <text:p>1,194<text:s/></text:p>
          </table:table-cell>
          <table:table-cell table:style-name="ce280"/>
          <table:table-cell office:value-type="float" office:value="1056.3720000000001" table:style-name="ce280">
            <text:p>1,056<text:s/></text:p>
          </table:table-cell>
          <table:table-cell office:value-type="float" office:value="1278.08" table:style-name="ce280">
            <text:p>1,278<text:s/></text:p>
          </table:table-cell>
          <table:table-cell office:value-type="float" office:value="1691.9760000000001" table:style-name="ce280">
            <text:p>1,692<text:s/></text:p>
          </table:table-cell>
          <table:table-cell office:value-type="float" office:value="1645.971" table:style-name="ce280">
            <text:p>1,646<text:s/></text:p>
          </table:table-cell>
          <table:table-cell office:value-type="float" office:value="819.65200000000004" table:style-name="ce280">
            <text:p>820<text:s/></text:p>
          </table:table-cell>
          <table:table-cell table:style-name="ce281"/>
          <table:table-cell office:value-type="string" table:style-name="ce286">
            <text:p>a) Barred spanish mackerel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馬　加　鰆</text:span></text:p>
          </table:table-cell>
          <table:table-cell office:value-type="float" office:value="10407.3086" table:style-name="ce280">
            <text:p>10,407<text:s/></text:p>
          </table:table-cell>
          <table:table-cell office:value-type="float" office:value="15351.226000000001" table:style-name="ce280">
            <text:p>15,351<text:s/></text:p>
          </table:table-cell>
          <table:table-cell office:value-type="float" office:value="1915.60699" table:style-name="ce280">
            <text:p>1,916<text:s/></text:p>
          </table:table-cell>
          <table:table-cell office:value-type="float" office:value="2399.0360000000001" table:style-name="ce280">
            <text:p>2,399<text:s/></text:p>
          </table:table-cell>
          <table:table-cell office:value-type="float" office:value="3468.502" table:style-name="ce280">
            <text:p>3,469<text:s/></text:p>
          </table:table-cell>
          <table:table-cell table:style-name="ce280"/>
          <table:table-cell office:value-type="float" office:value="2199.3150000000001" table:style-name="ce280">
            <text:p>2,199<text:s/></text:p>
          </table:table-cell>
          <table:table-cell office:value-type="float" office:value="4385.0479999999998" table:style-name="ce280">
            <text:p>4,385<text:s/></text:p>
          </table:table-cell>
          <table:table-cell office:value-type="float" office:value="3298.913" table:style-name="ce280">
            <text:p>3,299<text:s/></text:p>
          </table:table-cell>
          <table:table-cell office:value-type="float" office:value="3957.8440000000001" table:style-name="ce280">
            <text:p>3,958<text:s/></text:p>
          </table:table-cell>
          <table:table-cell office:value-type="float" office:value="679.702" table:style-name="ce280">
            <text:p>680<text:s/></text:p>
          </table:table-cell>
          <table:table-cell table:style-name="ce281"/>
          <table:table-cell office:value-type="string" table:style-name="ce286">
            <text:p>b) Japanese mackerel</text:p>
          </table:table-cell>
          <table:table-cell table:number-columns-repeated="16369"/>
        </table:table-row>
        <table:table-row table:style-name="ro15">
          <table:table-cell table:style-name="ce289"/>
          <table:table-cell office:value-type="string" table:style-name="ce290">
            <text:p>c)<text:s/><text:span text:style-name="T2">其　　　他</text:span></text:p>
          </table:table-cell>
          <table:table-cell office:value-type="float" office:value="3787.7512999999999" table:style-name="ce291">
            <text:p>3,788<text:s/></text:p>
          </table:table-cell>
          <table:table-cell office:value-type="float" office:value="2770.099699999997" table:style-name="ce291">
            <text:p>2,770<text:s/></text:p>
          </table:table-cell>
          <table:table-cell office:value-type="float" office:value="2040.5312999999999" table:style-name="ce291">
            <text:p>2,041<text:s/></text:p>
          </table:table-cell>
          <table:table-cell office:value-type="float" office:value="1657.8600000000001" table:style-name="ce291">
            <text:p>1,658<text:s/></text:p>
          </table:table-cell>
          <table:table-cell office:value-type="float" office:value="1925.0509999999999" table:style-name="ce291">
            <text:p>1,925<text:s/></text:p>
          </table:table-cell>
          <table:table-cell table:style-name="ce280"/>
          <table:table-cell office:value-type="float" office:value="2574.9429999999998" table:style-name="ce291">
            <text:p>2,575<text:s/></text:p>
          </table:table-cell>
          <table:table-cell office:value-type="float" office:value="2997.4479999999994" table:style-name="ce291">
            <text:p>2,997<text:s/></text:p>
          </table:table-cell>
          <table:table-cell office:value-type="float" office:value="2198.3110000000001" table:style-name="ce291">
            <text:p>2,198<text:s/></text:p>
          </table:table-cell>
          <table:table-cell office:value-type="float" office:value="3383.7290000000003" table:style-name="ce291">
            <text:p>3,384<text:s/></text:p>
          </table:table-cell>
          <table:table-cell office:value-type="float" office:value="2137.7420000000002" table:style-name="ce291">
            <text:p>2,138<text:s/></text:p>
          </table:table-cell>
          <table:table-cell table:style-name="ce292"/>
          <table:table-cell office:value-type="string" table:style-name="ce293">
            <text:p>c) Others</text:p>
          </table:table-cell>
          <table:table-cell table:number-columns-repeated="16369"/>
        </table:table-row>
        <table:table-row table:style-name="ro16">
          <table:table-cell office:value-type="string" table:style-name="ce260">
            <text:p><text:s text:c="3"/>146 <text:s text:c="4"/>104<text:span text:style-name="T2">年糧食供需年報</text:span></text:p>
          </table:table-cell>
          <table:table-cell table:style-name="ce261"/>
          <table:table-cell table:number-columns-repeated="12" table:style-name="ce262"/>
          <table:table-cell office:value-type="string" table:style-name="ce263">
            <text:p>FOOD SUPPLY &amp; UTILIZATION 2015 <text:s text:c="4"/>147<text:s text:c="3"/></text:p>
          </table:table-cell>
          <table:table-cell table:number-columns-repeated="16369"/>
        </table:table-row>
        <table:table-row table:style-name="ro2">
          <table:table-cell table:style-name="ce264"/>
          <table:table-cell table:style-name="ce261"/>
          <table:table-cell table:number-columns-repeated="12" table:style-name="ce262"/>
          <table:table-cell table:style-name="ce265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301">
            <text:p>(9)<text:s text:c="2"/><text:span text:style-name="T5">水</text:span><text:s/><text:span text:style-name="T5">產</text:span><text:s/><text:span text:style-name="T5">類</text:span><text:s/><text:span text:style-name="T5">國</text:span><text:s/><text:span text:style-name="T5">內</text:span><text:s/><text:span text:style-name="T5">生</text:span><text:s/><text:span text:style-name="T5">產</text:span><text:s/><text:span text:style-name="T5">量</text:span><text:s/>(<text:span text:style-name="T5">續</text:span>1)</text:p>
          </table:table-cell>
          <table:covered-table-cell table:number-columns-repeated="6"/>
          <table:table-cell table:style-name="ce266"/>
          <table:table-cell office:value-type="string" table:number-columns-spanned="7" table:number-rows-spanned="1" table:style-name="ce302">
            <text:p>(9) <text:s/>Domestic Production of Fish and Sea Food (Cont'd 1)</text:p>
          </table:table-cell>
          <table:covered-table-cell table:number-columns-repeated="6"/>
          <table:table-cell table:number-columns-repeated="16369" table:style-name="ce268"/>
        </table:table-row>
        <table:table-row table:style-name="ro1">
          <table:table-cell office:value-type="string" table:style-name="ce269">
            <text:p><text:span text:style-name="T2">單位：公噸</text:span></text:p>
          </table:table-cell>
          <table:table-cell table:style-name="ce261"/>
          <table:table-cell table:number-columns-repeated="5" table:style-name="ce270"/>
          <table:table-cell table:style-name="ce264"/>
          <table:table-cell table:number-columns-repeated="6" table:style-name="ce270"/>
          <table:table-cell office:value-type="string" table:style-name="ce271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303">
            <text:p><text:span text:style-name="T2">產</text:span><text:s/><text:span text:style-name="T2">品</text:span><text:s/><text:span text:style-name="T2">別</text:span></text:p>
          </table:table-cell>
          <table:covered-table-cell/>
          <table:table-cell office:value-type="string" table:style-name="ce13">
            <text:p>民國<text:span text:style-name="T3"><text:s/>95</text:span><text:s/>年</text:p>
          </table:table-cell>
          <table:table-cell office:value-type="string" table:style-name="ce14">
            <text:p>民國<text:span text:style-name="T3"><text:s/>96</text:span><text:s/>年</text:p>
          </table:table-cell>
          <table:table-cell office:value-type="string" table:style-name="ce14">
            <text:p>民國<text:span text:style-name="T3"><text:s/>97</text:span><text:s/>年</text:p>
          </table:table-cell>
          <table:table-cell office:value-type="string" table:style-name="ce14">
            <text:p>民國<text:span text:style-name="T3"><text:s/>98</text:span><text:s/>年</text:p>
          </table:table-cell>
          <table:table-cell office:value-type="string" table:style-name="ce14">
            <text:p>民國<text:span text:style-name="T3"><text:s/>99</text:span><text:s/>年</text:p>
          </table:table-cell>
          <table:table-cell table:style-name="ce228"/>
          <table:table-cell office:value-type="string" table:style-name="ce16">
            <text:p>民國<text:span text:style-name="T3"><text:s/>100</text:span><text:s/>年</text:p>
          </table:table-cell>
          <table:table-cell office:value-type="string" table:style-name="ce14">
            <text:p>民國<text:span text:style-name="T3"><text:s/>101</text:span><text:s/>年</text:p>
          </table:table-cell>
          <table:table-cell office:value-type="string" table:style-name="ce14">
            <text:p>民國<text:span text:style-name="T3"><text:s/>102</text:span><text:s/>年</text:p>
          </table:table-cell>
          <table:table-cell office:value-type="string" table:style-name="ce14">
            <text:p>民國<text:span text:style-name="T3"><text:s/>103</text:span><text:s/>年</text:p>
          </table:table-cell>
          <table:table-cell office:value-type="string" table:style-name="ce15">
            <text:p>民國<text:span text:style-name="T3"><text:s/>104</text:span><text:s/>年</text:p>
          </table:table-cell>
          <table:table-cell office:value-type="string" table:number-columns-spanned="2" table:number-rows-spanned="2" table:style-name="ce304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28"/>
          <table:table-cell office:value-type="string" table:style-name="ce21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0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7">
          <table:table-cell table:style-name="ce294"/>
          <table:table-cell table:style-name="ce295"/>
          <table:table-cell table:number-columns-repeated="11" table:style-name="ce294"/>
          <table:table-cell table:style-name="ce296"/>
          <table:table-cell table:style-name="ce267"/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d.<text:s/><text:span text:style-name="T2">鮪　　　類</text:span></text:p>
          </table:table-cell>
          <table:table-cell office:value-type="float" office:value="186097.19149999999" table:style-name="ce280">
            <text:p>186,097<text:s/></text:p>
          </table:table-cell>
          <table:table-cell office:value-type="float" office:value="200356.92019999999" table:style-name="ce280">
            <text:p>200,357<text:s/></text:p>
          </table:table-cell>
          <table:table-cell office:value-type="float" office:value="166720.7936" table:style-name="ce280">
            <text:p>166,721<text:s/></text:p>
          </table:table-cell>
          <table:table-cell office:value-type="float" office:value="153708.367" table:style-name="ce280">
            <text:p>153,708<text:s/></text:p>
          </table:table-cell>
          <table:table-cell office:value-type="float" office:value="172818.26800000001" table:style-name="ce280">
            <text:p>172,818<text:s/></text:p>
          </table:table-cell>
          <table:table-cell table:style-name="ce280"/>
          <table:table-cell office:value-type="float" office:value="156187.68599999999" table:style-name="ce280">
            <text:p>156,188<text:s/></text:p>
          </table:table-cell>
          <table:table-cell office:value-type="float" office:value="176241.69099999999" table:style-name="ce280">
            <text:p>176,242<text:s/></text:p>
          </table:table-cell>
          <table:table-cell office:value-type="float" office:value="162545.33499999999" table:style-name="ce280">
            <text:p>162,545<text:s/></text:p>
          </table:table-cell>
          <table:table-cell office:value-type="float" office:value="142578.86600000001" table:style-name="ce280">
            <text:p>142,579<text:s/></text:p>
          </table:table-cell>
          <table:table-cell office:value-type="float" office:value="160790.54" table:style-name="ce280">
            <text:p>160,791<text:s/></text:p>
          </table:table-cell>
          <table:table-cell table:style-name="ce281"/>
          <table:table-cell office:value-type="string" table:style-name="ce284">
            <text:p>ad. Tuna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a)<text:s/><text:span text:style-name="T2">長　鰭　鮪</text:span></text:p>
          </table:table-cell>
          <table:table-cell office:value-type="float" office:value="40084.252" table:style-name="ce280">
            <text:p>40,084<text:s/></text:p>
          </table:table-cell>
          <table:table-cell office:value-type="float" office:value="47386.902999999998" table:style-name="ce280">
            <text:p>47,387<text:s/></text:p>
          </table:table-cell>
          <table:table-cell office:value-type="float" office:value="37567.751700000001" table:style-name="ce280">
            <text:p>37,568<text:s/></text:p>
          </table:table-cell>
          <table:table-cell office:value-type="float" office:value="37256.826000000001" table:style-name="ce280">
            <text:p>37,257<text:s/></text:p>
          </table:table-cell>
          <table:table-cell office:value-type="float" office:value="50535.72" table:style-name="ce280">
            <text:p>50,536<text:s/></text:p>
          </table:table-cell>
          <table:table-cell table:style-name="ce280"/>
          <table:table-cell office:value-type="float" office:value="47208.794000000002" table:style-name="ce280">
            <text:p>47,209<text:s/></text:p>
          </table:table-cell>
          <table:table-cell office:value-type="float" office:value="48752.68" table:style-name="ce280">
            <text:p>48,753<text:s/></text:p>
          </table:table-cell>
          <table:table-cell office:value-type="float" office:value="52147.517" table:style-name="ce280">
            <text:p>52,148<text:s/></text:p>
          </table:table-cell>
          <table:table-cell office:value-type="float" office:value="41754.786999999997" table:style-name="ce280">
            <text:p>41,755<text:s/></text:p>
          </table:table-cell>
          <table:table-cell office:value-type="float" office:value="43254.487999999998" table:style-name="ce280">
            <text:p>43,254<text:s/></text:p>
          </table:table-cell>
          <table:table-cell table:style-name="ce281"/>
          <table:table-cell office:value-type="string" table:style-name="ce286">
            <text:p>a) Albacore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b)<text:s/><text:span text:style-name="T2">大　眼　鮪</text:span></text:p>
          </table:table-cell>
          <table:table-cell office:value-type="float" office:value="59084.499000000003" table:style-name="ce280">
            <text:p>59,084<text:s/></text:p>
          </table:table-cell>
          <table:table-cell office:value-type="float" office:value="73351.184999999998" table:style-name="ce280">
            <text:p>73,351<text:s/></text:p>
          </table:table-cell>
          <table:table-cell office:value-type="float" office:value="53800.335800000001" table:style-name="ce280">
            <text:p>53,800<text:s/></text:p>
          </table:table-cell>
          <table:table-cell office:value-type="float" office:value="60745.031000000003" table:style-name="ce280">
            <text:p>60,745<text:s/></text:p>
          </table:table-cell>
          <table:table-cell office:value-type="float" office:value="49713.559000000001" table:style-name="ce280">
            <text:p>49,714<text:s/></text:p>
          </table:table-cell>
          <table:table-cell table:style-name="ce280"/>
          <table:table-cell office:value-type="float" office:value="50649.442000000003" table:style-name="ce280">
            <text:p>50,649<text:s/></text:p>
          </table:table-cell>
          <table:table-cell office:value-type="float" office:value="64445.11" table:style-name="ce280">
            <text:p>64,445<text:s/></text:p>
          </table:table-cell>
          <table:table-cell office:value-type="float" office:value="49850.254000000001" table:style-name="ce280">
            <text:p>49,850<text:s/></text:p>
          </table:table-cell>
          <table:table-cell office:value-type="float" office:value="47731.67" table:style-name="ce280">
            <text:p>47,732<text:s/></text:p>
          </table:table-cell>
          <table:table-cell office:value-type="float" office:value="52115.21" table:style-name="ce280">
            <text:p>52,115<text:s/></text:p>
          </table:table-cell>
          <table:table-cell table:style-name="ce281"/>
          <table:table-cell office:value-type="string" table:style-name="ce286">
            <text:p>b) Bigeye tuna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c)<text:s/><text:span text:style-name="T2">黃　鰭　鮪</text:span></text:p>
          </table:table-cell>
          <table:table-cell office:value-type="float" office:value="77680.495699999999" table:style-name="ce280">
            <text:p>77,680<text:s/></text:p>
          </table:table-cell>
          <table:table-cell office:value-type="float" office:value="68883.312000000005" table:style-name="ce280">
            <text:p>68,883<text:s/></text:p>
          </table:table-cell>
          <table:table-cell office:value-type="float" office:value="71252.379499999995" table:style-name="ce280">
            <text:p>71,252<text:s/></text:p>
          </table:table-cell>
          <table:table-cell office:value-type="float" office:value="50695.298999999999" table:style-name="ce280">
            <text:p>50,695<text:s/></text:p>
          </table:table-cell>
          <table:table-cell office:value-type="float" office:value="67363.547000000006" table:style-name="ce280">
            <text:p>67,364<text:s/></text:p>
          </table:table-cell>
          <table:table-cell table:style-name="ce280"/>
          <table:table-cell office:value-type="float" office:value="55202.453999999998" table:style-name="ce280">
            <text:p>55,202<text:s/></text:p>
          </table:table-cell>
          <table:table-cell office:value-type="float" office:value="60701.370999999999" table:style-name="ce280">
            <text:p>60,701<text:s/></text:p>
          </table:table-cell>
          <table:table-cell office:value-type="float" office:value="56883.777000000002" table:style-name="ce280">
            <text:p>56,884<text:s/></text:p>
          </table:table-cell>
          <table:table-cell office:value-type="float" office:value="49225.83" table:style-name="ce280">
            <text:p>49,226<text:s/></text:p>
          </table:table-cell>
          <table:table-cell office:value-type="float" office:value="62806.364000000001" table:style-name="ce280">
            <text:p>62,806<text:s/></text:p>
          </table:table-cell>
          <table:table-cell table:style-name="ce281"/>
          <table:table-cell office:value-type="string" table:style-name="ce286">
            <text:p>c) Yellow fin tuna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d)<text:s/><text:span text:style-name="T2">黑　　　鮪</text:span></text:p>
          </table:table-cell>
          <table:table-cell office:value-type="float" office:value="1269.3679999999999" table:style-name="ce280">
            <text:p>1,269<text:s/></text:p>
          </table:table-cell>
          <table:table-cell office:value-type="float" office:value="2278.1860000000001" table:style-name="ce280">
            <text:p>2,278<text:s/></text:p>
          </table:table-cell>
          <table:table-cell office:value-type="float" office:value="1757.6033" table:style-name="ce280">
            <text:p>1,758<text:s/></text:p>
          </table:table-cell>
          <table:table-cell office:value-type="float" office:value="1604.2170000000001" table:style-name="ce280">
            <text:p>1,604<text:s/></text:p>
          </table:table-cell>
          <table:table-cell office:value-type="float" office:value="1635.951" table:style-name="ce280">
            <text:p>1,636<text:s/></text:p>
          </table:table-cell>
          <table:table-cell table:style-name="ce280"/>
          <table:table-cell office:value-type="float" office:value="871.16" table:style-name="ce280">
            <text:p>871<text:s/></text:p>
          </table:table-cell>
          <table:table-cell office:value-type="float" office:value="710.72500000000002" table:style-name="ce280">
            <text:p>711<text:s/></text:p>
          </table:table-cell>
          <table:table-cell office:value-type="float" office:value="1376.9929999999999" table:style-name="ce280">
            <text:p>1,377<text:s/></text:p>
          </table:table-cell>
          <table:table-cell office:value-type="float" office:value="1475.3209999999999" table:style-name="ce280">
            <text:p>1,475<text:s/></text:p>
          </table:table-cell>
          <table:table-cell office:value-type="float" office:value="1739.0419999999999" table:style-name="ce280">
            <text:p>1,739<text:s/></text:p>
          </table:table-cell>
          <table:table-cell table:style-name="ce281"/>
          <table:table-cell office:value-type="string" table:style-name="ce286">
            <text:p>d) Blue fin tuna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e)<text:s/><text:span text:style-name="T2">其　　　他</text:span></text:p>
          </table:table-cell>
          <table:table-cell office:value-type="float" office:value="7978.5767999999998" table:style-name="ce280">
            <text:p>7,979<text:s/></text:p>
          </table:table-cell>
          <table:table-cell office:value-type="float" office:value="8457.3341999999993" table:style-name="ce280">
            <text:p>8,457<text:s/></text:p>
          </table:table-cell>
          <table:table-cell office:value-type="float" office:value="2342.7233000000001" table:style-name="ce280">
            <text:p>2,343<text:s/></text:p>
          </table:table-cell>
          <table:table-cell office:value-type="float" office:value="3406.9940000000001" table:style-name="ce280">
            <text:p>3,407<text:s/></text:p>
          </table:table-cell>
          <table:table-cell office:value-type="float" office:value="3569.491" table:style-name="ce280">
            <text:p>3,569<text:s/></text:p>
          </table:table-cell>
          <table:table-cell table:style-name="ce280"/>
          <table:table-cell office:value-type="float" office:value="2255.8359999999998" table:style-name="ce280">
            <text:p>2,256<text:s/></text:p>
          </table:table-cell>
          <table:table-cell office:value-type="float" office:value="1631.8050000000001" table:style-name="ce280">
            <text:p>1,632<text:s/></text:p>
          </table:table-cell>
          <table:table-cell office:value-type="float" office:value="2286.7939999999999" table:style-name="ce280">
            <text:p>2,287<text:s/></text:p>
          </table:table-cell>
          <table:table-cell office:value-type="float" office:value="2391.2579999999998" table:style-name="ce280">
            <text:p>2,391<text:s/></text:p>
          </table:table-cell>
          <table:table-cell office:value-type="float" office:value="875.43600000000004" table:style-name="ce280">
            <text:p>875<text:s/></text:p>
          </table:table-cell>
          <table:table-cell table:style-name="ce281"/>
          <table:table-cell office:value-type="string" table:style-name="ce286">
            <text:p>e) Other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e.<text:s/><text:span text:style-name="T2">旗　魚　類</text:span></text:p>
          </table:table-cell>
          <table:table-cell office:value-type="float" office:value="45115.998200000002" table:style-name="ce280">
            <text:p>45,116<text:s/></text:p>
          </table:table-cell>
          <table:table-cell office:value-type="float" office:value="43859.372000000003" table:style-name="ce280">
            <text:p>43,859<text:s/></text:p>
          </table:table-cell>
          <table:table-cell office:value-type="float" office:value="36332.449500000002" table:style-name="ce280">
            <text:p>36,332<text:s/></text:p>
          </table:table-cell>
          <table:table-cell office:value-type="float" office:value="35232.464999999997" table:style-name="ce280">
            <text:p>35,232<text:s/></text:p>
          </table:table-cell>
          <table:table-cell office:value-type="float" office:value="35431.661" table:style-name="ce280">
            <text:p>35,432<text:s/></text:p>
          </table:table-cell>
          <table:table-cell table:style-name="ce280"/>
          <table:table-cell office:value-type="float" office:value="33215.285000000003" table:style-name="ce280">
            <text:p>33,215<text:s/></text:p>
          </table:table-cell>
          <table:table-cell office:value-type="float" office:value="38259.633999999998" table:style-name="ce280">
            <text:p>38,260<text:s/></text:p>
          </table:table-cell>
          <table:table-cell office:value-type="float" office:value="34929.553999999996" table:style-name="ce280">
            <text:p>34,930<text:s/></text:p>
          </table:table-cell>
          <table:table-cell office:value-type="float" office:value="18316.852999999999" table:style-name="ce280">
            <text:p>18,317<text:s/></text:p>
          </table:table-cell>
          <table:table-cell office:value-type="float" office:value="18121.624" table:style-name="ce280">
            <text:p>18,122<text:s/></text:p>
          </table:table-cell>
          <table:table-cell table:style-name="ce281"/>
          <table:table-cell office:value-type="string" table:style-name="ce284">
            <text:p>ae. Marlin and sail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a)<text:s/><text:span text:style-name="T2">劍　旗　魚</text:span></text:p>
          </table:table-cell>
          <table:table-cell office:value-type="float" office:value="16466.981" table:style-name="ce280">
            <text:p>16,467<text:s/></text:p>
          </table:table-cell>
          <table:table-cell office:value-type="float" office:value="16397.488000000001" table:style-name="ce280">
            <text:p>16,397<text:s/></text:p>
          </table:table-cell>
          <table:table-cell office:value-type="float" office:value="12165.9174" table:style-name="ce280">
            <text:p>12,166<text:s/></text:p>
          </table:table-cell>
          <table:table-cell office:value-type="float" office:value="12976.44" table:style-name="ce280">
            <text:p>12,976<text:s/></text:p>
          </table:table-cell>
          <table:table-cell office:value-type="float" office:value="10721.439" table:style-name="ce280">
            <text:p>10,721<text:s/></text:p>
          </table:table-cell>
          <table:table-cell table:style-name="ce280"/>
          <table:table-cell office:value-type="float" office:value="11027.644" table:style-name="ce280">
            <text:p>11,028<text:s/></text:p>
          </table:table-cell>
          <table:table-cell office:value-type="float" office:value="14400.235000000001" table:style-name="ce280">
            <text:p>14,400<text:s/></text:p>
          </table:table-cell>
          <table:table-cell office:value-type="float" office:value="12943.62" table:style-name="ce280">
            <text:p>12,944<text:s/></text:p>
          </table:table-cell>
          <table:table-cell office:value-type="float" office:value="12921.826999999999" table:style-name="ce280">
            <text:p>12,922<text:s/></text:p>
          </table:table-cell>
          <table:table-cell office:value-type="float" office:value="15066.198" table:style-name="ce280">
            <text:p>15,066<text:s/></text:p>
          </table:table-cell>
          <table:table-cell table:style-name="ce281"/>
          <table:table-cell office:value-type="string" table:style-name="ce286">
            <text:p>a) Sword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b)<text:s/><text:span text:style-name="T2">紅</text:span><text:s/><text:span text:style-name="T2">肉</text:span><text:s/><text:span text:style-name="T2">旗</text:span><text:s/><text:span text:style-name="T2">魚</text:span></text:p>
          </table:table-cell>
          <table:table-cell office:value-type="float" office:value="3272.8519999999999" table:style-name="ce280">
            <text:p>3,273<text:s/></text:p>
          </table:table-cell>
          <table:table-cell office:value-type="float" office:value="2051.0880000000002" table:style-name="ce280">
            <text:p>2,051<text:s/></text:p>
          </table:table-cell>
          <table:table-cell office:value-type="float" office:value="1789.9213" table:style-name="ce280">
            <text:p>1,790<text:s/></text:p>
          </table:table-cell>
          <table:table-cell office:value-type="float" office:value="1806.752" table:style-name="ce280">
            <text:p>1,807<text:s/></text:p>
          </table:table-cell>
          <table:table-cell office:value-type="float" office:value="2219.962" table:style-name="ce280">
            <text:p>2,220<text:s/></text:p>
          </table:table-cell>
          <table:table-cell table:style-name="ce280"/>
          <table:table-cell office:value-type="float" office:value="2294.569" table:style-name="ce280">
            <text:p>2,295<text:s/></text:p>
          </table:table-cell>
          <table:table-cell office:value-type="float" office:value="2982.1179999999999" table:style-name="ce280">
            <text:p>2,982<text:s/></text:p>
          </table:table-cell>
          <table:table-cell office:value-type="float" office:value="2296.6010000000001" table:style-name="ce280">
            <text:p>2,297<text:s/></text:p>
          </table:table-cell>
          <table:table-cell office:value-type="float" office:value="1337.298" table:style-name="ce280">
            <text:p>1,337<text:s/></text:p>
          </table:table-cell>
          <table:table-cell office:value-type="float" office:value="1276.22" table:style-name="ce280">
            <text:p>1,276<text:s/></text:p>
          </table:table-cell>
          <table:table-cell table:style-name="ce281"/>
          <table:table-cell office:value-type="string" table:style-name="ce286">
            <text:p>b) Striped marlin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c)<text:s/><text:span text:style-name="T2">黑</text:span><text:s/><text:span text:style-name="T2">皮</text:span><text:s/><text:span text:style-name="T2">旗</text:span><text:s/><text:span text:style-name="T2">魚</text:span></text:p>
          </table:table-cell>
          <table:table-cell office:value-type="float" office:value="17444.511999999999" table:style-name="ce280">
            <text:p>17,445<text:s/></text:p>
          </table:table-cell>
          <table:table-cell office:value-type="float" office:value="16836.420999999998" table:style-name="ce280">
            <text:p>16,836<text:s/></text:p>
          </table:table-cell>
          <table:table-cell office:value-type="float" office:value="16499.0762" table:style-name="ce280">
            <text:p>16,499<text:s/></text:p>
          </table:table-cell>
          <table:table-cell office:value-type="float" office:value="15804.67" table:style-name="ce280">
            <text:p>15,805<text:s/></text:p>
          </table:table-cell>
          <table:table-cell office:value-type="float" office:value="17594.892" table:style-name="ce280">
            <text:p>17,595<text:s/></text:p>
          </table:table-cell>
          <table:table-cell table:style-name="ce280"/>
          <table:table-cell office:value-type="float" office:value="15499.56" table:style-name="ce280">
            <text:p>15,500<text:s/></text:p>
          </table:table-cell>
          <table:table-cell office:value-type="float" office:value="16738.993999999999" table:style-name="ce280">
            <text:p>16,739<text:s/></text:p>
          </table:table-cell>
          <table:table-cell office:value-type="float" office:value="16034.723" table:style-name="ce280">
            <text:p>16,035<text:s/></text:p>
          </table:table-cell>
          <table:table-cell office:value-type="float" office:value="13478.883" table:style-name="ce280">
            <text:p>13,479<text:s/></text:p>
          </table:table-cell>
          <table:table-cell office:value-type="float" office:value="13629.225" table:style-name="ce280">
            <text:p>13,629<text:s/></text:p>
          </table:table-cell>
          <table:table-cell table:style-name="ce281"/>
          <table:table-cell office:value-type="string" table:style-name="ce286">
            <text:p>c) Blue marlin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d)<text:s/><text:span text:style-name="T2">白</text:span><text:s/><text:span text:style-name="T2">皮</text:span><text:s/><text:span text:style-name="T2">旗</text:span><text:s/><text:span text:style-name="T2">魚</text:span></text:p>
          </table:table-cell>
          <table:table-cell office:value-type="float" office:value="3180.0479999999998" table:style-name="ce280">
            <text:p>3,180<text:s/></text:p>
          </table:table-cell>
          <table:table-cell office:value-type="float" office:value="2021.518" table:style-name="ce280">
            <text:p>2,022<text:s/></text:p>
          </table:table-cell>
          <table:table-cell office:value-type="float" office:value="1674.2239" table:style-name="ce280">
            <text:p>1,674<text:s/></text:p>
          </table:table-cell>
          <table:table-cell office:value-type="float" office:value="1836.9480000000001" table:style-name="ce280">
            <text:p>1,837<text:s/></text:p>
          </table:table-cell>
          <table:table-cell office:value-type="float" office:value="1741.9929999999999" table:style-name="ce280">
            <text:p>1,742<text:s/></text:p>
          </table:table-cell>
          <table:table-cell table:style-name="ce280"/>
          <table:table-cell office:value-type="float" office:value="1409.2739999999999" table:style-name="ce280">
            <text:p>1,409<text:s/></text:p>
          </table:table-cell>
          <table:table-cell office:value-type="float" office:value="1224.9780000000001" table:style-name="ce280">
            <text:p>1,225<text:s/></text:p>
          </table:table-cell>
          <table:table-cell office:value-type="float" office:value="1208.904" table:style-name="ce280">
            <text:p>1,209<text:s/></text:p>
          </table:table-cell>
          <table:table-cell office:value-type="float" office:value="1146.393" table:style-name="ce280">
            <text:p>1,146<text:s/></text:p>
          </table:table-cell>
          <table:table-cell office:value-type="float" office:value="935.90099999999995" table:style-name="ce280">
            <text:p>936<text:s/></text:p>
          </table:table-cell>
          <table:table-cell table:style-name="ce281"/>
          <table:table-cell office:value-type="string" table:style-name="ce286">
            <text:p>d) Black marlin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e)<text:s/><text:span text:style-name="T2">雨</text:span><text:s/><text:span text:style-name="T2">傘</text:span><text:s/><text:span text:style-name="T2">旗</text:span><text:s/><text:span text:style-name="T2">魚</text:span></text:p>
          </table:table-cell>
          <table:table-cell office:value-type="float" office:value="4746.2052000000003" table:style-name="ce280">
            <text:p>4,746<text:s/></text:p>
          </table:table-cell>
          <table:table-cell office:value-type="float" office:value="6497.3580000000002" table:style-name="ce280">
            <text:p>6,497<text:s/></text:p>
          </table:table-cell>
          <table:table-cell office:value-type="float" office:value="4200.9206999999997" table:style-name="ce280">
            <text:p>4,201<text:s/></text:p>
          </table:table-cell>
          <table:table-cell office:value-type="float" office:value="2804.9490000000001" table:style-name="ce280">
            <text:p>2,805<text:s/></text:p>
          </table:table-cell>
          <table:table-cell office:value-type="float" office:value="3148.221" table:style-name="ce280">
            <text:p>3,148<text:s/></text:p>
          </table:table-cell>
          <table:table-cell table:style-name="ce280"/>
          <table:table-cell office:value-type="float" office:value="2838.2139999999999" table:style-name="ce280">
            <text:p>2,838<text:s/></text:p>
          </table:table-cell>
          <table:table-cell office:value-type="float" office:value="2305.797" table:style-name="ce280">
            <text:p>2,306<text:s/></text:p>
          </table:table-cell>
          <table:table-cell office:value-type="float" office:value="1974.2639999999999" table:style-name="ce280">
            <text:p>1,974<text:s/></text:p>
          </table:table-cell>
          <table:table-cell office:value-type="float" office:value="1865.3879999999999" table:style-name="ce280">
            <text:p>1,865<text:s/></text:p>
          </table:table-cell>
          <table:table-cell office:value-type="float" office:value="1840.36" table:style-name="ce280">
            <text:p>1,840<text:s/></text:p>
          </table:table-cell>
          <table:table-cell table:style-name="ce281"/>
          <table:table-cell office:value-type="string" table:style-name="ce286">
            <text:p>e) Sail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f)<text:s/><text:span text:style-name="T2">其　　　他</text:span></text:p>
          </table:table-cell>
          <table:table-cell office:value-type="float" office:value="5.4" table:style-name="ce280">
            <text:p>5<text:s/></text:p>
          </table:table-cell>
          <table:table-cell office:value-type="float" office:value="55.499000000000002" table:style-name="ce280">
            <text:p>55<text:s/></text:p>
          </table:table-cell>
          <table:table-cell office:value-type="float" office:value="2.39" table:style-name="ce280">
            <text:p>2<text:s/></text:p>
          </table:table-cell>
          <table:table-cell office:value-type="float" office:value="2.706" table:style-name="ce280">
            <text:p>3<text:s/></text:p>
          </table:table-cell>
          <table:table-cell office:value-type="float" office:value="5.1539999999999999" table:style-name="ce280">
            <text:p>5<text:s/></text:p>
          </table:table-cell>
          <table:table-cell table:style-name="ce280"/>
          <table:table-cell office:value-type="float" office:value="146.024" table:style-name="ce280">
            <text:p>146<text:s/></text:p>
          </table:table-cell>
          <table:table-cell office:value-type="float" office:value="607.51199999999994" table:style-name="ce280">
            <text:p>608<text:s/></text:p>
          </table:table-cell>
          <table:table-cell office:value-type="float" office:value="471.44200000000001" table:style-name="ce280">
            <text:p>471<text:s/></text:p>
          </table:table-cell>
          <table:table-cell office:value-type="float" office:value="488.89100000000002" table:style-name="ce280">
            <text:p>489<text:s/></text:p>
          </table:table-cell>
          <table:table-cell office:value-type="float" office:value="439.91800000000001" table:style-name="ce280">
            <text:p>440<text:s/></text:p>
          </table:table-cell>
          <table:table-cell table:style-name="ce281"/>
          <table:table-cell office:value-type="string" table:style-name="ce286">
            <text:p>f) Other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f.<text:s/><text:span text:style-name="T2">沙　　　魚</text:span></text:p>
          </table:table-cell>
          <table:table-cell office:value-type="float" office:value="49131.06637" table:style-name="ce280">
            <text:p>49,131<text:s/></text:p>
          </table:table-cell>
          <table:table-cell office:value-type="float" office:value="48546.58165" table:style-name="ce280">
            <text:p>48,547<text:s/></text:p>
          </table:table-cell>
          <table:table-cell office:value-type="float" office:value="39830.647149999997" table:style-name="ce280">
            <text:p>39,831<text:s/></text:p>
          </table:table-cell>
          <table:table-cell office:value-type="float" office:value="32980.114999999998" table:style-name="ce280">
            <text:p>32,980<text:s/></text:p>
          </table:table-cell>
          <table:table-cell office:value-type="float" office:value="32509.552" table:style-name="ce280">
            <text:p>32,510<text:s/></text:p>
          </table:table-cell>
          <table:table-cell table:style-name="ce280"/>
          <table:table-cell office:value-type="float" office:value="42623.294999999998" table:style-name="ce280">
            <text:p>42,623<text:s/></text:p>
          </table:table-cell>
          <table:table-cell office:value-type="float" office:value="30832.458999999999" table:style-name="ce280">
            <text:p>30,832<text:s/></text:p>
          </table:table-cell>
          <table:table-cell office:value-type="float" office:value="26741.573" table:style-name="ce280">
            <text:p>26,742<text:s/></text:p>
          </table:table-cell>
          <table:table-cell office:value-type="float" office:value="25634.377" table:style-name="ce280">
            <text:p>25,634<text:s/></text:p>
          </table:table-cell>
          <table:table-cell office:value-type="float" office:value="21867.58" table:style-name="ce280">
            <text:p>21,868<text:s/></text:p>
          </table:table-cell>
          <table:table-cell table:style-name="ce281"/>
          <table:table-cell office:value-type="string" table:style-name="ce284">
            <text:p>af. Sharks</text:p>
          </table:table-cell>
          <table:table-cell table:number-columns-repeated="16369" table:style-name="ce268"/>
        </table:table-row>
        <table:table-row table:style-name="ro15">
          <table:table-cell table:style-name="ce261"/>
          <table:table-cell office:value-type="string" table:style-name="ce285">
            <text:p>a)<text:s/><text:span text:style-name="T2">大　　　沙</text:span></text:p>
          </table:table-cell>
          <table:table-cell office:value-type="float" office:value="42862.12098" table:style-name="ce280">
            <text:p>42,862<text:s/></text:p>
          </table:table-cell>
          <table:table-cell office:value-type="float" office:value="40903.203999999998" table:style-name="ce280">
            <text:p>40,903<text:s/></text:p>
          </table:table-cell>
          <table:table-cell office:value-type="float" office:value="30385.686750000001" table:style-name="ce280">
            <text:p>30,386<text:s/></text:p>
          </table:table-cell>
          <table:table-cell office:value-type="float" office:value="19576.597000000002" table:style-name="ce280">
            <text:p>19,577<text:s/></text:p>
          </table:table-cell>
          <table:table-cell office:value-type="float" office:value="18748.287" table:style-name="ce280">
            <text:p>18,748<text:s/></text:p>
          </table:table-cell>
          <table:table-cell table:style-name="ce280"/>
          <table:table-cell office:value-type="float" office:value="22421.205999999998" table:style-name="ce280">
            <text:p>22,421<text:s/></text:p>
          </table:table-cell>
          <table:table-cell office:value-type="float" office:value="15843.199000000001" table:style-name="ce280">
            <text:p>15,843<text:s/></text:p>
          </table:table-cell>
          <table:table-cell office:value-type="float" office:value="14606.041999999999" table:style-name="ce280">
            <text:p>14,606<text:s/>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table:style-name="ce281"/>
          <table:table-cell office:value-type="string" table:style-name="ce286">
            <text:p>a) Shark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b)<text:s/><text:span text:style-name="T2">其　</text:span><text:s text:c="4"/><text:span text:style-name="T2">　他</text:span></text:p>
          </table:table-cell>
          <table:table-cell office:value-type="float" office:value="6268.9453900000008" table:style-name="ce280">
            <text:p>6,269<text:s/></text:p>
          </table:table-cell>
          <table:table-cell office:value-type="float" office:value="7643.3776500000022" table:style-name="ce280">
            <text:p>7,643<text:s/></text:p>
          </table:table-cell>
          <table:table-cell office:value-type="float" office:value="9444.9603999999963" table:style-name="ce280">
            <text:p>9,445<text:s/></text:p>
          </table:table-cell>
          <table:table-cell office:value-type="float" office:value="13403.517999999996" table:style-name="ce280">
            <text:p>13,404<text:s/></text:p>
          </table:table-cell>
          <table:table-cell office:value-type="float" office:value="13761.264999999999" table:style-name="ce280">
            <text:p>13,761<text:s/></text:p>
          </table:table-cell>
          <table:table-cell table:style-name="ce280"/>
          <table:table-cell office:value-type="float" office:value="20202.089" table:style-name="ce280">
            <text:p>20,202<text:s/></text:p>
          </table:table-cell>
          <table:table-cell office:value-type="float" office:value="14989.259999999998" table:style-name="ce280">
            <text:p>14,989<text:s/></text:p>
          </table:table-cell>
          <table:table-cell office:value-type="float" office:value="12135.531000000001" table:style-name="ce280">
            <text:p>12,136<text:s/></text:p>
          </table:table-cell>
          <table:table-cell office:value-type="float" office:value="25634.377" table:style-name="ce280">
            <text:p>25,634<text:s/></text:p>
          </table:table-cell>
          <table:table-cell office:value-type="float" office:value="21867.58" table:style-name="ce280">
            <text:p>21,868<text:s/></text:p>
          </table:table-cell>
          <table:table-cell table:style-name="ce281"/>
          <table:table-cell office:value-type="string" table:style-name="ce286">
            <text:p>b) Other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g.<text:s/><text:span text:style-name="T2">秋　刀　魚</text:span></text:p>
          </table:table-cell>
          <table:table-cell office:value-type="float" office:value="60648.68" table:style-name="ce280">
            <text:p>60,649<text:s/></text:p>
          </table:table-cell>
          <table:table-cell office:value-type="float" office:value="87277.311000000002" table:style-name="ce280">
            <text:p>87,277<text:s/></text:p>
          </table:table-cell>
          <table:table-cell office:value-type="float" office:value="139513.99900000001" table:style-name="ce280">
            <text:p>139,514<text:s/></text:p>
          </table:table-cell>
          <table:table-cell office:value-type="float" office:value="104219" table:style-name="ce280">
            <text:p>104,219<text:s/></text:p>
          </table:table-cell>
          <table:table-cell office:value-type="float" office:value="165692" table:style-name="ce280">
            <text:p>165,692<text:s/></text:p>
          </table:table-cell>
          <table:table-cell table:style-name="ce280"/>
          <table:table-cell office:value-type="float" office:value="160531.40599999999" table:style-name="ce280">
            <text:p>160,531<text:s/></text:p>
          </table:table-cell>
          <table:table-cell office:value-type="float" office:value="161513.72500000001" table:style-name="ce280">
            <text:p>161,514<text:s/></text:p>
          </table:table-cell>
          <table:table-cell office:value-type="float" office:value="182618.77600000001" table:style-name="ce280">
            <text:p>182,619<text:s/></text:p>
          </table:table-cell>
          <table:table-cell office:value-type="float" office:value="229937" table:style-name="ce280">
            <text:p>229,937<text:s/></text:p>
          </table:table-cell>
          <table:table-cell office:value-type="float" office:value="152271.005" table:style-name="ce280">
            <text:p>152,271<text:s/></text:p>
          </table:table-cell>
          <table:table-cell table:style-name="ce281"/>
          <table:table-cell office:value-type="string" table:style-name="ce284">
            <text:p>ag. Saury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h.<text:s/><text:span text:style-name="T2">剝　皮　魚</text:span></text:p>
          </table:table-cell>
          <table:table-cell office:value-type="float" office:value="2003.9133999999999" table:style-name="ce280">
            <text:p>2,004<text:s/></text:p>
          </table:table-cell>
          <table:table-cell office:value-type="float" office:value="1368.912" table:style-name="ce280">
            <text:p>1,369<text:s/></text:p>
          </table:table-cell>
          <table:table-cell office:value-type="float" office:value="1296.8338000000001" table:style-name="ce280">
            <text:p>1,297<text:s/></text:p>
          </table:table-cell>
          <table:table-cell office:value-type="float" office:value="827.13499999999999" table:style-name="ce280">
            <text:p>827<text:s/></text:p>
          </table:table-cell>
          <table:table-cell office:value-type="float" office:value="286.76900000000001" table:style-name="ce280">
            <text:p>287<text:s/></text:p>
          </table:table-cell>
          <table:table-cell table:style-name="ce280"/>
          <table:table-cell office:value-type="float" office:value="277.33499999999998" table:style-name="ce280">
            <text:p>277<text:s/></text:p>
          </table:table-cell>
          <table:table-cell office:value-type="float" office:value="247.46600000000001" table:style-name="ce280">
            <text:p>247<text:s/></text:p>
          </table:table-cell>
          <table:table-cell office:value-type="float" office:value="532.41099999999994" table:style-name="ce280">
            <text:p>532<text:s/></text:p>
          </table:table-cell>
          <table:table-cell office:value-type="float" office:value="696.81899999999996" table:style-name="ce280">
            <text:p>697<text:s/></text:p>
          </table:table-cell>
          <table:table-cell office:value-type="float" office:value="739.18" table:style-name="ce280">
            <text:p>739<text:s/></text:p>
          </table:table-cell>
          <table:table-cell table:style-name="ce281"/>
          <table:table-cell office:value-type="string" table:style-name="ce284">
            <text:p>ah. File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i.<text:s/><text:span text:style-name="T2">其</text:span><text:s/><text:span text:style-name="T2">他</text:span><text:s/><text:span text:style-name="T2">魚</text:span><text:s/><text:span text:style-name="T2">類</text:span></text:p>
          </table:table-cell>
          <table:table-cell office:value-type="float" office:value="71863.061770000102" table:style-name="ce280">
            <text:p>71,863<text:s/></text:p>
          </table:table-cell>
          <table:table-cell office:value-type="float" office:value="73414.609719999979" table:style-name="ce280">
            <text:p>73,415<text:s/></text:p>
          </table:table-cell>
          <table:table-cell office:value-type="float" office:value="54895.028639999735" table:style-name="ce280">
            <text:p>54,895<text:s/></text:p>
          </table:table-cell>
          <table:table-cell office:value-type="float" office:value="45677.98700000003" table:style-name="ce280">
            <text:p>45,678<text:s/></text:p>
          </table:table-cell>
          <table:table-cell office:value-type="float" office:value="41618.144000000408" table:style-name="ce280">
            <text:p>41,618<text:s/></text:p>
          </table:table-cell>
          <table:table-cell table:style-name="ce280"/>
          <table:table-cell office:value-type="float" office:value="35907.842999999986" table:style-name="ce280">
            <text:p>35,908<text:s/></text:p>
          </table:table-cell>
          <table:table-cell office:value-type="float" office:value="40530.572999999902" table:style-name="ce280">
            <text:p>40,531<text:s/></text:p>
          </table:table-cell>
          <table:table-cell office:value-type="float" office:value="38725.838999999796" table:style-name="ce280">
            <text:p>38,726<text:s/></text:p>
          </table:table-cell>
          <table:table-cell office:value-type="float" office:value="50235.256999999881" table:style-name="ce280">
            <text:p>50,235<text:s/></text:p>
          </table:table-cell>
          <table:table-cell office:value-type="float" office:value="51316.553999999996" table:style-name="ce280">
            <text:p>51,317<text:s/></text:p>
          </table:table-cell>
          <table:table-cell table:style-name="ce281"/>
          <table:table-cell office:value-type="string" table:style-name="ce284">
            <text:p>ai. Other fish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72"/>
          <table:table-cell table:number-columns-repeated="11" table:style-name="ce262"/>
          <table:table-cell table:style-name="ce274"/>
          <table:table-cell table:style-name="ce262"/>
          <table:table-cell table:number-columns-repeated="16369"/>
        </table:table-row>
        <table:table-row table:style-name="ro15">
          <table:table-cell table:style-name="ce261"/>
          <table:table-cell office:value-type="string" table:style-name="ce282">
            <text:p>(2)<text:s/><text:span text:style-name="T2">蝦</text:span><text:s/><text:span text:style-name="T2">及</text:span><text:s/><text:span text:style-name="T2">蟳</text:span><text:s/><text:span text:style-name="T2">蟹</text:span><text:s/><text:span text:style-name="T2">類</text:span></text:p>
          </table:table-cell>
          <table:table-cell office:value-type="float" office:value="44619.20678" table:style-name="ce287">
            <text:p>44,619<text:s/></text:p>
          </table:table-cell>
          <table:table-cell office:value-type="float" office:value="40959.143929999998" table:style-name="ce280">
            <text:p>40,959<text:s/></text:p>
          </table:table-cell>
          <table:table-cell office:value-type="float" office:value="40385.957649999997" table:style-name="ce280">
            <text:p>40,386<text:s/></text:p>
          </table:table-cell>
          <table:table-cell office:value-type="float" office:value="37707.038999999997" table:style-name="ce280">
            <text:p>37,707<text:s/></text:p>
          </table:table-cell>
          <table:table-cell office:value-type="float" office:value="44433.430999999997" table:style-name="ce280">
            <text:p>44,433<text:s/></text:p>
          </table:table-cell>
          <table:table-cell table:style-name="ce280"/>
          <table:table-cell office:value-type="float" office:value="47240.385000000002" table:style-name="ce280">
            <text:p>47,240<text:s/></text:p>
          </table:table-cell>
          <table:table-cell office:value-type="float" office:value="49293.514000000003" table:style-name="ce280">
            <text:p>49,294<text:s/></text:p>
          </table:table-cell>
          <table:table-cell office:value-type="float" office:value="48725.616999999998" table:style-name="ce280">
            <text:p>48,726<text:s/></text:p>
          </table:table-cell>
          <table:table-cell office:value-type="float" office:value="50741.474999999999" table:style-name="ce280">
            <text:p>50,741<text:s/></text:p>
          </table:table-cell>
          <table:table-cell office:value-type="float" office:value="34113.724000000002" table:style-name="ce288">
            <text:p>34,114<text:s/></text:p>
          </table:table-cell>
          <table:table-cell table:style-name="ce281"/>
          <table:table-cell office:value-type="string" table:style-name="ce269">
            <text:p>(2) Shrimpsand crabs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97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.<text:s/><text:span text:style-name="T2">蝦　　　類</text:span></text:p>
          </table:table-cell>
          <table:table-cell office:value-type="float" office:value="37612.549099999997" table:style-name="ce280">
            <text:p>37,613<text:s/></text:p>
          </table:table-cell>
          <table:table-cell office:value-type="float" office:value="34275.7696" table:style-name="ce280">
            <text:p>34,276<text:s/></text:p>
          </table:table-cell>
          <table:table-cell office:value-type="float" office:value="34158.171750000001" table:style-name="ce280">
            <text:p>34,158<text:s/></text:p>
          </table:table-cell>
          <table:table-cell office:value-type="float" office:value="28049.223000000002" table:style-name="ce280">
            <text:p>28,049<text:s/></text:p>
          </table:table-cell>
          <table:table-cell office:value-type="float" office:value="24939.411" table:style-name="ce280">
            <text:p>24,939<text:s/></text:p>
          </table:table-cell>
          <table:table-cell table:style-name="ce280"/>
          <table:table-cell office:value-type="float" office:value="27834.07" table:style-name="ce280">
            <text:p>27,834<text:s/></text:p>
          </table:table-cell>
          <table:table-cell office:value-type="float" office:value="38540.652999999998" table:style-name="ce280">
            <text:p>38,541<text:s/></text:p>
          </table:table-cell>
          <table:table-cell office:value-type="float" office:value="37690.379999999997" table:style-name="ce280">
            <text:p>37,690<text:s/></text:p>
          </table:table-cell>
          <table:table-cell office:value-type="float" office:value="40535.724999999999" table:style-name="ce280">
            <text:p>40,536<text:s/></text:p>
          </table:table-cell>
          <table:table-cell office:value-type="float" office:value="29124.774000000001" table:style-name="ce280">
            <text:p>29,125<text:s/></text:p>
          </table:table-cell>
          <table:table-cell table:style-name="ce281"/>
          <table:table-cell office:value-type="string" table:style-name="ce284">
            <text:p>a. Shrimp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5">
            <text:p>a)<text:s/><text:span text:style-name="T2">斑　節　蝦</text:span></text:p>
          </table:table-cell>
          <table:table-cell office:value-type="float" office:value="1804.2561000000001" table:style-name="ce280">
            <text:p>1,804<text:s/></text:p>
          </table:table-cell>
          <table:table-cell office:value-type="float" office:value="1646.6867999999999" table:style-name="ce280">
            <text:p>1,647<text:s/></text:p>
          </table:table-cell>
          <table:table-cell office:value-type="float" office:value="1520.4045000000001" table:style-name="ce280">
            <text:p>1,520<text:s/></text:p>
          </table:table-cell>
          <table:table-cell office:value-type="float" office:value="1985.0650000000001" table:style-name="ce280">
            <text:p>1,985<text:s/></text:p>
          </table:table-cell>
          <table:table-cell office:value-type="float" office:value="1918.271" table:style-name="ce280">
            <text:p>1,918<text:s/></text:p>
          </table:table-cell>
          <table:table-cell table:style-name="ce280"/>
          <table:table-cell office:value-type="float" office:value="1813.2329999999999" table:style-name="ce280">
            <text:p>1,813<text:s/></text:p>
          </table:table-cell>
          <table:table-cell office:value-type="float" office:value="1479.8610000000001" table:style-name="ce280">
            <text:p>1,480<text:s/></text:p>
          </table:table-cell>
          <table:table-cell office:value-type="float" office:value="1448.19" table:style-name="ce280">
            <text:p>1,448<text:s/></text:p>
          </table:table-cell>
          <table:table-cell office:value-type="float" office:value="1571.011" table:style-name="ce280">
            <text:p>1,571<text:s/></text:p>
          </table:table-cell>
          <table:table-cell office:value-type="float" office:value="506.49599999999998" table:style-name="ce280">
            <text:p>506<text:s/></text:p>
          </table:table-cell>
          <table:table-cell table:style-name="ce281"/>
          <table:table-cell office:value-type="string" table:style-name="ce286">
            <text:p>a) Kuruma shrimp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長</text:span><text:s/><text:span text:style-name="T2">腳</text:span><text:s/><text:span text:style-name="T2">大</text:span><text:s/><text:span text:style-name="T2">蝦</text:span></text:p>
          </table:table-cell>
          <table:table-cell office:value-type="float" office:value="9877.884" table:style-name="ce280">
            <text:p>9,878<text:s/></text:p>
          </table:table-cell>
          <table:table-cell office:value-type="float" office:value="8316.3770000000004" table:style-name="ce280">
            <text:p>8,316<text:s/></text:p>
          </table:table-cell>
          <table:table-cell office:value-type="float" office:value="10059.368" table:style-name="ce280">
            <text:p>10,059<text:s/></text:p>
          </table:table-cell>
          <table:table-cell office:value-type="float" office:value="7469.7969999999996" table:style-name="ce280">
            <text:p>7,470<text:s/></text:p>
          </table:table-cell>
          <table:table-cell office:value-type="float" office:value="6318.4970000000003" table:style-name="ce280">
            <text:p>6,318<text:s/></text:p>
          </table:table-cell>
          <table:table-cell table:style-name="ce280"/>
          <table:table-cell office:value-type="float" office:value="6459.4780000000001" table:style-name="ce280">
            <text:p>6,459<text:s/></text:p>
          </table:table-cell>
          <table:table-cell office:value-type="float" office:value="6758.9380000000001" table:style-name="ce280">
            <text:p>6,759<text:s/></text:p>
          </table:table-cell>
          <table:table-cell office:value-type="float" office:value="6774.4210000000003" table:style-name="ce280">
            <text:p>6,774<text:s/></text:p>
          </table:table-cell>
          <table:table-cell office:value-type="float" office:value="8557.2360000000008" table:style-name="ce280">
            <text:p>8,557<text:s/></text:p>
          </table:table-cell>
          <table:table-cell office:value-type="float" office:value="6579.86" table:style-name="ce280">
            <text:p>6,580<text:s/></text:p>
          </table:table-cell>
          <table:table-cell table:style-name="ce281"/>
          <table:table-cell office:value-type="string" table:style-name="ce286">
            <text:p>b) Giant fresh water praw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c)<text:s/><text:span text:style-name="T2">紅　尾　蝦</text:span></text:p>
          </table:table-cell>
          <table:table-cell office:value-type="float" office:value="1075.6513" table:style-name="ce280">
            <text:p>1,076<text:s/></text:p>
          </table:table-cell>
          <table:table-cell office:value-type="float" office:value="1073.26" table:style-name="ce280">
            <text:p>1,073<text:s/></text:p>
          </table:table-cell>
          <table:table-cell office:value-type="float" office:value="717.13199999999995" table:style-name="ce280">
            <text:p>717<text:s/></text:p>
          </table:table-cell>
          <table:table-cell office:value-type="float" office:value="186.92400000000001" table:style-name="ce280">
            <text:p>187<text:s/></text:p>
          </table:table-cell>
          <table:table-cell office:value-type="float" office:value="63.3" table:style-name="ce280">
            <text:p>63<text:s/></text:p>
          </table:table-cell>
          <table:table-cell table:style-name="ce280"/>
          <table:table-cell office:value-type="float" office:value="55.201999999999998" table:style-name="ce280">
            <text:p>55<text:s/></text:p>
          </table:table-cell>
          <table:table-cell office:value-type="float" office:value="42.591000000000001" table:style-name="ce280">
            <text:p>43<text:s/></text:p>
          </table:table-cell>
          <table:table-cell office:value-type="float" office:value="56.926000000000002" table:style-name="ce280">
            <text:p>57<text:s/></text:p>
          </table:table-cell>
          <table:table-cell office:value-type="float" office:value="36.491" table:style-name="ce280">
            <text:p>36<text:s/></text:p>
          </table:table-cell>
          <table:table-cell office:value-type="float" office:value="40.06" table:style-name="ce280">
            <text:p>40<text:s/></text:p>
          </table:table-cell>
          <table:table-cell table:style-name="ce281"/>
          <table:table-cell office:value-type="string" table:style-name="ce286">
            <text:p>c) Red tail shrimp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d)<text:s/><text:span text:style-name="T2">劍　　　蝦</text:span></text:p>
          </table:table-cell>
          <table:table-cell office:value-type="float" office:value="1590.3951" table:style-name="ce280">
            <text:p>1,590<text:s/></text:p>
          </table:table-cell>
          <table:table-cell office:value-type="float" office:value="1540.4083000000001" table:style-name="ce280">
            <text:p>1,540<text:s/></text:p>
          </table:table-cell>
          <table:table-cell office:value-type="float" office:value="1446.0536999999999" table:style-name="ce280">
            <text:p>1,446<text:s/></text:p>
          </table:table-cell>
          <table:table-cell office:value-type="float" office:value="1538.51" table:style-name="ce280">
            <text:p>1,539<text:s/></text:p>
          </table:table-cell>
          <table:table-cell office:value-type="float" office:value="1300.961" table:style-name="ce280">
            <text:p>1,301<text:s/></text:p>
          </table:table-cell>
          <table:table-cell table:style-name="ce280"/>
          <table:table-cell office:value-type="float" office:value="1159.47" table:style-name="ce280">
            <text:p>1,159<text:s/></text:p>
          </table:table-cell>
          <table:table-cell office:value-type="float" office:value="989.10799999999995" table:style-name="ce280">
            <text:p>989<text:s/></text:p>
          </table:table-cell>
          <table:table-cell office:value-type="float" office:value="1135.634" table:style-name="ce280">
            <text:p>1,136<text:s/></text:p>
          </table:table-cell>
          <table:table-cell office:value-type="float" office:value="1234.567" table:style-name="ce280">
            <text:p>1,235<text:s/></text:p>
          </table:table-cell>
          <table:table-cell office:value-type="float" office:value="578.29100000000005" table:style-name="ce280">
            <text:p>578<text:s/></text:p>
          </table:table-cell>
          <table:table-cell table:style-name="ce281"/>
          <table:table-cell office:value-type="string" table:style-name="ce286">
            <text:p>d) Spear shrimp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e)<text:s/><text:span text:style-name="T2">大　頭　蝦</text:span></text:p>
          </table:table-cell>
          <table:table-cell office:value-type="float" office:value="936.5" table:style-name="ce280">
            <text:p>937<text:s/></text:p>
          </table:table-cell>
          <table:table-cell office:value-type="float" office:value="898.8" table:style-name="ce280">
            <text:p>899<text:s/></text:p>
          </table:table-cell>
          <table:table-cell office:value-type="float" office:value="926.2" table:style-name="ce280">
            <text:p>926<text:s/></text:p>
          </table:table-cell>
          <table:table-cell office:value-type="float" office:value="1462.6" table:style-name="ce280">
            <text:p>1,463<text:s/></text:p>
          </table:table-cell>
          <table:table-cell office:value-type="float" office:value="1259.4780000000001" table:style-name="ce280">
            <text:p>1,259<text:s/></text:p>
          </table:table-cell>
          <table:table-cell table:style-name="ce280"/>
          <table:table-cell office:value-type="float" office:value="1102.5119999999999" table:style-name="ce280">
            <text:p>1,103<text:s/></text:p>
          </table:table-cell>
          <table:table-cell office:value-type="float" office:value="970.36099999999999" table:style-name="ce280">
            <text:p>970<text:s/></text:p>
          </table:table-cell>
          <table:table-cell office:value-type="float" office:value="1016.524" table:style-name="ce280">
            <text:p>1,017<text:s/></text:p>
          </table:table-cell>
          <table:table-cell office:value-type="float" office:value="1131.413" table:style-name="ce280">
            <text:p>1,131<text:s/></text:p>
          </table:table-cell>
          <table:table-cell office:value-type="float" office:value="590.827" table:style-name="ce280">
            <text:p>591<text:s/></text:p>
          </table:table-cell>
          <table:table-cell table:style-name="ce281"/>
          <table:table-cell office:value-type="string" table:style-name="ce286">
            <text:p>e) Big heads hrimp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f)<text:s/><text:span text:style-name="T2">其</text:span><text:s text:c="12"/><text:span text:style-name="T2">他</text:span><text:s/></text:p>
          </table:table-cell>
          <table:table-cell office:value-type="float" office:value="22327.862599999997" table:style-name="ce280">
            <text:p>22,328<text:s/></text:p>
          </table:table-cell>
          <table:table-cell office:value-type="float" office:value="20800.237500000003" table:style-name="ce280">
            <text:p>20,800<text:s/></text:p>
          </table:table-cell>
          <table:table-cell office:value-type="float" office:value="19489.01355" table:style-name="ce280">
            <text:p>19,489<text:s/></text:p>
          </table:table-cell>
          <table:table-cell office:value-type="float" office:value="15406.327000000007" table:style-name="ce280">
            <text:p>15,406<text:s/></text:p>
          </table:table-cell>
          <table:table-cell office:value-type="float" office:value="14078.904000000002" table:style-name="ce280">
            <text:p>14,079<text:s/></text:p>
          </table:table-cell>
          <table:table-cell table:style-name="ce280"/>
          <table:table-cell office:value-type="float" office:value="17244.174999999999" table:style-name="ce280">
            <text:p>17,244<text:s/></text:p>
          </table:table-cell>
          <table:table-cell office:value-type="float" office:value="28299.793999999998" table:style-name="ce280">
            <text:p>28,300<text:s/></text:p>
          </table:table-cell>
          <table:table-cell office:value-type="float" office:value="27258.684999999994" table:style-name="ce280">
            <text:p>27,259<text:s/></text:p>
          </table:table-cell>
          <table:table-cell office:value-type="float" office:value="28005.006999999998" table:style-name="ce280">
            <text:p>28,005<text:s/></text:p>
          </table:table-cell>
          <table:table-cell office:value-type="float" office:value="20829.239999999998" table:style-name="ce280">
            <text:p>20,829<text:s/></text:p>
          </table:table-cell>
          <table:table-cell table:style-name="ce281"/>
          <table:table-cell office:value-type="string" table:style-name="ce286">
            <text:p>f) Others</text:p>
          </table:table-cell>
          <table:table-cell table:number-columns-repeated="16369"/>
        </table:table-row>
        <table:table-row table:style-name="ro7">
          <table:table-cell/>
          <table:table-cell table:style-name="ce298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/>
          <table:table-cell office:value-type="string" table:style-name="ce283">
            <text:p>b.<text:s/><text:span text:style-name="T2">蟳　蟹　類</text:span></text:p>
          </table:table-cell>
          <table:table-cell office:value-type="float" office:value="7006.6576800000003" table:style-name="ce280">
            <text:p>7,007<text:s/></text:p>
          </table:table-cell>
          <table:table-cell office:value-type="float" office:value="6683.3743299999996" table:style-name="ce280">
            <text:p>6,683<text:s/></text:p>
          </table:table-cell>
          <table:table-cell office:value-type="float" office:value="6227.7858999999999" table:style-name="ce280">
            <text:p>6,228<text:s/></text:p>
          </table:table-cell>
          <table:table-cell office:value-type="float" office:value="9657.8160000000007" table:style-name="ce280">
            <text:p>9,658<text:s/></text:p>
          </table:table-cell>
          <table:table-cell office:value-type="float" office:value="19494.02" table:style-name="ce280">
            <text:p>19,494<text:s/></text:p>
          </table:table-cell>
          <table:table-cell table:style-name="ce280"/>
          <table:table-cell office:value-type="float" office:value="19406.314999999999" table:style-name="ce280">
            <text:p>19,406<text:s/></text:p>
          </table:table-cell>
          <table:table-cell office:value-type="float" office:value="10752.861000000001" table:style-name="ce280">
            <text:p>10,753<text:s/></text:p>
          </table:table-cell>
          <table:table-cell office:value-type="float" office:value="11035.236999999999" table:style-name="ce280">
            <text:p>11,035<text:s/></text:p>
          </table:table-cell>
          <table:table-cell office:value-type="float" office:value="10205.75" table:style-name="ce280">
            <text:p>10,206<text:s/></text:p>
          </table:table-cell>
          <table:table-cell office:value-type="float" office:value="4988.95" table:style-name="ce280">
            <text:p>4,989<text:s/></text:p>
          </table:table-cell>
          <table:table-cell table:style-name="ce281"/>
          <table:table-cell office:value-type="string" table:style-name="ce284">
            <text:p>b. Crab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a)<text:s/><text:span text:style-name="T2">蝦　　　姑</text:span></text:p>
          </table:table-cell>
          <table:table-cell office:value-type="float" office:value="1569.172" table:style-name="ce280">
            <text:p>1,569<text:s/></text:p>
          </table:table-cell>
          <table:table-cell office:value-type="float" office:value="1512.7076999999999" table:style-name="ce280">
            <text:p>1,513<text:s/></text:p>
          </table:table-cell>
          <table:table-cell office:value-type="float" office:value="1467.3669" table:style-name="ce280">
            <text:p>1,467<text:s/></text:p>
          </table:table-cell>
          <table:table-cell office:value-type="float" office:value="3478.9389999999999" table:style-name="ce280">
            <text:p>3,479<text:s/></text:p>
          </table:table-cell>
          <table:table-cell office:value-type="float" office:value="9113.5339999999997" table:style-name="ce280">
            <text:p>9,114<text:s/></text:p>
          </table:table-cell>
          <table:table-cell table:style-name="ce280"/>
          <table:table-cell office:value-type="float" office:value="8857.6779999999999" table:style-name="ce280">
            <text:p>8,858<text:s/></text:p>
          </table:table-cell>
          <table:table-cell office:value-type="float" office:value="933.48699999999997" table:style-name="ce280">
            <text:p>933<text:s/></text:p>
          </table:table-cell>
          <table:table-cell office:value-type="float" office:value="1421.5050000000001" table:style-name="ce280">
            <text:p>1,422<text:s/></text:p>
          </table:table-cell>
          <table:table-cell office:value-type="float" office:value="469.149" table:style-name="ce280">
            <text:p>469<text:s/></text:p>
          </table:table-cell>
          <table:table-cell office:value-type="float" office:value="91.162999999999997" table:style-name="ce280">
            <text:p>91<text:s/></text:p>
          </table:table-cell>
          <table:table-cell table:style-name="ce281"/>
          <table:table-cell office:value-type="string" table:style-name="ce286">
            <text:p>a) Slipper lobster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　　蠘</text:span></text:p>
          </table:table-cell>
          <table:table-cell office:value-type="float" office:value="1447.2286799999999" table:style-name="ce280">
            <text:p>1,447<text:s/></text:p>
          </table:table-cell>
          <table:table-cell office:value-type="float" office:value="1439.8560299999999" table:style-name="ce280">
            <text:p>1,440<text:s/></text:p>
          </table:table-cell>
          <table:table-cell office:value-type="float" office:value="1357.7198000000001" table:style-name="ce280">
            <text:p>1,358<text:s/></text:p>
          </table:table-cell>
          <table:table-cell office:value-type="float" office:value="2996.7249999999999" table:style-name="ce280">
            <text:p>2,997<text:s/></text:p>
          </table:table-cell>
          <table:table-cell office:value-type="float" office:value="7465.1279999999997" table:style-name="ce280">
            <text:p>7,465<text:s/></text:p>
          </table:table-cell>
          <table:table-cell table:style-name="ce280"/>
          <table:table-cell office:value-type="float" office:value="7619.415" table:style-name="ce280">
            <text:p>7,619<text:s/></text:p>
          </table:table-cell>
          <table:table-cell office:value-type="float" office:value="6996.7330000000002" table:style-name="ce280">
            <text:p>6,997<text:s/></text:p>
          </table:table-cell>
          <table:table-cell office:value-type="float" office:value="6958.0119999999997" table:style-name="ce280">
            <text:p>6,958<text:s/></text:p>
          </table:table-cell>
          <table:table-cell office:value-type="float" office:value="7073.4369999999999" table:style-name="ce280">
            <text:p>7,073<text:s/></text:p>
          </table:table-cell>
          <table:table-cell office:value-type="float" office:value="3528.1019999999999" table:style-name="ce280">
            <text:p>3,528<text:s/></text:p>
          </table:table-cell>
          <table:table-cell table:style-name="ce281"/>
          <table:table-cell office:value-type="string" table:style-name="ce286">
            <text:p>b) Pelagic crab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c)<text:s/><text:span text:style-name="T2">其</text:span><text:s text:c="12"/><text:span text:style-name="T2">他</text:span></text:p>
          </table:table-cell>
          <table:table-cell office:value-type="float" office:value="3990.2569999999996" table:style-name="ce280">
            <text:p>3,990<text:s/></text:p>
          </table:table-cell>
          <table:table-cell office:value-type="float" office:value="3730.8105999999998" table:style-name="ce280">
            <text:p>3,731<text:s/></text:p>
          </table:table-cell>
          <table:table-cell office:value-type="float" office:value="3402.6992" table:style-name="ce280">
            <text:p>3,403<text:s/></text:p>
          </table:table-cell>
          <table:table-cell office:value-type="float" office:value="3182.1520000000005" table:style-name="ce280">
            <text:p>3,182<text:s/></text:p>
          </table:table-cell>
          <table:table-cell office:value-type="float" office:value="2915.3580000000011" table:style-name="ce280">
            <text:p>2,915<text:s/></text:p>
          </table:table-cell>
          <table:table-cell table:style-name="ce280"/>
          <table:table-cell office:value-type="float" office:value="2929.2219999999988" table:style-name="ce280">
            <text:p>2,929<text:s/></text:p>
          </table:table-cell>
          <table:table-cell office:value-type="float" office:value="2822.6410000000014" table:style-name="ce280">
            <text:p>2,823<text:s/></text:p>
          </table:table-cell>
          <table:table-cell office:value-type="float" office:value="2655.7200000000003" table:style-name="ce280">
            <text:p>2,656<text:s/></text:p>
          </table:table-cell>
          <table:table-cell office:value-type="float" office:value="2663.1640000000007" table:style-name="ce280">
            <text:p>2,663<text:s/></text:p>
          </table:table-cell>
          <table:table-cell office:value-type="float" office:value="1369.6850000000004" table:style-name="ce280">
            <text:p>1,370<text:s/></text:p>
          </table:table-cell>
          <table:table-cell table:style-name="ce281"/>
          <table:table-cell office:value-type="string" table:style-name="ce286">
            <text:p>c) Others</text:p>
          </table:table-cell>
          <table:table-cell table:number-columns-repeated="16369"/>
        </table:table-row>
        <table:table-row table:style-name="ro7">
          <table:table-cell/>
          <table:table-cell table:style-name="ce298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/>
          <table:table-cell office:value-type="string" table:style-name="ce282">
            <text:p>(3)<text:s/><text:span text:style-name="T2">頭　足　類</text:span></text:p>
          </table:table-cell>
          <table:table-cell office:value-type="float" office:value="157887.49650000001" table:style-name="ce280">
            <text:p>157,887<text:s/></text:p>
          </table:table-cell>
          <table:table-cell office:value-type="float" office:value="308144.46734999999" table:style-name="ce280">
            <text:p>308,144<text:s/></text:p>
          </table:table-cell>
          <table:table-cell office:value-type="float" office:value="246006.08708999999" table:style-name="ce280">
            <text:p>246,006<text:s/></text:p>
          </table:table-cell>
          <table:table-cell office:value-type="float" office:value="74166.644" table:style-name="ce280">
            <text:p>74,167<text:s/></text:p>
          </table:table-cell>
          <table:table-cell office:value-type="float" office:value="66060.168999999994" table:style-name="ce280">
            <text:p>66,060<text:s/></text:p>
          </table:table-cell>
          <table:table-cell table:style-name="ce280"/>
          <table:table-cell office:value-type="float" office:value="110425.841" table:style-name="ce280">
            <text:p>110,426<text:s/></text:p>
          </table:table-cell>
          <table:table-cell office:value-type="float" office:value="107208.326" table:style-name="ce280">
            <text:p>107,208<text:s/></text:p>
          </table:table-cell>
          <table:table-cell office:value-type="float" office:value="131732.32" table:style-name="ce280">
            <text:p>131,732<text:s/></text:p>
          </table:table-cell>
          <table:table-cell office:value-type="float" office:value="212848.81899999999" table:style-name="ce280">
            <text:p>212,849<text:s/></text:p>
          </table:table-cell>
          <table:table-cell office:value-type="float" office:value="271012.495" table:style-name="ce280">
            <text:p>271,012<text:s/></text:p>
          </table:table-cell>
          <table:table-cell table:style-name="ce281"/>
          <table:table-cell office:value-type="string" table:style-name="ce269">
            <text:p>(3) Cephaopoda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a.<text:s/><text:span text:style-name="T2">魷　　　魚</text:span></text:p>
          </table:table-cell>
          <table:table-cell office:value-type="float" office:value="148069.4835" table:style-name="ce280">
            <text:p>148,069<text:s/></text:p>
          </table:table-cell>
          <table:table-cell office:value-type="float" office:value="299959.78100000002" table:style-name="ce280">
            <text:p>299,960<text:s/></text:p>
          </table:table-cell>
          <table:table-cell office:value-type="float" office:value="240314.51240000001" table:style-name="ce280">
            <text:p>240,315<text:s/></text:p>
          </table:table-cell>
          <table:table-cell office:value-type="float" office:value="68751.057000000001" table:style-name="ce280">
            <text:p>68,751<text:s/></text:p>
          </table:table-cell>
          <table:table-cell office:value-type="float" office:value="59761.156000000003" table:style-name="ce280">
            <text:p>59,761<text:s/></text:p>
          </table:table-cell>
          <table:table-cell table:style-name="ce280"/>
          <table:table-cell office:value-type="float" office:value="104521.629" table:style-name="ce280">
            <text:p>104,522<text:s/></text:p>
          </table:table-cell>
          <table:table-cell office:value-type="float" office:value="98137.548999999999" table:style-name="ce280">
            <text:p>98,138<text:s/></text:p>
          </table:table-cell>
          <table:table-cell office:value-type="float" office:value="123408.19500000001" table:style-name="ce280">
            <text:p>123,408<text:s/></text:p>
          </table:table-cell>
          <table:table-cell office:value-type="float" office:value="206092.81599999999" table:style-name="ce280">
            <text:p>206,093<text:s/></text:p>
          </table:table-cell>
          <table:table-cell office:value-type="float" office:value="266694.11499999999" table:style-name="ce280">
            <text:p>266,694<text:s/></text:p>
          </table:table-cell>
          <table:table-cell table:style-name="ce281"/>
          <table:table-cell office:value-type="string" table:style-name="ce284">
            <text:p>a. Squid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b.<text:s/><text:span text:style-name="T2">小　　　卷</text:span></text:p>
          </table:table-cell>
          <table:table-cell office:value-type="float" office:value="8898.0655000000006" table:style-name="ce280">
            <text:p>8,898<text:s/></text:p>
          </table:table-cell>
          <table:table-cell office:value-type="float" office:value="7333.5653499999999" table:style-name="ce280">
            <text:p>7,334<text:s/></text:p>
          </table:table-cell>
          <table:table-cell office:value-type="float" office:value="5027.39876" table:style-name="ce280">
            <text:p>5,027<text:s/></text:p>
          </table:table-cell>
          <table:table-cell office:value-type="float" office:value="4596.5510000000004" table:style-name="ce280">
            <text:p>4,597<text:s/></text:p>
          </table:table-cell>
          <table:table-cell office:value-type="float" office:value="5733.2020000000002" table:style-name="ce280">
            <text:p>5,733<text:s/></text:p>
          </table:table-cell>
          <table:table-cell table:style-name="ce280"/>
          <table:table-cell office:value-type="float" office:value="5182.99" table:style-name="ce280">
            <text:p>5,183<text:s/></text:p>
          </table:table-cell>
          <table:table-cell office:value-type="float" office:value="7425.5370000000003" table:style-name="ce280">
            <text:p>7,426<text:s/></text:p>
          </table:table-cell>
          <table:table-cell office:value-type="float" office:value="6314.2" table:style-name="ce280">
            <text:p>6,314<text:s/></text:p>
          </table:table-cell>
          <table:table-cell office:value-type="float" office:value="5348.1009999999997" table:style-name="ce280">
            <text:p>5,348<text:s/></text:p>
          </table:table-cell>
          <table:table-cell office:value-type="float" office:value="3545.5639999999999" table:style-name="ce280">
            <text:p>3,546<text:s/></text:p>
          </table:table-cell>
          <table:table-cell table:style-name="ce281"/>
          <table:table-cell office:value-type="string" table:style-name="ce284">
            <text:p>b. Small squid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c.<text:s/><text:span text:style-name="T2">其　　　他</text:span></text:p>
          </table:table-cell>
          <table:table-cell office:value-type="float" office:value="919.94750000000568" table:style-name="ce280">
            <text:p>920<text:s/></text:p>
          </table:table-cell>
          <table:table-cell office:value-type="float" office:value="851.12099999997463" table:style-name="ce280">
            <text:p>851<text:s/></text:p>
          </table:table-cell>
          <table:table-cell office:value-type="float" office:value="664.17592999997942" table:style-name="ce280">
            <text:p>664<text:s/></text:p>
          </table:table-cell>
          <table:table-cell office:value-type="float" office:value="819.03599999999915" table:style-name="ce280">
            <text:p>819<text:s/></text:p>
          </table:table-cell>
          <table:table-cell office:value-type="float" office:value="565.81099999999151" table:style-name="ce280">
            <text:p>566<text:s/></text:p>
          </table:table-cell>
          <table:table-cell table:style-name="ce280"/>
          <table:table-cell office:value-type="float" office:value="721.22199999999975" table:style-name="ce280">
            <text:p>721<text:s/></text:p>
          </table:table-cell>
          <table:table-cell office:value-type="float" office:value="1645.2400000000016" table:style-name="ce280">
            <text:p>1,645<text:s/></text:p>
          </table:table-cell>
          <table:table-cell office:value-type="float" office:value="2009.9250000000002" table:style-name="ce280">
            <text:p>2,010<text:s/></text:p>
          </table:table-cell>
          <table:table-cell office:value-type="float" office:value="1407.9019999999973" table:style-name="ce280">
            <text:p>1,408<text:s/></text:p>
          </table:table-cell>
          <table:table-cell office:value-type="float" office:value="772.81600000000481" table:style-name="ce280">
            <text:p>773<text:s/></text:p>
          </table:table-cell>
          <table:table-cell table:style-name="ce281"/>
          <table:table-cell office:value-type="string" table:style-name="ce284">
            <text:p>c. Others</text:p>
          </table:table-cell>
          <table:table-cell table:number-columns-repeated="16369"/>
        </table:table-row>
        <table:table-row table:style-name="ro7">
          <table:table-cell/>
          <table:table-cell table:style-name="ce297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/>
          <table:table-cell office:value-type="string" table:style-name="ce282">
            <text:p>(4)<text:s/><text:span text:style-name="T2">貝　介　類</text:span></text:p>
          </table:table-cell>
          <table:table-cell office:value-type="float" office:value="92208.506200000003" table:style-name="ce280">
            <text:p>92,209<text:s/></text:p>
          </table:table-cell>
          <table:table-cell office:value-type="float" office:value="80080.494609999994" table:style-name="ce280">
            <text:p>80,080<text:s/></text:p>
          </table:table-cell>
          <table:table-cell office:value-type="float" office:value="100148.21688000001" table:style-name="ce280">
            <text:p>100,148<text:s/></text:p>
          </table:table-cell>
          <table:table-cell office:value-type="float" office:value="91769.506999999998" table:style-name="ce280">
            <text:p>91,770<text:s/></text:p>
          </table:table-cell>
          <table:table-cell office:value-type="float" office:value="107997.508" table:style-name="ce280">
            <text:p>107,998<text:s/></text:p>
          </table:table-cell>
          <table:table-cell table:style-name="ce280"/>
          <table:table-cell office:value-type="float" office:value="109965.675" table:style-name="ce280">
            <text:p>109,966<text:s/></text:p>
          </table:table-cell>
          <table:table-cell office:value-type="float" office:value="105641.06600000001" table:style-name="ce280">
            <text:p>105,641<text:s/></text:p>
          </table:table-cell>
          <table:table-cell office:value-type="float" office:value="99617.620999999999" table:style-name="ce280">
            <text:p>99,618<text:s/></text:p>
          </table:table-cell>
          <table:table-cell office:value-type="float" office:value="99492.58" table:style-name="ce280">
            <text:p>99,493<text:s/></text:p>
          </table:table-cell>
          <table:table-cell office:value-type="float" office:value="94364.380999999994" table:style-name="ce280">
            <text:p>94,364<text:s/></text:p>
          </table:table-cell>
          <table:table-cell table:style-name="ce281"/>
          <table:table-cell office:value-type="string" table:style-name="ce269">
            <text:p>(4) Shell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a.<text:s/><text:span text:style-name="T2">牡　　　蠣</text:span></text:p>
          </table:table-cell>
          <table:table-cell office:value-type="float" office:value="28450.728999999999" table:style-name="ce280">
            <text:p>28,451<text:s/></text:p>
          </table:table-cell>
          <table:table-cell office:value-type="float" office:value="28084.613000000001" table:style-name="ce280">
            <text:p>28,085<text:s/></text:p>
          </table:table-cell>
          <table:table-cell office:value-type="float" office:value="34421.214" table:style-name="ce280">
            <text:p>34,421<text:s/></text:p>
          </table:table-cell>
          <table:table-cell office:value-type="float" office:value="27245.678" table:style-name="ce280">
            <text:p>27,246<text:s/></text:p>
          </table:table-cell>
          <table:table-cell office:value-type="float" office:value="35946.89" table:style-name="ce280">
            <text:p>35,947<text:s/></text:p>
          </table:table-cell>
          <table:table-cell table:style-name="ce280"/>
          <table:table-cell office:value-type="float" office:value="34480.269999999997" table:style-name="ce280">
            <text:p>34,480<text:s/></text:p>
          </table:table-cell>
          <table:table-cell office:value-type="float" office:value="26782.585999999999" table:style-name="ce280">
            <text:p>26,783<text:s/></text:p>
          </table:table-cell>
          <table:table-cell office:value-type="float" office:value="27675.47" table:style-name="ce280">
            <text:p>27,675<text:s/></text:p>
          </table:table-cell>
          <table:table-cell office:value-type="float" office:value="25189.988000000001" table:style-name="ce280">
            <text:p>25,190<text:s/></text:p>
          </table:table-cell>
          <table:table-cell office:value-type="float" office:value="21751.767" table:style-name="ce280">
            <text:p>21,752<text:s/></text:p>
          </table:table-cell>
          <table:table-cell table:style-name="ce281"/>
          <table:table-cell office:value-type="string" table:style-name="ce284">
            <text:p>a. Oyster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b.<text:s/><text:span text:style-name="T2">　　蛤　　</text:span></text:p>
          </table:table-cell>
          <table:table-cell office:value-type="float" office:value="48161.77" table:style-name="ce280">
            <text:p>48,162<text:s/></text:p>
          </table:table-cell>
          <table:table-cell office:value-type="float" office:value="35628.947" table:style-name="ce280">
            <text:p>35,629<text:s/></text:p>
          </table:table-cell>
          <table:table-cell office:value-type="float" office:value="52205.470999999998" table:style-name="ce280">
            <text:p>52,205<text:s/></text:p>
          </table:table-cell>
          <table:table-cell office:value-type="float" office:value="51807.894999999997" table:style-name="ce280">
            <text:p>51,808<text:s/></text:p>
          </table:table-cell>
          <table:table-cell office:value-type="float" office:value="60317.27" table:style-name="ce280">
            <text:p>60,317<text:s/></text:p>
          </table:table-cell>
          <table:table-cell table:style-name="ce280"/>
          <table:table-cell office:value-type="float" office:value="59768.595999999998" table:style-name="ce280">
            <text:p>59,769<text:s/></text:p>
          </table:table-cell>
          <table:table-cell office:value-type="float" office:value="62967.082000000002" table:style-name="ce280">
            <text:p>62,967<text:s/></text:p>
          </table:table-cell>
          <table:table-cell office:value-type="float" office:value="56741.305" table:style-name="ce280">
            <text:p>56,741<text:s/></text:p>
          </table:table-cell>
          <table:table-cell office:value-type="float" office:value="60041.432000000001" table:style-name="ce280">
            <text:p>60,041<text:s/></text:p>
          </table:table-cell>
          <table:table-cell office:value-type="float" office:value="64021.05" table:style-name="ce280">
            <text:p>64,021<text:s/></text:p>
          </table:table-cell>
          <table:table-cell table:style-name="ce281"/>
          <table:table-cell office:value-type="string" table:style-name="ce284">
            <text:p>b. Hardcl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c.<text:s/><text:span text:style-name="T2">　　蜊　　</text:span></text:p>
          </table:table-cell>
          <table:table-cell office:value-type="float" office:value="163.643" table:style-name="ce280">
            <text:p>164<text:s/></text:p>
          </table:table-cell>
          <table:table-cell office:value-type="float" office:value="151.464" table:style-name="ce280">
            <text:p>151<text:s/></text:p>
          </table:table-cell>
          <table:table-cell office:value-type="float" office:value="139.94200000000001" table:style-name="ce280">
            <text:p>140<text:s/></text:p>
          </table:table-cell>
          <table:table-cell office:value-type="float" office:value="138.47800000000001" table:style-name="ce280">
            <text:p>138<text:s/></text:p>
          </table:table-cell>
          <table:table-cell office:value-type="float" office:value="144.54599999999999" table:style-name="ce280">
            <text:p>145<text:s/></text:p>
          </table:table-cell>
          <table:table-cell table:style-name="ce280"/>
          <table:table-cell office:value-type="float" office:value="139.828" table:style-name="ce280">
            <text:p>140<text:s/></text:p>
          </table:table-cell>
          <table:table-cell office:value-type="float" office:value="128.751" table:style-name="ce280">
            <text:p>129<text:s/></text:p>
          </table:table-cell>
          <table:table-cell office:value-type="float" office:value="119.1" table:style-name="ce280">
            <text:p>119<text:s/></text:p>
          </table:table-cell>
          <table:table-cell office:value-type="float" office:value="97.8" table:style-name="ce280">
            <text:p>98<text:s/></text:p>
          </table:table-cell>
          <table:table-cell office:value-type="string" table:style-name="ce280">
            <text:p>-</text:p>
          </table:table-cell>
          <table:table-cell table:style-name="ce281"/>
          <table:table-cell office:value-type="string" table:style-name="ce284">
            <text:p>c. Short-neckedcl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d.<text:s/><text:span text:style-name="T2">　　蜆　　</text:span></text:p>
          </table:table-cell>
          <table:table-cell office:value-type="float" office:value="13220.72" table:style-name="ce280">
            <text:p>13,221<text:s/></text:p>
          </table:table-cell>
          <table:table-cell office:value-type="float" office:value="14547.02" table:style-name="ce280">
            <text:p>14,547<text:s/></text:p>
          </table:table-cell>
          <table:table-cell office:value-type="float" office:value="11475.38" table:style-name="ce280">
            <text:p>11,475<text:s/></text:p>
          </table:table-cell>
          <table:table-cell office:value-type="float" office:value="10451.605" table:style-name="ce280">
            <text:p>10,452<text:s/></text:p>
          </table:table-cell>
          <table:table-cell office:value-type="float" office:value="10654.195" table:style-name="ce280">
            <text:p>10,654<text:s/></text:p>
          </table:table-cell>
          <table:table-cell table:style-name="ce280"/>
          <table:table-cell office:value-type="float" office:value="14656.204" table:style-name="ce280">
            <text:p>14,656<text:s/></text:p>
          </table:table-cell>
          <table:table-cell office:value-type="float" office:value="14966.571" table:style-name="ce280">
            <text:p>14,967<text:s/></text:p>
          </table:table-cell>
          <table:table-cell office:value-type="float" office:value="14178.527" table:style-name="ce280">
            <text:p>14,179<text:s/></text:p>
          </table:table-cell>
          <table:table-cell office:value-type="float" office:value="13233.905000000001" table:style-name="ce280">
            <text:p>13,234<text:s/></text:p>
          </table:table-cell>
          <table:table-cell office:value-type="float" office:value="7481.1909999999998" table:style-name="ce280">
            <text:p>7,481<text:s/></text:p>
          </table:table-cell>
          <table:table-cell table:style-name="ce281"/>
          <table:table-cell office:value-type="string" table:style-name="ce284">
            <text:p>d. Fresh water cl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3">
            <text:p>e.<text:s/><text:span text:style-name="T2">其　　</text:span><text:s/><text:span text:style-name="T2">他</text:span></text:p>
          </table:table-cell>
          <table:table-cell office:value-type="float" office:value="2211.6442000000079" table:style-name="ce280">
            <text:p>2,212<text:s/></text:p>
          </table:table-cell>
          <table:table-cell office:value-type="float" office:value="1668.4506099999962" table:style-name="ce280">
            <text:p>1,668<text:s/></text:p>
          </table:table-cell>
          <table:table-cell office:value-type="float" office:value="1906.2098800000185" table:style-name="ce280">
            <text:p>1,906<text:s/></text:p>
          </table:table-cell>
          <table:table-cell office:value-type="float" office:value="2125.8510000000024" table:style-name="ce280">
            <text:p>2,126<text:s/></text:p>
          </table:table-cell>
          <table:table-cell office:value-type="float" office:value="934.60700000000543" table:style-name="ce280">
            <text:p>935<text:s/></text:p>
          </table:table-cell>
          <table:table-cell table:style-name="ce280"/>
          <table:table-cell office:value-type="float" office:value="920.77700000000186" table:style-name="ce280">
            <text:p>921<text:s/></text:p>
          </table:table-cell>
          <table:table-cell office:value-type="float" office:value="796.07600000000821" table:style-name="ce280">
            <text:p>796<text:s/></text:p>
          </table:table-cell>
          <table:table-cell office:value-type="float" office:value="903.21899999999732" table:style-name="ce280">
            <text:p>903<text:s/></text:p>
          </table:table-cell>
          <table:table-cell office:value-type="float" office:value="929.45500000000357" table:style-name="ce280">
            <text:p>929<text:s/></text:p>
          </table:table-cell>
          <table:table-cell office:value-type="float" office:value="1110.3729999999987" table:style-name="ce280">
            <text:p>1,110<text:s/></text:p>
          </table:table-cell>
          <table:table-cell table:style-name="ce281"/>
          <table:table-cell office:value-type="string" table:style-name="ce284">
            <text:p>e. Others</text:p>
          </table:table-cell>
          <table:table-cell table:number-columns-repeated="16369"/>
        </table:table-row>
        <table:table-row table:style-name="ro7">
          <table:table-cell/>
          <table:table-cell table:style-name="ce297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/>
          <table:table-cell office:value-type="string" table:style-name="ce282">
            <text:p>(5)<text:s/><text:span text:style-name="T2">其</text:span><text:s text:c="2"/><text:span text:style-name="T2">他</text:span><text:s text:c="2"/><text:span text:style-name="T2">水</text:span><text:s text:c="2"/><text:span text:style-name="T2">產</text:span></text:p>
          </table:table-cell>
          <table:table-cell office:value-type="float" office:value="8966.6890000000003" table:style-name="ce280">
            <text:p>8,967<text:s/></text:p>
          </table:table-cell>
          <table:table-cell office:value-type="float" office:value="13003.953" table:style-name="ce280">
            <text:p>13,004<text:s/></text:p>
          </table:table-cell>
          <table:table-cell office:value-type="float" office:value="9921.2119999999995" table:style-name="ce280">
            <text:p>9,921<text:s/></text:p>
          </table:table-cell>
          <table:table-cell office:value-type="float" office:value="7674.7340000000004" table:style-name="ce280">
            <text:p>7,675<text:s/></text:p>
          </table:table-cell>
          <table:table-cell office:value-type="float" office:value="8470.9130000000005" table:style-name="ce280">
            <text:p>8,471<text:s/></text:p>
          </table:table-cell>
          <table:table-cell table:style-name="ce280"/>
          <table:table-cell office:value-type="float" office:value="9564.2569999999996" table:style-name="ce280">
            <text:p>9,564<text:s/></text:p>
          </table:table-cell>
          <table:table-cell office:value-type="float" office:value="6060.7209999999995" table:style-name="ce280">
            <text:p>6,061<text:s/></text:p>
          </table:table-cell>
          <table:table-cell office:value-type="float" office:value="7459.982" table:style-name="ce280">
            <text:p>7,460<text:s/></text:p>
          </table:table-cell>
          <table:table-cell office:value-type="float" office:value="5068.3919999999998" table:style-name="ce280">
            <text:p>5,068<text:s/></text:p>
          </table:table-cell>
          <table:table-cell office:value-type="float" office:value="3543.2579999999998" table:style-name="ce280">
            <text:p>3,543<text:s/></text:p>
          </table:table-cell>
          <table:table-cell table:style-name="ce281"/>
          <table:table-cell office:value-type="string" table:style-name="ce269">
            <text:p>(5) Other seafood</text:p>
          </table:table-cell>
          <table:table-cell table:number-columns-repeated="16369"/>
        </table:table-row>
        <table:table-row table:style-name="ro7">
          <table:table-cell/>
          <table:table-cell table:style-name="ce298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/>
          <table:table-cell office:value-type="string" table:style-name="ce283">
            <text:p>a.<text:s/><text:span text:style-name="T2">水</text:span><text:s/><text:span text:style-name="T2">產</text:span><text:s/><text:span text:style-name="T2">生</text:span><text:s/><text:span text:style-name="T2">物</text:span></text:p>
          </table:table-cell>
          <table:table-cell office:value-type="float" office:value="2826.61" table:style-name="ce280">
            <text:p>2,827<text:s/></text:p>
          </table:table-cell>
          <table:table-cell office:value-type="float" office:value="3437.3180000000002" table:style-name="ce280">
            <text:p>3,437<text:s/></text:p>
          </table:table-cell>
          <table:table-cell office:value-type="float" office:value="2934.7249999999999" table:style-name="ce280">
            <text:p>2,935<text:s/></text:p>
          </table:table-cell>
          <table:table-cell office:value-type="float" office:value="3078.9380000000001" table:style-name="ce280">
            <text:p>3,079<text:s/></text:p>
          </table:table-cell>
          <table:table-cell office:value-type="float" office:value="3476.1320000000001" table:style-name="ce280">
            <text:p>3,476<text:s/></text:p>
          </table:table-cell>
          <table:table-cell table:style-name="ce280"/>
          <table:table-cell office:value-type="float" office:value="4620.53" table:style-name="ce280">
            <text:p>4,621<text:s/></text:p>
          </table:table-cell>
          <table:table-cell office:value-type="float" office:value="2332.4050000000002" table:style-name="ce280">
            <text:p>2,332<text:s/></text:p>
          </table:table-cell>
          <table:table-cell office:value-type="float" office:value="3944.4630000000002" table:style-name="ce280">
            <text:p>3,944<text:s/></text:p>
          </table:table-cell>
          <table:table-cell office:value-type="float" office:value="3983.143" table:style-name="ce280">
            <text:p>3,983<text:s/></text:p>
          </table:table-cell>
          <table:table-cell office:value-type="float" office:value="2745.739" table:style-name="ce280">
            <text:p>2,746<text:s/></text:p>
          </table:table-cell>
          <table:table-cell table:style-name="ce281"/>
          <table:table-cell office:value-type="string" table:style-name="ce284">
            <text:p>a. Aquatic animal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a)<text:s/><text:span text:style-name="T2">　　鱉</text:span><text:s/><text:span text:style-name="T2">　</text:span></text:p>
          </table:table-cell>
          <table:table-cell office:value-type="float" office:value="2065.127" table:style-name="ce280">
            <text:p>2,065<text:s/></text:p>
          </table:table-cell>
          <table:table-cell office:value-type="float" office:value="2355.4639999999999" table:style-name="ce280">
            <text:p>2,355<text:s/></text:p>
          </table:table-cell>
          <table:table-cell office:value-type="float" office:value="2048.7570000000001" table:style-name="ce280">
            <text:p>2,049<text:s/></text:p>
          </table:table-cell>
          <table:table-cell office:value-type="float" office:value="2180.2820000000002" table:style-name="ce280">
            <text:p>2,180<text:s/></text:p>
          </table:table-cell>
          <table:table-cell office:value-type="float" office:value="2178.6329999999998" table:style-name="ce280">
            <text:p>2,179<text:s/></text:p>
          </table:table-cell>
          <table:table-cell table:style-name="ce280"/>
          <table:table-cell office:value-type="float" office:value="3446.6239999999998" table:style-name="ce280">
            <text:p>3,447<text:s/></text:p>
          </table:table-cell>
          <table:table-cell office:value-type="float" office:value="1002.412" table:style-name="ce280">
            <text:p>1,002<text:s/></text:p>
          </table:table-cell>
          <table:table-cell office:value-type="float" office:value="634.07600000000002" table:style-name="ce280">
            <text:p>634<text:s/></text:p>
          </table:table-cell>
          <table:table-cell office:value-type="float" office:value="614.15800000000002" table:style-name="ce280">
            <text:p>614<text:s/></text:p>
          </table:table-cell>
          <table:table-cell office:value-type="float" office:value="538.70699999999999" table:style-name="ce280">
            <text:p>539<text:s/></text:p>
          </table:table-cell>
          <table:table-cell table:style-name="ce281"/>
          <table:table-cell office:value-type="string" table:style-name="ce286">
            <text:p>a) Soft-shell turtle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其　　　他</text:span></text:p>
          </table:table-cell>
          <table:table-cell office:value-type="float" office:value="761.48300000000017" table:style-name="ce280">
            <text:p>761<text:s/></text:p>
          </table:table-cell>
          <table:table-cell office:value-type="float" office:value="1081.8540000000003" table:style-name="ce280">
            <text:p>1,082<text:s/></text:p>
          </table:table-cell>
          <table:table-cell office:value-type="float" office:value="885.96799999999985" table:style-name="ce280">
            <text:p>886<text:s/></text:p>
          </table:table-cell>
          <table:table-cell office:value-type="float" office:value="898.65599999999995" table:style-name="ce280">
            <text:p>899<text:s/></text:p>
          </table:table-cell>
          <table:table-cell office:value-type="float" office:value="1297.4990000000003" table:style-name="ce280">
            <text:p>1,297<text:s/></text:p>
          </table:table-cell>
          <table:table-cell table:style-name="ce280"/>
          <table:table-cell office:value-type="float" office:value="1173.9059999999999" table:style-name="ce280">
            <text:p>1,174<text:s/></text:p>
          </table:table-cell>
          <table:table-cell office:value-type="float" office:value="1329.9930000000002" table:style-name="ce280">
            <text:p>1,330<text:s/></text:p>
          </table:table-cell>
          <table:table-cell office:value-type="float" office:value="3310.3870000000002" table:style-name="ce280">
            <text:p>3,310<text:s/></text:p>
          </table:table-cell>
          <table:table-cell office:value-type="float" office:value="3368.9850000000001" table:style-name="ce280">
            <text:p>3,369<text:s/></text:p>
          </table:table-cell>
          <table:table-cell office:value-type="float" office:value="2207.0320000000002" table:style-name="ce280">
            <text:p>2,207<text:s/></text:p>
          </table:table-cell>
          <table:table-cell table:style-name="ce281"/>
          <table:table-cell office:value-type="string" table:style-name="ce286">
            <text:p>b) Others</text:p>
          </table:table-cell>
          <table:table-cell table:number-columns-repeated="16369"/>
        </table:table-row>
        <table:table-row table:style-name="ro7">
          <table:table-cell/>
          <table:table-cell table:style-name="ce298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/>
          <table:table-cell office:value-type="string" table:style-name="ce283">
            <text:p>b.<text:s/><text:span text:style-name="T2">海　藻　類</text:span></text:p>
          </table:table-cell>
          <table:table-cell office:value-type="float" office:value="6140.0789999999997" table:style-name="ce280">
            <text:p>6,140<text:s/></text:p>
          </table:table-cell>
          <table:table-cell office:value-type="float" office:value="9566.6350000000002" table:style-name="ce280">
            <text:p>9,567<text:s/></text:p>
          </table:table-cell>
          <table:table-cell office:value-type="float" office:value="6986.4870000000001" table:style-name="ce280">
            <text:p>6,986<text:s/></text:p>
          </table:table-cell>
          <table:table-cell office:value-type="float" office:value="4595.7960000000003" table:style-name="ce280">
            <text:p>4,596<text:s/></text:p>
          </table:table-cell>
          <table:table-cell office:value-type="float" office:value="4994.7809999999999" table:style-name="ce280">
            <text:p>4,995<text:s/></text:p>
          </table:table-cell>
          <table:table-cell table:style-name="ce280"/>
          <table:table-cell office:value-type="float" office:value="4943.7269999999999" table:style-name="ce280">
            <text:p>4,944<text:s/></text:p>
          </table:table-cell>
          <table:table-cell office:value-type="float" office:value="3728.3159999999998" table:style-name="ce280">
            <text:p>3,728<text:s/></text:p>
          </table:table-cell>
          <table:table-cell office:value-type="float" office:value="3515.5189999999998" table:style-name="ce280">
            <text:p>3,516<text:s/></text:p>
          </table:table-cell>
          <table:table-cell office:value-type="float" office:value="1085.249" table:style-name="ce280">
            <text:p>1,085<text:s/></text:p>
          </table:table-cell>
          <table:table-cell office:value-type="float" office:value="797.51900000000001" table:style-name="ce280">
            <text:p>798<text:s/></text:p>
          </table:table-cell>
          <table:table-cell table:style-name="ce281"/>
          <table:table-cell office:value-type="string" table:style-name="ce284">
            <text:p>b. Sea weed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a)<text:s/><text:span text:style-name="T2">龍　鬚　菜</text:span></text:p>
          </table:table-cell>
          <table:table-cell office:value-type="float" office:value="5944.33" table:style-name="ce280">
            <text:p>5,944<text:s/></text:p>
          </table:table-cell>
          <table:table-cell office:value-type="float" office:value="9381.9279999999999" table:style-name="ce280">
            <text:p>9,382<text:s/></text:p>
          </table:table-cell>
          <table:table-cell office:value-type="float" office:value="6860.6769999999997" table:style-name="ce280">
            <text:p>6,861<text:s/></text:p>
          </table:table-cell>
          <table:table-cell office:value-type="float" office:value="4382.9799999999996" table:style-name="ce280">
            <text:p>4,383<text:s/></text:p>
          </table:table-cell>
          <table:table-cell office:value-type="float" office:value="4888.22" table:style-name="ce280">
            <text:p>4,888<text:s/></text:p>
          </table:table-cell>
          <table:table-cell table:style-name="ce280"/>
          <table:table-cell office:value-type="float" office:value="4865.28" table:style-name="ce280">
            <text:p>4,865<text:s/></text:p>
          </table:table-cell>
          <table:table-cell office:value-type="float" office:value="3478.28" table:style-name="ce280">
            <text:p>3,478<text:s/></text:p>
          </table:table-cell>
          <table:table-cell office:value-type="float" office:value="3210.22" table:style-name="ce280">
            <text:p>3,210<text:s/></text:p>
          </table:table-cell>
          <table:table-cell office:value-type="float" office:value="935.88" table:style-name="ce280">
            <text:p>936<text:s/></text:p>
          </table:table-cell>
          <table:table-cell office:value-type="float" office:value="634.48" table:style-name="ce280">
            <text:p>634<text:s/></text:p>
          </table:table-cell>
          <table:table-cell table:style-name="ce281"/>
          <table:table-cell office:value-type="string" table:style-name="ce286">
            <text:p>a) Gracilar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5">
            <text:p>b)<text:s/><text:span text:style-name="T2">其　　　他</text:span></text:p>
          </table:table-cell>
          <table:table-cell office:value-type="float" office:value="195.7489999999998" table:style-name="ce280">
            <text:p>196<text:s/></text:p>
          </table:table-cell>
          <table:table-cell office:value-type="float" office:value="184.70700000000033" table:style-name="ce280">
            <text:p>185<text:s/></text:p>
          </table:table-cell>
          <table:table-cell office:value-type="float" office:value="125.8100000000004" table:style-name="ce280">
            <text:p>126<text:s/></text:p>
          </table:table-cell>
          <table:table-cell office:value-type="float" office:value="212.81600000000071" table:style-name="ce280">
            <text:p>213<text:s/></text:p>
          </table:table-cell>
          <table:table-cell office:value-type="float" office:value="106.56099999999969" table:style-name="ce280">
            <text:p>107<text:s/></text:p>
          </table:table-cell>
          <table:table-cell table:style-name="ce280"/>
          <table:table-cell office:value-type="float" office:value="78.447000000000116" table:style-name="ce280">
            <text:p>78<text:s/></text:p>
          </table:table-cell>
          <table:table-cell office:value-type="float" office:value="250.0359999999996" table:style-name="ce280">
            <text:p>250<text:s/></text:p>
          </table:table-cell>
          <table:table-cell office:value-type="float" office:value="305.29899999999998" table:style-name="ce280">
            <text:p>305<text:s/></text:p>
          </table:table-cell>
          <table:table-cell office:value-type="float" office:value="149.36900000000003" table:style-name="ce280">
            <text:p>149<text:s/></text:p>
          </table:table-cell>
          <table:table-cell office:value-type="float" office:value="163.03899999999999" table:style-name="ce280">
            <text:p>163<text:s/></text:p>
          </table:table-cell>
          <table:table-cell table:style-name="ce281"/>
          <table:table-cell office:value-type="string" table:style-name="ce286">
            <text:p>b) Others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98"/>
          <table:table-cell table:number-columns-repeated="11" table:style-name="ce280"/>
          <table:table-cell table:style-name="ce281"/>
          <table:table-cell table:style-name="ce264"/>
          <table:table-cell table:number-columns-repeated="16369"/>
        </table:table-row>
        <table:table-row table:style-name="ro15">
          <table:table-cell table:style-name="ce261"/>
          <table:table-cell office:value-type="string" table:style-name="ce282">
            <text:p>(6)<text:s/><text:span text:style-name="T2">乾　漬　品</text:span></text:p>
          </table:table-cell>
          <table:table-cell office:value-type="float" office:value="10295.76" table:style-name="ce280">
            <text:p>10,296<text:s/></text:p>
          </table:table-cell>
          <table:table-cell office:value-type="float" office:value="11395.73" table:style-name="ce280">
            <text:p>11,396<text:s/></text:p>
          </table:table-cell>
          <table:table-cell office:value-type="float" office:value="16995.599999999999" table:style-name="ce280">
            <text:p>16,996<text:s/></text:p>
          </table:table-cell>
          <table:table-cell office:value-type="float" office:value="20061.22" table:style-name="ce280">
            <text:p>20,061<text:s/></text:p>
          </table:table-cell>
          <table:table-cell office:value-type="float" office:value="15880.01" table:style-name="ce280">
            <text:p>15,880<text:s/></text:p>
          </table:table-cell>
          <table:table-cell table:style-name="ce280"/>
          <table:table-cell office:value-type="float" office:value="17397.64" table:style-name="ce280">
            <text:p>17,398<text:s/></text:p>
          </table:table-cell>
          <table:table-cell office:value-type="float" office:value="11650.489" table:style-name="ce280">
            <text:p>11,650<text:s/></text:p>
          </table:table-cell>
          <table:table-cell office:value-type="float" office:value="10436.768" table:style-name="ce280">
            <text:p>10,437<text:s/></text:p>
          </table:table-cell>
          <table:table-cell office:value-type="float" office:value="12062.882" table:style-name="ce280">
            <text:p>12,063<text:s/></text:p>
          </table:table-cell>
          <table:table-cell office:value-type="float" office:value="13983" table:style-name="ce280">
            <text:p>13,983<text:s/></text:p>
          </table:table-cell>
          <table:table-cell table:style-name="ce281"/>
          <table:table-cell office:value-type="string" table:style-name="ce269">
            <text:p>(6) Dried(salted)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a.<text:s/><text:span text:style-name="T2">魚　　　類</text:span></text:p>
          </table:table-cell>
          <table:table-cell office:value-type="float" office:value="5779.29" table:style-name="ce280">
            <text:p>5,779<text:s/></text:p>
          </table:table-cell>
          <table:table-cell office:value-type="float" office:value="7329" table:style-name="ce280">
            <text:p>7,329<text:s/></text:p>
          </table:table-cell>
          <table:table-cell office:value-type="float" office:value="10899.57" table:style-name="ce280">
            <text:p>10,900<text:s/></text:p>
          </table:table-cell>
          <table:table-cell office:value-type="float" office:value="16258.26" table:style-name="ce280">
            <text:p>16,258<text:s/></text:p>
          </table:table-cell>
          <table:table-cell office:value-type="float" office:value="12022.08" table:style-name="ce280">
            <text:p>12,022<text:s/></text:p>
          </table:table-cell>
          <table:table-cell table:style-name="ce280"/>
          <table:table-cell office:value-type="float" office:value="11984.55" table:style-name="ce280">
            <text:p>11,985<text:s/></text:p>
          </table:table-cell>
          <table:table-cell office:value-type="float" office:value="8677.598" table:style-name="ce280">
            <text:p>8,678<text:s/></text:p>
          </table:table-cell>
          <table:table-cell office:value-type="float" office:value="6554.7629999999999" table:style-name="ce280">
            <text:p>6,555<text:s/></text:p>
          </table:table-cell>
          <table:table-cell office:value-type="float" office:value="9116.9809999999998" table:style-name="ce280">
            <text:p>9,117<text:s/></text:p>
          </table:table-cell>
          <table:table-cell office:value-type="float" office:value="9675" table:style-name="ce280">
            <text:p>9,675<text:s/></text:p>
          </table:table-cell>
          <table:table-cell table:style-name="ce281"/>
          <table:table-cell office:value-type="string" table:style-name="ce284">
            <text:p>a.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b.<text:s/><text:span text:style-name="T2">蝦　蟹　類</text:span></text:p>
          </table:table-cell>
          <table:table-cell office:value-type="float" office:value="3234.62" table:style-name="ce280">
            <text:p>3,235<text:s/></text:p>
          </table:table-cell>
          <table:table-cell office:value-type="float" office:value="2756.41" table:style-name="ce280">
            <text:p>2,756<text:s/></text:p>
          </table:table-cell>
          <table:table-cell office:value-type="float" office:value="4889.2700000000004" table:style-name="ce280">
            <text:p>4,889<text:s/></text:p>
          </table:table-cell>
          <table:table-cell office:value-type="float" office:value="2808.16" table:style-name="ce280">
            <text:p>2,808<text:s/></text:p>
          </table:table-cell>
          <table:table-cell office:value-type="float" office:value="3132.56" table:style-name="ce280">
            <text:p>3,133<text:s/></text:p>
          </table:table-cell>
          <table:table-cell table:style-name="ce280"/>
          <table:table-cell office:value-type="float" office:value="4217.09" table:style-name="ce280">
            <text:p>4,217<text:s/></text:p>
          </table:table-cell>
          <table:table-cell office:value-type="float" office:value="1920.8910000000001" table:style-name="ce280">
            <text:p>1,921<text:s/></text:p>
          </table:table-cell>
          <table:table-cell office:value-type="float" office:value="2883.0050000000001" table:style-name="ce280">
            <text:p>2,883<text:s/></text:p>
          </table:table-cell>
          <table:table-cell office:value-type="float" office:value="1750.9010000000001" table:style-name="ce280">
            <text:p>1,751<text:s/></text:p>
          </table:table-cell>
          <table:table-cell office:value-type="float" office:value="1408" table:style-name="ce280">
            <text:p>1,408<text:s/></text:p>
          </table:table-cell>
          <table:table-cell table:style-name="ce281"/>
          <table:table-cell office:value-type="string" table:style-name="ce284">
            <text:p>b. Shrimps&amp;crab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c.<text:s/><text:span text:style-name="T2">頭　足　類</text:span></text:p>
          </table:table-cell>
          <table:table-cell office:value-type="float" office:value="1017" table:style-name="ce280">
            <text:p>1,017<text:s/></text:p>
          </table:table-cell>
          <table:table-cell office:value-type="float" office:value="964" table:style-name="ce280">
            <text:p>964<text:s/></text:p>
          </table:table-cell>
          <table:table-cell office:value-type="float" office:value="899" table:style-name="ce280">
            <text:p>899<text:s/></text:p>
          </table:table-cell>
          <table:table-cell office:value-type="float" office:value="754.42" table:style-name="ce280">
            <text:p>754<text:s/></text:p>
          </table:table-cell>
          <table:table-cell office:value-type="float" office:value="564" table:style-name="ce280">
            <text:p>564<text:s/></text:p>
          </table:table-cell>
          <table:table-cell table:style-name="ce280"/>
          <table:table-cell office:value-type="float" office:value="1069" table:style-name="ce280">
            <text:p>1,069<text:s/></text:p>
          </table:table-cell>
          <table:table-cell office:value-type="float" office:value="985" table:style-name="ce280">
            <text:p>985<text:s/></text:p>
          </table:table-cell>
          <table:table-cell office:value-type="float" office:value="999" table:style-name="ce280">
            <text:p>999<text:s/></text:p>
          </table:table-cell>
          <table:table-cell office:value-type="float" office:value="1195" table:style-name="ce280">
            <text:p>1,195<text:s/></text:p>
          </table:table-cell>
          <table:table-cell office:value-type="float" office:value="1663" table:style-name="ce280">
            <text:p>1,663<text:s/></text:p>
          </table:table-cell>
          <table:table-cell table:style-name="ce281"/>
          <table:table-cell office:value-type="string" table:style-name="ce284">
            <text:p>c. Cephaopoda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3">
            <text:p>d.<text:s/><text:span text:style-name="T2">貝　介　類</text:span>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table:style-name="ce280"/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office:value-type="string" table:style-name="ce280">
            <text:p>-</text:p>
          </table:table-cell>
          <table:table-cell office:value-type="float" office:value="34" table:style-name="ce280">
            <text:p>34<text:s/></text:p>
          </table:table-cell>
          <table:table-cell table:style-name="ce281"/>
          <table:table-cell office:value-type="string" table:style-name="ce284">
            <text:p>d. Shell fish</text:p>
          </table:table-cell>
          <table:table-cell table:number-columns-repeated="16369"/>
        </table:table-row>
        <table:table-row table:style-name="ro15">
          <table:table-cell table:style-name="ce289"/>
          <table:table-cell office:value-type="string" table:style-name="ce299">
            <text:p>e.<text:s/><text:span text:style-name="T2">其　　　他</text:span></text:p>
          </table:table-cell>
          <table:table-cell office:value-type="float" office:value="264.85000000000002" table:style-name="ce291">
            <text:p>265<text:s/></text:p>
          </table:table-cell>
          <table:table-cell office:value-type="float" office:value="346.32" table:style-name="ce291">
            <text:p>346<text:s/></text:p>
          </table:table-cell>
          <table:table-cell office:value-type="float" office:value="307.76" table:style-name="ce291">
            <text:p>308<text:s/></text:p>
          </table:table-cell>
          <table:table-cell office:value-type="float" office:value="240.38" table:style-name="ce291">
            <text:p>240<text:s/></text:p>
          </table:table-cell>
          <table:table-cell office:value-type="float" office:value="161.37" table:style-name="ce291">
            <text:p>161<text:s/></text:p>
          </table:table-cell>
          <table:table-cell table:style-name="ce280"/>
          <table:table-cell office:value-type="float" office:value="127" table:style-name="ce291">
            <text:p>127<text:s/></text:p>
          </table:table-cell>
          <table:table-cell office:value-type="float" office:value="67" table:style-name="ce291">
            <text:p>67<text:s/></text:p>
          </table:table-cell>
          <table:table-cell office:value-type="string" table:style-name="ce291">
            <text:p>-</text:p>
          </table:table-cell>
          <table:table-cell office:value-type="string" table:style-name="ce291">
            <text:p>-</text:p>
          </table:table-cell>
          <table:table-cell office:value-type="float" office:value="1203" table:style-name="ce291">
            <text:p>1,203<text:s/></text:p>
          </table:table-cell>
          <table:table-cell table:style-name="ce292"/>
          <table:table-cell office:value-type="string" table:style-name="ce300">
            <text:p>e. Others</text:p>
          </table:table-cell>
          <table:table-cell table:number-columns-repeated="16369"/>
        </table:table-row>
        <table:table-row table:style-name="ro2">
          <table:table-cell table:style-name="ce264"/>
          <table:table-cell table:style-name="ce261"/>
          <table:table-cell table:number-columns-repeated="8" table:style-name="ce262"/>
          <table:table-cell table:number-columns-repeated="4" table:style-name="ce264"/>
          <table:table-cell table:style-name="ce265"/>
          <table:table-cell table:number-columns-repeated="16369"/>
        </table:table-row>
        <table:table-row table:number-rows-repeated="104844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 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">
      <number:text>-</number:text>
      <number:number number:decimal-places="0" number:min-integer-digits="1" number:grouping="true"/>
      <style:map style:condition="value()&gt;=0" style:apply-style-name="N49P0"/>
    </number:number-style>
    <number:number-style style:name="N50P0">
      <number:number number:decimal-places="1" number:min-integer-digits="1" number:grouping="true"/>
      <number:text> </number:text>
    </number:number-style>
    <number:number-style style:name="N50">
      <number:text>(-</number:text>
      <number:number number:decimal-places="1" number:min-integer-digits="1" number:grouping="true"/>
      <number:text>)</number:text>
      <style:map style:condition="value()&gt;=0" style:apply-style-name="N50P0"/>
    </number:number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integer-digits="1" number:grouping="true"/>
      <style:map style:condition="value()&gt;=0" style:apply-style-name="N51P0"/>
    </number:number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">
      <number:text>(-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4.1-1" style:display-name="一般_4.1-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2" style:display-name="一般_4.1-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3" style:display-name="一般_4.1-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4" style:display-name="一般_4.1-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5" style:display-name="一般_4.1-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6" style:display-name="一般_4.1-6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7" style:display-name="一般_4.1-7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8" style:display-name="一般_4.1-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1-9" style:display-name="一般_4.1-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Fyeartab1" style:display-name="一般_Fyeartab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pfctab" style:display-name="一般_pfctab" style:family="table-cell" style:data-style-name="N0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in" fo:margin-left="0.590551181102362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0551181102362in" fo:margin-left="0.590551181102362in" fo:margin-right="0.393700787401575in" fo:margin-bottom="0in"/>
      </style:header-style>
      <style:footer-style>
        <style:header-footer-properties fo:min-height="0in" fo:margin-left="0.590551181102362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調查統計科邱郁筑</meta:initial-creator>
    <dc:creator>調查統計科邱郁筑</dc:creator>
    <meta:creation-date>2014-10-01T08:49:34Z</meta:creation-date>
    <dc:date>2016-09-29T02:14:43Z</dc:date>
  </office:meta>
</office:document-meta>
</file>